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154in"/>
    </style:style>
    <style:style style:name="co2" style:family="table-column">
      <style:table-column-properties fo:break-before="auto" style:column-width="1.307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ackground-color="#ffff00"/>
    </style:style>
    <style:style style:name="ce3" style:family="table-cell" style:parent-style-name="Default">
      <style:table-cell-properties fo:background-color="#77bc65"/>
    </style:style>
    <style:style style:name="ce4" style:family="table-cell" style:parent-style-name="Default">
      <style:table-cell-properties fo:background-color="#e8a202"/>
    </style:style>
    <style:style style:name="ce5" style:family="table-cell" style:parent-style-name="Default">
      <style:table-cell-properties fo:background-color="#ffffd7"/>
    </style:style>
    <style:style style:name="ce6" style:family="table-cell" style:parent-style-name="Default">
      <style:table-cell-properties fo:background-color="#a1467e"/>
    </style:style>
    <style:style style:name="ce7" style:family="table-cell" style:parent-style-name="Default">
      <style:table-cell-properties fo:background-color="#dedce6"/>
    </style:style>
    <style:style style:name="ce8" style:family="table-cell" style:parent-style-name="Default">
      <style:table-cell-properties fo:background-color="#d4ea6b"/>
    </style:style>
    <style:style style:name="ce9" style:family="table-cell" style:parent-style-name="Default">
      <style:table-cell-properties fo:background-color="#ff8000"/>
    </style:style>
    <style:style style:name="ce10" style:family="table-cell" style:parent-style-name="Default">
      <style:table-cell-properties fo:background-color="#ffdbb6"/>
    </style:style>
    <style:style style:name="ce11" style:family="table-cell" style:parent-style-name="Default">
      <style:table-cell-properties fo:background-color="#dee7e5"/>
    </style:style>
    <style:style style:name="ce12" style:family="table-cell" style:parent-style-name="Default">
      <style:table-cell-properties fo:background-color="#e0c2cd"/>
    </style:style>
    <style:style style:name="ce13" style:family="table-cell" style:parent-style-name="Default">
      <style:table-cell-properties fo:background-color="#dee6ef"/>
    </style:style>
    <style:style style:name="ce14" style:family="table-cell" style:parent-style-name="Default">
      <style:table-cell-properties fo:background-color="#729fcf"/>
    </style:style>
    <style:style style:name="ce15" style:family="table-cell" style:parent-style-name="Default">
      <style:table-cell-properties fo:background-color="#ea75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job_description</text:p>
          </table:table-cell>
          <table:table-cell office:value-type="string" calcext:value-type="string">
            <text:p>job_title</text:p>
          </table:table-cell>
          <table:table-cell table:number-columns-repeated="1022"/>
        </table:table-row>
        <table:table-row table:style-name="ro1">
          <table:table-cell table:style-name="ce2" office:value-type="string" calcext:value-type="string">
            <text:p><text:s/>Mackay City Auto Group is currently seeking an experienced, enthusiastic, passionate and dedicatedÂ Sales ManagerÂ to manage our new car, multi franchise showroom in Mackay, Central Queensland. Â  Kia and Suzuki are high performing brands based upon their quality and value proposition.Â  Kia is one of the fastest growing brands in Australia, with an excellent value proposition and an impeccable record of quality. Suzuki has just won the Canstar award for Australiaâ€™s most satisfied customers â€¦this is an exciting time to enter these brands and be part of their continued growth and success. Nestled along the beautiful Pioneer River and adjacent to the sea, Mackay offers its residents; Low stress commuting Seaside or riverside lifestyle without exorbitant cost of living Is the gateway to the Whitsundayâ€™s and pristine National rainforest parks World class educational facilities Airport with direct daily flights to major capital cities Mackay City Auto Group represents seven New Vehicle manufacturers plus two Used Car operations. We are a member of the Pickerings Group of Companies with a wide representation throughout the Northern Territory and regional Queensland, it is no accident that the Pickerings Group is ranked in the top 20 private companies in Queensland, the top 500 private companies in Australia and is one of the top 4 private automotive groups in the Nation. Reporting to the General Sales Manager, you will be responsible for the following: Sales planning and stock management system Leading and overall management of sales team Training and managing the Road to a Sale process Achieving monthly sales KPIâ€™s Providing exceptional product and service knowledge to our customers Building and maintaining strong relationships with internal and external stakeholders To be successful, you will need to fulfil the following requirements Knowledge of stock control management Experience in managing, training and coaching sales teams Proven track record of target achievement, including Factory and Internal Motivated and passionate nature Proactive and solution driven Strong interpersonal and communication skills Our competitive remuneration package includes an uncapped commission structure and a fully maintained company vehicle. The opportunities within Pickerings Group of Companies are endless as we thrive on developing and growing our managers collectively and independently. For further information please contact TAMMY HAUG on 07 4862 7777 for a confidential discussion or email your resume to tammy.haug@mackaycityag.com.au. </text:p>
          </table:table-cell>
          <table:table-cell table:style-name="ce2" office:value-type="string" calcext:value-type="string">
            <text:p>Sales Manager</text:p>
          </table:table-cell>
          <table:table-cell table:number-columns-repeated="1022"/>
        </table:table-row>
        <table:table-row table:style-name="ro1">
          <table:table-cell table:style-name="ce2" office:value-type="string" calcext:value-type="string">
            <text:p><text:s/>Implementation Engineer Exciting opportunity to be part of a rapidly expanding, award-winning mining and engineering technology company. Permanent role with the flexibility to make the role your own. Enjoy a truly positive culture consisting of a supportive young, fun and vibrant team that embraces individuality. Salary $90,000 - $95,00 plus 9.5% superannuation. Our client is an Australian-based innovation company, embarking on a path of aggressive growth. From their humble beginnings in Western Australia, their integrity and passion has led to their successful expansion across Australia, and throughout the international market. The company believe their people are the key to their success and employ a progressive, ambitious and talented team who are dedicated to their vision and determined to deliver new standards of service across the industry. Our client has an exciting opportunity for a bright, enthusiastic Implementation Engineer to join their Perth-based team and become a part of their success. Your role will primarily involve implementing the company's technology at some of Australia's largest and most remote mining operations. Reporting to the Operations Department, you will be considered an integral part of the team. Your solutions-based attitude and desire to share innovative ideas with the team will be highly valued. In addition, your proactivity, enthusiasm and authenticity in providing first class customer service will facilitate your successful delivery of training, ongoing support and customer engagement. Duties Provide customers training and ongoing support in administering innovative new products. Assist with product optimisation and troubleshooting. Data capture from underground drill rigs. In-the-field data analysis to identify specifications for future innovations. Undertake 3D CAD design and software development to create new product prototypes. Undertaking 3D CAD design, and software development. New product demonstrations both internally and to potential clients. Educate end users on new products and their benefits to existing operations. Â  Approach and perform all tasks with health and safety as a priority, aiming to achieve zero lost time injuries. The Ideal candidate Qualifications Has an Engineering qualification C Class unrestricted manual licence First aid certificate Desirable Experience Product optimisation and troubleshooting experience essential. Some experience with software development C+/C code development experience desirable Mining experience desirable.Has worked 12-hour days. Technical Skills A sound knowledge of Gyroscopes. User interface development Strong 3D design skills Role Competencies / Behavioral trait Energetic, positive, self-motivated and initiative driven. Excellent interpersonal skills, with the ability to comfortably build rapport with personnel across all levels. Committed to high standards in all tasks performed. Inquisitive and solution-driven, seeking continual improvement. Values and demonstrates integrity and teamwork. Inquisitive and solution-driven, seeking continual improvement. Ability and willingness to travel when required. Cultural Fit Must align with the following values: Integrity - â€œWe are honest and trustworthy Teamwork - â€œWe work together towards our goalsâ€ Innovation - â€œWe look past problems to find solutionsâ€™ Passion - â€œWe love what we doâ€ Benefits Opportunity to work closely with the executive and engineering teams to make a meaningful impact on the company's growth and success. Comprehensive training provided. Personal career development plans for each employee, allowing training for career progression opportunities. Opportunity to travel throughout Australia and potentially internationally. All travel food and accommodation paid for. Company credit card provided. Total salary package Base salary $95,000 Plus 9.5 superannuation. To Apply Applicants must have legal rights to work in Australia and must be able to provide two senior management referees. Submit your resume and cover letter to Ivy atÂ ivy@profitablepersonnel.com Applicants who appear to meet the role requirements will receive the selection criteria via email. Please ensure your junk mail is also checked for the selection criteria. Further information can be obtained by emailing Ivy atÂ ivy@profitablepersonnel.com </text:p>
          </table:table-cell>
          <table:table-cell table:style-name="ce2" office:value-type="string" calcext:value-type="string">
            <text:p>Implementation Engineer</text:p>
          </table:table-cell>
          <table:table-cell table:number-columns-repeated="1022"/>
        </table:table-row>
        <table:table-row table:style-name="ro1">
          <table:table-cell table:style-name="ce2" office:value-type="string" calcext:value-type="string">
            <text:p><text:s/>Reporting to the sales manager you will be responsible for building strong relationships with key accounts Contributes towards area profitability and cost effectiveness. Implementing approved business strategies. Monitoring and measuring the effectiveness of the implemented strategy. Ensures that the company image and reputation is maintained at a high level. Contributes towards Feed divisionâ€™s operational effectiveness. Maintaining relationship with existing stores within the region in a Sales Representative capacity. Currently this is the Eastern Bay of Plenty. Contribute to profitability by growing Feed sales with FARMLANDS in collaboration with the Feed Manager by working closely with the FARMLANDS Category and TSR managers. Build strong working relationships with the FARMLANDS Category and TSR Managers in conjunction with the Develop strong working relationships, consistent with Company values, with the Production, Administrative and Distribution areas. Advise and inform Feed Manager on matters relating to your area of responsibility. Developing and implementing joint advertising programs To be successful, you will have well developed communication and influencing skills and being able to easily transition from cold calling to relationship management and Key Account Management on a daily basis. Your sales career to date will highlight your tenacity to achieve targets and objectives in line with company values, and your ability to manage and drive a high performing sales team. Please refer to our Privacy Policy for details regarding the handling and management of your personal information during the recruitment process. </text:p>
          </table:table-cell>
          <table:table-cell table:style-name="ce2" office:value-type="string" calcext:value-type="string">
            <text:p>Sales Representative</text:p>
          </table:table-cell>
          <table:table-cell table:number-columns-repeated="1022"/>
        </table:table-row>
        <table:table-row table:style-name="ro1">
          <table:table-cell table:style-name="ce2" office:value-type="string" calcext:value-type="string">
            <text:p><text:s/>This steadily growing business has everything you need to make you extremely successful in this role. They have been in business for only a short time but have been rapidly expanding with great success. They have developed the right product training and support to get you achieving fast. Reporting to the Sales Manager you will be responsible for Visiting and providing measure and quotes to the residential market Working with suppliers and advising on delivery times Keeping up to date with the latest market trends to ensure you provide the right advice Building strong customer relationships (a lot of further business comes from referrals) Admin / office paperwork associated with the sales Participate in sales meetings etc as needed You will need: The right attitude - keen to succeed To be target and results driven Great listening skills - helping and assisting customers to make the right choices A proactive approach to the industry - keeping up to date with product knowledge and competitor products Drivers license and own vehicle Excellent communication skills and professional presentation The right to work in Australia In return you will: Be given qualified leads - no cold calling or hard sales here Great product training and support Have the opportunity for long-term stable employment Enjoy excellent rewards Have a fun relaxed and professional team of colleagues Enjoy some flexibility with working times Previous experience in a similar industry and ideally selling products in-home would be highly regarded. Naturally a passion for Interior Design or Home Improvements - that â€œcreative flairâ€ would be a distinct advantage but not essential. We are ready to conduct interviews now, for a start as soon as possible. Additionally, the successful applicant will be required to demonstrate the necessary attributes to influence and engage with our people and build sustainable relationships with external stakeholders. I specialise in recruitment for the Window Furnishings Industry so please feel free to contact me for a private and confidential chat - Tammy Cooper 0409 113 618 Quoting ref: 200010358 </text:p>
          </table:table-cell>
          <table:table-cell table:style-name="ce2" office:value-type="string" calcext:value-type="string">
            <text:p>Sales Representative - Soft Furnishing - Curtains and more</text:p>
          </table:table-cell>
          <table:table-cell table:number-columns-repeated="1022"/>
        </table:table-row>
        <table:table-row table:style-name="ro1">
          <table:table-cell table:style-name="ce2" office:value-type="string" calcext:value-type="string">
            <text:p><text:s/>The Client My client is a rapidly expanding, Aussie owned Marketing Technology Agency who create bespoke Marketing Technology solutions for a range of clients, predominately across Enterprise. Due to unprecedented growth, they're looking to bring on a great BDM to help them uncover and execute on new opportunities. The Role The role of Account Executive will be responsible for contributing to a high performing sales culture within the organisation. This role will be working across their suite of Marketing Technology (AdTech and MarTech) as well as associated services. This role will carry an individual quota and look after an untouched territory with tonnes of opportunity. Primary responsibilities include; Fostering relationships at an Enterprise level to build momementum and generate sales Manage the sales cycle and process from first contact to close and onboarding. Build and accurately forecast an individual pipeline and team pipeline Generate momentum within a specific territory and achieve against and beyond quota The most important aspect of this role is to be the Enterprise level face and representative of the brand. With their projected growth, it is important that the person in coming into this role is able to positively grow market share for their products. The Requirements To be considered for this role, candidates will need to have worked in a Enterprise level role with a SaaS vendor or Marketing Technology focused digital agency. Candidates will need to have experience managing and executing complex sales cycles, from an initial introduction to close and onboarding. It is important that candidates in this role have exceptional presentation skills - candidates must be polished, and be able to present with an exceptional level of passion, energy and professionalism. Candidates should also have a demonstrated history of overachievement against their targets. What's in it for you? The client I am working with have had an unprecedented amount of growth due to the strength of the vendors they work with and their partner ecosystem. This role will provide candidates with an incredible working environment in a career accelerating role. More information For more information, please contact Charlotte Lamont at charlottel@halcyonknights.com.au. Please note, only shortlisted candidates will be contacted. </text:p>
          </table:table-cell>
          <table:table-cell table:style-name="ce2" office:value-type="string" calcext:value-type="string">
            <text:p>Sales Manager</text:p>
          </table:table-cell>
          <table:table-cell table:number-columns-repeated="1022"/>
        </table:table-row>
        <table:table-row table:style-name="ro1">
          <table:table-cell table:style-name="ce2" office:value-type="string" calcext:value-type="string">
            <text:p><text:s/>This global market leader, with a well established and strong reputation locally and abroad, seeks a genuine and authentic leader to play a key role in the local management and regional sales leadership teams. Â It is a truly remarkable opportunity to be a part of this exciting growth chapter for this highly respected business, which puts itsâ€™ people first! You will be responsible for the leadership, training and development of the Victorian sales team of 12 and key customer engagement. Â Key to your success will be your ability to nurture and grow your team's capability, with the customers needs at the forefront of your approach. You will be known for your strong leadership and strategic sales skills, ideally gained in the FMCG, industrial or solutions sales arenas. Â You will have managed teams upward of 5 â€œon the roadâ€ sales staff and demonstrated your ability to teach, develop and engage your staff to achieve success and growth. Degree level or other relevant qualifications will be highly regarded. Â Strong communication skills with high emotional intelligence, will be critical for your success.Â  </text:p>
          </table:table-cell>
          <table:table-cell table:style-name="ce2" office:value-type="string" calcext:value-type="string">
            <text:p>Sales Manager</text:p>
          </table:table-cell>
          <table:table-cell table:number-columns-repeated="1022"/>
        </table:table-row>
        <table:table-row table:style-name="ro1">
          <table:table-cell table:style-name="ce2" office:value-type="string" calcext:value-type="string">
            <text:p><text:s/>In this Sales and Marketing Coordinator role, you will provide administration and sales support to the Marketing and Sales teams within the Oncology portfolio. You will assist with the coordination and distribution of promotional materials, as well as arrange logistics for promotional and speaker events, international tours, key congresses and sale meetings. Supporting National Sales Managers and field force staff, you will arrange meetings and teleconferences, room bookings for internal brand team meetings, sales events and other meetings. You will also be responsible for: Financial management including the placement of purchase orders, tracking fulfilment, processing invoices, and maintaining advertising and promotional budget spend On-boarding support for new hires including equipment, IT and systems support Provide executive support to the Franchise Head including expenses, meeting co-ordination and travel arrangements About You: You will bring at least 2-3 yearsâ€™ experience in an administration or sales support position. You have excellent coordination skills with high attention to detail and effective time management abilities. You can work autonomously and display a high level of initiative, managing multiple priorities at a time. Other skills which weâ€™re looking for include: A high level of communication skills, with the ability to work as part of a team Advanced computer skills including Microsoft, Excel are essential Proven ability to adapt quickly to new systems and process Apply now to join a team on the forefront of exciting medical developments! </text:p>
          </table:table-cell>
          <table:table-cell table:style-name="ce2" office:value-type="string" calcext:value-type="string">
            <text:p>Sales and Marketing Coordinator</text:p>
          </table:table-cell>
          <table:table-cell table:number-columns-repeated="1022"/>
        </table:table-row>
        <table:table-row table:style-name="ro1">
          <table:table-cell table:style-name="ce2" office:value-type="string" calcext:value-type="string">
            <text:p><text:s/>FUWA K Hitch (Australia) a leading manufacturer in the heavy transport industry is currently recruiting for an Internal Sales Manager for its Heathwood Office. Ideal candidates will have had experience in the heavy-duty transport equipment industry or similar. The position requires a self-motivated team player with the ability to work with minimum supervision. In this key hands-on position, yourÂ relationship management skills will assist you with your dealings. Key responsibilities: Responding to new and existing customer order enquiries in a timely manner whilst identifying opportunities to cross sell or up sell when suitable Manage order progress including accurately entering customer orders into the system and communicating order status, production and delivery times to customers Liaise with internal personnel across and number of departments Communicate customer feedback and market intelligence back to Management team Build rapport with customers and provide exceptional Customer Service at all points of contact with the customer Ensure you promote a high standard of customer service by always being professional whilst listening to and understanding the customer needs The applicant should have: At least 3 to 5 years sales experience. An excellent understanding of the semi-trailer spare parts industry An ability to work autonomously in a team environment Strong attention to detail, organisation and time-management skills Intermediate-Advanced understanding of Microsoft Office applications. Previous experience in inbound /outbound customer service Experience managing orders from order entry through to order delivery Ability to build effective customer relationships Strong verbal and written communication skills Salary Negotiable and commensurate with experience. </text:p>
          </table:table-cell>
          <table:table-cell table:style-name="ce2" office:value-type="string" calcext:value-type="string">
            <text:p>Internal Sales Manager</text:p>
          </table:table-cell>
          <table:table-cell table:number-columns-repeated="1022"/>
        </table:table-row>
        <table:table-row table:style-name="ro1">
          <table:table-cell table:style-name="ce2" office:value-type="string" calcext:value-type="string">
            <text:p>Working alongside the Sales Manager and Professional Services Manager this role will take on the pre sales responsibility including: Product demonstrations both face to face and via Webex Client presentations alongside the sales team Provide information for tender responses Be a point of contact for Pre-Sales technical conversations Look for future opportunities and solutions to client issues Â  Candidates should have: Experience in a Solutions Consultant or Pre-Sales position within a software business Outstanding presentation and verbal communication skills Have an inquisitive nature and interest in client issues and problems Strong business acumen Any experience working with both government and healthcare clients would be highly regarded For more information please contact Nicolle Hann-Dunbavin #LI-NH1</text:p>
          </table:table-cell>
          <table:table-cell table:style-name="ce2" office:value-type="string" calcext:value-type="string">
            <text:p>Solutions Consultant - Pres-Sales</text:p>
          </table:table-cell>
          <table:table-cell table:number-columns-repeated="1022"/>
        </table:table-row>
        <table:table-row table:style-name="ro1">
          <table:table-cell table:style-name="ce2" office:value-type="string" calcext:value-type="string">
            <text:p><text:s/>About the business and the role My client are a young company with the ambition of creating Australia's most desired beverages. They focus on experimentation in taste, quality and design to deliver fine beer of uncompromising taste. They are currently looking for an additional full time Sydney based team member to fill a key sales / ambassadorial role, covering selected inner and outer metropolitan regions of NSW. The role requires a highly motivated, vibrant, results-driven individual who has a strong passion for the liquor /beer industry. They focus strongly on providing a superior level of service to all their customers. Job tasks and responsibilities Building relationships and rapport with both on &amp; off premise trade. Consistently maintain and gain new points of distribution. Pursue signage placement and point of sale opportunities. Assist in developing promotional activities for both on &amp; off-premise Autonomous call planning and reporting procedures. Consistent reporting to sales &amp; marketing management on current market dynamics. Self development &amp; team building. Negotiating formal business agreements and commercial initiatives. Understanding of the hospitality and retail liquor industry. Skills and experience Current experience in either a sales, hospitality, or liquor retail position Proven track record in previous sales roles Current driver's license and a registered vehicle Solid communication skills Strong time management skills A desire to learn and grow An understanding and appreciation for FINE BEER Job benefits and perks Car allowance. Phone provided. Competitive salary package plus bonus structure If you think you are suitable for the role please APPLY NOW, alternatively email your resume to douglas.louden@denovo.com.au </text:p>
          </table:table-cell>
          <table:table-cell table:style-name="ce2" office:value-type="string" calcext:value-type="string">
            <text:p>Territory Sales Manager</text:p>
          </table:table-cell>
          <table:table-cell table:number-columns-repeated="1022"/>
        </table:table-row>
        <table:table-row table:style-name="ro1">
          <table:table-cell table:style-name="ce2" office:value-type="string" calcext:value-type="string">
            <text:p><text:s/>About us. We are a small boutique and long standing Mortgage Manager with 23 years in the Finance Industry. We work closely with the 3rd Party Broker Channel. We currently work with with 6 different funders for Home and Commercial loans and we cover all facets of loan requests from standard Home and Commercial loans, Lo doc, SMSF and First Home Buyer loans. Reporting to the National Sales Manager. Your role will encompass the following: Reviewing new loan applications received to make sure they are complete and compliant. Processing of applications, which includes Completing credit checks, employment checks, completing serviceability calculations. This is to ensure it meets the Lenders and Mortgage Insurers guidelines. Submit applications to the various entities for approval, Correspond with our Brokers for follow ups or to keep them informed. Loading applications into various systems like Salesforce and others. Ordering Valuations and then checking them on their return for acceptance. Sending document instructions to Solicitors as required. And when you are not doing all of this you will be required to assist our Customer Service Team with enquiries, discharges, retention of existing loans or other duties as required. About you. Must be able to work in a small close knit team. Be energetic and eager to learn new duties. Have a background in Finance. Able to positively and confidently interact with our clients verbally and in writing. Prepared to go the extra mile. Being engaged to contribute to the overall goals of Australian Financial. Leading by example and taking ownership for own actions and performance. Using your own initiative to identify opportunities for improvement. Being open, honest, trustworthy and treating others with respect. If you think this position is for you don't hesitate to apply now. Â  Â  Â  Â  </text:p>
          </table:table-cell>
          <table:table-cell table:style-name="ce2" office:value-type="string" calcext:value-type="string">
            <text:p>Credit Assessor and Customer Service</text:p>
          </table:table-cell>
          <table:table-cell table:number-columns-repeated="1022"/>
        </table:table-row>
        <table:table-row table:style-name="ro1">
          <table:table-cell table:style-name="ce2" office:value-type="string" calcext:value-type="string">
            <text:p><text:s/>FLSmidth Australia has an exciting opportunity available for a highly organised, enthusiastic and outcome-driven Customer Service professional to join the team to assist with aftermarket customer and sales support. Â  Our ideal candidate will be someone who has a highly developed customer service background, a positive and proactive attitude and high attention to detail. Â You will also have strong written and verbal communication skills allowing you to work closely with both internal and external stakeholders. Â  Your responsibilities will include: Sales quotes are raised and responded to using standard operating procedures within agreed timeframes. Liaise with relevant person if the customer purchase order contains incorrect or absent detail. Create or convert sales orders from sales quotes as per standard operating procedures within agreed timeframes from customer supplied Purchase orders. Proactively notify customers and/or the sales team at the earliest moment where a delay in or issue with delivery is identified. Liaise with warehousing or shipping companies regarding customer dispatch freight needs or freight verification (where applicable). Ensure invoicing is completed and issued once goods are available for shipment using standard operating procedures within agreed timeframes. Liaise with Customer Support Team Leader(s), Order to Delivery Manager or Sales Manager(s) regarding process, system or technical issues. Respond to customer queries in a timely and courteous manner, escalating for support where necessary. Maintain accurate customer records (both hard &amp; soft records) and profiles including shipment instructions, archiving of files. Accurate and timely entry of data into systems, review of mailbox and process of orders. Advise customers of process should products be required to be returned. Raise RMA and NCR's when required if faulty or non-complying goods need to be returned. Previous experience in a technical internal sales role in a manufacturing, warehousing or purchasing environment would be highly regarded. Â  About Us We are a global supplier of the whole value chain to the minerals processing and cement industries. We are located in over 50 countries and employ more than 12,000 employees worldwide representing a multitude of professional, cultural and ethnic backgrounds. Â  We are an Equal Opportunity Employer committed to providing an environment of diversity that allows employees to express themselves freely and encourage applications from both genders and diverse backgrounds. We work hard to support employee work life balance and provide regular training, development and career development opportunities to all staff. Previous applicants need not apply. </text:p>
          </table:table-cell>
          <table:table-cell table:style-name="ce2" office:value-type="string" calcext:value-type="string">
            <text:p>Customer Service Officer</text:p>
          </table:table-cell>
          <table:table-cell table:number-columns-repeated="1022"/>
        </table:table-row>
        <table:table-row table:style-name="ro1">
          <table:table-cell table:style-name="ce3" office:value-type="string" calcext:value-type="string">
            <text:p><text:s/>Implementation Engineer Exciting opportunity to be part of a rapidly expanding, award-winning mining and engineering technology company. Permanent role with the flexibility to make the role your own. Enjoy a truly positive culture consisting of a supportive young, fun and vibrant team that embraces individuality. Salary $90,000 - $95,00 plus 9.5% superannuation. Our client is an Australian-based innovation company, embarking on a path of aggressive growth. From their humble beginnings in Western Australia, their integrity and passion has led to their successful expansion across Australia, and throughout the international market. The company believe their people are the key to their success and employ a progressive, ambitious and talented team who are dedicated to their vision and determined to deliver new standards of service across the industry. Our client has an exciting opportunity for a bright, enthusiastic Implementation Engineer to join their Perth-based team and become a part of their success. Your role will primarily involve implementing the company's technology at some of Australia's largest and most remote mining operations. Reporting to the Operations Department, you will be considered an integral part of the team. Your solutions-based attitude and desire to share innovative ideas with the team will be highly valued. In addition, your proactivity, enthusiasm and authenticity in providing first class customer service will facilitate your successful delivery of training, ongoing support and customer engagement. Duties Provide customers training and ongoing support in administering innovative new products. Assist with product optimisation and troubleshooting. Data capture from underground drill rigs. In-the-field data analysis to identify specifications for future innovations. Undertake 3D CAD design and software development to create new product prototypes. Undertaking 3D CAD design, and software development. New product demonstrations both internally and to potential clients. Educate end users on new products and their benefits to existing operations. Â  Approach and perform all tasks with health and safety as a priority, aiming to achieve zero lost time injuries. The Ideal candidate Qualifications Has an Engineering qualification C Class unrestricted manual licence First aid certificate Desirable Experience Product optimisation and troubleshooting experience essential. Some experience with software development C+/C code development experience desirable Mining experience desirable.Has worked 12-hour days. Technical Skills A sound knowledge of Gyroscopes. User interface development Strong 3D design skills Role Competencies / Behavioral trait Energetic, positive, self-motivated and initiative driven. Excellent interpersonal skills, with the ability to comfortably build rapport with personnel across all levels. Committed to high standards in all tasks performed. Inquisitive and solution-driven, seeking continual improvement. Values and demonstrates integrity and teamwork. Inquisitive and solution-driven, seeking continual improvement. Ability and willingness to travel when required. Cultural Fit Must align with the following values: Integrity - â€œWe are honest and trustworthy Teamwork - â€œWe work together towards our goalsâ€ Innovation - â€œWe look past problems to find solutionsâ€™ Passion - â€œWe love what we doâ€ Benefits Opportunity to work closely with the executive and engineering teams to make a meaningful impact on the company's growth and success. Comprehensive training provided. Personal career development plans for each employee, allowing training for career progression opportunities. Opportunity to travel throughout Australia and potentially internationally. All travel food and accommodation paid for. Company credit card provided. Total salary package Base salary $95,000 Plus 9.5 superannuation. To Apply Applicants must have legal rights to work in Australia and must be able to provide two senior management referees. Submit your resume and cover letter to Ivy atÂ ivy@profitablepersonnel.com Applicants who appear to meet the role requirements will receive the selection criteria via email. Please ensure your junk mail is also checked for the selection criteria. Further information can be obtained by emailing Ivy atÂ ivy@profitablepersonnel.com </text:p>
          </table:table-cell>
          <table:table-cell table:style-name="ce3" office:value-type="string" calcext:value-type="string">
            <text:p>Implementation Engineer</text:p>
          </table:table-cell>
          <table:table-cell table:number-columns-repeated="1022"/>
        </table:table-row>
        <table:table-row table:style-name="ro1">
          <table:table-cell table:style-name="ce3" office:value-type="string" calcext:value-type="string">
            <text:p>You have one of the most important positions at ADP: Keeping our technology solutions performing for our 600,000+ clients and 57,000 associates around the globe. As part of the GETS team (Global Enterprise Technology Solutions), our mission is simple: Keep people productive by building solutions they want and keep them smiling with our awesome service. #winning��What's our secret sauce for success? Well, that's easy. It's our growing team of fantastic associates who make it all happen. We're collaborative, fast-paced, transparent, fun and expect the same from you. Your ideas matter and your impact can be felt from the moment you arrive.��So, are you ready to get in on the ground floor of something great? Awesome we have the job for you...��ADP is looking for an Implementation Engineer to join our Norfolk team!POSITION DESCRIPTION:Responsible for transitioning new and updated service designs into the production hosting environments.Responsible for the oversight and support of builds and deployment work of a product or service.Maintain and own oversight of all run documentation and detailed test plans.Conduct post implementation testing and certifications.Work closely with the Design Engineering team to provide input on new services and designs, interpretation of production needs, and execution of run related tasks.Tier 2 product level support and provide subject matter expertiseOversight and ownership of the change request template system.Transition solutions following the detailed designs as delivered from the Design Engineers. Transition new installs, upgrades and patches to productionMentor team members and provide guidance as neededOn-board new products test and verify in lower environments with Design Engineering, and work on training and implementation to production teams.Responsible for overall build and deployment work on a project. Includes developing, customizing and installing release/patches.Provide continuous improvement to the infrastructure and applications, as well as feedback to the Design Engineers on service design improvements.Participation in internal and external ISO and SOX auditing activities.��QUALIFICATIONS:Experience with Enterprise Linux, Windows and Solaris Operating Systems.Strong background with batch, Visual Basic, Perl, and shell scripting.Broad knowledge of and deep understanding of CA Service Desk technologies.Experience with server level and infrastructure level automations using tools such as BladeLogic, puppet, etc.Excellent verbal and documentation skills.Ability to work independently on projects and deliverables with the capability to work on multiple tasks simultaneously.Strong troubleshooting and diagnostic skills capable of diagnosing issues at all layers of the OSI model using industry standard tools and utilities.In depth understanding of the ITIL framework and the ability to adhere to a set of best practices associated with these guidelines.Team oriented personality, capable of working with all team members to accomplish tasks and project deliverables.Full understanding of the development life cycle, agile development process, and devops philosophy.Ability to leverage SKMS technologies to the fullest extent enabling knowledge transfer, sharing, and troubleshooting frameworks.Capable of administering active directory and group policy.Experience working in a virtual environment.Familiarity with internet based server technologies, such as J2EE, IIS, Apache, Mobile Web, etc.Understanding of SQL Server and Oracle Enterprise database technologies.Experience working with load balancing and web based routing technologies such as F5.Strong emphasis on fundamentals such as adherence to a change control and release coordination process with appropriate coordination, planning, testing and documentation associated with each production change.Strong understanding of log aggregation tools such as Splunk Enterprise.</text:p>
          </table:table-cell>
          <table:table-cell table:style-name="ce3" office:value-type="string" calcext:value-type="string">
            <text:p>Implementation Engineer</text:p>
          </table:table-cell>
          <table:table-cell table:number-columns-repeated="1022"/>
        </table:table-row>
        <table:table-row table:style-name="ro1">
          <table:table-cell table:style-name="ce3" office:value-type="string" calcext:value-type="string">
            <text:p>Minimum Required Skills:AWS, Azure Cloud, Rackspace, Chef, Puppet, VMWare, Linux, WindowsWe are a growing cloud solutions company with a national presence. We partner with various organizations to analyze business practices and break company infrastructures to architect and implement scalable environments that make sense depending on their business needs. <text:s/>New business ventures have allowed us to add headcount to the team and right now we are looking to add a talented Cloud Implementation Engineer, who knows the in's and out's of AWS and Azure Cloud, to the group.Working alongside our pre/post sales Architect to help advise and implement cloud hosting architecture and design tailored to our customer's need. As an essential extension of our organization, our hope is that this person will be extremely client facing while being just as extremely technically savvy, having the ability to utilize Chef, Puppet, and native VMWare for server setups and a strong background migrating solutions to the cloud.Top Reasons to Work with Us- Established but growing company with excellent clientele base - Unique position to be both client facing but also be hands on - Competitive pay and impressive benefits packageWhat You Will Be Doing- Work directly with our Principle Architect to help implement best solution for our clients - Travel to client sites regularly meeting with various business units internally to assess need - Support client team members on as needed basis - Migrate legacy systems to the cloud - Assist in design, testing and implementation of cloud services environmentsWhat You Need for this Position- Ideally 3-5 years of heavily focus in cloud services in a IaaS or PaaS environment - Expert level knowledge and experience of cloud environments such as Azure, AWS, and Rackspace- Experience implementing and maintaining networking components - Comfortable working in a Linux or Windows based environmentWhat's In It for You- Competitive pay DOE - Comprehensive benefits package - Generous PTO and company paid holidays - Enormous growth potential - Challenging but exciting work!So, if you are a Cloud Implementation Engineer in the area, please apply today! We are looking to fill this role ASAP.Applicants must be authorized to work in the U.S.Please apply directly to by clicking 'Click Here to Apply' with your Word resume!Looking forward to receiving your resume and going over the position in more detail with you.- Not a fit for this position? Click the link at the bottom of this email to search all of our open positions.Looking forward to receiving your resume!CyberCodersCyberCoders, Inc is proud to be an Equal Opportunity EmployerAll qualified applicants will receive consideration for employment without regard to race, color, religion, sex, national origin, disability, protected veteran status, or any other characteristic protected by law.Your Right to Work - In compliance with federal law, all persons hired will be required to verify identity and eligibility to work in the United States and to complete the required employment eligibility verification document form upon hire.Copyright � 1999 - 2016 . CyberCoders, Inc. All rights reserved.</text:p>
          </table:table-cell>
          <table:table-cell table:style-name="ce3" office:value-type="string" calcext:value-type="string">
            <text:p>Cloud Implementation Engineer</text:p>
          </table:table-cell>
          <table:table-cell table:number-columns-repeated="1022"/>
        </table:table-row>
        <table:table-row table:style-name="ro1">
          <table:table-cell table:style-name="ce3" office:value-type="string" calcext:value-type="string">
            <text:p>Northrop Grumman Mission Systems is seeking a Senior Engineering Manager for the Ballistic Missile Defense System Support (BMDSS) Organization on the JRDC program at Schriever AFB, CO. Provide overarching engineering leadership and strategic direction for a team of &gt;55 engineers and technicians supporting four task orders. Scope of responsibility includes systems engineering, project management, network engineering, software development, implementation engineering, and asset management. Reports to the BMDSS Organization manager. The Engineering Manager will provide strategic direction and leadership to the BMDSS engineering team of over 55 staff. Engineering responsibility includes MDIOC-based infrastructure and missions systems for the C2BMC Test Bed, the Joint Early Warning Laboratory (JEWL), the BNOSC, GMD, and JFCC IMD in addition to several off-site locations for JFCC IMD. Responsible for driving the evolution of BMDSS engineering and project management processes in alignment with JRDC plans and processes and best practice. Represent the BMDSS organization in support of the JRDC Chief Engineer and JRDC overall systems engineering functions. Provide direction and leadership development to six engineering team leads. Serve as a senior technical representative to customers from four task orders. ERAPIAMD ERAPJRDC MSCOMSTR <text:s/>Qualifications <text:s/>Basic Qualifications: <text:s/>- Bachelors Degree in Math, Science, Engineering or Computer Science and 15 years of experience.- Current Secret clearance.- 2+ years of experience as a second level manager (manager of fist level team leads). Experience in hiring, performance management, mentoring and leading first level leaders- Prior experience (at least 1 year) in formulating an organizational strategy for achieving performance goals and defining execution plans to achieve them. Prior experience (at least 1 year) in creating and improving project management and/or systems engineering processes. At least 1 year experience in defining organizational process / performance goals and using corresponding metrics to track their achievement.- 5+ years of experience in project management and systems engineering roles (as a lead, manager, or individual contributor)- Prior experience in leading or performing the development of engineering solutions to systems with DoD information assurance requirements.- Prior experience in a technical leadership role and experience communicating technical solutions and status to senior customers. <text:s/>Preferred Qualifications: <text:s/>CISSP or equivalent certification under DoD 8570.01-M. Prior experience as a chief engineer or system architect. Prior experience on DoD development programs. Prior MDA program experience including familiarity with the C2BMC and GMD systems and programs. Understanding of the JFCC IMD mission. Familiarity with security accreditation under the Risk Management Framework (RMF). Current Top Secret clearance. Masters degree. <text:s/>�� <text:s/>Shift: <text:s text:c="2"/>1st Shift <text:s/>Relocation Assistance: <text:s text:c="2"/>Yes <text:s/>US Citizenship Required for this Position: <text:s text:c="2"/>No relocation assistance available <text:s/>Business Sector: <text:s text:c="2"/>United States-Colorado-Schriever AFB <text:s/>Clearance: <text:s text:c="2"/>Secret�� Shift: <text:s/>1st Shift Relocation Assistance: <text:s/>Yes US Citizenship Required for this Position: <text:s/>No relocation assistance available Business Sector: <text:s/>United States-Colorado-Schriever AFB Clearance: <text:s/>Secret Clearance: <text:s/>Secret</text:p>
          </table:table-cell>
          <table:table-cell table:style-name="ce3" office:value-type="string" calcext:value-type="string">
            <text:p>BMDSS Engineering Manager</text:p>
          </table:table-cell>
          <table:table-cell table:number-columns-repeated="1022"/>
        </table:table-row>
        <table:table-row table:style-name="ro2">
          <table:table-cell table:style-name="ce3" office:value-type="string" calcext:value-type="string">
            <text:p>Citrix EngineerClayton Homes, a Berkshire Hathaway company and the nation�۪s leading housing provider, is a vertically integrated housing company that builds, sells, and insures affordable housing.Our commitment to creating a World Class Customer Experience is unparalleled in the housing industry; we take pride in ensuring that all Clayton homeowners receive a high level of customer service from the time they visit one of our Home Centers all the way through to the time they take ownership of their new home.Job Responsibilities:Build, maintain, and design infrastructure for XenDesktop and XenApp environmentBuild, manage, and troubleshoot multiple large Citrix farms.Install, publish, and administer applications.Write and maintain infrastructure documentation.Participate in Production On-Call Rotation.Netscaler AdministrationProvide third tier technical support to both IT and enterprise customers Work closely with storage and network groups to architect appropriate infrastructure instances.Perform daily monitoring and troubleshooting of Citrix servers. Identify and resolve systems issues, including installing and configuring patches and upgrades as requiredReview existing technology implementations and suggest and implement improvements and upgrades.Provides mentoring and knowledge transfer to other implementation engineers, as needed.Provides guidance to change management for changes related to Citrix infrastructureRequirements:3+ Years of experience in IT fieldExperience with Citrix implementation, administrative, and user support.Working knowledge of Active Directory, VMWare, and Citrix NetscalerExperience with 3rd party applications and customization to work in a Citrix environmentExperience with Windows Server 2012, 2008, VMware 6.0 and 5.5, system administration, VM/server creationDeploying servers utilizing Citrix PVSAbility to complete projects alone or as part of a project teamMust be a self-starter, take initiative, and proactiveSkills and Qualifications:VMWare ESXi, Power Shell, Terminal Service 2008+, Store Front, Citrix Provisioning Services, System Administration, Technical Understanding, Dependability, Handles Pressure, Internet Technologies, Learning on the Fly, Verbal Communication, Ability to deal with strong personalities, Strong documentation skills.Benefits:�ۢ��401(K) includes 100% company match of the first 4%�ۢ��Medical and Dental Plan with Prescription Coverage and Vision�ۢ��Paid Time Off days and holidays�ۢ��Wellness Programs and On-site fitness facility�ۢ��On-site restaurant�ۢ��Team Share Quarterly Bonus��You will find much more information about Clayton Homes by visiting our career site at: http://careers.claytonhomes.com/ ��</text:p>
          </table:table-cell>
          <table:table-cell table:style-name="ce3" office:value-type="string" calcext:value-type="string">
            <text:p>Citrix Engineer</text:p>
          </table:table-cell>
          <table:table-cell table:number-columns-repeated="1022"/>
        </table:table-row>
        <table:table-row table:style-name="ro2">
          <table:table-cell table:style-name="ce3" office:value-type="string" calcext:value-type="string">
            <text:p>THIRD SHIFT AND SOME WEEKENDS REQUIRED***NOT ELIGIBLE FOR C2C OR SPONSORSHIP***��In a nutshell, we are in need of Avaya Specialists with experience in AES, ACM, and CMS who can get into those systems and implement production changes in the environment.Job Description:�ۢ��������������Implement real time voice collaboration solutions that enable users to communicate effectively.�ۢ��������������Seamlessly integrate Avaya platforms with legacy and strategic technologies (i.e. IVR, Genesys CTI, IEX Workforce Management, Intrado e911, MOH, NICE call recording, etc.).�ۢ��������������Collaborate with internal and external subject matter experts, including line of business, business technology teams, operational support teams, various technology organizations, and vendors to develop and support the implementation of collaboration solutions.�ۢ��������������Adhere to, update, and/or create where necessary security standards and internal controls and procedures����Key Responsibilities:�ۢ��������������Responsible for implementation of complex solutions on time and on budget;�ۢ��������������Implement low level technical designs for complex solutions.�ۢ��������������Ensure successful implementation of technical solutions into the production environment.�ۢ��������������Provide Level 3 support to resolve complex and visible production issues as required.�ۢ��������������Accountable for production environment oversight;�ۢ��������������Implement solutions to meet customer�۪s availability requirements.�ۢ��������������Implementation for capacity, security, continuity, and availability management.�ۢ��������������Evaluate high risk change.�ۢ��������������Provide subject matter expertise to line of business, relationship managers, network teams and Operations.�ۢ��������������Identify risks and recommend remediation process.�ۢ��������������Engage with GIS, Compliance, and Legal to ensure proper controls.�ۢ��������������Ensure the stability of environment through lifecycle management.�ۢ��������������Recommend and leverage tools to ensure effective platform management.��Technical Skills:�ۢ��������������Demonstrate extensive technical experience working with large VoIP network��using Avaya Voice solutions including ACM, AES, CMS, IEX/WFM, NICE Call Recording, Genesys CTI, SAL, Intrado e911, MOH, SONUS and SIP.�ۢ��������������Broad working knowledge of call routing in complex fortune 500 company with QSIG, H323 and SIP normalization using header manipulation.�ۢ��������������Firm understanding of TDM, VoIP and call control disciplines as well as next generation networks using APIs, Web RTC, and HTML5.�ۢ��������������Session Management knowledge, with experience integrating to Avaya, Cisco, Genesys, and Sonus products.�ۢ��������������SIP and Traditional ISDN/PRI Trunking.�ۢ��������������VoIP endpoint configuration to meet site specific environmental requirements.�ۢ��������������Sonus Gateway Technology configuration and/or integration experience preferred.�ۢ��������������VLANs, switch port configuration, layer two networking, and QOS.�ۢ��������������E911 configuration on Intrado e911 products preferred.��Professional Competencies:�ۢ��������������Strong analytical and organizational skills, including attention to detail, and ability to determine effective course of action as required.�ۢ��������������Ability to thoroughly review, understand and interpret technology updates for applicability in the environment we support.�ۢ��������������Ability to interact effectively with all levels of customers and leadership.�ۢ��������������Ability to handle multiple tasks simultaneously and respond under pressure.�ۢ��������������Intermediate proficiency in Microsoft Office Suite and advanced proficiency with Microsoft Visio and Project.�ۢ��������������Avaya certifications on, but not limited to; ACM, AES and CMS.��Other Required Skills:�ۢ��������������Bachelor (4-year) degree, with a technical major, such as computer science, computer engineering or 10 years relevant experience in lieu of degree.�ۢ��������������7+ years of strong technical experience in coordinating the implementation and operation of voice and data communication solutions.�ۢ��������������Must have exceptional time management skills, be customer oriented and strong organizational and coordination skills.�ۢ��������������In-depth knowledge of TCP/IP.�ۢ��������������Wireless LAN experience a plus.</text:p>
          </table:table-cell>
          <table:table-cell table:style-name="ce3" office:value-type="string" calcext:value-type="string">
            <text:p>Ava Implementation Engineer</text:p>
          </table:table-cell>
          <table:table-cell table:number-columns-repeated="1022"/>
        </table:table-row>
        <table:table-row table:style-name="ro2">
          <table:table-cell table:style-name="ce3" office:value-type="string" calcext:value-type="string">
            <text:p>Windows Implementation EngineerDuration: 8+ months ContractLocation: Dfw Airport - TX 75261**US Citizen only**Job Summary:Analyze, design and develop solutions for the MS Windows infrastructures including Server and data center support. Identify and implement automation opportunities surrounding patching, deployments, maintenance and expansion. Work with multiple Teams internally and have DevOps role experience Automate repetitive tasks and monitoring via power shell scripts Implement a mixed windows and Linux environment. Secure and lock down all environments using group policies, ACL's, NTFS permissions, and groups at the domain/local level OS provisioning and creation of OS build for automated deploymentsJob Skill Requirement:Expert knowledge of Microsoft Active Directory Services and enterprise management Experience in Windows 2000/2003/2008 Server domain design and implementation Proficient in TCP/IP, DHCP, DNS, WINS technology Managing Windows 2000/2003/2008 mix mode enterprises Knowledge of Microsoft Exchange 5.5/2000/2003 2007 Server Windows 2000/2003/2008 Administration training Solid Knowledge of SAN architecture and technology Experience with backup software and strategies Experience with disk configuration and use of RAID with NT Strong knowledge of Internet computing technologies An understanding of performance, backup, security issues, and registry settings Expert knowledge of Microsoft Active Directory Services and enterprise management Expert in Windows 2000/2003/2008 AD domain design and implementation Administration level knowledge of Microsoft SQL Server 2000/2005/2008 Administration level knowledge of Microsoft Internet Information Server (IIS) VBS and PowerShell experience would be preferable.Preferred:Bachelor�۪s degree or equivalent Certifications such as Microsoft MCSE or / or MCSA or /MCTS, and VMWare VCP Ability to get clearanceNote: US Citizens ONLY. please list candidate's status in FG notes/comments�� Recruiter: <text:s/>Abhishek Anchal</text:p>
          </table:table-cell>
          <table:table-cell table:style-name="ce3" office:value-type="string" calcext:value-type="string">
            <text:p>Windows Implementation Engineer</text:p>
          </table:table-cell>
          <table:table-cell table:number-columns-repeated="1022"/>
        </table:table-row>
        <table:table-row table:style-name="ro2">
          <table:table-cell table:style-name="ce4" office:value-type="string" calcext:value-type="string">
            <text:p>Implementation EngineerDuration: 8+ months ContractLocation: Dfw Airport - TX 75261Job Summary Implementation Engineer is responsible for implementing Verizon Terremark managed hosting solution. This includes consulting with new/existing customers on design requirements; configuration of Solaris/REDHAT/CentOS operating systems; scripting/execution of changes; configuration of management tools, and installation of 3rd party products required to meet the customer�۪s contract. This position will be required to obtain NACI high clearance Duties �ۢ Gather/document requirements from customer for new server (physical and Virtual) deployments. �ۢ Execute builds using the design and Visio created. �ۢ Installation and configuration of standard/custom CI�۪s. �ۢ Remediating faults. �ۢ Finalizing logical diagram and publishing to SharePoint �ۢ Be available for support Required Hands On Experience, Skills &amp; Experience ��� Must Have �ۢ Minimum of 3 years of IT industry hands on experience �ۢ 2.5 years�۪ experience with UNIX operating systems using one or more of the operating systems below: o Red Hat Enterprise Linux on all platforms (UCS, VMWare, Standalone servers) o Solaris 9 or 10 on SPARC and X86 �ۢ 2 year experience with scripting tasks ���using Bash and Pearl. �ۢ 3 years working experience with enterprise server platforms- Preferably HP Proliant (HP Server Devices), IBM, Dell &amp; Sun. �ۢ 3 years of experience in support of and administration with any of the following: �� Apache �� TomCat �� JBOSS �� MYSQL �� Weblogic �� Oracle and Oracle RAC �ۢ 2 years working knowledge of Virtualization- using VMWare 5.1/5.5, ESX, Cisco UCS.. �ۢ Hands on experience with configuring Linux &amp; Unix servers to support Oracle and MySQL clustered databases and for failover �ۢ 2 year Hands On Experience of Linux clustering �ۢ Hands On Experience of Perl, Puppet, Python, Bash, Ruby, Chef and general web services �ۢ Exposure to Monitoring tools ��� Site scope, NetIQ, Solar winds. Preferred Knowledge, Skills &amp; Experience �ۢ Academic: BS in Computer Science or equivalent work experience in the technology sector. �ۢ Excellent verbal and written communication skills �ۢ Hands on experience with RedHat, Solaris, AIX, Unbuntu, Debian, and SuSE �ۢ Experience with Network Design. �ۢ Hands on experience with SAN &amp; NAS storage a strong plus �ۢ Database understanding a plus�� Recruiter: <text:s/>Ravi Kumar Phone: <text:s/>404-565-4936</text:p>
          </table:table-cell>
          <table:table-cell table:style-name="ce4" office:value-type="string" calcext:value-type="string">
            <text:p>Implementation Engineer</text:p>
          </table:table-cell>
          <table:table-cell table:number-columns-repeated="1022"/>
        </table:table-row>
        <table:table-row table:style-name="ro1">
          <table:table-cell table:style-name="ce4" office:value-type="string" calcext:value-type="string">
            <text:p><text:s/>Civil Designer Klohn Crippen Berger's Australasia Group is seeking a motivated Civil Designer to join our growing design team based in the Brisbane office. The successful Civil Designer will be part of the Engineering Group which includes civil, geotechnical, water and geology disciplines. The designer's responsibilities will include the design and documentation of tailings storage facilities, waste rock dumps, haul roads, general civil earthworks and surface water management structures. This role presents a great opportunity for a professional with 5 to 10 years of experience using AutoCad, 12D and/or Civil 3D software. The team is currently working on feasibility studies, detailed design and construction phase projects for major mine expansions within Australian and international locations. These projects will provide a challenging work environment for any designer wishing to build on their current design skills and share their existing knowledge. KCB would be interested in talking to candidates with the following: 5+ years' in civil design and drafting. Proficient in the use of AutoCad, 12D and/or Civil 3D software Mining or civil earthworks design and documentation experience. EPCM project experience. Contribute on design efficiency and standardisation development. Hold a Diploma of Engineering Technology (Civil), Diploma of Civil Engineering (Drafting/Design) or similar from a recognised technical institution (or be working towards their qualification in these fields) Excellent verbal and written communication skills in English, and the ability to effectively work autonomously as well as in a team of professionals We value your: work ethic initiative, motivation and drive toward long-term success ability to operate autonomously and within group environments flexibility in skillsets and experience team work and ability to interact with other technical disciplines ability to manage multiple tasks and demands running concurrently energy and passion About us: Klohn Crippen Berger (KCB) is a globally respected engineering consulting firm with decades of international mine waste experience. We have a large contingent of highly experienced engineers involved in our projects, which provides great benefit to developing professionals as well as to our clients. We offer a full range of services from our offices in Australia, Canada, Peru, and Brazil. Our Australasian Group services mining, energy and government clients, with our regional area of operation comprising Australia and the Pacific Rim, although our Australian staff are constantly involved in project work on a global basis. We are committed to employment equity and encourage applications from all qualified career seekers. We offer salaries commensurate with experience and an attractive benefits package. Candidates with a drive for team oriented project delivery, and who have a desire to develop a long-term career, are especially encouraged to apply. KCB is an Australian Business Awards Employer of Choice recipient (2015, 2016 and 2017). If you're interested in this position, please apply online at www.klohn.com, job reference 1338-D18. We thank all candidates for applying.Â  However, only short-listed candidates will be contacted for an interview. </text:p>
          </table:table-cell>
          <table:table-cell table:style-name="ce4" office:value-type="string" calcext:value-type="string">
            <text:p>Civil Design Drafter</text:p>
          </table:table-cell>
          <table:table-cell table:number-columns-repeated="1022"/>
        </table:table-row>
        <table:table-row table:style-name="ro1">
          <table:table-cell table:style-name="ce4" office:value-type="string" calcext:value-type="string">
            <text:p><text:s/>We are an independent quality certifiedÂ project management consultancy based in St Leonards, Sydney.Â  Our projects include aged care/ retirement living, retail, hotels, commercial and residential and projects. Due to continued business growth with quality high-endÂ projects, we are now seeking an enthusiasticÂ project manager to expand our team.Â  The Role Project Manager Reporting to the Senior Project Manager, key tasks include: Assisting on all project administration Assisting with report writing Liaising with government authorities, consultants and contractors Managing documentation and correspondence with contractorsÂ  Key Skills and Qualifications: Degree qualified in Project Management, Civil Engineering, Architecture, Quantity Surveying or equivalent. (Please no Electrical Engineering applicants)Â  Minimum 3 years industry experience with a design consultancy, client side project management consultancy or head contractorÂ  Experience in a range of project and contract types Highly developed written and verbal communication skills Ability to drive projects to time, cost and quality requirements Ability to develop positive client relationships Demonstrate initiative and a professional approach To apply for this role, click the "apply now" button and attach your CV. Alternatively, please email directly to scooper@equitydm.com.au. Please do not apply againÂ if you have previously submitted your CV. </text:p>
          </table:table-cell>
          <table:table-cell table:style-name="ce4" office:value-type="string" calcext:value-type="string">
            <text:p>Client Side Project Manager</text:p>
          </table:table-cell>
          <table:table-cell table:number-columns-repeated="1022"/>
        </table:table-row>
        <table:table-row table:style-name="ro1">
          <table:table-cell table:style-name="ce4" office:value-type="string" calcext:value-type="string">
            <text:p><text:s/>About the Company With 12 Potential Projects Looming, This Developer Builder is looking for experienced Project Coordinators to join a number of their muti residential and commercial projects. If you are looking for a Long term career with the opportunity to grow and develop, this is the opportunity for you. About the Role You will be working alongside highly talented project teams to help coordinate the day to day on-site running of the project. Assist in the preparation of scopes of works, tender packages, bid documents and bidders lists. Read &amp; Interpret drawings and specifications, document control Supervise, check and ensure subcontractor work, conformance and quality control Work with site management in preparing programs and project deliverables Critical Housekeeping and Site management in Safety inductions, toolbox talks and safety management Assist in site reporting, delivery checks and quality control Procurement - material knowledge and supplier background checks and compliance Aid in the Interpretation of drawings and schedule/procure and coordinate with suppliers and site management Coordinate the conditions of contracts with the senior management Update records, receives requests and resolves minor contractual issues with subcontractors Physical checks of completed works with Project Manager Coordinate variations, extra work, beyond scope of works and other changes Forms and documentation in regards to obtaining permits Monitors subcontractor claims, compliance with contracts, minimum statutory requirements of each supplier/subcontractor involved, primarily checks subcontractor claims before accounts administration for approval of works. Review of Subcontractors IMS/QMS, WHS/SWMS and Insurances. Site record keeping and maintenance housekeeping is critical About You You will have a tertiary Civil engineering or Construction Qualification OR a Trade Based Qualification and between 3 - 5 experience with a Tier 2/3 Builder developer or head contractor in and around Sydney. The Benefits Guaranteed Projects for the next 5 years, Development, training and progression opportunities as well as a real family culture. To apply, click the link and upload your current resume in word format. If you would like to have a confidential discussion, please contact Amy Frew on 02 8093 0615, quoting ref no. JO-1804-88528. Want to know more about Davidson? Visit us at www.davidsonwp.com </text:p>
          </table:table-cell>
          <table:table-cell table:style-name="ce4" office:value-type="string" calcext:value-type="string">
            <text:p>Project Coordinator</text:p>
          </table:table-cell>
          <table:table-cell table:number-columns-repeated="1022"/>
        </table:table-row>
        <table:table-row table:style-name="ro1">
          <table:table-cell table:style-name="ce4" office:value-type="string" calcext:value-type="string">
            <text:p>We are exclusively partnered with an Engineering Firm looking to grow their Major Urban Development and Transport Projects team in Sydney. Our client is looking to add an experienced Senior Civil Engineer to Lead Civil Design on a Major Projects and report to the Civil Manager and Project Manager. Our client has a great reputation and an impressive staff retention rate due to their great working conditions afforded to staff. This role will play a key role within the company and has a great path laid ahead beyond this project for the right candidate. Â  Civil Design - Senior Civil Engineer to lead civil design Account for the assigned design lots: delivery on quality and time Experience working in a similar Major Transport Project environment where a collaborative relationship approach is required Account for their team member performance (lead 2 to 3 people) Familiarity with Austroads' standards, RMS supplements to Austroads' standards and Pacific Highway Design Guide Experience in participating and contributing to the design workshops on constructability and HSiD etc Experience in 12D is needed Experience in managing design compliance check list Very good report writing skills Great communication skills and being able to perform and continually work collaboratively under pressure What these opportunities can offer you: Ongoing professional development and support from a Consultancy that really values it's staff and has a great staff retention rate. Attractive remuneration and benefits packages commensurate with the experience and skills of the successful candidates. Profit share and annual bonus, team building exercises and training to develop skills Great diversity of projects and also ownership of your own projects Opportunity to work on some of the biggest and most unique transport projects in NSW For any questions relating to this role or other opportunities with D&amp;B and our clients please contact Alex Scott on + 61 29376 8200 / alex@designandbuild.com.au or click apply. Your application will be treated as strictly confidential.Â  Thanks for your consideration. </text:p>
          </table:table-cell>
          <table:table-cell table:style-name="ce4" office:value-type="string" calcext:value-type="string">
            <text:p>Lead Civil Design Engineer</text:p>
          </table:table-cell>
          <table:table-cell table:number-columns-repeated="1022"/>
        </table:table-row>
        <table:table-row table:style-name="ro1">
          <table:table-cell table:style-name="ce4" office:value-type="string" calcext:value-type="string">
            <text:p><text:s/>Lendlease is a leading international property and infrastructure group. Our vision is to create the best places not just for our clients and communities, but especially for our employees. Lendleaseâ€™s Engineering business offers a comprehensive civil engineering capability.Â  We provide services to public and private clients with a focus on Roads, Bridges and Tunnels, Rail and Civil Infrastructure. The Northern Connector is part of the Australian Governmentâ€™s plan to complete the full North-South Corridor over the next decade. The project involves the construction of a new 15.5 kilometre road linking the Northern Expressway to the northern end of the South Road Superway.Â  It will be constructed as a six lane motorway standard road to the west of Port Wakefield Road, with four road interchanges and a 16 kilometre shared path for pedestrians and cyclists. To support the delivery of this project we are seeking a suitably experienced Structures Foreman who has a demonstrated background in the delivery of major infrastructure projects ideally gained from within a Tier 1 environment. In the role of Structures Foreman you will take ownership of site safety management and developing short and medium range construction programmes as you coordinate sub-contractors and construction workers to ensure the timely delivery of high quality construction work. You will work closely with our site engineers to pre-empt and resolve engineering and construction issues on site and to maintain progress in line with the construction program. In addition, you will lead, mentor and coach a number of construction workers to ensure delivery of the project. A trade or similar background encompassing supervision of work packages including earthworks, structural, trafficÂ andÂ roadworks will be essential. You will be an exceptionally experienced Foreman or Supervisor with a reputable civil construction company and be able to illustrate a record of delivering projects safely, to high quality standards and within project programs and budgets. Our aim is to create a workplace where people are respected and encouraged to fulfil their potential. We embrace all employee difference and foster a culture that supports diversity and inclusion. If you are focused and aspire to grow your career in a challenging and leading edge environment, then you will have a future with great possibilities with us. Apply online now, or for further information on this or any other role advertised on NorthHub, please call the NorthHub team on 1300 731 071 </text:p>
          </table:table-cell>
          <table:table-cell table:style-name="ce4" office:value-type="string" calcext:value-type="string">
            <text:p>Structures Foreman</text:p>
          </table:table-cell>
          <table:table-cell table:number-columns-repeated="1022"/>
        </table:table-row>
        <table:table-row table:style-name="ro1">
          <table:table-cell table:style-name="ce4" office:value-type="string" calcext:value-type="string">
            <text:p><text:s/>Permanent Position Work on a range of civil land development projects Great team environment New offices - close to train &amp; bus Excellent Salary package A Civil Designer is required by a leadingÂ Engineering Consultancy located in the Macquarie Park area.Â As part of the team of experienced professionals you be involved in the design of a variety of civil engineering works. In this role you will work on and continue to be developed in the design and documentation of large civil land development projects. To be considered for this role you will need to have the following attributes:- Relevant qualifications. Good experience in civil design using Civil 3D or 12d. Previous local civil land development design experience. Good attention to detail. Strong communication and interpersonal skills. To be considered, please forward your resume to Nigel ASAP at nigel@360hr.com.au or contact Nigel to discuss this opportunity confidentially. Â  Nigel Rayner B.E. (Civil) MBA T - 02 8860 9380 M - 0422 639 704 </text:p>
          </table:table-cell>
          <table:table-cell table:style-name="ce4" office:value-type="string" calcext:value-type="string">
            <text:p>Civil Designer</text:p>
          </table:table-cell>
          <table:table-cell table:number-columns-repeated="1022"/>
        </table:table-row>
        <table:table-row table:style-name="ro1">
          <table:table-cell table:style-name="ce4" office:value-type="string" calcext:value-type="string">
            <text:p>Project Manager Job Description:Project Manager will oversee on-site construction. Position Location: Tracy, CA Responsibilities: Production of Civil Site Construction Plans and Design ReportsOversight and support of the production of Civil Site Construction Plans and Design ReportsQuality control review of Construction Plans and Design ReportsMentor younger design staffCoordination with other disciplines in support of deliverable completionResearch and Prepare Due Diligence ReportsManage and/or conduct entitlement and permitting activities in support of new site developmentDevelop and meet / exceed schedule and budgets based on Client and company requirementsCommunication with Clients as to progression of schedulesManage contracted scope to a profit and develop additional service contract addendumsDevelop proposals and RFP responsesManage multiple projects simultaneously at various stages Qualifications: 15 years of progressive experience producing and / or managing the production of Civil Site Construction Plans and Reports10+ years Experience with DoD Projects and USACE requirementsProfessional Engineer preferredStrong Drafting and Design Skills using AutoCAD Civil 3D and other design softwareDesign, Permitting, and Project Management experience in small scale commercial development (i.e. retail, QSR, etc.)Good technical base of current civil engineering practices. Other disciplines a bonusWorking experience with scheduling and reporting software such as Microsoft Project, Primavera, etc.Practical and Functional knowledge of current civil engineering practicesWorking knowledge of ADA regulations and design practices6 – 10 Years progressive experience with entitlements, permitting, and client coordination Education &amp; Certifications required:Bachelor of Science in Civil Engineering or related field strongly preferredCA Professional Engineer (PE) License preferred  </text:p>
          </table:table-cell>
          <table:table-cell table:style-name="ce4" office:value-type="string" calcext:value-type="string">
            <text:p>Project Manager Job in Tracy</text:p>
          </table:table-cell>
          <table:table-cell table:number-columns-repeated="1022"/>
        </table:table-row>
        <table:table-row table:style-name="ro1">
          <table:table-cell table:style-name="ce4" office:value-type="string" calcext:value-type="string">
            <text:p>WELBRO Building Corporation has an immediate career opportunity for a Project Engineer on the Mortenson / WELBRO joint venture team in Aurora, Colorado on a 1,500-room hotel project with over 1.9 million square feet of hotel, retail, commercial and convention space, indoor/outdoor recreational park, and convention facility called the Gaylord Rockies. The incumbent will be responsible for providing technical and documentation support to Project Managers and Project Superintendents in resolving issues and expediting appropriate information among client, A/E, and project team.Key DutiesReview, coordinate, and track submittals and shop drawingsIdentify, research, and develop solutions to design issuesObtain, review, and generate as-built documentsMonitor field work to ensure adherence to standards, codes, and specsPrepare and maintain construction drawings to support construction work as requiredParticipate in jobsite meetingsQualifications:B.S. Degree in Construction Management, Construction Engineering, or Civil EngineeringOne (1+) years of experience in similar role as a Project Engineer, Field Engineer, or Office Engineer for a general contractor performing vertical commercial construction work; internship experience appliesExperience on multi-story project preferred; Hotel/resort project experience idealExcellent communication and organizing skillsHigh proficiency in project management applications necessaryIntegrity, tenacity, demonstrated ability to succeed, and the attitude to do what it takes to meet and/or exceed client expectationsAn offer will be contingent on passing a drug test. Relocation assistance available. This position is eligible for WELBRO benefits package including medical, dental, life, LTD, HRA, FSA, wellness, 401(k) and ESOP. For more information, please go to our website at http://www.welbro.com and/or our LinkedIn and Facebook page. We are proud to be an Equal Opportunity Employer and maintain a Drug-Free Workplace.Due to limited staff and high volume of inquiries, we regretfully are unable to verify receipt of resumes. It’s our policy not to utilize the services of Executive Search or Staffing firms of any kind. We thank you in advance for your consideration</text:p>
          </table:table-cell>
          <table:table-cell table:style-name="ce4" office:value-type="string" calcext:value-type="string">
            <text:p>Construction Project Engineer</text:p>
          </table:table-cell>
          <table:table-cell table:number-columns-repeated="1022"/>
        </table:table-row>
        <table:table-row table:style-name="ro1">
          <table:table-cell table:style-name="ce4" office:value-type="string" calcext:value-type="string">
            <text:p>IBTS, a complete solutions provider, is a non-profit organization established to provide unbiased professional services directly to, or on behalf of government, state, and local agencies. Some of the services include: §  Building Department Services §  Building Code Inspections and Plan Review §  Quality Assurance Audits §  Compliance Risk Monitoring §  Disaster Response and Recovery, and a host of others. IBTS takes pride in their proven ability to customize project deliverables to specific customer needs and expectations.  As a result of delivering quality services and developing into a trusted advisor, IBTS successfully procured a long-standing contract with the Department of Housing and Urban Development (HUD). The contract entails monitoring third-party agencies that approve designs and oversee inspections of factory-built residential structures. IBTS looks to add to their current team of architects, engineers, auditors, professionals, and industry related experts performing this work.   IBTS is currently in search for a Project Engineer – Civil/Structural or a Project Architect to join their growing Ashburn, VA team. The new hire will be surrounded by a supporting cast to assist with his/her development because IBTS believes that the success of an employee will ultimately enhance the professional services delivered to our client.   DUTIES AND RESPONSIBILITIES: The Project Engineer –Civil/Structural or Project Architect will be responsible for completing structural technical analyses and regulatory assessments necessary to evaluate the performance of accepted third-party design approval agencies ) under the Federal Manufactured Housing Program. The candidate would also be responsible for completing other services and special activities as may be assigned by IBTS management that are commensurate to the engineer’s/architect’s education, background, and experience such as analyzing other disciplines and systems of a residential structure. In fulfilling his/her functional responsibilities, the Project Engineer or Project Architect must strive to work in the most efficient, cost-effective, accurate, and professional manner possible.   PREFERRED EXPERIENCE: • Building codes and regulations • Code compliance inspections • Quality assurance auditing • Regulatory performance reviews • Building construction operations • Wood-framed structural design • Residential housing design reviews • Independent structural assessments based on acceptable architectural-engineering practices • Excellent communication skills and technical writing ability   EDUCATION: §  Bachelor’s Degree in Civil Engineering, with a focus on structures, required. §  Bachelor’s Degree in Architecture, with a background in housing/structures, required. §  Certified design professional desired (i.e., Professional Engineer or Registered Architect licensee)   Relocation assistance is available.   Division/Department : Corp. (VA)</text:p>
          </table:table-cell>
          <table:table-cell table:style-name="ce4" office:value-type="string" calcext:value-type="string">
            <text:p>Structural Engineer</text:p>
          </table:table-cell>
          <table:table-cell table:number-columns-repeated="1022"/>
        </table:table-row>
        <table:table-row table:style-name="ro1">
          <table:table-cell table:style-name="ce4" office:value-type="string" calcext:value-type="string">
            <text:p>Atkins has been providing infrastructure planning, engineering, construction, environmental consulting, urban planning, architecture, and program management services to public and private clients across the United States for more than 50 years.   Globally, Atkins is the largest UK-based engineering and design consultancy and one of the world's largest design firms with nearly 18,000 employees worldwide. We have the depth and breadth of expertise to respond to the most technically challenging and time-critical infrastructure projects and the urgent transition to a low-carbon economy.   Atkins seeks an energetic and highly motivated self-starter to join our Denver, CO office as a Sr. Civil Project Manager. MAJOR FUNCTION/ROLE: The selected candidate will lead and support large multi-discipline design teams for private infrastructure projects with a strategic focus on privately held client project types. Candidate will serve as project lead for varying types of project delivery methods including P3, D/B, ILPD, other specific client methods and traditional delivery.  The selected candidate will have demonstrated success with and mastery of site civil/ development issues and strong technical and people skills.  Candidate will also have experience serving as a senior consultant, leading, managing and providing guidance of project analyses, preparing plans, navigating the regulatory permit process, and developing innovative solutions to project challenges.   JOB DUTIES: Provide industry-leading knowledge and prominence to ATKINS’ projects and initiatives Support clients to formulate innovative solutions to infrastructure/site development issues Provide QA/QC functions and expert advice for complex projects Identify and support business development activities and proposal development Function as a project lead and mentor to project teams Prepare project work plans, develop project scopes, schedules, and budgets Direct project team compliance with contract terms, schedule, budget and quality objectives Monitor schedules, financial status of projects and quality control on projects Prepare contract documents     EDUCATION/EXPERIENCE: B.S. or M.S. in Civil Engineering. M.S. or graduate level technical coursework preferred. This level may be achieved by Engineers with seven years of experience since B.S. or 6 years since M.S. Typical incumbent has twelve (12) to fifteen (15) years of experience.   ADDITIONAL REQUIREMENTS: Credentials demonstrating ability to advance the technical prominence of the company and develop technical competence of staff Demonstrated experience in supporting business development activities and defining new markets and services, strong existing client relationships a plus. Experience supervising multidiscipline teams with staff of varying experience Experience interfacing with clients and proposing innovative solutions Competent in analysis and design of large scale complex site plans and mixed use subdivisions. Familiarity with a wide variety of project and client types.   PROFESSIONAL REGISTRATIONS: Civil P.E. license is required. PMP a plus.   General Competencies expected of all Professionals and Managers are as follows: Client Service, Commitment, Communication, Innovation &amp; Continuous Improvement, Professionalism, Quality, and Teamwork.    Ability to process paper/electronic documents and utilize computer equipment; ability to communicate clearly both orally and in writing; ability to visit project sites if necessary. Job also requires ability to assemble and analyze data.    Local candidates preferred. Ideal if local candidate could bring work with them. Atkins offers its employees a robust rewards package which includes: a competitive salary; a broad benefits package including medical/RX, dental, vision, life, disability, legal, hospitalization and other valuable voluntary options; generous time-off programs; flexible work schedules; 401(k) with employer match; professional and career development opportunities through our corporate university, as well as a highly-regarded tuition reimbursement program; and an unmatched culture focused on client-service, quality, and tireless pursuit of excellence in all we do. Atkins is an equal opportunity, drug-free employer committed to diversity in the workplace. EOE/Minorities/Females/Vet/Disability.   Please view  Atkins  Equal  Opportunity  Statement  here: http://axis.na.atkinsglobal.com/na/aboutus/CorporateAdministration/Documents/EEO_Statement.pdf</text:p>
          </table:table-cell>
          <table:table-cell table:style-name="ce4" office:value-type="string" calcext:value-type="string">
            <text:p>Sr. Civil Project Manager-Land Development Job in Denver</text:p>
          </table:table-cell>
          <table:table-cell table:number-columns-repeated="1022"/>
        </table:table-row>
        <table:table-row table:style-name="ro1">
          <table:table-cell table:style-name="ce4" office:value-type="string" calcext:value-type="string">
            <text:p>The Project Engineer will coordinate material procurement and delivery, produce project schedules, review and determine suitability of shop drawings and submittals, quote/qualify subcontractor requests for change orders, track change order status and requests for information, collect, verify and distribute as-builts, maintain project close-out documents, assist with field staff supervision, be proficient at blueprint reading and quantity takeoffs.Requirements:Candidates should have a B.S. degree in Construction Management or Civil Engineering and 2-3 years of experience.  Must be proficient with computer applications for spreadsheets, word processing, and scheduling and must have good oral and written skillsAA EOE M/F/V/H</text:p>
          </table:table-cell>
          <table:table-cell table:style-name="ce4" office:value-type="string" calcext:value-type="string">
            <text:p>Project Engineer</text:p>
          </table:table-cell>
          <table:table-cell table:number-columns-repeated="1022"/>
        </table:table-row>
        <table:table-row table:style-name="ro1">
          <table:table-cell table:style-name="ce5" office:value-type="string" calcext:value-type="string">
            <text:p><text:s/>We are looking for a performance and portfolio Data Analyst for one of our government end user clients in Parramatta. The initial daily rate contract length is 8 months and there may be an opportunity for extension. This position requires a strong Reporting Analyst with a good understanding of Data and Reporting structures. This is a Microsoft environment and technically you will be using SharePoint, Power BI and Project Web Access (PWA). You will work on delivering portfolio and business performance data and insights analysis that can be used to make effective decisions. You will be solutions focused and ensure relevant BI systems are configured so that they can provide data and information that meets all layers of the portfolio management reporting process. Our client needs a strong character that is confident in their own ability and proactive. SKILLS &amp; EXPERIENCE Data &amp; Reporting Analyst Working knowledge of portfolio, program and project management processes, systems and tools Experienced analysing program performance Reporting skills with tools like Power BI and Tableau Microsoft SharePoint development skills MS Project Web App and Project Web Access skills Able to identify process improvements Can develop reports and specifications as required Background in government industry is advantageous Good stakeholder management skills Good written and verbal communication skills If the above sounds like you, please get in touch. We can wait for a notice period to be served and interviews will commence immediately. For further information on this role or to confidentially apply, please contact Rik English on 02 8227 9200 or apply directly via the Apply for this job button. Only WORD FORMAT resumes will be accepted. </text:p>
          </table:table-cell>
          <table:table-cell table:style-name="ce5" office:value-type="string" calcext:value-type="string">
            <text:p>Data Analyst</text:p>
          </table:table-cell>
          <table:table-cell table:number-columns-repeated="1022"/>
        </table:table-row>
        <table:table-row table:style-name="ro1">
          <table:table-cell table:style-name="ce5" office:value-type="string" calcext:value-type="string">
            <text:p><text:s/>One of our premium clients based in Canberra is looking for a highly experienced and committed Data Analyst. In this role you will be given the opportunity to make a tangible contribution to the continued innovation and success of the company. The role consists of: Demonstrated experience with scripting languages such as Python and so on Strong analytical skills with the ability to collect, organise and analyse significant amounts of information with attention to detail and accuracy Ability to transform and map data from one "raw" data form into another format with the intent of making it more appropriate and valuable to the business Ability to engage with a variety of stakeholders and strong communication skills Experience in journey planning systems such as HASTUS is desirable How to apply Due to new privacy laws regarding the collection and handling of personal information, all applications must be submitted online. Once you click on the â€œapply for this jobâ€ button below you will be directed to our Online Centre where you will have the opportunity to read and agree to our Privacy and Collection statements and it will allow your details to be formally lodged and processed correctly. Alternatively, if you would like more information on the role, please contact Vaughn on 02 6103 1814 or via email at vaughn.smiles@ajilon.com.au Ajilon is a national professional services company with global capability. Our committed and talented professionals have delivered world class IT and business consulting services across a wide range of industries. As a member of global professional services group Adecco, we offer world-class employment opportunities. Ajilon is committed to all forms of workforce diversity and we invite and encourage applications from women and indigenous Australians. </text:p>
          </table:table-cell>
          <table:table-cell table:style-name="ce5" office:value-type="string" calcext:value-type="string">
            <text:p>Data Wrangler</text:p>
          </table:table-cell>
          <table:table-cell table:number-columns-repeated="1022"/>
        </table:table-row>
        <table:table-row table:style-name="ro1">
          <table:table-cell table:style-name="ce5" office:value-type="string" calcext:value-type="string">
            <text:p><text:s/>Data Analyst â€“ NSW Government Department A Data Analyst is required for a NSW Government Department based in the Sydney CBD for an initial 2.5-month contract. The Data Analyst will be This role will be responsible for collating and cleaning data from a large-scale survey. This survey has been in operation for several years and the data needs to be collated and cleaned for further analysis. Â Â  The goal is to integrate information from multiple sources into a single working dataset. Â Â  Key responsibilities: Collect and analyse information and data to produce intelligence Collate and clean survey data Use variable coding schemes Liaise with external contractors to gain further information regarding variable definitions Selection Criteria: Relevant tertiary qualifications (Psychology, statistics, econometrics, data science, social science, and/or finance) A background in quantitative analysis Understand how to manipulate data using at least one statistical package (R, Stata, SPSS, etc) An understanding of analysis requirements and data management protocols (desirable) Experience working with external clients (advantageous) Previous government experience beneficial (but not essential) Â  If you meet the above criteria thenÂ APPLYÂ now with a current version of yourÂ CV </text:p>
          </table:table-cell>
          <table:table-cell table:style-name="ce5" office:value-type="string" calcext:value-type="string">
            <text:p>Data Analyst</text:p>
          </table:table-cell>
          <table:table-cell table:number-columns-repeated="1022"/>
        </table:table-row>
        <table:table-row table:style-name="ro1">
          <table:table-cell table:style-name="ce5" office:value-type="string" calcext:value-type="string">
            <text:p><text:s/>Who are we? We are a dynamic late stage start-up with a world first innovative lending model offering never seen before self-service lending through their cutting edge digital platforms and credit facilities. In line with our innovation and growth in the Australian market, we are looking for commercial minded professionals who are adaptive and savvy, to thrive with the dynamic business. What is the role? In a wide-scoping and hands on role, with a reporting line to theÂ Head of Finance and Operations, you will be responsible for supporting the Leadership team by providing specialist data analysis and business intelligence reporting support for a range of projects that deliver against business objectives and outcomes.Â  Primarily, the role is responsible for the development of business reporting to deliver business intelligence outcomes using a range of different data sources, data types, data analytics, data integration and writing SQL queries. Who are we looking for? To be put forward for this role, you will ideally satisfy the vast majority of the following prerequisites: 5+ years experience in data analytics Advanced technical skillset to support (Essential): Interrogation of data using Power BI, SQL and Excel Strong analytical and problem solving skills (Essential) Ability to gather, analyse, and document requirements to meet the needs of the business and technical teams (Essential) Ability to work with a variety of personality types and recognise issue urgency and need (Essential) Confidently articulate and present reports to senior management Relevant tertiary qualifications in Business Intelligence, data analytics and/or Information Technology (IT) Experience in Consumer Lending / Financial ServicesÂ will be seen favourably Outstanding communications skills both written, and verbal Ability to work autonomously or within a team What can you expect? As part of the CashnGo team you will be a part of a fun, fast-paced, and exciting team which has a true family feel. In addition we offer: Competitive Salary Package Employee Perks Discounted home &amp; personal loans Discounted Utilities, Health Insurance and Life &amp; Income Protection Training and Development to help propel your careerÂ  If you think you have the necessary skills and experience to excel in this role and are willing to make a difference, we are keen to speak with you. </text:p>
          </table:table-cell>
          <table:table-cell table:style-name="ce5" office:value-type="string" calcext:value-type="string">
            <text:p>Reporting and Data Analyst</text:p>
          </table:table-cell>
          <table:table-cell table:number-columns-repeated="1022"/>
        </table:table-row>
        <table:table-row table:style-name="ro1">
          <table:table-cell table:style-name="ce5" office:value-type="string" calcext:value-type="string">
            <text:p><text:s/>Excellent 6 Month contract opportunity in the beautiful Central Coast Your new company Work with an innovative and dynamic organisation, which is committed to growth and improvement. Because of a new initiative focused on identifying key data that can be used in line with these objectives, this outstanding organisation has identified a need for experienced Data Analysts to join their team. Your new role You will be a part of this innovative and community-focused organisation's transformation activities associated with the delivery of improved and consolidated corporate systems. You will be analyzing, refining, rationalising, cleansing and transporting relevant data from legacy systems to consolidated target Management systems. . What you'll need to succeed Proven relational database management knowledge against Informix SQL syntax Proven ability to secure data and maintain confidentiality during all stages of a data handling phase Knowledge of Web Services technology and application of queries towards meeting various dataset requests. Established analytical skills with a creative problem solving approach and the ability to be able to quickly see the big picture. Proven effective documentation and communication skills. Knowledge of Web Services and application of queries towards meeting various dataset requirements. Superior ability to understand and deconstruct complex data structures to determine a desired and efficient business focused outcome. Proven ability to assess and interpret information to formulate recommendations and provide specialist advice to enable the organisation to achieve quality outcomes. What you'll get in return A fantastic contract opportunity with a competitive rate in the beautiful Central Coast region What you need to do now If youâ€™re interested in this role, please click â€˜apply nowâ€™ or to learn more contact Jessie Trevella at Hays on 02 4925 3990 or Jessie.trevella@hays.com.au </text:p>
          </table:table-cell>
          <table:table-cell table:style-name="ce5" office:value-type="string" calcext:value-type="string">
            <text:p>Data Analyst</text:p>
          </table:table-cell>
          <table:table-cell table:number-columns-repeated="1022"/>
        </table:table-row>
        <table:table-row table:style-name="ro1">
          <table:table-cell table:style-name="ce5" office:value-type="string" calcext:value-type="string">
            <text:p><text:s/>Your New Organisation Shoalhaven City Council is a dynamic and progressive organisation serving a large and diverse community. The ideal place to combine professional challenge with a relaxed coastal lifestyle, encompassing the sea-side villages of Huskisson, Vincentia and Ulladulla, the Shoalhaven is located 2 hours South of Sydney and 1 hour South of Wollongong. Overview Shoalhaven City Council is seeking a suitably qualified NAR Data Analyst to manage name and address data sets across council. ensuring data quality compliance within a corporate data management framework. Your New Role Reporting directly to the Corporate Business Improvement Manager, the focus of this position is to: Manage Name and Address data on behalf of business units across council Coordinate data quality processes for Name and Address datasets across Council and working within the Councils corporate data management framework. Ensure compliance with new data management policies and procedures Conduct data quality audits targeting accuracy, integrity and conformance with Councils conventions Provide instruction and technical training for users, and Implement a program for ongoing control and effectiveness of a data management inputs About You In order to be successful in the position, you will be/ possess: A Bachelor Degree in Business, IT or equivalent qualification or proven experience in a similar role Proven experience in a comparable position Proven experience in Data Quality and Data Governance practices Self starter with excellent negotiation skills Experience in Master Data Management in a large corporate or Local Government environment, including data standards, controls, naming and coding conventions Experience in data cleansing, data relationships and data migration Class C Driverâ€™s License How to Apply You are not required to address all selection criteria outlined in the Job Description. You will be required to upload a brief cover letter (no more than 2 pages) and a resume. You will also be required to respond to position related questions and questions regarding general information about you. The position related questions you will be required to address are: Briefly describe your experience in data management Briefly outline your experience in data cleansing and data migrations What actions have you previously taken to maintain quality data? Contact: Lisa Evans â€“ (02) 4429 3572 Applications Close: Tuesday, 1st May 2018 </text:p>
          </table:table-cell>
          <table:table-cell table:style-name="ce5" office:value-type="string" calcext:value-type="string">
            <text:p>Data Analyst (NAR)</text:p>
          </table:table-cell>
          <table:table-cell table:number-columns-repeated="1022"/>
        </table:table-row>
        <table:table-row table:style-name="ro1">
          <table:table-cell table:style-name="ce5" office:value-type="string" calcext:value-type="string">
            <text:p><text:s/>Data Analyst â€“ NSW Government A Data Analyst is required for a NSW Government Department in Sydneyâ€™s CBD on an initial six-month contract Â Â  Key accountabilities: Assess, research and analyse business and system needs Create ERD diagrams, Work Flow diagrams, procedures, test plans, etc. MS Excel and spreadsheet development and analysis Relational database design; Access to SQL server upsizing, data migration, link multiple data sources Advanced Form creation and reporting Evaluation and adoption of best practice and in-house standards and architectures for documentation, coding, build/release and testing Other tasks as required Selection criteria: Relevant tertiary-level qualifications 5+ years Microsoft Access/SQL Server development experience Competency in SQL Server â€“ T-SQL, pass through queries, views, nuances of table linkage from Access High-level VBA knowledge and application experience Excellent written &amp; verbal communication, problem-solving and time management skills Previous government experience beneficial If you have the relevant experience, apply now with your most recent CV (in Word format).Â  </text:p>
          </table:table-cell>
          <table:table-cell table:style-name="ce5" office:value-type="string" calcext:value-type="string">
            <text:p>Data Analyst</text:p>
          </table:table-cell>
          <table:table-cell table:number-columns-repeated="1022"/>
        </table:table-row>
        <table:table-row table:style-name="ro1">
          <table:table-cell table:style-name="ce5" office:value-type="string" calcext:value-type="string">
            <text:p><text:s/>Crawford and Company are globally renowned for our claims management expertise. We serve clients in more than 70 countries. Alongside our Major and Complex loss divisions, we are responsible for helping businesses and communities get back on their feet. Â  We pride ourselves on our approach to work and our connection with our clients and customers. We are an extension of our clients business, and have earned their trust in order to represent them with the best and brightest people in the business. If you are looking for a company which will help YOU to achieve your career goals with a strong focus on training and recognition, then your search is over. Â  We are now seeking an experienced Data Analyst to join our team in Brisbane Key responsibilities Troubleshoot and streamline data processes Opportunity to set up a data framework in the future Clarify and resolve the data reporting for one of our key clients Provide end of month reports 2018 is going to be an exciting year for us, with new clients and new opportunities globally, why not come and join us and see where your career can take youÂ  </text:p>
          </table:table-cell>
          <table:table-cell table:style-name="ce5" office:value-type="string" calcext:value-type="string">
            <text:p>Data Analyst</text:p>
          </table:table-cell>
          <table:table-cell table:number-columns-repeated="1022"/>
        </table:table-row>
        <table:table-row table:style-name="ro1">
          <table:table-cell table:style-name="ce5" office:value-type="string" calcext:value-type="string">
            <text:p><text:s/>Master Data Analyst required for busy Government department based in Parramatta on a contract basis Your new company This large state Government department based in Parramatta has a fantastic contract opportunity for a Master Data Analyst to join them. Your new role You'll be working with a collaborative and high performing team and your role will primarily involve using SAP and Excel for supplier data cleansing projects including data analysis and maintenance, processing high volume transactions in accordance with finance procedures, identifying and reporting on unusual data and communicating information to internal and external stakeholders related to supplier master data and existing processes. What you'll need to succeed You will be able to demonstrate strong experience in a similar Master Data Analyst role and be proficient using SAP with intermediate to advanced skills in Excel (VLOOKUP,PIVOT etc.) You will have experience in supplier data management and experience in troubleshooting and problem solving. You will have strong communication skills and experience liaising with various stakeholders. What you'll get in return This is a great role for someone who is self-motivated and loves working in a busy and process driven environment. This initial 3-6 month role is likely to be ongoing and pays between $32-36/hr + super and offers a standard 35 hour week. What you need to do now If you wish to apply for this position please send your most up to date Word Formatted CV to Jessica.kimber@hays.com.au quoting the job reference. </text:p>
          </table:table-cell>
          <table:table-cell table:style-name="ce5" office:value-type="string" calcext:value-type="string">
            <text:p>Master Data Analyst</text:p>
          </table:table-cell>
          <table:table-cell table:number-columns-repeated="1022"/>
        </table:table-row>
        <table:table-row table:style-name="ro1">
          <table:table-cell table:style-name="ce5" office:value-type="string" calcext:value-type="string">
            <text:p><text:s/>This newly created position recognises the importance of business analytics in making decisions and using data to enhance client engagement, client service and pricing models. Working across a number of stakeholders (e.g. IT, finance, marketing etc) the role suits a business intelligence professional who is passionate using data effectively, has a strong attention to detail, and is passionate about learning and evolving in their career. Key responsibilities include: Manage and deliver monthly KPI reports that give meaningful insight into business and client specific performance. Lead the preparation and quality assure a large volume of monthly and adhoc key client specific financial and performance reports Identify opportunities to integrate multiple data sources in order to provide better insights into the business Oversee weekly data QC procedures; and Support data and system implementation projects as needed. To be considered you will: have extremely strong technical skills, with experience across Excel or SQL have a passion for the power of data in driving business performance and have the ability to review large data sets, deriving relevant insights in line with business requirements be familiar with integrating a myriad of data sources and applying thoughtful analysis to derive valuable insights need proven experience in problem solving and driving strategy through data sources have strong written and verbal communication, with the ability to engage across a number of peer groups. All applications will be reviewed, and suitable candidates will be contacted within 3 days. </text:p>
          </table:table-cell>
          <table:table-cell table:style-name="ce5" office:value-type="string" calcext:value-type="string">
            <text:p>SAS Data Analyst</text:p>
          </table:table-cell>
          <table:table-cell table:number-columns-repeated="1022"/>
        </table:table-row>
        <table:table-row table:style-name="ro1">
          <table:table-cell table:style-name="ce5" office:value-type="string" calcext:value-type="string">
            <text:p><text:s/>Our client is seeking a Data Scientist with a strong academic background and impressive commercial experience in advanced data analytics to join a team of top tier talent focused on driving forward the growth of data driven business decision making. The Data Scientist will be part of a growing data analytics function with global reach and exciting and diverse projects that will be pivotal in harnessing advanced analytics capability for this truly dynamic organisation. This is an opportunity to work with some of the strongest talent in the Australian data analytics market in order to help shape the development of this rapidly growing team. You will be responsible for: Addressing diverse and complex business problems with innovative data science and modelling techniques (machine learning; decision trees, neural networks, random forest gradient boosting etc) Building strong relationships with stakeholders and the wider global teams Applying text mining in order to highlight trends and correlations Data mining and cleansing of unstructured and structured data Building predictive models from scratch in R, Python, SQL Presentation of insights to support and drive strategic decision making In order to be considered for this role you must already have gained relevant experience in a role that is responsible for building predictive models from scratch in a commercial environment. Candidates need to be able to demonstrate what business impact and change that their analytical and modelling skills have had. Essential criteria is as follows: Bachelor/Masters/PhD in a relevant discipline; ideally Mathematics/Stats/Data Science/Econometrics/Engineering A minimum of 3 years relevant experience in a commercial environment working with large data sets Candidates with a background in consulting are highly desirable Advanced technical skills in R are essential; additional languages highly advantageous Demonstrated predictive modelling experience, and ability to discuss how many models you have built, from scratch, for what business purpose and what techniques were applied Very strong communication skills - candidates must be articulate and have experience dealing with internal or external clients on a regular basis Naturally curious, problem solving Drive and ambition; there is huge opportunity within this role Please apply on line or for more information, please contact Marie Thow at Bluefin Resources on 02 9270 2640 IMPORTANT: By submitting your email address and any other personal information when you APPLY to a job, you consent to such information being collected, held, used and disclosed in accordance with our COLLECTIONS NOTICE and PRIVACY POLICY. http://www.bluefinresources.com.au/privacy-policy </text:p>
          </table:table-cell>
          <table:table-cell table:style-name="ce5" office:value-type="string" calcext:value-type="string">
            <text:p>Data Scientist</text:p>
          </table:table-cell>
          <table:table-cell table:number-columns-repeated="1022"/>
        </table:table-row>
        <table:table-row table:style-name="ro1">
          <table:table-cell table:style-name="ce5" office:value-type="string" calcext:value-type="string">
            <text:p>Our client is an industry pioneering Customer Analytics consultancy, who are disrupting the Australian market through delivering innovative, high profile, strategic projects that transform the way organisations engage and optimise experience for large customer bases. With a number of exciting new projects underway we are looking to recruit two Junior Data Scientists to join the team and are open to either contract or permanent applications. As a Junior Data Scientist the responsibilities of this role will involve but not be limited to: Work within a supportive team of industry pioneers on Blue Chip clients to map out complex customer strategies to be optimised through Data Science and Machine Learning techniques. Leverage strong programming skills in Python, R, SQL or SAS to manage and manipulate and supliment large volumes of customer data in preparation for modelling and analysis assignments. Â  Develop creative and intuitive, insights driven dashboards leveraging cutting edge data visualisation tools such as Tableau, Qlikview, PowerBI, etc. Â  Support delivery of a range of bespoke Data Science, Machine Learning, Statistical Modelling led projects leveraging techniques that may include; Linear/Logistic Regression, Confidence Interval, Test of Hypotheses, Clustering - Unsupervised &amp; Supervised Learning, Time Series, Decision Trees , Monte-Carlo Simulation, Bayesian Statistics, Principal Component Analysis, Neural Networks, Gradient Boosting, Nearest Neighbors, (Geo-) Spatial Modeling, Recommendation Engines, Attribution Modeling, Segmentation, Predictive Modeling, Scoring Engine, Survival Analysis, Lift Modeling, Yield Optimization, Cross-Validation, Model Fitting, Experimental Design, etc. The successful applicant will come from a strong academic and commercial background working in a data driven analytics and insights environment and be able to demonstrate: Experience using R, Python, SQL or SAS to extract, manipulate and merge large customer behaviour or transactional data sets from a variety of source systems (SQL Teradata, Oracle SQL, SQL Server, AWS, SAS Base or R). At least 1yr of commercial experience extracting 'Customer Insights' from large and complex datasets relating to; customer strategy (acquisition, retention &amp; growth), statistical modelling, marketing campaigns or credit risk analysis, etc. Educated to a minimum of degree level in an analytical discipline such as - Mathematics, Statistics, Econometrics, Actuarial Studies, Data Science, Computer Science etc. A genuine passion to build a career in Data Analytics / Data Science, implementing analytical techniques and concepts such as; Linear/Logistic Regression, Confidence Interval, Test of Hypotheses, Clustering - Unsupervised &amp; Supervised Learning, Time Series, Decision Trees, Monte-Carlo Simulation, Bayesian Statistics, Principal Component Analysis, Neural Networks, Gradient Boosting, Nearest Neighbors, (Geo-) Spatial Modeling, Recommendation Engines, Attribution Modeling, Segmentation, Predictive Modeling, Scoring Engine, Survival Analysis, Lift Modeling, Yield Optimization, Cross-Validation, Model Fitting, Experimental Design, etc To apply for this position please click on the below or send your resume and cover note to Ben@correlateresources.com </text:p>
          </table:table-cell>
          <table:table-cell table:style-name="ce5" office:value-type="string" calcext:value-type="string">
            <text:p>Junior Data Scientist</text:p>
          </table:table-cell>
          <table:table-cell table:number-columns-repeated="1022"/>
        </table:table-row>
        <table:table-row table:style-name="ro1">
          <table:table-cell table:style-name="ce5" office:value-type="string" calcext:value-type="string">
            <text:p>Data Scientist required to join a newly creating analytics function within a leading online business. As a Data Scientist, you will be responsible for: engaging with senior business stakeholders to understand their frustrations and strategic goals identifying and cleansing data, and drawing out actionable insights presenting findings and recommendations back to the business uncovering opportunities to utilise more advanced statistical methods to help the business become more predictive To be successful for this role, your CV will need to reflect on following skill-set: Data mining and modelling experience using one of the mainstream methodologies Demonstrated experience in requirement gathering, functional scoping and documentation Experience of R and Python is essential To express an interest in this role please send through your CV (in Word format) via this advert. For further questions please contact Sabina Ahuja on (03)99828478 </text:p>
          </table:table-cell>
          <table:table-cell table:style-name="ce5" office:value-type="string" calcext:value-type="string">
            <text:p>Data Scientist</text:p>
          </table:table-cell>
          <table:table-cell table:number-columns-repeated="1022"/>
        </table:table-row>
        <table:table-row table:style-name="ro1">
          <table:table-cell table:style-name="ce6" office:value-type="string" calcext:value-type="string">
            <text:p><text:s/>We are currently seeking applications from experienced Fire Safety and Fire Protection Engineers in Sydney. Whether you are currently in the market for a new position or would just like to discuss your options call Gregor McNally on (02) 9238 1928 or email Some of the Positions we currently have available include; Fire Protection Engineer â€¢ Large multi discipline consultancy â€¢ Wet and dry system design â€¢ Excellent salary negotiable â€¢ CBD location Senior Fire Protection Engineer â€¢ Fire Engineering consultancy â€¢ Buildings and O&amp;amp;G projects â€¢ Parking available â€¢ Friendly team Senior Fire Safety Engineer â€¢ International projects â€¢ Fire Engineering consultancy â€¢ Flexible working hours â€¢ Immediate start available Fire Safety Engineer â€¢ 3+ years experience â€¢ Great mix of projects â€¢ Consultancy â€¢ Strong pipeline of work Principal Fire Engineer â€¢ Strong network of contacts â€¢ NSW projects experience â€¢ Multi discipline consultancy â€¢ 15+ years experience Fire safety Engineer â€¢ 5+ years experience â€¢ Multi discipline consultancy â€¢ Strong pipeline of projects Not all of our positions are listed, so if you are a Fire Engineer but there is not a role above that suits your requirements please give us a call. Please click on the 'Apply' button or send your resume to (Microsoft Word copy preferred) For further information, please contact: Gregor McNally on on (02) 9238 1928 We never send any of your details anywhere without speaking with you first, so you can rest assured your application will be treated with complete confidentially. All Hunter Executive Search Consultants are accredited members of the RCSA (Recruitment and Consulting Services Association) </text:p>
          </table:table-cell>
          <table:table-cell table:style-name="ce6" office:value-type="string" calcext:value-type="string">
            <text:p>Fire Safety Engineers</text:p>
          </table:table-cell>
          <table:table-cell table:number-columns-repeated="1022"/>
        </table:table-row>
        <table:table-row table:style-name="ro1">
          <table:table-cell table:style-name="ce6" office:value-type="string" calcext:value-type="string">
            <text:p>About the role: Due to securing a significant new contract, we are looking for a Systems Integration Technician to join our team. Trade qualified and mechanically minded you will be responsible for installing our telemetry systems to a range of vehicles across Melbourne. With work at Tullamarine making up a large percentage of the role and travel to different sites across Melbourne and some interstate travel also required. Your key responsibilities will include: Carrying out installations of telemetry systems to a range of forklifts and ground support equipment Interpreting wiring schematics Designing and building prototype wiring harnesses Configuring modules using Speedshield Technology PC configuration tools Assisting with coaching and training to external customers Assisting with the development of product installation guides and support documents Providing technical assistance with online reporting and configuration About you: Trade qualified with a mechanical and electrical aptitude you are seeking a new challenge where you can ultimately be autonomous undertaking installations onsite with customers utilizing cutting edge technology. You will bring some electrical or mechanical experience teamed with the passion to learn and further develop your skills within this niche industry. Weâ€™re looking for someone with a strong commitment to safe work practices and good communication skills. You will be no stranger to working in a fast paced environment to meet changing deadlines. As part of the recruitment process, ASIC clearance and a police check will be required. About us: Speedshield is an Australian based ioT company engaged in the development and sale of technology products for the global industrial and automotive markets.Â  As part of the Adaptalift Group, Speedshield is best known for its work in industrial speed control and safety engineering, telemetry based fleet management systems, and automotive road safety technology. To learn more about us, please click here: www.speedshield.com For a confidential chat please call Belinda Carey, Recruitment Consultant (03)â€¦show number or email bcarey@â€¦show email *Note:Â We will not accept unsolicited CVs from recruitment agencies/third parties and we will not be liable or responsible for any fees or costs associated with unsolicited CVs sent directly to line managers. </text:p>
          </table:table-cell>
          <table:table-cell table:style-name="ce6" office:value-type="string" calcext:value-type="string">
            <text:p>Systems Integration Technician</text:p>
          </table:table-cell>
          <table:table-cell table:number-columns-repeated="1022"/>
        </table:table-row>
        <table:table-row table:style-name="ro1">
          <table:table-cell table:style-name="ce6" office:value-type="string" calcext:value-type="string">
            <text:p><text:s/>We are currently seeking expressions of interest from System Safety Engineers for Melbourne-based positions on Defence projects. Some of your experience may include: Working with clients to help develop System Safety Program Plans; maintaining and implementing, developing verification plans and procedures Developing safety cases and ILS documentation Undertaking detailed safety analysis including calculating FMEA and FMECA, LORA Maintaining Hazard Logs Developing safety training material Technical requirement analysis, including analysis of impacts of Contract Change Proposals and Engineering Change Proposals to the scope of the requirements Requirements tracing within a requirements management database environment Technical support to the preparation of subcontract Statements of Work Technical support to execution of subcontracts and acceptance of subcontract deliverables Technical support to Hardware Engineering, Software Engineering, Logistics Engineering, Safety Engineering, Human Engineering and other specialty engineering disciplines Technical support to the installation of equipment Other key requirements: Bachelor/technical degree in Engineering Membership to Engineers Australia Postgraduate qualification in System Safety Engineering Good understanding of Defence System safety standards Worked under TRAMM guidelines Australian Defence Security Clearance If you have this background please apply or call Sophie Richards on 03 9982 0304. To apply online, please click on the appropriate link below and attach your resume as a word document. Alternatively, please contact Sophie Richards on 03 9982 0304 quoting the Job Title for this position. Visit www.kinexus.com.au to view more jobs. </text:p>
          </table:table-cell>
          <table:table-cell table:style-name="ce6" office:value-type="string" calcext:value-type="string">
            <text:p>Systems Safety Engineers</text:p>
          </table:table-cell>
          <table:table-cell table:number-columns-repeated="1022"/>
        </table:table-row>
        <table:table-row table:style-name="ro1">
          <table:table-cell table:style-name="ce6" office:value-type="string" calcext:value-type="string">
            <text:p>As one of the most reputable high technology companies in the world, Raytheon is a trusted partner in delivering missions solutions to our customers. A career at Raytheon will provide you with competitive remuneration, flexible working conditions, world class employee benefits, and a commitment to equal employment opportunities. Excellent career growth opportunities HendersonÂ  &amp; HMAS StirlingÂ  as required Broad and in-depth Program exposure The System Safety Engineer will be required to undertake Hazard identification and analysis, assist with the development of the Combat System Safety Cases (including coordination of Safety data from the IPTs), develop and implement means (with support of Subject Matter Experts) to eliminate/minimise risks SFARP and other tasks in support of the CISS System Safety Engineering activities. You will also be required to collate and manage Safety data, including received safety deliverables and data generated by the Collins program, this will include data held within the Hazard Tracking System and Hazardous Material Logs. Key Responsibilities Under the direction and guidance, undertake system safety tasks required for the delivery of Combat Systems to submarine platforms. Act as an advocate and communicate the system safety program, in relation to all of the safety engineering work. Contribute to the compilation of the Combat System level Safety Case; This includes overseeing Subsystem's Safety Programs and accepting / compiling Subsystem and below safety assessments into the overall Safety Case. Perform hazard identification and hazard analysis and create reports.Â  Review hazard analyses, treatments and supporting documentation to provide assurance that SFARP arguments are robust and correct. Conduct/assist audits of supporting Safety Engineering deliverables and plans as directed by the Engineering Manager to ensure adequacy of safety deliverables for integration into the overall CISS Safety Program. Skills, Experience and Qualifications Tertiary Qualifications in Engineering discipline Minimum 2 years' experience in a similar role and environment. Experience in developing hazard identification and risk assessments Including HHA, OSHA, SSHA, SHA (from MIL-STD-882E or similar). Experience in performing hazardous material assessments. Working knowledge of Australian safety related legislation (in particular WHS). Previous experience in using a Hazard Tracking System. Successful candidate will be mentored by the Senior Safety Engineers AtÂ  Raytheon Australia we respect the value of military service. Many of our customers are the men and women who defend our nation and its interests while a number of our employees also serve in the Reserves or are military veterans themselves. Being a major supplier to the Australian Defence Force (ADF), we recognise the particular talents that only veterans can offer. Working with Raytheon provides former members of the ADF an opportunity to bring their military skills to the private sector for a successful transition into the civilian workforce. To support them in this, Raytheon Australia guarantees every veteran and their partner an interview for a role where their skills or experience align with selection criteria. Applications must be received via our careers website. To learn more about our support for those who have served visit www.raytheon.com.au. If you are looking for a challenging and rewarding career access your next mission by clicking the "Apply" button below or contact us at careers@raytheon.com.au </text:p>
          </table:table-cell>
          <table:table-cell table:style-name="ce6" office:value-type="string" calcext:value-type="string">
            <text:p>Systems Safety Engineer</text:p>
          </table:table-cell>
          <table:table-cell table:number-columns-repeated="1022"/>
        </table:table-row>
        <table:table-row table:style-name="ro1">
          <table:table-cell table:style-name="ce6" office:value-type="string" calcext:value-type="string">
            <text:p>Multi-national maker of automotive parts seeks an ENVIRONMENTAL, HEALTH, &amp; SAFETY (EHS) ADMINISTRATOR for its manufacturing facility located in duncan, SC. The EHS ADMINISTRATOR is responsible for the analysis and implementation of environmental, health, and/or occupational safety programs within a manufacturing facility. IMMEDIATE, DIRECT-HIRE OPPORTUNITY WITH A WORLD CLASS ORGANIZATION!Responsibilities for the Environmental Health Safety EngineerIdentifies and monitors real or potential hazards in accordance with prescribed procedures at the work place, ensuring compliance with company and regulatory requirementsObserves and determines the nature/extent of unsafe work practices, and participates in the development of corrective actionsCompiles and analyzes data related to exposure factors concerning occupational illnesses/accidents and prepares professional reports for managementRequirements for the Environmental Health Safety EngineerBS / AS Degree with at least 2 years experience in Health &amp; Safety in a manufacturing organizationDemonstrated knowledge of local, state, and federal laws relating to environmental, health, &amp; safety activities in a manufacturing plantBenefitsThe company provides a competetive benefits package to include relocation assistanceThis Job is located in Duncan, SC -&gt; United States</text:p>
          </table:table-cell>
          <table:table-cell table:style-name="ce6" office:value-type="string" calcext:value-type="string">
            <text:p>Health Safety Engineer</text:p>
          </table:table-cell>
          <table:table-cell table:number-columns-repeated="1022"/>
        </table:table-row>
        <table:table-row table:style-name="ro1">
          <table:table-cell table:style-name="ce6" office:value-type="string" calcext:value-type="string">
            <text:p>Seattle GeneticsSeattle Genetics is an equal opportunity employer. All qualified applications will receive consideration for employment without regard to race, color, religion, sex, national origin, protected veteran status, or disability status.Job ID 1716Location: Bothell, WashingtonJob Code: 1604JH-01 #LI-KA1# of Openings: 1Description: Summary:The EHS Engineer contributes to the Facilities Team, reporting to the Safety Officer, who reports to the Associate Director, Facilities Operations. This position is responsible for supporting EHS goals within the company. This position plays a critical role in our Company, with visible relationships across all departments.Responsibilities: Provides support in monitoring and maintaining the facilities' environmental, industrial, health and safety programs, monitoring code compliance (chemical safety, ergonomics, illness and injury prevention, etc.). Assist the Facilities Group with problem solving to address regulatory compliance concerns. Recommends corrective action where environmental health and safety hazards exist. May conduct compliance training and inspection of lab and plant environments to ensure compliance with global occupational safety and health standards. Developing EHS/Occupational Health and Safety training (Experience with the development and implementation of Computer Based Training a plus) Industrial hygiene (Will conduct surveillance surface and airborne particulate sampling and report results) Maintains safety equipment inventory, performs periodic safety inspections, monitors hazardous waste removal vendors, and may assist in consolidating hazardous wastes (chemical, biological and radioactive). Performs workstation ergonomic evaluations with support from internal/external resources Will manage assigned environmental issues (air, waste water, hazardous waste) All other assigned or developed responsibilities Qualifications: Minimum of a Bachelor's Degree 3-5 Years of experience Ability to lift 30lbs Professional certifications, e.g., CSP, CIH, etc. a plus, but not required Experience with having conducted EHS assessments/general program compliance audits and occupational safety surveys/inspections. Experience with EHS Management Systems &amp; ISO 14001 and OHSAS 18001 program development a plus Excellent verbal and written communication skills Experience writing technical reports Ability to facilitate corrective actions Able to build a healthy rapport with varied customer groups Maintains strict confidentiality of information PI93399693Apply Here</text:p>
          </table:table-cell>
          <table:table-cell table:style-name="ce6" office:value-type="string" calcext:value-type="string">
            <text:p>Safety Engineer</text:p>
          </table:table-cell>
          <table:table-cell table:number-columns-repeated="1022"/>
        </table:table-row>
        <table:table-row table:style-name="ro1">
          <table:table-cell table:style-name="ce6" office:value-type="string" calcext:value-type="string">
            <text:p>Fire Safety EngineerChula Vista, CA8 months contract + Subject Matter Expert in Fire Safety in support of Allowable and Repair Damage Limit development for Nacelle metallic and composite structures for A350-1000, MRJ, E2-190 and E2-175Review, comment and approve Structural Repair Manuals (SRM) for A350-1000, MRJ, E2-190 and E2-175 nacelle structures as a representative of Fire Safety.Create Fire certification Means Of Compliance (MOC) based on test data, analysis or similarityIf required, identify and define test configurations, conditions &amp; setup, and conduct (from an engineering perspective) tests and post test evaluations to form MOC for Fire Safety in support of A350-1000, MRJ, E2-190 and E2-175 nacelle structures SRM documents Please Contact Rich Nguyen at rnguyen@butler.com</text:p>
          </table:table-cell>
          <table:table-cell table:style-name="ce6" office:value-type="string" calcext:value-type="string">
            <text:p>Fire Safety Engineer</text:p>
          </table:table-cell>
          <table:table-cell table:number-columns-repeated="1022"/>
        </table:table-row>
        <table:table-row table:style-name="ro1">
          <table:table-cell table:style-name="ce6" office:value-type="string" calcext:value-type="string">
            <text:p>First Quality Enterprises, Inc. (FQE), founded in 1988, is a global multi-billion dollar privately held company with over 4,200 employees.  Its corporate offices are located in Great Neck, New York, with manufacturing facilities and offices in Pennsylvania, South Carolina, Georgia, Canada, and China.  FQE is a diversified family of companies manufacturing consumer products ranging from Absorbent Hygiene (adult incontinence, feminine care, and baby care), Tissue (bath and towel), and Industrial (non-woven fabrics, print and packaging materials, thermoformed plastics), serving institutional and retail markets throughout the world.  FQE focuses on private label and branded product lines. Our core business philosophy is built on a proud culture driven by safety and quality, respect, humility, integrity, customer focus, and teamwork.  With leading edge manufacturing technologies and processes and visionary leadership, FQE is positioned to continue significant growth in the coming years.  We are seeking an experienced Safety Engineer for our First Quality Baby Products, Inc., manufacturing facility located in Lewistown, PA.    This position will be responsible for providing technical skills in the operation and support of the environmental health and safety program to maintain an accident-free work environment and ensure compliance with regulatory agencies. Primary responsibilities include:§  Plans and implements safety policies and procedures in compliance with FQ local, State and Federal OSHA rules and regulations§  Aspires to achieve a zero injury culture through visible support of the injury prevention and safety program§  Ensure required safety training is complete for all team members and training records are maintained.§  Participate in the new hire safety orientation process§  Assist organization in controlling hazardous working conditions and unsafe activities§  Conduct regular walk through safety inspections to identify hazards, document findings, recommend corrective actions and follow through to ensure corrections have been made§  Assist in establishing policies for preventive actions through studying incidents and potential risks in general work environments§  Ensure incident investigation, mitigation and reporting process is followed§  Facilitate communication of company safety policies, procedures and standards with all visitors, including contractors and vendors§  Complete administrative responsibilities and documentation, including training records, accident/incident reporting, OSHA log updates, employee files and workers compensation claim filing§  Assist in overall workers compensation administration and coordination of the Return-to-Work program for injured team members The ideal candidate should possess the following:§  Minimum of two years’ experience in Environmental, Health and Safety field§  Bachelor’s degree in Occupational Safety / Health is preferred§  Basic First Aid and CPR certified, EMT preferred§  Self-starter with excellent communication, interpersonal and organizational skills.§  PC proficiency is a definite§  Thorough understanding of regulatory compliance of all local, state and federal safety requirements (OSHA)§  Working knowledge of EPA regulations§  Ability to recognize hazardous situations and recommend corrective actions Excellent compensation and benefit package!For immediate and confidential consideration, please visit our website at www.firstquality.com and click on the Careers Tab! E/O/E</text:p>
          </table:table-cell>
          <table:table-cell table:style-name="ce6" office:value-type="string" calcext:value-type="string">
            <text:p>Safety Engineer</text:p>
          </table:table-cell>
          <table:table-cell table:number-columns-repeated="1022"/>
        </table:table-row>
        <table:table-row table:style-name="ro1">
          <table:table-cell table:style-name="ce6" office:value-type="string" calcext:value-type="string">
            <text:p>Multi-national maker of automotive parts for luxury automobiles seeks a HEALTH &amp; SAFETY MANAGER for its manufacturing facility located just outside of Greenville, SC. The HEALTH &amp; SAFETY MANAGER leads occupational health and safety, industrial hygiene, ergonomics, disability management, and workers compensation teams, including consultations with internal and external legal departments. IMMEDIATE, DIRECT-HIRE OPPORTUNITY WITH A WORLD CLASS ORGANIZATION!Responsibilities for the Safety ManagerManages strategic and operational programs and tasks to support Health and Safety targets and programs as well as an efficient, highquality cafeteria and vending servicesDevelops strategic input for program/service identification and developmentfor Healthy Work Environment (HWE) requirementsPlans, implements, maintains and continuously improves the Occupational Health andSafety Management system according to organizational and OHSAS 18001 Requirements Directs personnel and service providers involved in establishing, promoting andmaintaining Occupations Medicine and Disability Management programsRequirements for the Safety ManagerBachelor's Degree in Safety Engineering, Business, Operations, or Management.10+ years of professional experience in Health &amp;Safety management in an automotive or industrial products environment 5+ years knowledge of safety practices and legal compliance in a manufacturing environment.Candidates with experience in large or multi-site facilities (1000+ employees) higlly desirableBenefits for the Safety Manager The company providces comprehensive medical, prescription, dental and vision plans,Short-term and Long-term Disability benefits, Life Insurance Savings Plan with 401K and Retirement Income Account, tuition reimbursement, and relocation assistance.This Job is located in Greenville, SC -&gt; United States</text:p>
          </table:table-cell>
          <table:table-cell table:style-name="ce6" office:value-type="string" calcext:value-type="string">
            <text:p>Safety Manager</text:p>
          </table:table-cell>
          <table:table-cell table:number-columns-repeated="1022"/>
        </table:table-row>
        <table:table-row table:style-name="ro1">
          <table:table-cell table:style-name="ce6" office:value-type="string" calcext:value-type="string">
            <text:p>A leader in innovative products and complete solutions in the healthcare industry is currently seeking an Engineer in the Flanders, NJ area. This is an 6 month CONTRACT position. No per diem is available for this assignment.Responsibilities for the Safety EngineerEnsure product compliance in accordance with the relevant product safety standards for PDP and commercial products. Arrange for offsite, 3rd party testing, supervise required testing in GTL, write SMT reports, and maintain copies of SMT reports and Certificates.Participates in semi-complex material specification, schematic preparation, and appropriate follow up. Participates in semi-complex design, development, testing, design changes, and modifications of solutions.Requirements for the Safety Engineer1+ years working with electrical and mechanical systems. Demonstrated knowledge in product safety, compliance, and related product safety standards.Benefits401KHealthcareThis Job is located in Flanders, NJ -&gt; United States</text:p>
          </table:table-cell>
          <table:table-cell table:style-name="ce6" office:value-type="string" calcext:value-type="string">
            <text:p>Safety Engineer</text:p>
          </table:table-cell>
          <table:table-cell table:number-columns-repeated="1022"/>
        </table:table-row>
        <table:table-row table:style-name="ro1">
          <table:table-cell table:style-name="ce6" office:value-type="string" calcext:value-type="string">
            <text:p>Immediate need for a EHS Engineer located in Columbus, GA for a growing manufacturer that services the industrial and transportation markets. This role is responsible for the development, implementation, maintenance, and supervision of the environmental and safety plant programs. Candidate must have a BS degree and at least three (3) years experience implementing and maintaining a environmental, health and safety program for a manufacturing facility. This is a direct hire opportunity to join a stable and growing organization.Responsibilities for the Safety EngineerResponsible for the supervision of personnel in wastewater treatment, environmental compliance, and scrap coordination.Supervision of environmental staff involved in the operation of the waste-water treatment system, the solid waste handling systems, and the air compliance monitoring and reporting systems.Supervision of facility inspections, maintenance of required records and timely submittal of required reports to regulatory agencies.Maintaining hazardous substance inventory and coordinating spill response activities and spill response materials inventories.Read, analyze and interpret federal, state and local regulations and technical procedures. Requirements for the Safety EngineerBachelor's Degree is required (Occupational Health and Safety or related discipline is ideal)Must have at least three (3) years experience developing and maintaining an environmental, health and safety program for a industrial manufacturing, chemical manufacturing or wastewater treatment facilityKnowledge of ISO 14000 / OSHAS 18001 requirements.Ability to read, analyze and interpret federal, state and local regulations and technical procedures. Must have experience directing activities under environmental laws and regulations.BenefitsFull benefits packagePTO / Vacation planThis Job is located in Columbus, GA -&gt; United States</text:p>
          </table:table-cell>
          <table:table-cell table:style-name="ce6" office:value-type="string" calcext:value-type="string">
            <text:p>Safety Engineer</text:p>
          </table:table-cell>
          <table:table-cell table:number-columns-repeated="1022"/>
        </table:table-row>
        <table:table-row table:style-name="ro1">
          <table:table-cell table:style-name="ce7" office:value-type="string" calcext:value-type="string">
            <text:p><text:s/>About the business Digi Vest accelerates companies transition to become a global online success. We evaluate, select, validate and scale through growth marketing strategies and performance capital investments. Our expertise spans across all digital performance channels as well as all the foundations an eCommerce business requires. Essentially we partner with CEOs who have the capacity to scale their business with online at the forefront. www.digivest.co Why Us Digi_Vest has evolved over 2 years. Certainly, we have refined our (proprietary) system. We are not an Agency. We are a 'growth marketing investment firm'. Things move fast. New experiments to learn, fail and win, occur daily. Best practice for global scale is a constant focus. Our combo 'pay for performance model' and 'investment' system has created a unique working environment where staff tend to accelerate professionally. Towards the end of 2018 we will 'hard launch' to the market. So timing is good to join. Additional Info Pyrmont HQ. Public transport, cafe, park, swimming pool, lunchtime exercise, walking meets along the harbour. Diverse Clients (our investments) diverse. Portfolio includes $500million P/A to $1million P/A turnover companies. Uncapped Bonus. Share in investment success. % companies profit (uncapped) is paid out as bonuses to employees. The Role The Facebook Ads Specialist is in charge of executing Facebook Ad Campaigns for our partners. You will lead the FB Ads experimentation process by helping the Growth Team test different hypotheses, run and optimise campaign performance and deliver market and audience insights to the team. The business expects to support a highly motivated staff member who seeks to master Facebook globally. Minimum Direct experience with tools/platforms such as FB Ads Manager, Google Analytics, Wordpress, Proficient with FB's ad reporting tools Knowledge and interest in statistical analysis and experiment design Ability to work with and analyse marketing data sets Basic HTML/CSS/JS highly desirable Next Step Shortlisted candidates will be provided with a full Job Description and Next Steps. Please email jobs@digivest.co with your Linkedin Profile, Mobile number and/or Resume. </text:p>
          </table:table-cell>
          <table:table-cell table:style-name="ce7" office:value-type="string" calcext:value-type="string">
            <text:p>Facebook Ads Specialist</text:p>
          </table:table-cell>
          <table:table-cell table:number-columns-repeated="1022"/>
        </table:table-row>
        <table:table-row table:style-name="ro1">
          <table:table-cell table:style-name="ce7" office:value-type="string" calcext:value-type="string">
            <text:p><text:s/>COMPANY Haircare Group is a dynamic, family owned importer, manufacturer and distributor of high end hairdressing and beauty brands throughout Australia and growing international markets. Due to this growth we have moved to a new state of the art facility on the city fringe, where we continue to be an industry leader. We are a fast-paced, energetic and passionate company that is building on our demonstrated success.Â  Â  Â  Â  Â  OPPORTUNITY Are you passionate about building brands through social media? Do you have a knack for creating engaging content and copy? An exciting opportunity has arisen for an enthusiastic and creative Social Media Co-Ordinator to join this dynamic company.Â  Â  Reporting to the Social Media Manager, the Social Media Coordinator is responsible for managing a number of social media accounts within the Haircare Group of brands, each with a unique tone of voice and aesthetic.Â  Account management will include content curation/creation, content planning and scheduling, community management, online customer service, sentiment analysis, influencer marketing, competitor analysis, and data analytics and reporting. You can write compelling copy with flair, curate engaging content and have exceptional attention to detail and organizational skills. You will have demonstrated experience in building and maintaining social communities; you are passionate about community engagement and influencer marketing and can customize your tone of voice for multiple brands.Â  You have a creative eye and instinctively know how to curate a social media feed. SKILLS / EXPERIENCE Desirable that you are Degree qualified in Marketing/Comms or similar discipline Experience managing Facebook and Instagram brand pages. Other platforms (Twitter, Pinterest, YouTube, Snapchat) a bonus Experience using content scheduling tools including Schedugram (or similar), and Facebook Ads Manager A strong customer service orientation and the ability to effectively address enquiries, feedback and complaints Ability to write with flair and work across multiple brand voices High level of grammatical skills and attention to detail Exceptional time management, and organisational skills Experience using Google Analytics and basic knowledge of Adobe Creative Suite advantageous BENEFITS Competitive remuneration Free on-site parking and brand new, state of the art office facility Employee internal discounts on luxury hair and beauty products Growing, dynamic company Work with International brands and attend hair, fashion and beauty event Application, Enquiries and Eligibility To apply please click the â€˜Apply Nowâ€™ button and address your application to Cisko Tudich Senior Human Resources Manager by close of business Friday 18th MayÂ Â 2018 For any enquiries please call Cisko Tudich on 08 84038290 To be eligible for this position, applicants must have a permanent residency in Australia, or a current working Visa that entitles you to work in Australia for longer than 6 months. </text:p>
          </table:table-cell>
          <table:table-cell table:style-name="ce7" office:value-type="string" calcext:value-type="string">
            <text:p>Social Media Coordinator</text:p>
          </table:table-cell>
          <table:table-cell table:number-columns-repeated="1022"/>
        </table:table-row>
        <table:table-row table:style-name="ro1">
          <table:table-cell table:style-name="ce7" office:value-type="string" calcext:value-type="string">
            <text:p><text:s/>You've heard about usâ€¦ You've watched as we've smashed through the boundaries to make Youfoodz a household nameâ€¦ You love our brand and everything we stand for so now, you want to be a PART of it! Who we are looking for We're on the hunt for a diligent, dynamic Social Media Coordinator to join the dream team at Youfoodz HQ! The Social Media Coordinator keeps our social channels on-point by curating and scheduling content that amplifies our brand voice, as well as keeping our community engaged with social activations. You will support the Youfoodz marketing team and help manage our social media channels, ensuring there's juicy content keeping our social game strong, and bringing new ideas to the table. A little about you: You are fluent in puns, wit, and sass, with strong GIF and emoji game. We are a young, fun company that doesn't take itself too seriously. Being comfortable with our 'ballsy' brand tone is crucial. You love being a busy bee and work well under pressure to achieve individual goals, as well as helping the team hit KPI's You're an ideas person always looking for the 'next big thing/. You wont just maintain our already awesome social presence, but will help us take it to the next level. You have a creative eye and know how to curate a good lookin' social feed. Your Instagram stores are always screenshot-worthy and you're a self-confessed Pinterest addict. You always have the customer at the heart of everything you do, monitoring feedback to give the customer more of what they love.Â  Let's get down to the nitty gritty of your role: Key responsibilities Curating content from a range of sources (internal, user-generated, brand ambassadors) to fill our feeds Daily organic content scheduling across social platforms, including writing pun-packed captions Executing social activations and driving our influencer marketing program Tracking and reporting on performance of organic and boosted content to develop actionable insights Briefing creative content requirements to in-house photographers, videographers &amp; writers If you posses the following, we'd love to hear from you! Degree in Marketing, Communications or a similar field of study; OR have at least 2 years' experience in a similar role Experience managing Facebook and Instagram brand pages. Other platforms (Twitter, Pinterest, YouTube, Snapchat) a bonus Experience using content scheduling tools including Hootsuite, Schedugram (or similar), and Facebook Ads Manager Ability to write with flair and work across multiple brand voices Thrives in a fun, fast-paced, team-driven environment. Exceptional time management and organisational skills Why Youfoodz On offer is an exciting career opportunity to work for a dynamic, rapidly growing business driven by innovation and success. This is a fast-paced role with the scope to develop quickly. Be part of the Youfoodz story â€“ APPLY NOW!! Â  </text:p>
          </table:table-cell>
          <table:table-cell table:style-name="ce7" office:value-type="string" calcext:value-type="string">
            <text:p>Social Media Coordinator</text:p>
          </table:table-cell>
          <table:table-cell table:number-columns-repeated="1022"/>
        </table:table-row>
        <table:table-row table:style-name="ro1">
          <table:table-cell table:style-name="ce7" office:value-type="string" calcext:value-type="string">
            <text:p><text:s/>Great team environment Training and developmentÂ  A little about us: There has never been a more exciting time to be part of Domain Group, a dynamic digital media and technology services business and one of Australia's leading property destinations. We provide property advertising and media online, via mobile, social media and in magazines, and technology services to the real estate industry. Domain Group recently separated from parent company Fairfax Media and listed on the Australian Stock Exchange as a $2.2 billion company. The business is experiencing rapid growth in digital revenues and investing in all areas to drive future earnings growth. Domain offers a dynamic and innovative culture at the leading edge of digital media in Australia. A lot about you: You will be an adaptable individual looking to join a dynamic, fast paced but supportive environment that loves to celebrate team wins! You will possess exceptional attention to detail in your work and will be someone who thrives in an ever-changing environment. This role supports the Domain Media sales team in setting up, delivering, optimising and reporting on advertising campaigns across a range of digital platforms. You will assist the Domain Media sales team in investigating and implementing new digital advertising products and analysing the performance of existing products. Your day to day will look something like this: Managing advertising inventory availability to ensure accurate forecasting and timely bookings of confirmed client campaigns Managing the successful delivery of all client advertising campaigns across all digital platforms Working with internal and external stakeholders to resolve any issues with the creative Managing the creative receipt process and timelines to ensure correct assets are delivered in time for go live Providing various levels of reporting to stakeholders Providing a high level of service to both internal and external clients Ensuring issues and enquiries are managed quickly and to the satisfaction of the client We would love you to have: A tertiary qualification ideally in digital marketing 1+ years experience in ad operations/media sales Previous experience handling advertising bookings and campaign delivery Campaign troubleshooting experience Previous experience using DFP or similar An understanding of the digital media ecosystem and advertising platforms Numerical and analytical ability Excellent time management skills Strong communication and stakeholder management skills It would be extra special if you have: Programmatic trading, ad trafficking or data management experience Experience using Google Analytics &amp; tag management systems Familiarity with HTML, AppNexus, Salesforce, DBM, DS, GA, Adwords and Facebook Ads Manager Why you will love us: We are in a time of rapid growth, which means that no two days are the same here at the Domain Group. We are here to help you to take that next step in your Media career, and would love you to make the Domain Group your home away from home. You will love coming to our state of the art office, which has everything you will need including an onsite cafÃ©, gym, yoga studio and games room. Soâ€¦what happens next? We will give your application the attention it deserves and you will hear from us either way! If you have the right experience, one of our Recruitment Consultants will give you a call (so make sure you keep your phone handy!) and from there the interviews will commence! Interested? Go on then, click apply, we would love to see your application pop up! A little note to recruitment agencies: We have this role covered; there is no need to get in touch :). We do not accept unsolicited agency resumes and Domain Group is not responsible for any fees related to unsolicited resumes. Thanks! </text:p>
          </table:table-cell>
          <table:table-cell table:style-name="ce7" office:value-type="string" calcext:value-type="string">
            <text:p>Campaign Manager</text:p>
          </table:table-cell>
          <table:table-cell table:number-columns-repeated="1022"/>
        </table:table-row>
        <table:table-row table:style-name="ro1">
          <table:table-cell table:style-name="ce8" office:value-type="string" calcext:value-type="string">
            <text:p>â€¢ Jobs Engagement Team â€¢ Full time fixed term position to July 2020 (with probable 3 year extension) â€¢ $89,008 to $96,960 per annum (PACCT 8) plus compulsory superannuation About us: The Box Hill Institute Group (BHI Group) is composed of Box Hill Institute (BHI) and the Centre for Adult Education (CAE). We are leading education providers with strong reputations for delivering high quality educational outcomes. To maintain our reputation and achieve our strategic goals we need a workforce full of energetic and forward thinking people. If you are enthusiastic and resilient, with a strong customer and commercial focus, then join our team. At the BHI Group you will work with great people in a challenging and dynamic environment, as we work together to continually improve our business. About the role: The Program Manager â€“ DES is responsible for developing and managing the project implementation and mobilisation plan for the Disability Employment Services (DES) Program. In collaboration with the Manager - Employment Initiatives, this position provides ongoing management of the project across all sites upon project implementation. The Program Manager â€“ DES as a member of the Jobs Engagement Team works professionally with employees at all levels across the BHI Group, and liaises with relevant external stakeholders including Disability Service Providers, Australian Disability Enterprises (ADEs), Centrelink, Job Active, and Migrant resource centres. The Jobs Engagement Team enhances the capacity and capability of the BHI Group to bridge the gap between the current and future needs of key growth sectors and the skills of potential employees. It manages and monitors the contractual obligations and legislative compliance of programs for clients in diverse settings. Duties and Accountabilities â€¢ Facilitate project management and stakeholder engagement processes associated with the project â€¢ Develop and manage an implementation and mobilisation plan ensuring seamless commencement of services within specified timeframes â€¢ Achieve KPIs ensuring receipt of payments â€¢ Maximise revenue and profits through effective financial and people management strategies â€¢ Build a reputation of competence and professionalism through project governance and reporting that meets internal and external stakeholder requirements â€¢ Ensure program delivery meets client expectations and contract deliverables â€¢ Enhance client satisfaction and project reputation through strong stakeholder engagement Your skills and experience â€¢ Tertiary qualifications in Project or Business Management or equivalent combination of relevant training and experience Expertise â€¢ Project/Program Management: Demonstrated experience in project/program management preferably in government outsourced projects or employment projects. â€¢ Resource Management: Ability to manage and monitor complex budgets. â€¢ Delivery of Results: Proven outcomes in delivering results in line with project timelines, budget and accountability in meeting client-set KPIs. â€¢ Stakeholder Management: Identify and manage a range of complex and competing needs. â€¢ Influence and Negotiation: Implements strategies to achieve buy-in and support from key stakeholders. â€¢ Drive and Commitment. â€¢ Resilience. â€¢ Vocational Expertise: Experience within Education and Training, Disability Employment Services, Disability Services, or Employment Services sectors is preferred, with a sound understanding of assisting people with a disability. You will need to provide or be willing to obtain a current National Police Records Check, a Working with Children Check, evidence of your entitlement to work in Australia, and certified copies of your qualifications. Benefits Interested in starting a career with one of Australia's leading Institutes? At BHI Group we value our people. We offer more than just a job; we offer benefits to enhance your work life, help you grow, and celebrate your achievements. Employment benefits include: â€¢ Novated leasing and salary packaging â€¢ Purchased leave â€¢ Employee discounts on health insurance, car rental, newspaper subscriptions and more â€¢ Library access, digital and online Resources â€¢ Discounts services including floristry, beauty, Fountains Restaurant, Vet Clinic and Dog Grooming â€¢ Counselling support services (EAP) and Health and wellbeing program â€¢ Discounts on CAE/Box Hill Institute short courses for staff and their immediate family â€¢ Staff development program â€¢ Study fee reductions for approved internal courses and study support for approved courses â€¢ Reward and Recognition Programs Like to know more? If you have questions about this role, please contact Jane Young at j.young@boxhill.edu.au or by phone on 9286 9782. Applications close: 9am, Monday 30 April 2018. Applicants must complete all aspects of the online application form. The Box Hill Institute Group reserves the right to withdraw an advertised position at any stage. *LI </text:p>
          </table:table-cell>
          <table:table-cell table:style-name="ce8" office:value-type="string" calcext:value-type="string">
            <text:p>Program Manager</text:p>
          </table:table-cell>
          <table:table-cell table:number-columns-repeated="1022"/>
        </table:table-row>
        <table:table-row table:style-name="ro1">
          <table:table-cell table:style-name="ce8" office:value-type="string" calcext:value-type="string">
            <text:p><text:s/>Fixed Term to 21st December 2018 Part Time Contract Time Fraction Negotiable 0.6 â€“ 0.8 (22.8 â€“ 30.4 hours per week) Based at Federation Trainingâ€™s Morwell Campus Job Reference No. 1849 Â About Us: Federation Training is a public Technical and Further Education (TAFE) provider of Vocational Education and Training. With ten campuses from Chadstone in Melbourneâ€™s outer East across the state to Lakes Entrance, Federation Training offers a diverse range of programs and specially designed learning environments,Â providing students with the opportunity to get hands on and develop real skills and experience in the industry of their choice. About the Role: Federation Training is seeking a motivated and enthusiastic industry expert with a passion for sharing their knowledge, skills and experience to join our Horticulture Teaching team. The main focus of this position is to support students, deliver quality training and assessment, develop resources and undertake educational administration within the Horticulture Programs. The successful applicant will have current industry experience with the ability to motivate and inspire students to achieve their best.Â  The Role of a Teacher is to: Manage the learning process to enable students with a disability to achieve their best; Develop and deliver relevant and industry current course material in an appropriate manner to students with a disability; Maintain their own vocational currency to ensure they are delivering the most up to date practices; Ensure student records are accurate and maintained according to policies and procedures; Adhere to quality and compliance principles and practices in relation to teaching and assessment activities; Apply innovative delivery practices contextualised to the clientsâ€™ needs; Contribute to the growth and development of Federation Training; Provide advice and information regarding Federation Trainingâ€™s courses. To be successful in this position you will need: A Certificate IV in Training &amp; Assessment TAE40110. A teaching qualification at Diploma level or above would be treated favourably; Vocational qualification in the relevant discipline; (Minimum Certificate IV in Horticulture) Relevant and current vocational and/or industrial experience; Applicable licences as appropriate to the vocational discipline; An ability to deliver across multiple skill sets would be highly regarded; Experience providing training to and working with students with a disability would be treated favourably; Demonstrated high level written and oral communication skills and a proven ability to communicate effectively; Capability to facilitate learning in an adult environment; Commitment to quality customer service. A six month probationary period applies to this position. Successful applicants must hold a current driverâ€™s licence and will be required to satisfy a National Police Records Check and a Victorian Working with Children Check. Benefits: Remuneration in accordance with the Victorian TAFE Teaching Staff Multi-Enterprise Agreement 2015 depending on qualifications and experience; Professional Development Opportunities; Access to Employee Assistance Program; Employment with Gippslandâ€™s leading Training Provider. How to Apply:Â Â  Click on the â€˜Apply Nowâ€™ button below to be redirected to Federation Trainingâ€™s website. Applications must be submitted online and include a current CV and address the Key Selection Criteria. No late or hard copy applications will be accepted. For specific enquiries relating to this position please contact Bruce Macpherson, Program Manager on 0427â€¦show number . For assistance with the online application process please contact the Human Resources Department on (03)â€¦show number . Applications close at 2pm on Monday 30Â AprilÂ 2018. Â  </text:p>
          </table:table-cell>
          <table:table-cell table:style-name="ce8" office:value-type="string" calcext:value-type="string">
            <text:p>Teacher Horticulture</text:p>
          </table:table-cell>
          <table:table-cell table:number-columns-repeated="1022"/>
        </table:table-row>
        <table:table-row table:style-name="ro1">
          <table:table-cell table:style-name="ce8" office:value-type="string" calcext:value-type="string">
            <text:p><text:s/>An exciting opportunity to work within a dynamic and challenging innovative environment. The role is to deliver the final stages of a complex project in a UAT environment.The ideal candidate will have extensive experience in Agile, willing to challenge ideas. Role: An exciting opportunity to work within a dynamic and challenging innovative environment. The role will predominantly work on a current initiative to launch a developing system, create a mechanism for management reporting and operationalise the initiative in BAU. The ideal candidate will have extensive experience in Agile, willing to challenge ideas. Responsibilities: As the Business Analyst you will: Translating business intent into program objectives with tangible delivery plans and outcomes Maintaining engagement and focus on delivery in our complex matrix team environment with competing priorities, i.e. Managing virtual team resources against the workload demands of a matrix management environment with conflicting business and line management priorities. Needs good planning, time management and extensive communication skills to prioritise program commitments and other work demands. Escalation and resolution of issues across various groups. Understanding resistance to change and practical application of change management techniques to achieve commitment. Ability to influence without authority Assist program manager to define, develop and guide scope and direction Delivery of agreed documentation to time and quality criteria Develop, manage and improve team relations Manage acceptance and adoption of changes across the business Requirements: As the Business Analyst you will have: 5+ years of experience as a Business Analyst Worked in an UAT environment Defined structure around BAU practices Experience with software development cycles Strong Agile environment experience Complex stakeholder management experience Delivery experience of large complex projects Organisational change management experience Candidates must be willing to work in North Ryde To apply please click apply or call Harrison Raptopoulos on +61 2 82893121 for a confidential discussion. </text:p>
          </table:table-cell>
          <table:table-cell table:style-name="ce8" office:value-type="string" calcext:value-type="string">
            <text:p>Business Analyst</text:p>
          </table:table-cell>
          <table:table-cell table:number-columns-repeated="1022"/>
        </table:table-row>
        <table:table-row table:style-name="ro1">
          <table:table-cell table:style-name="ce8" office:value-type="string" calcext:value-type="string">
            <text:p>Founded in 1978, Universal Health Services, Inc. (UHS)* is one of the nation’s largest and most respected healthcare management companies, operating through its subsidiaries’ acute care hospitals, behavioral health facilities and ambulatory centers nationwide. With more than 65,000 people employed by UHS’ subsidiaries, UHS’ business strategy is to continue to grow by building or purchasing healthcare facilities across the country, while continuing to strengthen UHS’ strong franchise based on exceptional service and effective cost control. Our success is driven by a service philosophy based on integrity, competence and compassion and through a responsive management style. The Program Manager - Team STEEPS (Master Trainer) is responsible for the development, implementation, effectiveness, and success of all (Crew Resource Management) CRM/TeamSTEPPS at UHS. This individual maintains an awareness of, and implements, health care industry best practices in CRM/TeamSTEPPS. Essential Job Duties: Coordinates the planning, implementation, training and ongoing activities of the Crew Resource Management (CRM)/TeamSTEPPS program across the enterprise – in all facilities, units and service lines. Manages/conducts risk assessments. Creates and supervises unit-based CRM/TeamSTEPPS workgroups. Plans, manages, and leads the unit implementations and go-live strategies, including work plans, creation of safety tools, and all associated activities. Coordinates training for Master Trainers, including Teamwork Skills Workshops, Risk Assessment, Leadership Development, and Hardwired Safety Tools Workshops and Implementations. Manages the collection and analysis of program Metrics. Prepares Steering Committee Agendas and participates in Steering Committee meetings. Conducts program audits. Coordinates the creation and implementation of standardized policies and procedures including competency statements. Creates CRM/TeamSTEPPS program measurement plans. Revises, based on data analysis, all course materials for ongoing continuing education and for NEO (New Employee Orientation) training. Measures the efficacy of hardwired safety tools, gaps in knowledge or practice. Detects, evaluates, and defines potential operational issues and opportunities for enhancement or program revision. Provides periodic CRM/TeamSTEPPS status reports. Coordinates CRM/TeamSTEPPS activities with related departments, i.e. Quality and/or Risk. Coordinates activities with vendors (LifeWings). Creates safety improvement by improved communication, teamwork protocols (checklists) and speak up. Ensures compliance of the CRM/TeamSTEPPS program with the Vision, Mission and policy statements, and regulatory and professional standards. Ensures Master Trainers are certified and qualified to conduct all elements of the CRM/TeamSTEPPS project. Ensures institutional leaders conduct Steering Committee meetings, Round, coach low performers, and revise policies and procedures as needed. Ensures that training critique scores are never less than an average of 4 on a 5 point scale. Creates and implements effective hardwired safety tools as measured by 100% compliance in usage. Reaches the institutional goals of the program data collection and analysis plan. Master's Degree with 3+ years experience required.  Valid RN or MD/DO license required or significant experience with TeamSTEPPS as a trainer. Master’s degree required for RN position. Proven leadership success and experience. Project management skills and experience. Ability to devise, test and deliver training materials. Excellent oral, written and presentation skills. Demonstrated ability to be self-directed and excellent organizational, analytical and interpersonal skills. Skilled in team building, communication and conflict management. Certified LifeWings Master CRM/TeamSTEPPS Trainer. UHS offers competitive compensation commensurate with experience and benefits programs including medical, dental, life insurance and 401k. *UHS is a registered trademark of UHS of Delaware, Inc., the management company for Universal Health Services, Inc. and a wholly-owned subsidiary of Universal Health Services, Inc. Universal Health Services, Inc. is a holding company and operates through its subsidiaries including its management company, UHS of Delaware, Inc. All healthcare and management operations are conducted by subsidiaries of Universal Health Services, Inc. To the extent any reference to "UHS or UHS facilities" on this website including any statements, articles or other publications contained herein relates to our healthcare or management operations it is referring to Universal Health Services' subsidiaries including UHS of Delaware. Further, the terms "we," "us," "our" or "the company" in such context similarly refer to the operations of Universal Health Services' subsidiaries including UHS of Delaware. Any employment referenced in this website is not with Universal Health Services, Inc. but solely with one of its subsidiaries including but not limited to UHS of Delaware, Inc. UHS is not accepting unsolicited assistance from search firms for this employment opportunity. Please, no phone calls or emails. All resumes submitted by search firms to any employee at UHS via-email, the Internet or in any form and/or method without a valid written search agreement in place for this position will be deemed the sole property of UHS. No fee will be paid in the event the candidate is hired by UHS as a result of the referral or through other means.  Click Here To Applyhttps://uhs.ats.hrsmart.com/cgi-bin/pm/click.cgi?job_id=147869&amp;site_id=35</text:p>
          </table:table-cell>
          <table:table-cell table:style-name="ce8" office:value-type="string" calcext:value-type="string">
            <text:p>Program Manager</text:p>
          </table:table-cell>
          <table:table-cell table:number-columns-repeated="1022"/>
        </table:table-row>
        <table:table-row table:style-name="ro1">
          <table:table-cell table:style-name="ce8" office:value-type="string" calcext:value-type="string">
            <text:p>DUTIES AND RESPONSIBILITIES Create a strategic planning initiative to establish rules and guidance for the UAS program in accordance with the FAA requirements for civilian operators; Participate in program reviews with customers, subcontractors and business partners; Responsible for UAV scheduling, resource allocation, budgeting and day-to-day UAV Program Management; Work efficiently with the Operations and Commercial team Management to evaluate UAS Program success and areas of improvement; Develop UAV safe flight standards requirements and coordinate with the Director of Training on required New Hire and Re-current Training Plans; Create and develop mission procedures in strict compliance with Era Operational standards and all applicable regulations; Places safety and customer service at the forefront in all assigned tasks; Facilitates communications with the customer and ensures Era is always represented in a professional manner; Complies with other duties and assignments that may be assigned by the Director of Operations. Minimum Requirements: At least 3 years plus of UAV field experience; At least 5 years of leadership/management experience; Must possess extensive knowledge of civilian UAV FAA regulations; Ability to obtain an FAA Class II Medical Certificate;  Excellent verbal and written communication skills required; Computer proficiency in MS Word, Excel, PowerPoint required; Must be organized and be able to work with a large and varied workload; and Must possess strong interpersonal skills to work effectively within a team.  Preferred Qualifications: ATP Certificate; or FAA Avionics or Airframe/Power plant licenses; Our compensation structure is designed to make Era an attractive employer and very competitive within the industry.  We also offer a comprehensive benefits package which includes an employer sponsored 401k plan and Employee Stock Purchase Plan. EOE - Females/Minorities/Protected Veterans/Individuals with Disabilities   Click Here To Applyhttps://erahelicopters.mua.hrdepartment.com/pm_module/cgi-bin/click.cgi?job_id=1264&amp;site_id=123</text:p>
          </table:table-cell>
          <table:table-cell table:style-name="ce8" office:value-type="string" calcext:value-type="string">
            <text:p>Program Manager</text:p>
          </table:table-cell>
          <table:table-cell table:number-columns-repeated="1022"/>
        </table:table-row>
        <table:table-row table:style-name="ro1">
          <table:table-cell table:style-name="ce8" office:value-type="string" calcext:value-type="string">
            <text:p>TIME SOLUTIONS LLC Company Job Title:Epigeneticist Clearance:Up to a Public TrustLocation:Raleigh, NCReports To:Program ManagerFLSA Status:Exempt, Full Time, RegularPrepared Date:04-27-2016Approved Date: 04-27-2016 ***Position contingent upon contract award.*** Summary:· The Epigeneticist provides expertise to bioinformatics support services projects for the National Institute of Environmental Health Sciences (NIEHS). Essential Duties and Responsibilities: (Reasonable accommodations may be made to enable individuals with disabilities to perform the essential functions of this position Conducts various epigenetics and toxicogenomics studiesProvides cheminformatics support for HTS data and integrationSupports informatics data extraction projectsGenome bioinformatics data analysisAdvise on the design of experiments generating epigenetics dataAssist in developing and implementing strategies for identifying differentially methylation regions on DNA and histones (DMRs) within the genomeProvide bioinformatics and data mining support for the analysis of bisulfite DNA-Seq or other epigenetics datasetsAssist in developing and implementing strategies for identifying differentially methylation regions on DNA and histones (DMRs) within the genomeParticipate in 2-5 bioinformatics epigenetics studies per year Non-Essential Duties:· Other duties as assigned Supervisory Responsibilities:· NONE Minimum Qualifications: (To perform this job successfully, an individual must be able to perform each essential duty satisfactorily.) · Candidates should have a Ph.D., M.D. or equivalent degree in molecular biology, cell biology, biochemistry, genetics, or related field. Minimum 5 years' research experience in epigenetics at the postdoctoral level. Knowledge, Skills and Abilities: · Strong background in molecular biology, molecular genetics, cell biology, epidemiology or a related field· Strong analytical/computational skills · Outstanding verbal and written communication skills· Knowledge of experimental design, implementation and interpretation· Familiarity with toxicogenomic database resources (GEO, SRA) and browsers (UCSC) Diversity:· Shows respect and sensitivity for cultural differences; Educates others on the value of diversity; Promotes a harassment-free environment; Builds a diverse workforce. Ethics:· Treats people with respect; Keeps commitments; Inspires the trust of others; Works with integrity and ethically; Upholds organizational values. Physical Demands:· The physical demands described here are representative of those that must be met by an employee to successfully perform the essential functions of this job. Reasonable accommodations may be made to enable individuals with disabilities to perform the essential functions.· While performing the duties of this Job, the employee is regularly required to sit and talk or hear. The employee is frequently required to walk; use hands to finger, handle, or feel and reach with hands and arms. The employee is occasionally required to stand; climb or balance and stoop, kneel, crouch, or crawl. The employee must occasionally lift and/or move up to 25 pounds. Specific vision abilities required by this job include close vision. Work Environment:· The work environment characteristics described here are representative of those an employee encounters while performing the essential functions of this job.· The employee will normally work in a temperature-controlled office environment, with frequent exposure to electronic office equipment.· During visits to areas of operations, may be exposed to extreme cold or hot weather conditions. Is occasionally exposed to fumes or airborne particles, toxic or caustic chemicals, and loud noise. Chenega Corporation and family of companies is an EOE. Equal Opportunity Employer Minorities/Women/Veterans/Disabled Native preference under PL 93-638. We participate in the E-Verify Employment Verification Program.</text:p>
          </table:table-cell>
          <table:table-cell table:style-name="ce8" office:value-type="string" calcext:value-type="string">
            <text:p>Epigeneticist</text:p>
          </table:table-cell>
          <table:table-cell table:number-columns-repeated="1022"/>
        </table:table-row>
        <table:table-row table:style-name="ro1">
          <table:table-cell table:style-name="ce8" office:value-type="string" calcext:value-type="string">
            <text:p>The Search Content Platform team helps developers and teams turn a feature idea into a running experiment on the Amazon Search Page on all devices. We believe it should take hours, not weeks to test whether a change helps customers make more informed buying decisions.We are looking for an experienced technical program manager who is particularly passionate about the developer experience when creating user facing experiments and evaluating their worth to the customer. In this role you willembody Amazon's Customer Obsession, Dive Deep and Ownership leadership principlespossess a strong program management background with demonstrated experience leading medium to large projectshave a well-rounded technical background in current web and systems technologiescollect business and systems requirements from internal and external customers, craft roadmaps, anticipate bottlenecks and drive project schedules from design to release, and managing the production launch.coordinate design and implementation efforts across teams that span almost every Amazon business, making appropriate tradeoffs that optimize for developer productivity and customer benefit.be part of a small, close-knit team that is agile, data driven, and highly collaborative.help build services and libraries used by hundreds of developers.release new features daily to our customers.We have so much we want to do. If you enjoy helping customers make informed buying decisions as well as making developers around you productive, join us! You'll never have trouble answering the question, "What exactly do you do for Amazon?”.We look forward to hearing from you. 5+ years of Technical Program Management experience in a related industry 3+ years of coding experience in Java, C++, and Perl Bachelor's degree in Engineering, Computer Science or related technical field Experience with business applications such as Word, Excel, Outlook and Project Ability to communicate effectively with both technical and non-technical individuals. Excellent oral and written communication skills Track record for being detail-oriented with a demonstrated ability to self-motivate and follow-through on projects</text:p>
          </table:table-cell>
          <table:table-cell table:style-name="ce8" office:value-type="string" calcext:value-type="string">
            <text:p>Senior Technical Program Manager</text:p>
          </table:table-cell>
          <table:table-cell table:number-columns-repeated="1022"/>
        </table:table-row>
        <table:table-row table:style-name="ro1">
          <table:table-cell table:style-name="ce8" office:value-type="string" calcext:value-type="string">
            <text:p>The mission of the Metadata and Configuration Platform (MCP) team is to deliver solutions that enable teams across Amazon to solve the following problems:Organize and manage the contextual metadata that describes the kinds of data in use at Amazon. For example, the attributes for a type of product might need to differ depending on the marketplace in which it is being sold.Safely and quickly modify the runtime behavior of applications without requiring code changes and redeployment or service restart. For example, an application operator may want to add a specialized error message for a particular language without having to redeploy the application. We are part of the Amazon.com e-commerce foundational technology (eCFT) team, which means our software powers one of the largest e-commerce engines in the world. If you want to be part of a team that makes a difference on a large scale, this is it.We are looking for a curious, customer-oriented, inventive, and experienced Technical Program Manager (TPM) to refine and define the vision for the metadata and configuration management services, libraries, and tooling. The candidate thrives in a fast-paced environment, understands the metadata modeling space, and will help us support the business to innovate quickly and safely.As the TPM, you will be responsible for: collaborating with internal customer teams to understand their goals; strategic planning; project management for software within the team; coordination of project dependencies across teams; and process &amp; quality of service improvements. You will be the person that drives our "working backwards from the customer" approach to designing and delivering solutions. You will be responsible for helping to define our short- and long-term program roadmap and helping to structure projects so that we continually deliver incremental value to our customers.Successful candidates will: have a technical background; be detail-oriented and data-driven; exhibit excellent problem solving and program management skills. You should not only be passionate about delivering extensible, on-time solutions, but should also be obsessed with contributing to the development of high-performance teams through rigorous goal-setting, disciplined attention to performance metrics, continuous process improvement and mentorship. 6+ years' experience managing complex technology projects Very strong organization skills - never let anything fall through the cracks Experience breaking large initiatives into smaller ones that deliver incremental value Experience with project delivery for large, cross functional projects Experience developing Internet products and technologies Bachelor's Degree or 4+years equivalent work experience Excellent written and oral communication skills Experience working with teams spread across remote locations Quantitative analytical abilities Proven problem solving skills Proficient organizational skills Excellent technical skills Degree in computer science or engineering preferred Previous work experience as a software developer Prior experience with agile methodologies</text:p>
          </table:table-cell>
          <table:table-cell table:style-name="ce8" office:value-type="string" calcext:value-type="string">
            <text:p>Technical Program Manager</text:p>
          </table:table-cell>
          <table:table-cell table:number-columns-repeated="1022"/>
        </table:table-row>
        <table:table-row table:style-name="ro1">
          <table:table-cell table:style-name="ce8" office:value-type="string" calcext:value-type="string">
            <text:p>Job DescriptionEaton Corporation is looking to hire a Program Manager for the Galesburg MI location.   Primary Function:   Responsible for the successful execution of New Product Development Projects. Lead the Integrated Product Team(s) to drive customer satisfaction, continuous improvement, and life of the program financial performance by managing customer programs, contracts, and business relationships.   Essential Functions: Manages the Profit &amp; Loss of NPD project(s). Responsibility, Authority, and Accountability (RAA) for project scope delivery and successful execution within technical, schedule, cost and quality commitments. Execute IPT leadership across the project(s). Seeks team input to promote rapid resolution to issues. Provides feedback on performance indicators. Establishes objectives and goals and provides direction to the project teams in areas of customer concerns, potential changes in scope, and risk assessment. Manage effective customer communications. Improve organization responsiveness to customer requirements. Communication and manage customer expectations and contractual commitments internal to the business. Ensure standard program management processes are utilized and adequate support to the project team by coordinating Program Reviews (P-Reviews), preparing and publishing PM metrics, and conducting Decision Gate Committee (DGC) meetings. Maintain metrics for project for financial performance, quality, technical performance and delivery through all of the PROLaunch phases. Coordinates all risks and requirements of the project. This is accomplished by planning, controlling, integrating all project activities and deliverables and measuring all elements to ensure the requirements and goals are successfully achieved. Manage customer contract, pricing, terms and conditions and contractual flow-down through the organization. Establish and negotiate pricing strategies by system and/or product, market and by customer. Develop contract negotiation strategies with Sales. Ensure effective change management process is utilized. Provides periodic project updates (Program Status Report – Green/Yellow/Red) of current situation relating to contractual milestones and problem/high risk areas (e.g., technical, cost, and schedule). Provides updates to the business units as well as divisional levels. Plays a key role in developing business proposals and executing the overall program plan. Provides overall Project interface with the customer. Basic Qualifications (Including Educational Requirements)Basic Qualifications: Bachelor’s degree from an accredited institution   3 years of experience in Program Management; or a combination of Program Management with some Engineering, Quality, Manufacturing, and/or Product Development Management Must be able to work in the United States without corporate sponsorship now and within the future.   Preferred Qualifications: Bachelor’s degree in Engineering from an accredited institution Project Management Institute (PMI) accreditation (SAPM or PMP) preferred   Position Criteria: Leadership skills - capability to lead change in an Integrated Team (IPT). Developing to fully demonstrating in Program and Project Management methodologies, processes and tools Good communication and presentation skills – both verbal and written with ability to make necessary status reports and technical presentations to Eaton management and customer Some experience in Risk Management Good analytical skills and business acumen Good knowledge of the Vehicle industry  Eaton is a power management company with 2015 sales of $20.9 billion. Eaton provides energy-efficient solutions that help our customers effectively manage electrical, hydraulic and mechanical power more efficiently, safely and sustainably. Eaton has approximately 97,000 employees and sells products to customers in more than 175 countries. For more information, visit www.eaton.com At Eaton, we see things differently. We see opportunities to innovate, go above and beyond, and we work hard because what we do reflects who we are. If you see things differently—if you’re determined, motivated and focused on improving the world around you—then it’s time to see where a career at Eaton can take you. For more information, visit www.eaton.com/careers Eaton is an Equal Opportunity and Affirmative Action Employer. Eaton is committed to ensuring equal employment opportunities for all job applicants and employees. Employment decisions are based upon job-related reasons regardless of an applicant's race, color, religion, sex, sexual orientation, gender identity, age, national origin, disability, marital status, genetic information, protected veteran status, or any other status protected by law.</text:p>
          </table:table-cell>
          <table:table-cell table:style-name="ce8" office:value-type="string" calcext:value-type="string">
            <text:p>Program Manager</text:p>
          </table:table-cell>
          <table:table-cell table:number-columns-repeated="1022"/>
        </table:table-row>
        <table:table-row table:style-name="ro1">
          <table:table-cell table:style-name="ce8" office:value-type="string" calcext:value-type="string">
            <text:p>MANUFACTURING EXCELLENCE ENGINEER opportunity at a highly regarded manufacturing firm near Beaumont, TX. Growth opportunity. Need BS Engineering Chemical or Industrial and minimum 4+ years related experience in a manufacturing environment. Have Green Belt or will need to obtain certification. Includes relocation.Responsibilities for the Program ManagerResponsible for developing strategies and execution of deliberate and continuous improvement projects that contribute to mill 3% YOY cost improvement, developing ME talent and associated benchmarking and reporting to measure success.Determine best opportunities in Finished Products Areas to improve variance to budget, reduce cost and increase EBITManage ME resources including REACH engineers in the Finished Products Area. Regularly review for DI projects and report out of progress and results Work with business unit manager to prioritize DI projects and assign projects to ME trained resources to execute.Promote and use DMAIC, Six-Sigma, Lean Manufacturing principles and Educate and Train leaders, employees and ME resources in ME skillsTrain and certify White and Yellow belts. Coach/Mentor Green Belts seeking certificationAnalyze and report Constrained Area Downtime for the Finished Products and External AreasDevelop and maintain reporting scorecardsRequirements for the Program ManagerBS Chemical or Industrial Engineering or related discipline, A PLUS to have an Advanced degreeMinimum 4+ Years Manufacturing Experience required; A PLUS to have Area Process Manager (APM) or Operations Maintenance Coordinator (OMC) experienceKnowledge and experience of 5S, Best Practice Database, Centerlining, Data Analysis, IAPs, Kaizen, Value A PLUS to already have Green Belt certification otherwise will be required to complete GB certification if not certifiedA PLUS to have (a) Problem Solving Techniques that include RCFA, Kaizen, Kepner-Tregoe and/or (b) experience with Stream Mapping, Plan-Do-Check-Act, R-Gap/A-Gap Process, Six Sigma and Trouble Cause CorrectionBenefitsSalary in range shown based on extent of qualificationsComprehensive BenefitsGrowth Opportunity a solid well established manufacturing firmRelocationThis Job is located in Beaumont, TX -&gt; United States</text:p>
          </table:table-cell>
          <table:table-cell table:style-name="ce8" office:value-type="string" calcext:value-type="string">
            <text:p>Program Manager</text:p>
          </table:table-cell>
          <table:table-cell table:number-columns-repeated="1022"/>
        </table:table-row>
        <table:table-row table:style-name="ro1">
          <table:table-cell table:style-name="ce9" office:value-type="string" calcext:value-type="string">
            <text:p><text:s/>Life Science Support Specialist Team Leader- Melbourne Life Science Industry International leading product portfolio Career Opportunity In Vitro Technologies is a scientific and medical distribution organisation who specialise in the sales, marketing and support of products throughout Australia and New Zealand. As a result of our continued growth and emerging opportunities in the Scientific market segment, we are seeking to appoint a full-time Life Science Customer Care Specialist, based in our Noble Park office. This national role is primarily focused on: Lead the Life Science Support team and oversee the management of Life Science support activities Providing industry leading technical customer service and support to our Life Science customers Manage and execute outbound sales strategy for selected consumables Data management including understanding and facilitating price uploads for various eProcurement platforms and Dynamics versions 2012 Primary contact for Inbound/Outbound phone, email &amp; web chat nationally Provision of sales support to our field based Territory and Product Managers Up selling related products to assist in providing, our customers total solutions. This position suits an experienced science researcher preferably in cell biology, biotechnology, immunology or related disciplines who is interested in developing a career within the commercial scientific field. They will be self-motivated, demonstrate and ability to lead, take pride in job satisfaction have the ability to work in a fast-paced environment. Qualifications &amp; Experience Honours in a Life Science Degree from a recognised institution is required Research laboratory experience Excellent written and verbal communication skills Ability to demonstrate skills in typing, &amp; Microsoft Office applications including Word, Excel, and Outlook Exposure to database management and CRM, specifically Microsoft Axapta ERP is preferred. Salary will be negotiable and based on experience &amp; qualifications The closing date for applications is 28th April 2018 Please send your application attention to: Mala Reddy National Sales Manager In Vitro Technologies 7-9 Summit Road Noble Park North, VIC3174 jobs@invitro.com.au </text:p>
          </table:table-cell>
          <table:table-cell table:style-name="ce9" office:value-type="string" calcext:value-type="string">
            <text:p>Life Science Support Specialist Team Leader - Melb</text:p>
          </table:table-cell>
          <table:table-cell table:number-columns-repeated="1022"/>
        </table:table-row>
        <table:table-row table:style-name="ro1">
          <table:table-cell table:style-name="ce9" office:value-type="string" calcext:value-type="string">
            <text:p><text:s/>An opportunity has arisen to join a successful business with a solid reputation within their industry and product space. As a leading manufacturer, they pride themselves on their exceptional customer service standards and the technical team is no different. Reporting to the Group Technical Services Manager, your key responsibility will be to provide technical advice to Technicians over the phone, ensuring the best and most appropriate customer service is provided as you trouble shoot the issue through to resolution. You will become the product â€˜subject matter expertâ€™, proactively handling queries and issues and deliver equipment training to the companyâ€™s Technicians and subcontractors. You will possess: Concise and effective communication skills - especially over the phone Proven technical knowledge The ability to problem solve complex issues An analytical minded A strong work ethic and resilient nature To be considered for this role, you will bring experience from a technical support or service quality-related role and candidates with any related technical qualifications will be highly regarded. An electrical or mechanical background is essential. You may have qualifications in engineering. But ideally we are looking for someone with a mechanical aptitude - so if you love tinkering! Fixing! Coupled with sound customer service skills this maybe you dream job!! Whilst specific product knowledge and training will be provided, your interpersonal skills, enthusiasm and absolute commitment to customer service is vital. PLEASE NOTE: Candidates with Electronics or IT background will not be considered. Apply NOW! To apply online please click on the appropriate link below and send your resume in WORD format. Alternatively, for a confidential discussion please contact Kate Baxter on 03 9535 2111. ( SK98227A ) Please visit www.veritasrecruitment.com.au to view more jobs. </text:p>
          </table:table-cell>
          <table:table-cell table:style-name="ce9" office:value-type="string" calcext:value-type="string">
            <text:p>Technical Customer Service Officer</text:p>
          </table:table-cell>
          <table:table-cell table:number-columns-repeated="1022"/>
        </table:table-row>
        <table:table-row table:style-name="ro1">
          <table:table-cell table:style-name="ce9" office:value-type="string" calcext:value-type="string">
            <text:p><text:s/>An opportunity has arisen to join a successful business with a solid reputation within their industry and product space. As a leading manufacturer, they pride themselves on their exceptional customer service standards and the technical team is no different. Reporting to the Group Technical Services Manager, your key responsibility will be to provide technical advice to Technicians over the phone, ensuring the best and most appropriate customer service is provided as you trouble shoot the issue through to resolution. You will become the product â€˜subject matter expertâ€™, proactively handling queries and issues and deliver equipment training to the companyâ€™s Technicians and subcontractors. You will possess: Concise and effective communication skills - especially over the phone Proven technical knowledge The ability to problem solve complex issues An analytical minded A strong work ethic and resilient nature To be considered for this role, you will bring experience from a technical support or service quality-related role and candidates with any related technical qualifications will be highly regarded. An electrical or mechanical background is essential. You may have qualifications in engineering. But ideally we are looking for someone with a mechanical aptitude - so if you love tinkering! Fixing! Coupled with sound customer service skills this maybe you dream job!! Whilst specific product knowledge and training will be provided, your interpersonal skills, enthusiasm and absolute commitment to customer service is vital. PLEASE NOTE: Candidates with Electronics or IT background will not be considered. Apply NOW! To apply online please click on the appropriate link below and send your resume in WORD format. Alternatively, for a confidential discussion please contact Kate Baxter on 03 9535 2111. ( SK98227A ) Please visit www.veritasrecruitment.com.au to view more jobs. </text:p>
          </table:table-cell>
          <table:table-cell table:style-name="ce9" office:value-type="string" calcext:value-type="string">
            <text:p>Technical Customer Service Officer</text:p>
          </table:table-cell>
          <table:table-cell table:number-columns-repeated="1022"/>
        </table:table-row>
        <table:table-row table:style-name="ro1">
          <table:table-cell table:style-name="ce9" office:value-type="string" calcext:value-type="string">
            <text:p>About the Company Pride Mobility Products Australia is a subsidiary company ofÂ the worldâ€™s leading designer and manufacturer of personal mobility products offering the highest-performing complex rehab technology in the industry. About The Role We are seeking a full timeÂ (Mon-Fri) Mobility Products Repair Technician (Junior) to work in our Technical Customer Service department. This is a permanent opportunity for those looking for a long-term career with a stable and reputable company.Â  Training in all aspects of the role will be provided to the successful applicant. About You The successful applicant will have the following skills and attributes: Willingness to learn Logical thinker MechanicalÂ aptitude Interest in electronics Ability to work as an individual and as part of a team Customer service focused with good communication skills Problem solving skills Attention to detail How to Apply If you believe you are the right person for this position please forward your resume by clicking â€œapply for this job. â€œ</text:p>
          </table:table-cell>
          <table:table-cell table:style-name="ce9" office:value-type="string" calcext:value-type="string">
            <text:p>Repair Technician (Junior)</text:p>
          </table:table-cell>
          <table:table-cell table:number-columns-repeated="1022"/>
        </table:table-row>
        <table:table-row table:style-name="ro1">
          <table:table-cell table:style-name="ce9" office:value-type="string" calcext:value-type="string">
            <text:p>Job SummaryAs a Genius at the Apple Store, you maintain customers' trust in Apple as the skilled technical customer service expert, troubleshooting and repairing products. You use problem-solving and people skills to assure Genius Bar customers of swift resolutions to their technical problems. You also educate your team members about products, while independently keeping your own technical know-how up to date. With your customer service brilliance and empathetic nature, you provide Genius advice and technical support every day.Key QualificationsStrong people skills and a knack for problem solving.Ability to maintain composure and customer focus while troubleshooting and solving technical issues.Ability to adhere to a schedule of customer appointments. DescriptionAs an Apple Genius, you provide insightful advice and friendly, hands-on technical support to Apple customers in need. You quickly diagnose product issues on the spot, explaining situations with patience and empathy. After determining whether repairs can be done or a replacement is needed, you offer tech support solutions to quickly get users up and running again. Even if you're juggling more than one customer, you stay conscious of their time demands as well as your own. You fulfill Apple's service commitment with style, speed, and skill. And you earn the trust of customers and coworkers alike as you offer guidance, knowledge, and even tips and training.Additional RequirementsYou have an aptitude for acquiring skills in technical repairs and an eagerness to learn.You have excellent time management skills and can make decisions quickly.Bilingual ability is a plus.You'll need to be flexible with your schedule. Your work hours will be based on business needs. Apple is an Equal Employment Opportunity Employer that is committed to inclusion and diversity. We also take affirmative action to offer employment and advancement opportunities to all applicants, including minorities, women, protected veterans, and individuals with disabilities.</text:p>
          </table:table-cell>
          <table:table-cell table:style-name="ce9" office:value-type="string" calcext:value-type="string">
            <text:p>Genius - Technical Customer Service</text:p>
          </table:table-cell>
          <table:table-cell table:number-columns-repeated="1022"/>
        </table:table-row>
        <table:table-row table:style-name="ro1">
          <table:table-cell table:style-name="ce9" office:value-type="string" calcext:value-type="string">
            <text:p>Report this job About the Job Want to be part of a company whose goal is to be the best in the world and the best for the world?Apply today!We are seeking an Associate Scientist II to join our Technical Support team.This position is a non-bench role that works closely with customers and the lab in order to effectively manage the customer interaction with GENEWIZ. Title:      Associate Scientist II/Technical Customer Service SpecialistLocation:     South Plainfield, NJ Responsibilities:Score and report customer DNA sequencing dataMaintain CLIMS by uploading QS and CRL scores and checking, scoring and reporting pGEMSCommunicate with customers by phone and e-mail in a friendly and professional manner by answering phone calls and redirecting when necessary, responding to all e-mail inquiries by the end of the business day, and customizing troubleshooting communicationsRun reports for “watch list” customers and perform proactive follow-upFollow up with RICI, RICII, or RICIII customers who did not receive good resultsPerform new customer follow up and “repeats works” analysisAssist with creating and completing internal projects to make the Technical Support team more efficientMentor new members to the Technical Support teamQualifications:BS Degree in Biological Sciences requiredMS Degree in Biological Sciences preferred3+ years of lab work experience requiredExcellent interpersonal skills; both verbal and written are essentialClosely follow Standard Operating Protocol (SOP)  GENEWIZ is a leading global genomics service company and trusted provider for DNA sequencing, gene synthesis, molecular biology, next generation sequencing, bioinformatics, and GLP regulatory services. From the company’s founding, GENEWIZ has maintained its unwavering commitment to providing customers with the best value. Excelling in both science and customer support, GENEWIZ is dedicated to accelerating scientific discovery, as well as to developing and delivering innovative solutions for translational medicine and healthcare. Easily accessible around the world, GENEWIZ is the preferred partner at leading academic, pharmaceutical, biotechnology, agricultural, government, and clinical institutions. GENEWIZ employees have a winning attitude and champion innovation, teamwork and accountability through a results-oriented, customer-centric, and fun culture. We offer various health and financial benefits, learning opportunities, competitive compensation, rewarding bonus programs, and a wide range of work/life benefits designed to make your life easier. Visit our Careers page at www.genewiz.com/careers to view our open positions and apply. Connect with us on LinkedIn and Twitter @GENEWIZ Report</text:p>
          </table:table-cell>
          <table:table-cell table:style-name="ce9" office:value-type="string" calcext:value-type="string">
            <text:p>GENEWIZ Job Application for Associate Scientist II</text:p>
          </table:table-cell>
          <table:table-cell table:number-columns-repeated="1022"/>
        </table:table-row>
        <table:table-row table:style-name="ro1">
          <table:table-cell table:style-name="ce9" office:value-type="string" calcext:value-type="string">
            <text:p>Senior Consultant, Learning Delivery Description   Life-changers work here At CareFusion, we create innovative ways to help our customers improve patient care. We rely on bold and inspired employees who share our commitment to helping solve some of healthcare's most critical challenges.CareFusion is now part of Becton Dickinson, a global medical technology company focused on addressing many of the world's most pressing and evolving health needs. With our combined technology and expertise, we will become a global leader helping to transform the quality and cost of care for patients and clinicians worldwide. Join us in our mission to improve the future of healthcare and help all people lead healthy lives.Job Title: Senior Consulting, Learning DeliveryJob Family Group (Function): LearningJob Family: Learning DeliveryJob Family SummaryLearning Delivery delivers instructor-led training courses.   What is expected of you for success in your role The SeniorConsultant, Learning Delivery will propose, design, develop, and deliver training sessions and other performance support solutions that produce measureable positive results in a highly technical and fast-paced customer support environment. This requires the ability to function as a business partner to quickly and deeply understand product support needs, performance needs, and organizational constraints/requirements, and then determine, design, develop, and deliver/implement the most effective and efficient  learning solutions.   The SeniorConsultant, Learning Delivery will manage multiple projects in a fast-paced, matrixed, and collaborative work environment and be accountable for improving skills, processes/procedures, providing status, and documenting work/metrics. Relying on a depth of knowledge and experience in technical training and customer service the Senior Consultant, Learning Delivery will be a key contributor to the development and continuous performance improvement of a technical customer service team in the medical device/healthcare industry.   Accountabilities include: Works with subject matter experts (SMEs) to develop and deliver face-to-face or virtual instructor-led sessions using adult learning principles to enhance the learning experience. Designs, coordinates, schedules, and delivers instructor-led sessions using multiple technologies (classroom-based and web-based) for the assigned products or performance support needs Proposes designs, develops, and delivers/implements a wide variety of support materials and performance solutions that range from industry standard to new approaches. Evaluates the effectiveness of training sessions and performance solutions against business needs; provides metrics summarizing effectiveness and making recommendations for improvement to key stakeholders. Manages complex learning-related initiatives as a business partner with internal and external customers focusing on product use, installation, support, and service for multiple product lines.  Also manages initiatives targeting organizational improvement for BD business units and customers.  Creates detailed project plans for each program. Leads, monitors, and reports on the progress of projects, ensuring the accuracy of status reports and data related to team metrics. Assesses learning and performance needs to craft effective and efficient plans for performance solutions and services that address business-specific requirements and constraints. Effectively resolves issues or determines escalation is needed.  Escalates using a solution-oriented approach. Creates and manages learning communications, SharePoint portals, OneNote notebooks, etc. Maintains accurate and up-to-date classroom records including rosters and surveys Maintains classroom product equipment and student workstations Works independently with minimal guidance Demonstrates advanced knowledge of classroom techniques, adult learning theory, individual learning styles, and cultural differences. Establish an environment conducive to learning; develop and structure effective training sessions based on the different learning needs. Model the most appropriate way to use our systems and provide customer opportunities for practice and feedback. Build relationships and credibility by establishing position as a knowledgeable, client-focused partner. Applies in-depth skills and broad knowledge of the business to address complex problems and non-standard situations Balances a heavy workload in a fast-paced environment, while working on multiple projects simultaneously. Sets individual priorities in context with team priorities to meet goals in the face of multiple demands. Flexes with business strategy changes. Acts as a key contributor in a complex environment. May lead teams or projects and share expertise Qualifications   Education: Bachelor’s degree in Education, Adult Learning, Communication, or related field required. Master’s degree in Performance Improvement, Education Technology, Instructional Design, Education, Interactive Media, or Learning Systems preferred. Experience: 5-7 years’ experience in the design, development, and delivery of training sessions and other performance solutions in matrixed, product-focused organizations. Working knowledge and ability to train  of the following: Microsoft SQL Server 2008  and/or Sybase database Networking Active Directory VMware Proven leader of individuals and teams in a technical support center environment Industry experience with customer support organizations and/or medical devices, HIT, product implementation and support in a global environment preferred. Demonstrated successful project management and experience and effective organizational skills. Outstanding communicator; an individual who possesses superior written/verbal communication skills, as well as the ability to present his/her views in a clear and compelling manner. Has depth and breadth of experience in the development and delivery of instruction. Attention to detail while managing several complex deliverables across multiple groups, cultures, and time zones. Ability to collect and analyze data as actionable input to continuous improvement. Knowledge of industry-standard authoring and communication tools (SharePoint, WebEx, Word, PowerPoint, etc.). Adaptability; learns quickly and responds positively to complexity and change. Comfortable working in an environment that is constantly evolving. Team player with superior people skills and a positive attitude. A bold, strategic, creative thinker who can produce standard solutions, as well as propose new approaches. Confident and results-driven; consultative orientation, strong people and process/project management capability. Able to make and communicate the results of tough decisions. Maintains knowledge of and applies the latest relevant research and methodologies in related fields of study. Fast learner: Can quickly learn new products, applications, and systems. Preferred: Fluent in multiple languages Travel: 10- 20% ATD certification preferred   CareFusion is an equal opportunity employer. All qualified applicants will receive consideration for employment without regard to race, color, age, religion, sex, gender identity, sexual orientation, national origin, genetic information, disability status, veteran status, or any other characteristic protected by law.   *LI-JS1 *MSJA Requisition ID :   160500IV Primary Location :   Texas-San Antonio Travel :   Yes, 20 % of the Time Schedule :   Full-time Job Posting :   Apr 28, 2016, 4:12:15 PM</text:p>
          </table:table-cell>
          <table:table-cell table:style-name="ce9" office:value-type="string" calcext:value-type="string">
            <text:p>Senior Consultant</text:p>
          </table:table-cell>
          <table:table-cell table:number-columns-repeated="1022"/>
        </table:table-row>
        <table:table-row table:style-name="ro1">
          <table:table-cell table:style-name="ce9" office:value-type="string" calcext:value-type="string">
            <text:p>Snapcom is a St. Louis based VoIP company looking for a full time Technical Support Representative to provide Tier 1 support to our clientele. 8pm - 5pm M-FDuties��Provide Tier 1 support including all necessary troubleshooting��Document each reported issue in the CRM system��Escalate calls to Tier 2 support if/when necessary��Performing timely updates/resolutions for clientsRequirements��2+ years experience in a technical customer service or technical help desk role��Networking experience (DHCP, Off the shelf routers, NAT, Cat5)��Excellent verbal, written, and listening communication skills��Ability to work independently, yet support team responsibilities��A positive, friendly, and can-do attitudePlease provide resume and brief description of networking experience.</text:p>
          </table:table-cell>
          <table:table-cell table:style-name="ce9" office:value-type="string" calcext:value-type="string">
            <text:p>Tech Support VoIP</text:p>
          </table:table-cell>
          <table:table-cell table:number-columns-repeated="1022"/>
        </table:table-row>
        <table:table-row table:style-name="ro1">
          <table:table-cell table:style-name="ce10" office:value-type="string" calcext:value-type="string">
            <text:p><text:s/>The Yield is hiring. Join us on our mission to change the face of agricultural technology, and help feed the world without wrecking the planet. The world needs to produce 60% more food by 2050 during a time of unprecedented resource constraints and climate change. As an Internet of Things (IoT) agricultural technology company, we help improve our customersâ€™ yields by offering on-farm sensors, analytics and apps as an end-to-end subscription service. Our aim is to be a global leader in intelligent solutions in the agriculture and food industries. We are rolling out solutions across Australia before scaling globally. We have a highly-focused team that brings together world-leading agriculturists, scientists and technologists. We partner with some of the global giants of technology, including Bosch and Microsoft. We have a strong commitment to open innovation and collaboration, both internally and externally. Our Founder and Managing Director have spent her life promoting inclusion and diversity at work. Our business is committed to creating the right culture, systems and flexibility for everyone to thrive and reach their full potential - regardless of their gender, race, ethnicity, disability or sexual orientation. We were awarded the Australian Information Industry Association inaugural #TechDiversity Award in 2016 in recognition of our achievements. Â  Role At The Yield, we are delivering world-first advances using a combination of software, data science and agriculture. We need a highly independent QA Analyst to define and implement processes to keep our quality high, and our customers delighted. You will be quality assuring &amp; testing The Yieldâ€™s ground-breaking software, which ranges from platform services, application services and mobile applications to web applications including front-end and back-end testing. Itâ€™s a complex environment, with all our tech teams facing a different set of challenges with the many platforms they work with; our data scientists employ R, Python and Pandas using large-scale geospatial databases, while our back-end developers work with Python, C# and Microsoft Azure. Â Our web developers mainly use Angular, Javascript and.Â Net, our mobile developers Xamarin on iOS and Android. All work on developing products that are installed in the harsh sunlight of rural Australia through to the icy cold seas of Tasmania. We're an IoT company on a rapidly-expanding scale, so we're looking for someone who can go beyond "test cases" and "coverage" to focus on theÂ risksÂ that could threaten our product and our success. â€ Responsibilities: We are seeking a self-motivated, results-focused Quality Assurance Analyst to establish a software quality assurance capability in The Yield, drive best practice, conduct software testing and automate testing solutions. Your role will include: Reviewing requirements and user stories to provide timely and meaningful feedback; Developing and socialising test plans to ensure coverage; Identifying and tracking bugs and deficiencies; Developing and implementing testing strategies, processes and test plans using a range of techniques and tools; Building test capability and capacity through the identification and application of suitable test automation tools; Working closely with other team members including Business Analysts, UX Designers, Software Engineering and Data Science teams to deliver solutions to help identify good practices to minimise errors and improve overall quality; Being responsible for back-end and front-end testing of solutions developed on a range of tools and languages, including Net, Python, IOS, Android, Angular, relational and non-relational databases. Functional, performance, scalability, stress and volume testing. Ensuring continuous improvement and development, keeping up with and leveraging new breakthroughs and advances in technology; Contributing to a cohesive, diverse and high-performing team that is genuinely inclusive and gender-balanced; Establishing excellent internal and external relationships, working collaboratively with key stakeholders across the company to deliver The Yieldâ€™s product; Being flexible; we need people who will do whatever it takes to get the job done. â€ Skills: To be successful in this role you must have: Experience (minimum 3 years) working in a similar role; Strong understanding and experience of formal methods and a proven ability to adapt them to a small-scale environment. Strong knowledge of and experience with test tools, especially test automation; Experience with performance, scalability and stress testing; Experience with systems that consume large volumes and high traffic data; Quality Assurance and testing industry knowledge; Good interpersonal and well-developed verbal and written communication skills to help build a quality culture; Experience in agile methodologies such as Kanban and/or Scrum; Interest in IoT technology and data analytics in use in production-level systems. A customer focus and have a fierce interest in making the end-user's life easier; Strong attention to detail; Strong analytical thinking skills and to be able to think outside the box; An ability to thrive in a dynamic and fast-paced environment of product discovery and development. â€ Qualifications: To be successful in this role you are likely to have a degree in IT or Computer Science. Â  Â  â€ More about you: You are a natural collaborator who is analytical and detail orientated. You will have real-world experience in implementing Quality Assurance practices and processes and in developing enterprise systems at scale. You thrive in an environment of rapid change and innovation. You arenâ€™t afraid to take responsibility for your work, to stretch yourself and to be challenged. We also hope you love all things food and can relate to producers across the value chain. â€ More about us: We are looking for talented women and men who share our passion and hire on both skills and values. We are a truly diverse company and are actively striving to be an industry leader in building inclusive technology teams. We offer a supportive and flexible working environment, including giving our staff the tools needed to work remotely. Check out ourÂ LinkedIn company pageÂ for details. Enquiries:Â recruitment@theyield.com </text:p>
          </table:table-cell>
          <table:table-cell table:style-name="ce10" office:value-type="string" calcext:value-type="string">
            <text:p>Software Quality Assurance Analyst</text:p>
          </table:table-cell>
          <table:table-cell table:number-columns-repeated="1022"/>
        </table:table-row>
        <table:table-row table:style-name="ro1">
          <table:table-cell table:style-name="ce10" office:value-type="string" calcext:value-type="string">
            <text:p><text:s/>Job title: Â Â Â Â Â Â Â Â Â Â Â Â Â Â Â  Data ScientistÂ Â Â Â Â Â Â Â Â Â  Reporting to:Â  Â  Â  Â  Â  Product Development ManagerÂ Â  Hours: Â Â Â Â Â Â Â Â Â Â Â Â Â Â Â Â Â Â Â  Permanent Full Time Location: Â Â Â Â Â Â Â Â Â Â Â Â Â Â  Sydney Â  The Yield is hiring. Come join us change the face of agricultural technology and help feed the world without wrecking the planet. We are looking for a Data Scientist who is passionate about solving real work problems and providing insight through advanced analytics. The Yield is an Internet of Things (IoT) agriculture technology company. We take the guesswork out of growing. We help improve customersâ€™ yields by providing on-farm sensors and customised information service to make faster decisions. We work with leading farmers. The world needs to produce 70% more food by 2050 to feed the planet at a time of unprecedented resource constraints and the impact of climate change.Â  Our aim is to be a global leader in intelligent solutions in the food industry. We are developing our IoT solutions in Australia before scaling aggressively globally. The Yield has a highly-focused team that brings together world-leading agriculturists, scientists and technologists. We partner with some of the global giants of technology services like Bosch, Intel and Microsoft. We have a strong commitment to open innovation and collaboration both internally and externally. A core value is that we work with the best and share the rewards. Our founder and Managing Director have spent her life promoting inclusion and diversity at work. Our business is committed to creating the right culture, systems and flexibility for everyone regardless of gender, race, ethnicity, disability or sexual orientation to thrive and reach their full potential. We were awarded the Australian Information Industry Association (AIIA) inaugural #TechDiversity award in 2016 in recognition of our achievements. Check out our video. Â  Role A Data Scientist at The Yield works with varied data sets, ranging from multiyear climate data, observation data collected by on-farm sensors and agricultural models. The Data Scientist will be responsible for working within a multi-disciplinary team to create previously unknown insights, model and codify inherent knowledge and provide local on-farm predictions using cutting-edge methods and techniques for The Yieldâ€™s Clients. Â  Â  Responsibilities The Data Scientist is responsible for: Developing supervised and unsupervised predictive models, algorithms, geospatial data analytics and models that support The Yield's product roadmap and are scalable to cloud architectures; Identifying and acquire additional sources of data to enhance and expand our ability to deliver unique and valuable predictions and insights to our growers;Â  Ensuring compliance with The Yield's systems to protect its intellectual property, its digital assets and customer' privacy and confidential information; Working with the Engineering, Business Analysis, Sales &amp; Marketing and Hardware teams to develop solutions to release in our product; Ensuring continuous improvement and development, keeping up with and leveraging new breakthroughs and advances in Machine Learning, AI and Deep learning; Contributing to a cohesive, diverse and high-performing team that is genuinely inclusive and gender-balanced; Establishing good internal and external relationships, communicating verbally and in writing with key stakeholders; Be flexible, and we need people who will do whatever it takes to get the job done. Â  Skills and experience To be successful in this role you must have: A track record (min 2 yearsâ€™ experience) of development of models using Machine learning or AI to achieve a business and commercial outcome preferably in areas such as environmental, climatic, geospatial, marine or agriculture modelling; Have experience in manipulating, handling and extracting data from large structured and unstructured data sets including one or more of the following: time series data, predictive atmospheric models, weather or climate data, satellite imagery, and geospatial data; Strong problem-solving skills with an understanding of the constraints on developing commercial solutions; Experience with Python (including NumPy, SciPy, scikit-learn, etc.) or the proven experience of multiple other languages allowing you to compress complex data/relationships into commercial / production grade models; Solid working knowledge of querying and manipulating datasets with exposure to at least one industrial-strength database; Empathy for end-users and creative ability to apply data and data relationships across multiple sources and domains to help solve real business problems for growers and food producers; Strong organisational, communication and collaboration skills to build and strengthen working relationships; Experience in agile methodologies such as Kanban and/or Scrum; Ability to thrive in a dynamic and fast-paced environment of product discovery and development. Â  QualificationsÂ  To be successful in this role you are likely to have: An advanced degree with a strong quantitative focus or equivalent experience in areas such as Statistics, Mathematics, Economics, Science, Computer Science, Environmental Science or Agriculture Science; or Equivalent skills through experience and on the job learning. Â  More about you: You are the creative self-starter and a natural collaborator. You thrive on solving problems with digital technology for growers and donâ€™t shy away from anything too complex. Some people might call you a data wiz and out of the box thinker. You will have real-world experience developing algorithms for use in a production environment.Â  You thrive in an environment of rapid change and innovation. You arenâ€™t afraid to take responsibility for your work, to stretch yourself and to be challenged. We also hope you love all things food and can relate to producers across the value chain. Â  More about us: We are looking for talented women and men who share our passion and hire on both skills and values. We are a truly diverse company and are actively striving to be an industry leader in building inclusive technology teams. We offer a supportive and flexible working environment, including giving our staff the tools needed to work remotely. Â  Check out ourÂ LinkedIn company pageÂ for details. Enquiries: recruitment@theyield.com </text:p>
          </table:table-cell>
          <table:table-cell table:style-name="ce10" office:value-type="string" calcext:value-type="string">
            <text:p>Data Scientist</text:p>
          </table:table-cell>
          <table:table-cell table:number-columns-repeated="1022"/>
        </table:table-row>
        <table:table-row table:style-name="ro1">
          <table:table-cell table:style-name="ce10" office:value-type="string" calcext:value-type="string">
            <text:p><text:s/>â€¢Â Work Type: Permanent Vacancy - Location: ACTÂ Â Â  â€¢Â Leading Australian Technology Consultancy (A Dimension Data Company) â€¢Â Make a real difference in peopleâ€™s lives, through digital technology â€¢Â Based in Kingston Oakton is one of Australiaâ€™s leading data innovators. We deal with complex systems, solutions and data sets on a daily basis. We are a leader in agile practice, digital transformation, and data driven strategy. Supported by our parent companies, Dimension Data and NTT, we are one of the largest and most successful transformation agents in the country. We are seeking enthusiastic and innovative Data Scientists to join our growing Analytics and Information Services Domain and work on complex projects that are delivering solutions which will be used by millions of people every day. In this role you can expect to work closely with Engineers, Scientists, Architects, Business Specialist, Management Consultants, Auditors, and Analysts, using the latest industry standards to strategise, design, and deliver robust, secure and innovative analytical solutions. As a problem solver, you will use your multidisciplinary skills ranging from an intersection of mathematics, statistics, computer science to design, manage, deliver and implement complex data and information management platforms in areas such as business intelligence, machine learning, data mining, complex data analytics, taking a solution from strategy through implementation to managed service. You will work in some of the most challenging and exciting domains across government and industry, grappling with the most interesting and varied data sets Australia has to offer. You will be undertaking complex research in the application of data science techniques to Departmental business problems along with building predictive data analytics processes and models to recognize patterns and assess likely business outcomes. Responsibilities: Designing, architecting, and implementing complex solutions in analytics, data science, data management, and information management Developing and planning required analytics projects in response to business needs Designing analytics frameworks, machine learning systems, statistical models Generating data driven insights and identify business opportunities for your cross-functional focus team Acting as hands-on SME across multiple clients and engagements, you will contribute to data mining architectures, modeling standards, reporting and data analysis methodologies Collaborating to integrate data mining results with existing systems Developing intellectual property to support the analytics and information services practice Delivering business development activities in the data and analytics space Â  We are looking for talented dataÂ scientists with any of the following: Deep and proven understanding of statistics and data analysis Proven expertise in developing data management solutions, utilizing tabular and non-tabular technologies (e.g. SQL and NoSQL) Proven expertise in developing data science solutions across complex and often fragmentary data sets, including predictive and prescriptive models Proven ability to deliver effective machine learning, data mining, and/or computer vision solution Experienced in mathematical models, forecasting and predictive modelling and the application of statistical and other analytical techniques including (e.g. ANOVA analysis, linear, logistic and non-linear regression analysis, time series analysis, cluster analysis, Classification and Regression Tree Methods (CART) analysis, parametric and non-parametric statistical modelling and stochastic modelling, etc.) Experience producing artefacts to communicate the nature, value, and impact of analytics and insight solutions Experience designing and developing evolutionary computation, machine learning technologies, heuristics and metaheuristics, and complex optimisation algorithms, and locality sensitive hashing We are interested in candidates with a range of experience, focusing on strong capability. Due to the nature of work the ability to obtain a security clearance in mandatory, thus Australian Citizenship is essential. </text:p>
          </table:table-cell>
          <table:table-cell table:style-name="ce10" office:value-type="string" calcext:value-type="string">
            <text:p>Data Scientist</text:p>
          </table:table-cell>
          <table:table-cell table:number-columns-repeated="1022"/>
        </table:table-row>
        <table:table-row table:style-name="ro1">
          <table:table-cell table:style-name="ce10" office:value-type="string" calcext:value-type="string">
            <text:p>â€¢ Be an integral part of our exciting project â€¢ Faculty of Business &amp; Law, Centre for Transformative Innovation, Hawthorn Campus â€¢ Academic Level A $67,015 - $90,250 + 17% Super, 2 years fixed term contract About Swinburne Swinburne is a progressive university that aims to increase Australiaâ€™s capacity in science, technology and innovation as the drivers of modern, internationalised economies and workplaces. Our university is focused on high-impact global research, high-quality teaching and active engagement with both industry and the community. About the department The Centre for Transformative Innovation (CTI) is part of the Faculty of Business and Law. We strive to improve Australiaâ€™s innovative capacity by understanding how ideas and inventions enhance productivity. We aim to be a global leader in research on technology and innovation for policy and management. For further information please click on the link below: http://www.swinburne.edu.au/research/transformative-innovation/ About the job This position works within the Centre for Transformative Innovation in the Faculty of Business &amp; Law and will be working in a research centre which investigates the economics of innovation and science. The successful applicant will also be expected to manage and maintain servers and databases and extract new datasets when required. The Data Scientist is responsible for conducting research utilising state of the art data mining, statistical and visualization techniques in order to discover important insights and identify opportunities in the main research areas of the Centre of Transformative Innovation. About you To be successful in the role, you will have: â€¢ A PhD in Data Science, Computer Science, Software Development, Statistics, Physics or a related computing intensive field. â€¢ Demonstrated proficiency in computer programming and big data analytics, including an understanding of relational databases and parallel programming using tools such as MySQL, Python, PHP, Java, etc, and experience with both Windows and Linux. â€¢ Demonstrated high degree of analytical and problem solving skills, as well as organisational and administrative skills, as required to manage, process and analyse complex datasets. A full list of the selection criteria is available within the position description Benefits The diverse culture within Swinburne is a source of strength. We have an inclusive working environment with employees from a variety of backgrounds. We acknowledge that diversity in the university workforce increases the effectiveness of teams and our capacity for innovation. We welcome applications from Indigenous people, workers of all ages, people with disabilities, people who identify as LGBTIQ and those from culturally and linguistically diverse backgrounds. We are proud to be recognised by the Workplace Gender Equality Agency as an Employer of Choice for Gender Equality 2017 and of key initiatives such as our Pride@Swinburne Strategic Action Plan and our Reconciliation Action Plan which are integral components of our 2025 vision to be world class university creating social and economic impact through science, technology and innovation. Swinburne has also received the Victorian â€œHigh Commendationâ€ Multicultural Excellence Award (Business Category). As a Swinburne staff member you will have access to many benefits such as career development opportunities including 50% study reduction and staff and management development programs. You will receive up to 17% employer contributions (pension) and various discounts on annual Myki cards, private health insurance and movie tickets. We also recognise the need to support the work/life balance and flexible needs of our staff. As such a range of flexible working arrangements including paid maternity/partner leave, onsite childcare, working from home and part time options are available. To find out more about the extensive benefits offered to Swinburne employees please visit: http://www.swinburne.edu.au/about/jobs/why-work-at-swinburne/ Further information, contacts and support To start an application click on 'apply' at the bottom of this page and submit a resume, cover letter and response to the Key Selection Criteria, as listed in the Position Description. Please do not email or send paper applications, all applications must be submitted online. For further information about the position, please contact Beth Webster on +61392144620 or via email at emwebster@swin.edu.au If you are experiencing technical difficulties with your application, please contact the Recruitment team on +61 3 9214 8600 (option 2). Should you require further support for an interview due to special needs or consideration, please contact our Diversity Consultant, Dr. Walter Robles, on inclusion@swin.edu.au, or our Aboriginal and Torres Strait Islander Employment Officer, Sherrin Trautmann on strautmann@swin.edu.au. Applications close at 5pm, Sunday 22nd April 2018 </text:p>
          </table:table-cell>
          <table:table-cell table:style-name="ce10" office:value-type="string" calcext:value-type="string">
            <text:p>Data Scientist</text:p>
          </table:table-cell>
          <table:table-cell table:number-columns-repeated="1022"/>
        </table:table-row>
        <table:table-row table:style-name="ro1">
          <table:table-cell table:style-name="ce10" office:value-type="string" calcext:value-type="string">
            <text:p>Report this job About the Job Are you attracted to a role where you can work remote 50% of the time and pick your own data science project 25% of the time? This role is 50% teaching (onsite), 25% working on business projects (remote if you wish) and 25% working on a data science project of your choice (remote if you wish).Top Reasons to Work with UsThis is a full time role and also an amazing opportunity where for 3 months out of the year you get paid to work on whatever you like e.g. writing a book, research, a data science consulting assignment etc....Option to work onsite OR you can be 50% onsite and 50% remote.Work for a company where you get to meet and interact with some of the most prestigious data scientists in the data science community. We have guest speakers from across the globe who are leaders in our field.What You Will Be DoingSENIOR DATA SCIENTISTThis is an opportunity to be both hands on with data science and also teach.We are looking for Data Scientists to be part of the our Data Science Instructional Team. We seek individuals who love and excel at analyzing and visualizing data to solve important problems, are passionate about teaching others to be premier data scientists, and are fun to be around and work with. An ideal candidate should be quick to learn and adapt, care about design of simple, powerful, beautiful interfaces and visuals, love writing code, thrive in creative team efforts, and also have interests and passions beyond data science.ResponsibilitiesOur Senior Data Scientists provide incredible and inspiring Data Science instruction; support the design and teaching of new products and courses and infuse their expertise into our business operations; and continually sharpen their skills through consulting and passion project explorations. We call this approach our 2-1-1 Instructor Model. Teaching the Data Science Bootcamp (2 quarters of the year)Senior Data Scientists spend half the year co-teaching two 12-week bootcamps (20-24 students). On any given day, the amount of lecture time is 1-2 hours, and the remainder of the day is spent directly engaging with and coaching individually the students.•Leading course discussions•Providing personalized support to students•Improving the quality of our curriculum •Offering career guidance and interview supportDeveloping and Teaching New Courses and Supporting Business Operations (1 quarter of the year)Senior Data Scientists spend about one-quarter of the year helping to create and teach new course offerings, as well as infusing our functional areas – admissions, marketing, careers, instructor recruitment – with their domain expertise.•Creating new courses and/or enhancing existing courses•Providing data science training to corporations•Interviewing and providing feedback on applicants•Speaking at events and conferences•Writing articles and blogs•Assisting with instructor recruitmentSharpening Skills and Pursuing Data Science Passion Projects (1 quarter of the year)Senior Data Scientists spend about one-quarter of the year focused entirely on enhancing their skill set and building their data science knowledge in whatever way they choose. These three months are intended to be self-driven. Some ideas include:•Consulting on pro bono data science projects (e.g., with DataKind)•Providing in-house data science project expertise to specific companies•Authoring a book related to data science•Enrolling in data science classes•Working on open source passion projectsWhat You Need for this PositionMust haves:Machine Learning AlgorithmsPythonINDUSTRY experience of data science Preferred skills/experience:Ideally Masters or PhD in quantitative fieldPrior teaching experienceWhat's In It for YouPerks of the Role•Part of a team that is transforming education•Three paid months per year to sharpen skills and pursue passion projects•Competitive compensation package•Opportunity to network and develop, both among our internal Data Science speaker community, as well as through our parent company which is a global organization•Opportunity to work in different geographic locations (NYC, San Francisco and now Chicago)So, if you are a Senior Data Scientist who wants to teach, get involved in the business AND get paid to spend 3 months a year working on a data science project of your choice, please apply today! Report Previous Next {"Caption":"","Images":[{"Src":"//media.newjobs.com/mm/xcybercx/cjt1/1.jpg","Title":null,"Text":null,"Caption":null},{"Src":"//media.newjobs.com/mm/xcybercx/cjt1/2.jpg","Title":null,"Text":null,"Caption":null},{"Src":"//media.newjobs.com/mm/xcybercx/cjt1/3.jpg","Title":null,"Text":null,"Caption":null}]} ‹ › ×</text:p>
          </table:table-cell>
          <table:table-cell table:style-name="ce10" office:value-type="string" calcext:value-type="string">
            <text:p>CyberCoders Job Application for Data Scientist</text:p>
          </table:table-cell>
          <table:table-cell table:number-columns-repeated="1022"/>
        </table:table-row>
        <table:table-row table:style-name="ro1">
          <table:table-cell table:style-name="ce10" office:value-type="string" calcext:value-type="string">
            <text:p>As a principal technical architect you’ll use your talent for breaking down business challenges into data-driven problems that guide improvements in customer satisfaction and generate millions in savings and potentially revenue. Your solutions could influence everything from fleet optimization and energy efficiency to content analytics and marketing - often before the problem even happens. Add the ongoing skill development and collaboration with some of the brightest minds in thefield, and you will be poised to make an impact.Are you ready to combine your skills and experience with our innovative technology solutions? We are looking for candidates who love learning new things, like playing with data and want to get things done. We need people that feel comfortable across the entire spectrum of data science, from meeting with business partners and brainstorming on the whiteboard, all the way to implementing and testing their models. A capacity for translating ambiguous and competing business challenges into concise data-driven problems is very important.The selected candidate will be responsible for translating business needs into technical solutions, and defining solutions to problems through reasoned application of information technology. End to end ownership of the solution, including system and subsystem design and detailed engineering requirements. Provide ad hoc data engineering support and guidance as needed.KEY ROLES AND RESPONSIBILITIESDesigns, develops, documents and analyzes detailed architecture of systems, including hardware and softwareDetermines integrated hardware and software architecture solutions that meet performance, usability, scalability, reliability, and security needsCoordinates design and integration of total system including subsystemsResearches and recommends technology to improve the current systemsCreates user level diagrams and/or data definitions for Data Scientists and Data Engineers so that they can work with data setsMaps business requirements to system and functional requirements. Coordinated requirements validation testing Required Qualifications - 8-10 years related technical experience in architecture, development, maintenance, testing and evaluating Big Data solutions within various organizationsExperience building large-scale data processing systems, is an expert in data warehousing solutions and able to work with the latest (NoSQL) database technologiesSoftware engineering experience A self-starter and team player who is passionate about constantly learning new skills in a fast-paced environmentThe ability to communicate with a wide range of audiences, from executives who need the big picture to expert peers that want to learn from your work is keyCapacity to translate complex and open-ended business challenges into concisedata-driven problemsExpert level technical professional. Advisor on technical knowledge and AT&amp;T technologiesStrong knowledge of the Hadoop based technologies (MapReduce, Hive, etc.), Spark, Python, Java and other Big Data technologiesBachelor's degree in Computer Science, Telecommunications, Electrical Engineering or related fieldPreferred Qualifications - Preferred Masters of Science or PhD in Computer Engineering, Computer Science, Applied Science, Electrical Engineering, or Math or equivalent experienceIn depth knowledge of UML designCapability to architect highly scalable distributed systems, using different open source tools</text:p>
          </table:table-cell>
          <table:table-cell table:style-name="ce10" office:value-type="string" calcext:value-type="string">
            <text:p>Principal System Engineer (Big Data)</text:p>
          </table:table-cell>
          <table:table-cell table:number-columns-repeated="1022"/>
        </table:table-row>
        <table:table-row table:style-name="ro1">
          <table:table-cell table:style-name="ce10" office:value-type="string" calcext:value-type="string">
            <text:p>« back Learn More Data Scientist Job #:  643939Job DescriptionThis Data Scientist is responsible for compiling and analyzing data for the company as it relates to the Analytics objectives. The individual will be part of a team of Data Scientists that develop integrated analyses, reports, projections, and demonstrations. The Data Scientist will work both individually and with team members and utilize this information to make savvy decisions for the company.Responsibilities Produce effective quantitative analysis using both tools and creative thinkingIdentify and analyze trends or customer insightsCreate advanced analytical problems and theories.Facilitate sessions with senior level management for info/requirement gatheringCreate hypothesis, inspect all facets of analyses and validate the details behind the numbers and/or processes involvedLead work in linear regression testing, complex queries, segmentation, churn analyst to ultimately increase customer acquisitionCreate and design risk modelsPredict profitability based off of research and analysisMake suggestions for process improvement and other solutions to the companyQualifications5 years of SQL experienceUnderstanding of or statistical packages such as SAS, SPSS or R. Experience gathering requirements for management teamsTrack record in the development of methodologies and best practices.Excellent oral and written communication skillsAbility to communicate matters both technically and non-technicallyAttention to detailLearn More</text:p>
          </table:table-cell>
          <table:table-cell table:style-name="ce10" office:value-type="string" calcext:value-type="string">
            <text:p>Data Scientist</text:p>
          </table:table-cell>
          <table:table-cell table:number-columns-repeated="1022"/>
        </table:table-row>
        <table:table-row table:style-name="ro1">
          <table:table-cell table:style-name="ce10" office:value-type="string" calcext:value-type="string">
            <text:p>We are looking for a Principal Member of Technical Staff to work in our Wireless Network Architecture and Design/Access Architecture and Devices Group. Read below to learn about the exciting career opportunity we have waiting for you! In this role, the Principal Member of Technical Staff, will be recognized in the company as a technical leader within a specific area and may lead projects of small to medium size and technical breath. Come to work every day and get involved in designing and developing new and emerging technology. Some duties of the job include: Create service KPIs and drilldown methodologies for the virtualized or hybrid platform Develop solutions for efficient network monitoring and troubleshooting in the virtual environment Design of real-time analytics for radio access network Create prototypes of RAN control algorithms on an open programmable platform Drive NFV/SDN implementation in the access network. Education: Ph.D or Masters degree in Computer Science, Electrical Engineering, Software Engineering, or Mathematics. Experience: Ph.D in an approved field with a minimum of 4 years of relevant experience, or Masters in an approved field with a minimum of 6 years of relevant experience. Required Qualifications: Solid understanding of AT&amp;T RAN and core network architecture Experience in network modeling, simulation and statistical Analysis Hands-on software architecture and development. Familiar with Agile/Test Drive Development process Deep operating systems knowledge with advanced concepts such as virtualization, containers and micro services development Working knowledge of open source development, kubernetes, Docker, open stack, etc Complex distributed algorithm development skills Advanced skills in object oriented programming, C, C++, Java, PERL, Python, etc Expert knowledge of machine learning, big data and real-time analytics. Development experience in distributed dataset, Hortonworks, STORM, Spark, KAFKA, etc A good communicator and fast learner Desired Qualifications: Outstanding academic background and working knowledge of state-of-the-art technologies, and/or Extensive vendor experience in design and development of RAN features across L1-L3</text:p>
          </table:table-cell>
          <table:table-cell table:style-name="ce10" office:value-type="string" calcext:value-type="string">
            <text:p>Principal Member of Technical Staff Data Scientist</text:p>
          </table:table-cell>
          <table:table-cell table:number-columns-repeated="1022"/>
        </table:table-row>
        <table:table-row table:style-name="ro1">
          <table:table-cell table:style-name="ce10" office:value-type="string" calcext:value-type="string">
            <text:p>As the Advanced Analytics Architect you will be developing the solutions for the Marketing Analytic teams Hadoop platform as it pertains to the required solutions for this client. You will be working with the Data Scientist team, development teams and business users to understand the key requirements and identify the technology and solutions for a creative road map. You will lead efforts of others as well as providing individual contributions in the form of hands-on development and design. The methods and algorithms you will be responsible for creating will be focused extensively in the areas of creating a single view of the customer across all channels, brands, and devices and a utilization of deep customer interaction history to create a rich psychographic profile that powers the most compelling personalization strategies in omni-channel retail.3+ years Hadoop 2.0 software architecture and MapReduce programming 5+ years experience working with relational databases schema design and SQL queries NoSQL understanding and experience Couchbase and CassandraGood understanding of Lambda Architecture5+ years experience programming applications Java, Python, and/or Ruby5+ years experience working in a Unix/command-line environmentExperience supporting retail companies and customer marketing business functionsExcellent written and verbal communication skills Experience with EclipseProduction experience solving medium-to-large complexity algorithms</text:p>
          </table:table-cell>
          <table:table-cell table:style-name="ce10" office:value-type="string" calcext:value-type="string">
            <text:p>Hadoop Architect Job in Irving</text:p>
          </table:table-cell>
          <table:table-cell table:number-columns-repeated="1022"/>
        </table:table-row>
        <table:table-row table:style-name="ro1">
          <table:table-cell table:style-name="ce10" office:value-type="string" calcext:value-type="string">
            <text:p>Work Location: Cincinnati, OH     Desired skills and responsibilities:     5 to 7 yrs experience in data analysis, modeling, machine learning and prediction   BE / BTech / MCA/ MS Additional Information:</text:p>
          </table:table-cell>
          <table:table-cell table:style-name="ce10" office:value-type="string" calcext:value-type="string">
            <text:p>Technical Architect - Data Scientist</text:p>
          </table:table-cell>
          <table:table-cell table:number-columns-repeated="1022"/>
        </table:table-row>
        <table:table-row table:style-name="ro1">
          <table:table-cell table:style-name="ce11" office:value-type="string" calcext:value-type="string">
            <text:p>Job Title:Associate ProgrammerJob DescriptionThe Associate Programmer is responsible for basic programming support to create and maintain promotions for our client base, with direct supervision of a more senior programmer. Code, test, and debug relatively simple, non-complex programming assignments with direct supervision. Assist in providing answers and suggestions to simple client maintenance programs. Communicate all work and project status with internal and external clients as required.Essential Functions/Core ResponsibilitiesSet-up and maintain client processes using specific tools and languages required Learn and become proficient with all the utilities, tools, and standards at Convergys Communicate with internal and external clients on request status and requirements for any given request Design, code, and test simple, non-complex programs using authorized languages to conform to Convergys standards, with direct supervision of more senior programmers Prepare test data to validate programs under the guidance of senior programmers Prepares program documentation according to Convergys standards Candidate ProfileBachelor's degree from a four year college or university in related technical discipline with two year of relevant experience preferred• Strong communication skills, both written and verbal • Proficient in Microsoft Office • Ability to multi-task, prioritize, and meet timelines on deliverables • Self-starter, sense of urgency, and works well under pressure • Sense of professionalism and ability to develop relationships • Interpersonal skills necessary to develop and maintain effective relationships • Strong attention to detail Careel Level DescriptionPerforms routine assignments in the entry level of the Professional Career Band.  Uses existing procedures to solve routine or standard problems.  Typically requires a college or university degree or the equivalent work experience that provides knowledge and exposure to fundamental theories, principles and concepts.  Develops competence by performing structured work assignments.  Receives instruction, guidance and direction from others. DisclaimerThe above statements are intended to describe the general nature and level of work being performed by people assigned to this job. They are not intended to be an exhaustive list of all responsibilities, duties, and skills required of personnel working within this job title. Location:USA, Cincinnati, OHLanguage Requirements:Education:Work Experience:Time Type:Full time Additional Information:</text:p>
          </table:table-cell>
          <table:table-cell table:style-name="ce11" office:value-type="string" calcext:value-type="string">
            <text:p>Associate Programmer</text:p>
          </table:table-cell>
          <table:table-cell table:number-columns-repeated="1022"/>
        </table:table-row>
        <table:table-row table:style-name="ro1">
          <table:table-cell table:style-name="ce11" office:value-type="string" calcext:value-type="string">
            <text:p>Interactive Business Systems (IBS) has partnered with a Northern-Cincinnati based company to locate a smart, savvy, ridiculously humble programmer with a knack for the VB language in the .NET framework.This is really a great opportunity to work on enterprise-level systems and applications while honing your craft of development.  If you are comfortable with the VB lanaguage, then this is the job for you.  Oh, and benefits/PTO are included day 1, no questions asked!  Responsibilities:·          Interact directly with business units and business analysts·          Participate in all phases of the software development life cycle·          Interact directly with other IT areas for interface development·          Work effectively with product vendor on co-development efforts·          Use code management and defect management tools·          Analyze business and solution requirements in order to develop successful implementationRequired Skills and Experience:·          Four or more years of hands-on .NET design and development experience utilizing VB.NET, Web Services, and XML/XSLT·          .Net Framework and Visual Studio.Net development tools experience·          Understanding of software development life cycle·          Excellent communication and team skills with the proven ability to multi-task·          The ability to perform detailed troubleshooting, testing and debugging·          Excellent problem solving skills·          The ability and desire to mentor others·          Willing and able to work extra hours as required by workload and deadlines·          The ability to be flexible and change priorities as neededPreferred skills:SQL Server 2012  TFS/Quality Center JavaScript/JQuery MVC Soap UI HTML 5.0Interested candidates should send resumes to Eric Tanner.  Don't hesitate to ask him any questions as well!IBS offers a competitive salary and comprehensive benefits package to ALL employees. We are flexible in what we can provide, because – well – why not!?About IBS: IBS, Interactive Business Systems, Inc., is an IT solutions and staffing company known for achieving business objectives and bottom-line results through the smart architecting, implementation and management of technology. In three decades of developing the technology applications, tools, environments and teams that foster top business performance, we have become an industry-leading IT services provider.     </text:p>
          </table:table-cell>
          <table:table-cell table:style-name="ce11" office:value-type="string" calcext:value-type="string">
            <text:p>VB Programmer Analyst</text:p>
          </table:table-cell>
          <table:table-cell table:number-columns-repeated="1022"/>
        </table:table-row>
        <table:table-row table:style-name="ro1">
          <table:table-cell table:style-name="ce11" office:value-type="string" calcext:value-type="string">
            <text:p>Industrial Automation ProgrammerA&amp;P Technology is a seventh generation, family-owned, world leading-producer of precision braided textiles. Our leadership in braiding technology is a direct result of our ongoing commitment to our customers and employees.We believe in an ethic of hard work and ingenuity, and we invest in people who are passionate about braid and braiding technologies. Our modern facilities, state-of-the-art manufacturing technologies, and industry-leading research and development capabilities reflect innovations of our team members.Our braids are used in a variety of applications ranging from automobile side impact airbags to jet engine stator vanes and from hockey sticks to prosthetics. Current R&amp;D programs involve the use of braid in structures of unprecedented scale, such as fan cases, rocket nozzles and commercial transport airframes.A&amp;P Technology’s success has created the need for an Industrial Automation Programmer. The Industrial Automation Programmer will program controls systems to support new and existing automation equipment. Our Industrial Automation Programmer is responsible for developing, implementing, and troubleshooting industrial control logic.Responsibilities:Develop, implement, and support PLC and HMI logic on various control platformsProgram new and existing equipment PLC’sCreate and program HMI configurationsGenerate network communication protocols for various control equipmentEncourage, evaluate and implement employee’s suggestions for continuous improvements of controls,equipment, and processesAnalyze individual solutions and take appropriate action to ensure company’s needs are metCollaborate with industrial designers and information technology to develop lean, integrated control processesMaintain database of program changesRequirements:3 to 7 years automation programming experienceBachelor’s Degree in Mechanical or Electrical Engineering, Mechanical or Electrical Engineering Technology orComputer Science is preferredProficient in PLC programming (Ladder Logic and Structured Text) and HMI developmentKnowledgeable in IEC 61131-3 functions and standardsExcellent communication, problem solving and organizational skillsAbility to document database development and maintenance proceduresSelf-motivated, adaptable personality and willing to work in fast paced, dynamic environmentA&amp;P Technology is a fun and exciting place to work. We offer an excellent work environment and a comprehensive benefits package.If you are interested in the role, please apply online at www.braider.com .Equal Opportunity EmployerMinority/Female/Veteran/Disabled</text:p>
          </table:table-cell>
          <table:table-cell table:style-name="ce11" office:value-type="string" calcext:value-type="string">
            <text:p>Industrial Automation Programmer</text:p>
          </table:table-cell>
          <table:table-cell table:number-columns-repeated="1022"/>
        </table:table-row>
        <table:table-row table:style-name="ro1">
          <table:table-cell table:style-name="ce11" office:value-type="string" calcext:value-type="string">
            <text:p><text:s/>Navigatum was established in 1991 and has provided boutique development solutions for a wide variety of clients.Â  Our core philosophy is that we make people's lives better.Â  We do this for our staff by providing a great place to work where you are mentored, developed and extended.Â  For our clients, by providing solutions that support and improve their business and the IT experience of their staff.Â  And for the world by working to end systematic child slavery by sponsoring children through Compassion. We are looking for aÂ Graduate Programmer to join our team.Â  We develop solutions using Java, C#/VB.NET, PHP and their related platforms, tools and technologies.Â  You will need strong HTML, CSS and other web related skills.Â  Strong multi-platform SQL skills are also required. The most important skill you will bring is your ability to clearly communicate, both verbally and in writing - not just to explain yourself, but to understand others.Â  This includes theÂ ability to make the complex easy to understand.Â  You will be mentored by two industry veterans with over 30 years experienceÂ each.Â  You will need to work with clients as your development skills grow. Your next most important skill is your understanding of technology and programming.Â  Whilst you may not have years of experience in a language, you are able to transfer your coding ability from one language to another and can work with and direct other programmers to complete projects. You will be passionate about developing software that create solutions for business Â You will have a demonstrated desire to learn and develop yourself. Â You will need to be a self starter who also has the ability to lead others. You may have worked in another field before becoming a programmer. Â This is likely to be your first official role as a programmer but your exceptional results, both academic and in other areas of your life,Â will speak for themselves. </text:p>
          </table:table-cell>
          <table:table-cell table:style-name="ce11" office:value-type="string" calcext:value-type="string">
            <text:p>Graduate Programmer</text:p>
          </table:table-cell>
          <table:table-cell table:number-columns-repeated="1022"/>
        </table:table-row>
        <table:table-row table:style-name="ro1">
          <table:table-cell table:style-name="ce11" office:value-type="string" calcext:value-type="string">
            <text:p><text:s/>Immediate start Permanent, Full Time position Diverse role in a fast-pace environment South Eastern suburbs Results Direct Pty Ltd is a data driven marketing services company located in the South Eastern suburbs of Melbourne.Â  We process data and build CRM systems to help our clients market to their customers. Information for clients is deployed using web technology developed by our web team. Our industry is fast-paced and our clients support us because we believe that together we can achieve what neither of us could do alone. We require an experienced and motivated person to join our Technical Services team as a SQL Analyst Programmer. Reporting to our Team Leader [Technical Services] and working closely with other senior managers and staff, you will need to be ableÂ to communicate clearly at all levels. You would also have the ability to improve and maintain current processes. Your Attributes: Confident communicator of the English language (both written and verbal). Proactive in meeting client needs. Maintain excellent following up skills for both client and staff. An attitude of wanting to get things done. High attention to detail. Friendly personality. Team Player. Resilience to work in a fast paced/results oriented environment. General Responsibilities: Translate business requirements to technical designs. Design effective solutions. MS Access experience (good to have for migration projects to SQL Server.) Participate in release management activities. Train Operations personnel during solutions' implementation. Initiate and implement process improvements. Operate in-house applications. Processing database requests and extracting and manipulating information for various purposes, e.g. mailing house. SQL Server development. (at least 3 years). Develop VBA Code. Create Stored Procedures. Importing data into MS Access and SQL Server databases. Some manual cleansing of data prior to loading. De-duplication of data. Generate accurate statistical reports as required on a daily, weekly, monthly, quarterly and ad hoc basis. Enhance and correct solutions. Test solutions. Generate accurate statistical reports. Liaise with Account Managers as required. Problem analysis / fault finding / troubleshooting. Participate in incident analysis and problem remediation activities. Ensure all IT tasks are completed accurately and on time. Document solutions. Initiate and implement process improvements. Key Skills: Competent Power BI &amp; C# skills (Desirable) Good DBA skills (Desirable) Expert knowledge of Microsoft relational databases (MS Access optional and SQL Server 2005, 2008, 2012). SQL Server Knowledge (at least 3 years) Including: SSIS, (mandatory) SSRS, (mandatory) SSASÂ (optional.) Knowledge of TSQL. Data manipulation. De-duplication of data. VB and VBA Programming (minimum 2 years). Proven analysis and documentation skills. Ability to communicate effectively with technical and non-technical entities.Â  Experience working in a structured development environment, including incident management, version control, workshops and formal release. We are looking for someone with good problem solving and communication skills, high attention to detail and the ability to exercise initiative to deliver client's expectations. You are a person that thrives in a results based environment where you hold accountability for the delivery of complex projects. The role requires that you have a strong focus in delivering solutions to the business. You possess a high understanding of risk/issue management and thrive at working in a dynamic and fast paced environment. This is a great opportunity to further your SQL Analyst Programming skills. If you believe you have the above skills and experience, send in your applications by clicking "APPLY NOW". Looking forward to receiving your CV. </text:p>
          </table:table-cell>
          <table:table-cell table:style-name="ce11" office:value-type="string" calcext:value-type="string">
            <text:p>SQL Database Analyst Programmer</text:p>
          </table:table-cell>
          <table:table-cell table:number-columns-repeated="1022"/>
        </table:table-row>
        <table:table-row table:style-name="ro1">
          <table:table-cell table:style-name="ce11" office:value-type="string" calcext:value-type="string">
            <text:p>A Fortune 500 and worldwide leader in business aviation; specializing in Command and Control, Communications Networking, Rugged Computing, Information Assurance and Cyber Defense is searching for the right talent to fill this opportunity: Senior Software EngineerFort Wayne, IN 2016-2841Responsibilities:In this role you will:Work as a part of the software development team to implement and test software requirementsWork with other engineers, systems analysts, programmers, technicians, and top-level managers in the architecture and design of the software systemWork closely with the systems and test groups to ensure that the developed software meets the customers’ expectationsCreate scripts to build workflows or custom solutions to problemsWrite procedures, methods, workflow documents and standard operating proceduresAbility to exercise “attention to detail” and follow oral and written instructionsCommunicate effectively, both orally and in writing, help identify workflow inefficiencies and problems that can arise and helps develop workaroundsQualifications:Because this is a Government Contract, you must be a U.S. Citizen for consideration.Must have experience developing large applications in C++ using Microsoft Visual StudioShould have experience with the Standard Template Library (STL)Must have experience designing, writing, and debugging desktop applications for Microsoft WindowsMust be skilled in object-oriented design and applying design patternsCommunicates effectively and able to work as part of a software teamExperience in any of the following would be helpful:·         Experience with storing and retrieving using databases with SQL·         Experience creating user interfaces with Qt·         Experience with digital geographic mapping technologies·         Experience writing automated unit tests·         Experience with multi-threading, synchronization, and mutexs·         Familiarity with internet protocol networking (IP/TCP/UDP) and WinSock·         Experience with cross-platform development using GCC on Linux·         Knowledge of US Army operational doctrine or military domain·         User Interface development  Education and Experience:  Bachelor’s degree in Software Engineering, Electrical and/or Systems Engineering, Computer Science, a related technical field or the equivalent experience is required. In addition, a minimum of 8 years of relevant experience is required. Conditions of Employment:Applicants selected for employment will be required to pass a pre-employment drug screening and background investigation which may include education, criminal and work history verifications. About Our Company:Moseley Technical Services, Inc. is dedicated to providing our clients with a high standard of quality products and services. For two decades, our reputation has been built on this dedication and the long-term relationships developed with some of the most prestigious companies in the aerospace and defense industries.  These business relationships give you the opportunity to not only find a job but to find one you can value and enjoy. We will be dedicated to you and to making your career a success. Accepted applicants will have the opportunity to be eligible for benefits, including medical and supplemental insurance and a 401K. Appreciation and gratitude for employees is a hallmark of organizations with low turnover.  Moseley Technical Services, Inc. is an affirmative action and equal opportunity employer. Join a team that values your experience!</text:p>
          </table:table-cell>
          <table:table-cell table:style-name="ce11" office:value-type="string" calcext:value-type="string">
            <text:p>Software Engineer</text:p>
          </table:table-cell>
          <table:table-cell table:number-columns-repeated="1022"/>
        </table:table-row>
        <table:table-row table:style-name="ro1">
          <table:table-cell table:style-name="ce11" office:value-type="string" calcext:value-type="string">
            <text:p>About theÂ Company You'll be working for the number one Australian icon in its head office in Sydney. Â Â  The Engineering Crew The .Net team here in Sydney is a total of 40 of the best developers in Sydney. There are no ego's within this teams, they want all developers to be heard. your opinion is heard, this is a true open door policy, there development strategy is devised by there development team. This is a great opportunity to enhance your current skill set by working with the best in the market, best principles and standards are the norm here. The Gig You understand what is required to build efficient, scalable and maintainable code. This is a 100% a hands on technical role and a chance to work on high profile and extremely high traffic web applications within a dynamic and agile team. As a member of the software engineering division we are looking for Engineers who like to solve critical problems to the highest of standards and love the word "algorithms". You'll be working within a business that has a key focus on Career growth.Â  About You You'll take ownership and you pay attention to detail but you can also see the big picture. You prefer to just pick the right tool for the solution, rather than fixate on one set of technologies. You class yourself as a subject matter expert. Key SkillsÂ  ASP.NETÂ  MVCÂ  Microservices SQLÂ  MS SQL Entity Framework C# WebAPI JQuery, Javascript, HTML, CSS Angular2 CI/CD </text:p>
          </table:table-cell>
          <table:table-cell table:style-name="ce11" office:value-type="string" calcext:value-type="string">
            <text:p>Net Developer</text:p>
          </table:table-cell>
          <table:table-cell table:number-columns-repeated="1022"/>
        </table:table-row>
        <table:table-row table:style-name="ro1">
          <table:table-cell table:style-name="ce11" office:value-type="string" calcext:value-type="string">
            <text:p><text:s/>Your role: Â  Our client are a leading Product Development company, currently undergoing significant growth and are on the lookout for a bright Senior Java Software Engineer to assist with custom development projects for a new product team the are spinning off. This role will involve a best practice approach to back-end Java development withÂ Microservices, Web APIs, and AWSÂ within this high-performing team. You will be responsible for ensuring development goals are met, methodologies and standards are followed, and your code is of the highest standard. This role will be hands-on with code and design within a mature Software Engineering project environment. Â  Â  Your skills: Â  approx. 6-10+ years full-stack/back-end Java 8 development experience (interest in other languages) Strong Spring stack experience: MVC, Boot, Security, etc. AWS Web APIs/REST web services CI/CD Docker TDD Agile Your background: Excellent strong written and verbal communication skills Ability to deal with both technical and non-technical stakeholders Strong problem-solving skills and an analytical approach Ability to hit the ground running in a busy project environment Â  This is a fantastic opportunity for aÂ driven Engineer toÂ join one of the bigÂ product development teamsÂ in Melbourne!! If you believe this is the next step for you APPLY NOW by clicking the link below or call Ryan Lynch on 9604 4247 for a confidential discussion. Â  Â  Â  ***Only short-listed candidates will be contacted*** </text:p>
          </table:table-cell>
          <table:table-cell table:style-name="ce11" office:value-type="string" calcext:value-type="string">
            <text:p>Senior Java Engineer - back-end</text:p>
          </table:table-cell>
          <table:table-cell table:number-columns-repeated="1022"/>
        </table:table-row>
        <table:table-row table:style-name="ro1">
          <table:table-cell table:style-name="ce11" office:value-type="string" calcext:value-type="string">
            <text:p>Cloud Solutions Architect About theÂ Company Australian flagship with significant growth over the last 3 years due to the diversity of its products and offerings expanding.Â  The Crew This team is fully agile, ambitious and using the latest technologies and techniques, they have flexible hours as they are true believers in quality.Â The team has grown year on year and are currently seeking an experienced cloud solution architect who can help with the road map, design, technology architecture and solutions for new business strategy and product architecture, cloud experience is a must.Â Â  The Gig You will be working collaboratively to define strategy, design architecture, implementation, and building new services.Â Create and maintain architecture and technology roadmap for new products and solutions.Â  About You You have ideally worked in a start up environment, innovation programmes and have an entrepreneurial mentality.Â You take ownership, you pay attention to detail but you can also see the big picture. You prefer to just pick the right tool for the solution, rather than fixate on one set of technologies. You class yourself as a subject matter expert.Â  Skills: Computer Science Degree MicroservicesÂ Â  Cloud experienceÂ (Azure, Google, AWS etc) New product solution architecture and technical delivery New business strategy Microservices Experience building high transactional, large scale distributed systemsÂ  7+ years engineering delivery and design AÂ background in software engineering Agile engineering practices, automated testing and continuous delivery and cloud based architectures Technology for the future Must have full Australian working rights and asap start available. Apply now for more details or call Roman on 02 8076 9470. </text:p>
          </table:table-cell>
          <table:table-cell table:style-name="ce11" office:value-type="string" calcext:value-type="string">
            <text:p>Cloud Solutions Architect</text:p>
          </table:table-cell>
          <table:table-cell table:number-columns-repeated="1022"/>
        </table:table-row>
        <table:table-row table:style-name="ro1">
          <table:table-cell table:style-name="ce11" office:value-type="string" calcext:value-type="string">
            <text:p>SR. SYSTEMS SOFTWARE ENGINEER – CONTRACT - IRVING, TX-Bachelor's degree in area of specialty and at least 8-10 years of experience in the field or in a related area -8+ years’ experience with Java/J2ee -8 + years’ experience with Application servers, Databases, RDBMS based applications -8+ years front-end integration experience working with development teams on the deployment of web based applications (Java and J2ee) -Experience in network design, operational support, hands-on implementation and configuration of web applications, and enterprise systems. -Strong knowledge and experience in VPN, Firewall, load-balancing, network security, and network management platforms -Experience in configuring and installing technologies such as 2 way ssl, https connections. -Experience in auditing network security compliance -Certified ATG Commerce/java programmer/Developer is preferred -Required Skills: Core Java, J2EE, JAXB, JSP, Servlets, Web services, XML/XSD design, CSS3/Jquery, Ajax, Spring. -Required Skills:- ATG Commerce, strong in fundamentals, 4 to 6 years of hands on with large scale implementations, expert level in Browse and Shop, pricing, cart/catalog, check out modules and hands on various commerce pipelines -Exposure to Mobile Platforms(IOS/Android) is preferred.Follow us on our BLOG to see more jobs like this: http://dallas.vereduscorp.com / Why Veredus?Candidates work with a professional Recruiter whose average experience is eight years in the industry. That means they have intimate knowledge of the Information Technology industry and market trends - who is in demand now and who will be next. Your Veredus Recruiter will lead you through a thorough screening process in order to understand your skills, experience, needs, and desires. They also counsel their candidates in resume writing, interviewing, and career planning so when there’s a position you really want, you’re fully prepared to get it. . Additionally, if the position is a consulting opportunity Veredus provides full benefits starting Day 1, and at virtually no cost to you. • Medical • Dental • Vision • 401K • Life Insurance ($20,000 benefit)• ATOP - Accrued Time Off Program• Consultant Lunches and Outings • Consultant Web-Site• Name Plates• Care packages/Survival packs• Dedicated Consulting Services RepresentativeVeredus has been recognized as one of the “Best Staffing Firms to Work For” by Staffing Industry Analysts the last 3 years in a row. Nervous about an upcoming interview? Want to be as prepared as possible?Click on the link below and you will have access to the Veredus Interview Prep Video - culled from hundreds of years of collective experience in preparing candidates for that all important job interview: http://vereduscorp.com/career-center / Veredus Corporation is an EEO/Affirmative Action Employer M/F/D/V.Drug testing may be required; please contact Recruiter for more information.</text:p>
          </table:table-cell>
          <table:table-cell table:style-name="ce11" office:value-type="string" calcext:value-type="string">
            <text:p>Software Systems Engineer</text:p>
          </table:table-cell>
          <table:table-cell table:number-columns-repeated="1022"/>
        </table:table-row>
        <table:table-row table:style-name="ro1">
          <table:table-cell table:style-name="ce4" office:value-type="string" calcext:value-type="string">
            <text:p><text:s/>The Firm Holding a strong position in the market, both on a national and international scale, this firm is considered a #1 Global brand. With an endless list of awards under their belt, they receive constant praise from various publications for their achievements and are the trusted legal advisors of a lengthy list of ASX listed companies. Their IP team is recognised throughout the industry for their innovation and technical savviness. You will be involved in a: Working in the IP team, your role will be predominantly IP litigation focused, with some transactional work, including patent protection and enforcement; Copyright and trade mark matters; For a variety of prestigious clients, both in Australia and oversees, across multiple jurisdictions and industry sectors. You will be a: 5+ years' PAE Lawyer at the Senior Associate level, with strong patent litigation experience and a technology or science/medicine background, gained at an international/top-tier firm; Impressive academics; Strong drafting and analytical skills; Excellent communication and client liaison skills; Able to manage a busy caseload and dedicated to providing clients with the best practical solutions; Able to work with a high level of autonomy. Benefits Market leading remuneration package + benefits. Scope for career progression - Path to partnership. Flexibility to choose where you are based: Sydney OR Melbourne. CBD locations. Great work culture, friendly and open. For a confidential discussion, please contact Camilla on 02 9233 7977 and quote reference number CO31517. Alternatively, click apply and email your resume. To view all our current roles, you can go to: - https://naimanclarke.vincere.io/careers/ </text:p>
          </table:table-cell>
          <table:table-cell table:style-name="ce4" office:value-type="string" calcext:value-type="string">
            <text:p>IP Litigation Lawyer</text:p>
          </table:table-cell>
          <table:table-cell table:number-columns-repeated="1022"/>
        </table:table-row>
        <table:table-row table:style-name="ro1">
          <table:table-cell table:style-name="ce4" office:value-type="string" calcext:value-type="string">
            <text:p>The Firm This mid-tier national offers its lawyers great support, interesting work and genuine career progression. So, if you are looking for a culture change, or for a step up in terms of work quality whilst retaining a friendly working environment, then this may be the role for you. Â  The RoleÂ  This role will see you work onÂ the sale and acquisition of commercial property, commercial and retail leasing and property development. In particular, this role will have a strong focus on leasing matters. ExperienceÂ Â  The firm is looking for a lawyer with at least 3 years of post admission experience, and up to about 5 years. You will have strong leasing experience and excellent attention to detail. BenefitsÂ  It offersÂ outstanding career progression opportunities,Â attractive salary and benefits package, autonomy and direct client access and well as the opportunity to work with high profile specialists. For a confidential discussion, please call Nina Held on +61 7 3360 0864 or email to nina@bplr.com.au Â Â  Burgess Paluch is a leading, specialist legal recruitment agency, with offices in Brisbane, Melbourne and Sydney. Our team of highly experienced consultants are extremely well networked to assist you in making your next career move. If this role is not what you are looking for, please donâ€™t hesitate to get in touch for a confidential discussion around the legal market. Burgess Paluch recruits and can provide insights into both the Australian and international markets. </text:p>
          </table:table-cell>
          <table:table-cell table:style-name="ce4" office:value-type="string" calcext:value-type="string">
            <text:p>Property Lawyer</text:p>
          </table:table-cell>
          <table:table-cell table:number-columns-repeated="1022"/>
        </table:table-row>
        <table:table-row table:style-name="ro1">
          <table:table-cell table:style-name="ce4" office:value-type="string" calcext:value-type="string">
            <text:p>We are recruiting on behalf of an international law firm who are based in the heart of the CBD with their Melbourne office holding at approximately 100 strong. This prestigious law firm are known as one of the largest law firms globally and have a reputation for providing a first class service to their clients across the world. In Australia, they act on behalf ofÂ industry leaders, major corporations, capital markets participants, major financial institutions, and governments on ground-breaking legal transactions, both domestically and internationally. In Melbourne, this global powerhouse is seeking a Personal Assistant to support one of their Corporate Partners who is known to be friendly, approachable, fair and reasonable. This is a 1:1 position, but there will also be some assistance for the other Lawyers (up to three) in the group. The ideal candidate will have 3 - 5 plus years' experience in a Personal Assistant type role, a proactive work ethic, personable ability to manage internal and external relationships, excellent time management, file management, organisation and communication skills and have a demonstrated commitment to high performance.Â  It's desirable for the successful candidate to possess Personal Assistant experience within another law firm environment, however this is not essential and candidates from professional services and other organisations will also be considered. Duties include (but are not limited to): Diary management Administrative support and secretarial services to Partner and approximately three fee earners Managing confidential firm information and opening new matters Document management Input and maintain client data into client relationship software Managing the monthly billing process Â  Known for being an Employer of Choice for Gender Equality, this law firm promotes equal opportunities for women and men to progress in their careers and ensure flexible working options are available to their employees. Â  They also offer benefits such as programs for structured mentoring, professional development, strategic planning for business development and momentum for women and men who are taking a period of parental leave and wish to stay on career track. If you have a minimum of three years' experience providing PA support at a senior level, then please do not hesitate in applying today as interviews for the position will be commencing shortly. Â  Â  Â  Â  Â  To apply for this role please follow the apply now button or for a confidential discussion please contact me on the number below </text:p>
          </table:table-cell>
          <table:table-cell table:style-name="ce4" office:value-type="string" calcext:value-type="string">
            <text:p>Personal Assistant</text:p>
          </table:table-cell>
          <table:table-cell table:number-columns-repeated="1022"/>
        </table:table-row>
        <table:table-row table:style-name="ro1">
          <table:table-cell table:style-name="ce4" office:value-type="string" calcext:value-type="string">
            <text:p><text:s/>The Company: Hexagon is a leading global provider of engineering and geospatial software that enables customers to visualise complex data. Business and governments in more than 60 countries rely on Hexagon solutions to make processes and infrastructures better, safer and smarter. The Job: As the Divisional Counsel &amp;amp; Contracts Manager, Asia Pacific, you will be responsible for and manage the provision of legal services, advice and contract matters in support of the Asia Pacific region. You will provide ongoing support throughout the business contract life-cycle, from pre-bid through post-award contract management and close-out including, but not limited to; procurement and joint engagements with 3rd party vendors. As part of the global Legal departmÂ­Â­Â­ent and a trusted member of the team you will be operating with a high degree of autonomy and will provide sound and concise advice on contract matters as well as being well informed of the companyâ€™s approved overarching legal governance in order to mitigate risk with regards agreements with other parties. Your experience: Tertiary level qualification in Law / Legal Minimum ofÂ 2-3 years' (PQE) experience as a commercial lawyer in a major law firm and/or blue-chip technology company CurrentÂ practicing certificate Strong commercial legal experience Experience and knowledge in IP and IT Law Demonstrated ability to develop and execute plans to negotiate and resolve contractual and commercial matters Ability to build effective relationships with a variety of stakeholders Proven ability to work effectively under pressure Strong commercial and business acumen Your skills: Strong time management skills Ability to influence Exceptional communicator both written and spoken Organised and able to self-prioritise Adaptable to change Excellent attention to detail Strong analytical thinker who is detail conscious and solution orientated Strong business acumen and ability to make sound judgement / decisions The following attributes will be highly regarded: Willingness to travel for customer negotiations and other business activities Experience with an IT / Managed Services company will be advantageous Knowledge in technology contracts isÂ essential Are you ready to make an a difference? Want to hear more?Â  Submit your application for consideration.Â  Only shortlisted candidates will be contacted.Â  </text:p>
          </table:table-cell>
          <table:table-cell table:style-name="ce4" office:value-type="string" calcext:value-type="string">
            <text:p>Divisional Counsel &amp; Contracts Manager Asia Pacific</text:p>
          </table:table-cell>
          <table:table-cell table:number-columns-repeated="1022"/>
        </table:table-row>
        <table:table-row table:style-name="ro1">
          <table:table-cell table:style-name="ce4" office:value-type="string" calcext:value-type="string">
            <text:p><text:s/>Our client is a boutique corporate and commercial law firm based in the heart of the Sydney CBD. Their highly skilled team of lawyers specialise in the areas of corporate and commercial law, litigation and dispute resolution, employment, real estate, intellectual property, restructuring and insolvency. They are a rapidly expanding litigation practice and are seeking a Senior Litigation Lawyer to join their team. About you: You should have up to 10 years post qualification experience across a range of litigation mattersâ€”with a focus on commercial disputes. You will be expected to foster and maintain good relationships with our clients, counsel and referrers. You will be provided with a career path to Partner while working in a friendly and supportive environment. Experience, and the ability to self-manage workload (without needing to find new clients) is an integral part of this role. Salary commensurate with qualifications and experience. We will provide to you: Excellent remuneration package and conditions; Pleasant, supportive working environment; and Work location flexibility and Support staff To find out more about this opportunity, please Apply Now or send your CV to Julie.faddoul@astrumrecruitment.com for a confidential discussion. </text:p>
          </table:table-cell>
          <table:table-cell table:style-name="ce4" office:value-type="string" calcext:value-type="string">
            <text:p>Litigation Lawyer Commercial</text:p>
          </table:table-cell>
          <table:table-cell table:number-columns-repeated="1022"/>
        </table:table-row>
        <table:table-row table:style-name="ro1">
          <table:table-cell table:style-name="ce4" office:value-type="string" calcext:value-type="string">
            <text:p><text:s/>With growth in a variety of areas of practice, Websters Lawyers are seeking a Lawyer with at least 2 years PAE to be based in their Adelaide, Ridgehaven or Smithfield Offices. The position offers the opportunity to be part of a friendly and supportive work environment.Â  We particularly welcome those who are team players and are keen to be involved in innovation and development of workflows and practices.Â  Our team takes pride in providing the highest level of client service and we are looking for applicants who work to this standard. Applications will be received in the strictest of confidence and may be submitted toÂ recruitment@websterslawyers.com.au.Â  </text:p>
          </table:table-cell>
          <table:table-cell table:style-name="ce4" office:value-type="string" calcext:value-type="string">
            <text:p>Solicitor</text:p>
          </table:table-cell>
          <table:table-cell table:number-columns-repeated="1022"/>
        </table:table-row>
        <table:table-row table:style-name="ro1">
          <table:table-cell table:style-name="ce4" office:value-type="string" calcext:value-type="string">
            <text:p><text:s/>Looking to work for one of Sydneyâ€™s highly regarded firms and provide support to a team with an outstanding reputation? Apply now. Join the firm as a family law secretary Highly regarded firm based in the heart of the CBD Exceptional team of legal professionals who are specialists in their field The Firm This successful firm have space in the Family Law Department of their Sydney office for you. The firm pride themselves on their approachable and down to earth nature, strong client relationships and they enjoy making complex legal matters easy to understand. The Role Supporting an extremely busy team of 2-3 Senior Family Lawyers, including a Partner your day will be fulfilling and rewarding! Duties will include: Prepare and edit documents and correspondence â€¢ Dictaphone typing â€¢ Diary management â€¢ Client liaison â€¢ File management â€¢ Coordinating meetings and travel arrangements â€¢ Indexing â€¢ Preparing Briefs and court documents â€¢ Time recording and monthly billing The Right Candidate To ensure success for this role, you must possess previous legal secretarial experience within a law firm. As you will be working closely with other secretaries in the department, the ability to work within a team is a must! Strong attention to detail, excellent communication skills and advanced technical abilities are essential. The ability to prioritise your work and a â€œcan doâ€ attitude could see you make this role your own. To Apply Submit your CV using the apply button below or alternatively contact Avery on avery@legaleagles.careers or (02) 8227 7201. Ref No. AB1242 </text:p>
          </table:table-cell>
          <table:table-cell table:style-name="ce4" office:value-type="string" calcext:value-type="string">
            <text:p>Legal Secretary</text:p>
          </table:table-cell>
          <table:table-cell table:number-columns-repeated="1022"/>
        </table:table-row>
        <table:table-row table:style-name="ro1">
          <table:table-cell table:style-name="ce4" office:value-type="string" calcext:value-type="string">
            <text:p>About the firm... A golden opportunity is now available to join one of Australia'sÂ prominent law firms! Â Â  Sustained growth and success prompts this vacancy - for an experienced (3yrs) Commercial IP/IT Lawyer with expertise &amp;amp; experience across a broad range of Information Technology matters and associated commercial and IP work. The IT/IP team here are highly reputable,Â acting for a diverse range clients (private &amp;amp; public) including those in the IT industry and handleÂ wide-ranging commercial work.Â Here, you'll have plenty ofÂ 'hands on' involvement in working alongside primarily 2 Partners, and their well known clients comprising listed and unlisted public companies, government bodies and significant private company groups. Â Â  About the role...Â will involve mainly complex front-end transactional type matters and given some of the 'key clients' operate in the IT industry, experience in this niche area is considered paramount to the role, together with solid corporate commercial &amp;amp; some litigation exposure would also be viewed advantageous. About you... Our client envisages the successful candidate will:- have 3-5 years p.a.e. ideally in information technology, commercial and intellectual property matters; and be an engaging 'people person',Â with excellent technical skills; demonstrate strong attention to detail;Â  possess a sound work ethic and the ability to perform well, in a fast-paced environment. What's in it for you... If you are looking to relocate to a firm that employs cutting edge business practices, provides outstanding career progression opportunities and great work/life balance with loads of social eventsÂ to hone your networking skills thenÂ there's no better time to apply, so contact us today!Â  Â Â  To apply online, simply click on the Apply button now! Alternatively, for a confidential discussion please contact: Sharon Henderson l Partner t: 03Â 9098 8776 </text:p>
          </table:table-cell>
          <table:table-cell table:style-name="ce4" office:value-type="string" calcext:value-type="string">
            <text:p>Commercial, Information Technology &amp; IP Lawyer</text:p>
          </table:table-cell>
          <table:table-cell table:number-columns-repeated="1022"/>
        </table:table-row>
        <table:table-row table:style-name="ro1">
          <table:table-cell table:style-name="ce4" office:value-type="string" calcext:value-type="string">
            <text:p><text:s/>The Firm With unsurpassed technical expertise, local insight and an extensive international network, this top tier firm provides clients with professional services and advice that is hard to match. Their TMT team advises clients across Australia and Asia-Pacific on the full spectrum of TMT matters and is one of the leading practices in the region. You will be involved in: Advising blue-chip clients on a portfolio of high-value TMT transactions. You will be a: Lawyer with 3+ years' PAE in TMT law, gained at an international/top-tier firm or in-house; Excellent academics; Strong drafting and analytical skills; Commercially-minded and client-focused. Benefits Top tier remuneration + benefits. Fast-track your career at a global firm. Access to field leading Partners. Secondment opportunities. Busy and successful, yet friendly and vibrant office. For a confidential discussion, please contact Romain on 02 9233 7977 and quote reference number RH31766. Alternatively, click apply and email your resume. To view all our current roles, you can go to: - https://naimanclarke.vincere.io/careers/ </text:p>
          </table:table-cell>
          <table:table-cell table:style-name="ce4" office:value-type="string" calcext:value-type="string">
            <text:p>TMT Lawyer</text:p>
          </table:table-cell>
          <table:table-cell table:number-columns-repeated="1022"/>
        </table:table-row>
        <table:table-row table:style-name="ro1">
          <table:table-cell table:style-name="ce4" office:value-type="string" calcext:value-type="string">
            <text:p><text:s/>Multiple contracts on offer for motivated and enthusiastic individuals looking for a position that offers ongoing training and development with room for progression within a government department. The perfect candidate will have an exceptional writing ability, have strong verbal communication skills with the ability to work with and build relationships with team members, customers and external stakeholders. The ideal person will be technically Savvy in order to quickly learn the current systems required for the role. The position requirement is to support the Claim Assessors who control overall management of claims lodged by claimants including the investigation and determination of claims. This requires ongoing liaison with claimants, advocates &amp;amp; lawyers and health professionals. In order to reach determinations, claims assessors are required to undertake investigation and research and prepare detailed written reasons supporting their decisions based on relevant policy and legislation. The Assistant Claim Assessor will be trained up to eventually move into a Claims Assessor role. Skills required; Well-developed verbal and written communication skills and the ability to write detailed and clearly articulated case summaries in accordance with policy and procedures, or the ability to quickly acquire these skills. Very good organisational skills and an enquiring mind with a demonstrated ability to think analytically, set personal work priorities and work under pressure in a fast-paced team. Ability to quickly learn and adapt to new and changing technology and work effectively in a digital, paperless environment. Demonstrated commitment to maintaining and updating technical knowledge and to your ongoing learning and development. A motivated and enthusiastic individual with a proven ability for building effective working relationships with team members, clients and internal and external stakeholders. An outcome focused approach with a keen desire to achieve. Must be an Australian Citizen To now more or to find out about this exciting oppertunity contact TOM from AUREC on 6162 919 </text:p>
          </table:table-cell>
          <table:table-cell table:style-name="ce4" office:value-type="string" calcext:value-type="string">
            <text:p>Assistant Claims Assessors</text:p>
          </table:table-cell>
          <table:table-cell table:number-columns-repeated="1022"/>
        </table:table-row>
        <table:table-row table:style-name="ro1">
          <table:table-cell table:style-name="ce12" office:value-type="string" calcext:value-type="string">
            <text:p><text:s/>Located at the heart of Perth's most diverse and vibrant district, only a few minutesâ€™ walk to the centre of Perth and with neighbours such as the State Theatre Centre and Art Gallery of Western Australia, Alex Hotel and Shadow Wine Bar deliver the most engaging accommodation and hospitality experience in Perth. Continuing our tradition of delivering unique and engaging hospitality offerings, we are seeking an experienced events marketing and hospitality professional to both lead and support our food and beverage teams in delivering fresh new events and meeting experiences for the Perth market. Reporting to the General Manager, this is a new role requiring a creative individual with a passion for event sales &amp; marketing as well as hospitality. The successful applicantâ€™s primary responsibilities encompass: Seek, develop and drive new event activities into the available venues at Alex Hotel. Develop, co-ordinate and run food and beverage focused events in Shadow Wine Bar &amp; Dining Room. Manage venue hire enquiries, bookings and internal orders. Setting, achieving and exceeding financial targets. Developing and implementing marketing strategies which promote the venue hire offer to our key target markets. Develop and nurture relationships with past and current clients. Manage and assist our service team in delivering events. SupportingÂ Shadow Wine Bar's management team in managing restaurant operations.Â  This is not a desk role and the successful applicant needs to be capable of working across all seven days of the week and at various times of the day. This role is best suited to someone with a very strong restaurant hospitality background and formal training or experience in event sales, marketing and delivery. The successful applicant will be required to be involved in the actual delivery of events, not merely the sales and administration of the same.Â  You will be someone that understands what guests really need and knows how to coach a team to deliver a high level of service with personality and care. You will have a great knowledge and passion for food and wine and will use your past experience and an understanding of current trends to help shape our events offerings. You will share our vision of a hotel and restaurant built on traditional hospitality but delivered in a way that is fresh and relevant to today's experienced guest. If this excites you and you have a passion for hospitality, food and wine then drop us a line. Send in your CV and covering letter, letting us know your experience and what motivates you... Email Alan Ford alan@alexhotel.com.au </text:p>
          </table:table-cell>
          <table:table-cell table:style-name="ce12" office:value-type="string" calcext:value-type="string">
            <text:p>Events Manager</text:p>
          </table:table-cell>
          <table:table-cell table:number-columns-repeated="1022"/>
        </table:table-row>
        <table:table-row table:style-name="ro1">
          <table:table-cell table:style-name="ce12" office:value-type="string" calcext:value-type="string">
            <text:p><text:s/>About the business An exciting opportunity has arisen to join our dynamic Sales and Marketing team within the Pan Pacific Hotels Group. Our global footprint encompasses over 30 hotels, resorts and serviced suites with two internationally acclaimed brands PARKROYAL Hotels and Resorts and Pan Pacific Hotels and Resorts. The 5-star Pan Pacific Perth is looking for a proactive team player, an absolute administrative whizz in the field of Meetings and Events. Reporting directly to the Meetings and Events Manager, the newest member of our dynamic Sales and Marketing team will assist with the overall running of the Event Sales office and provide support to the wider Sales and Marketing team. About the role Be the first point of contact for the meetings and events sales department Coordinate internal meetings including event diary management, catering and audio visual Provide general administrative support to the team Completion and distribution of daily and weekly internal reports Adherence to house policies and procedures, including OH&amp;S legislation Benefits and perks Embrace a host of benefits, including laundry allowances, free meals whilst on shift, significant restaurant and hotel discounts, ongoing training and professional development. For further information on what the Pan Pacific Hotels Group has to offer, go to www.pphg.com or see www.PanPacific.com/Perth Skills and experience You're a people person with a positive attitude You're highly organised, articulate and plan ahead You love hospitality and you know the industry You have at least one year experience in events or corporate sales Your customer service and communication skills are strong You are proficient in written and spoken English and you take pride in your appearance Your computing skills are efficient and you are up to date with Microsoft Excel to an intermediate level. Experience in the use of OPERA would be advantageous </text:p>
          </table:table-cell>
          <table:table-cell table:style-name="ce12" office:value-type="string" calcext:value-type="string">
            <text:p>Meetings and Events Administrator</text:p>
          </table:table-cell>
          <table:table-cell table:number-columns-repeated="1022"/>
        </table:table-row>
        <table:table-row table:style-name="ro1">
          <table:table-cell table:style-name="ce12" office:value-type="string" calcext:value-type="string">
            <text:p><text:s/>HotDoc is a SaaS health technology company based in Melbourne. We help people manage their personal health and relationship with their doctor through web-based technology. We're passionate about building products that have real impact and improve the lives of patients, as well as delivering services that improve the sustainability of Australian healthcare. Weâ€™re looking to hire a talented community manager who has a track record of staging events and building an online community. Youâ€™re that rare breed who has a strong grasp of both marketing and project management. You love the idea of cultivating a community of HotDoc champions and are excited by the opportunity of impacting patient lives for the better. Â  Responsibilities Head our events strategy, which will involve staging up to 10 educational events per year (from 10 person TED-style talks to large 500ppl conference stalls) Engage with existing HotDoc users to generate compelling case studies, which can be used in marketing collateral Strategise ways to connect with influential primary healthcare stakeholders and develop them into outspoken HotDoc champions Manage all our Social Media channels (Facebook, Linkedin and Twitter) with the aim to increase our digital followers and communicate our brand values Â  Required Good, ethical person Track record of staging successful events and building an engaged tribe both online and offline Youâ€™re a natural at developing lasting professional relationships (and have the references to prove it) Â  Bonus Previous experience working in Australian healthcare Good familiarity with HubSpot andÂ Intercom Video production experience Â  If this describes you and you think you have what it takes, please forward your resume and Cover Letter to careers@hotdoc.com.au. Â Ideally the Cover Letter specifically references why you think you will be a great fit for HotDoc.Â Please note: no Cover Letter = no consideration. </text:p>
          </table:table-cell>
          <table:table-cell table:style-name="ce12" office:value-type="string" calcext:value-type="string">
            <text:p>Community and Events Manager</text:p>
          </table:table-cell>
          <table:table-cell table:number-columns-repeated="1022"/>
        </table:table-row>
        <table:table-row table:style-name="ro1">
          <table:table-cell table:style-name="ce12" office:value-type="string" calcext:value-type="string">
            <text:p><text:s/>The Role Findex are looking for an energetic and creative Events Coordinator with a passion for travel to join our marketing team! Do you love being on the road and venturing to metropolitan and regional Australia? This role is for you. Located in ourÂ modern Brisbane CBD office, and reporting to the Group Events Manager, you will be immersed in a dynamic and fast-paced environment where each day is different to the last. Are you someone with fresh ideas and a passion for innovation and thinking outside the box? Weâ€™d love to hear from you. This is a newly formed role designed to focus on delivering consistently high-quality client experiences through a range of event types across a myriad of regional and metropolitan locations. Responsibilities You will be responsible for: Proactively ensuring the set schedule of events is followed and executed to a high quality and within the agreed budgets; Traveling to regional and metropolitan locations to service an existing client base, including assuming on-site management for client events; Coordinating the entire event planning process under guidance from the Events Manager, coordinating all event materials ensuring all timelines are met; Assisting with the management of individual event budgets in line with the overall events budget; seeking opportunities to minimise expenditures which will not compromise event quality; Liaising and communicating with internal and external stakeholders to plan and run events; Reporting and distributing accurate event data to all relevant internal departments, including completing ROI assessments for all events; and Coordinating various Marketing Campaigns, where required. Â  Attributes You will: Be meticulously organised and able to coordinate, prioritise and complete multiple projects at once; Be highly detail oriented with a sharp eye; Demonstrate professional communication with superior stakeholder management skills; Be results-oriented and have outstanding problem-solving skills; and Have a passion for the corporate event environment. Â  Eligibility To be successful in this role you will have: Willingness to travel; Minimum 1-2 years events experience with relevant degree or equivalent Strong record of achievement in current position; Knowledge of the Financial Services industry is highly regarded; Advanced computer and analytical skills, knowledge of the Microsoft Office suite is essential; Good knowledge of e-marketing; Must have valid driverâ€™s licence and working Visa. This is a fantastic opportunity for someone looking to develop a robust and broad set of skills in the marketing, event and brand space.In addition to a competitive salary package, team members will enjoy the benefits of working within a positive environment with access to ongoing learning and career development opportunities. The Company Findex is a disruptive financial advisory company which, through an aggressive merger and acquisition strategy, has grown exponentially to become a major competitor in the industry. With a suite of consumer-facing brands offering comprehensive and integrated financial services, Findex uses innovative platform technology and a one best way approach to create affordable financial solutions in an under-serviced mid-market. Next Steps If you are interested in joining our fast-growing company and your skills meet the above criteria please submit your personalised cover letter and resume today. Only successful candidates will be contacted. </text:p>
          </table:table-cell>
          <table:table-cell table:style-name="ce12" office:value-type="string" calcext:value-type="string">
            <text:p>Events Coordinator</text:p>
          </table:table-cell>
          <table:table-cell table:number-columns-repeated="1022"/>
        </table:table-row>
        <table:table-row table:style-name="ro1">
          <table:table-cell table:style-name="ce12" office:value-type="string" calcext:value-type="string">
            <text:p><text:s/>The Events Officer will assist in the development and promotion of small and large size event opportunities for Ballarat, specifically those which contribute to the social and economic prosperity of Ballarat.Â Â  Â  Key Selection Criteria Qualifications and/or experience in event management, or related industry. Demonstrated skills and experience in the development and implementation of traffic management plans, site plans, emergency management plans, contracting of performers and service providers, and an understanding of relevant OHS, building, environmental and APRA regulations. Experience in working with voluntary and professional event organisers and a demonstrated understanding of the local, state and federal agencies associated with the events industry. Strong interpersonal skills and an ability to work as a part of a multi-disciplinary team. Ability to achieve set goals in strict timeframes whilst operating with flexibility and adapting to changing circumstances. Experience with budgetary and other relevant accounting and financial procedures. Experience in developing and implementing marketing and promotional plans including the use of printed material and web-based applications. An ability to work flexible hours including after hours and on weekends and undertake some physical work (eg. setting up equipment required at events). Advanced word processing, database, excel, email skills.Â  Desktop publishing and internet/web experience would be advantageous. Â  The closing date for this position is: midnight Sunday 29 April 2018 For further information on the above position, contact Heidi Zukauskas, Creative Arts &amp;amp; Events Manager, (03)5320 5675 The City of Ballarat has a zero tolerance for child abuse and promotes the safety, wellbeing and inclusion of all children, including Aboriginal children, children from culturally and/or linguistically diverse backgrounds, and children with disability. The City of Ballarat is an EEO employer committed to the principles of workplace diversity</text:p>
          </table:table-cell>
          <table:table-cell table:style-name="ce12" office:value-type="string" calcext:value-type="string">
            <text:p>Community Events Officer</text:p>
          </table:table-cell>
          <table:table-cell table:number-columns-repeated="1022"/>
        </table:table-row>
        <table:table-row table:style-name="ro1">
          <table:table-cell table:style-name="ce13" office:value-type="string" calcext:value-type="string">
            <text:p>*****THIS POSITION IS IN Mossville, IL. PLEASE APPLY ONLY IF YOU ARE INTERESTED FOR THAT LOCATION*****Volt has been serving some of the nation's strongest companies for over 60 years. We have a talented and upbeat staffing team focused on the quality of your career.As a Volt employee, you can expect the highest level of on-site support. We have a long-standing tradition of developing lasting and mutually beneficial relationships with our employees.We are a Six Sigma company that also offers many direct hire, full-time positions.To learn more about us, please go to www.volt.com Volt Workforce Solutions has an opportunity for you to become part of a prestigious team of professionals.We are seeking candidates for the position Gas Engineer Software Developer for our client in the Midwest.Will work with lead engineers and system engineers to receive and understand software requirements and implement software to meet those requirements.The software development is exclusively performed in MatlabSimulink and compiled directly into a flash file for use on proprietary ECU's.The Software Developer will work activities from a backlog in a prioritized manor and keep the activities status updated in real time.The developer will also plan and bundle releases in collaboration with the development team.*Bachelors Degree in Electrical or Mechanical Engineering.•Experience with Matlab/Simulink.•Experience developing control models for Spark Ignited engines.• Experience in software development working with an Agile Development team.Submit your resume today!If you do not meet all of the qualifications of the position listed here, please be sure to go to http://jobs.volt.com to see the other positions we have available that you may qualify for.Volt is an Equal Opportunity Employer.We have a talented and upbeat staffing team focused on the quality of your career. As a Volt employee, you can expect the highest level of on-site support. We have a long-standing tradition of developing lasting and mutually beneficial relationships with our employees.Volt is a publicly owned Corporation with shares trading on the over-the-counter market: http://www.otcmarkets.com under the trading symbol "VISI".To learn more about Volt, please visit: http://www.volt.com and to see more of our job postings, please visit: http://jobs.volt.com •****THIS POSITION IS IN Mossville, IL. PLEASE APPLY ONLY IF YOU ARE INTERESTED FOR THAT LOCATION*****•Send your resume today for consideration!! We look forward to talking to you.*Volt is an equal opportunity employer.To learn more about us, please go to www.volt.com</text:p>
          </table:table-cell>
          <table:table-cell table:style-name="ce13" office:value-type="string" calcext:value-type="string">
            <text:p>Gas Engine Software Developer Job in Chicago</text:p>
          </table:table-cell>
          <table:table-cell table:number-columns-repeated="1022"/>
        </table:table-row>
        <table:table-row table:style-name="ro1">
          <table:table-cell table:style-name="ce13" office:value-type="string" calcext:value-type="string">
            <text:p>Cooling Engineer Knoxville, TN     Who is BSH? The easiest way to define BSH is to say that we are the appliance division of the Bosch Group. Most people recognize us by our premium brands: Bosch, Thermador and Gaggenau which are sold in the North American Region. Internationally BSH has an additional 9 brands in its portfolio. When you bring all of this together, you get the 3rd largest appliance manufacturer in the world, employing more than 56,000 employees, and generating annual revenue of over 12.6 billion Euros.   What does this mean as an employee of BSH? Employees interested in international opportunities have limitless possibilities. Being able to work for an innovation leader allows you access to global technological resources. Development groups have the freedom to put their mark on the design of premium luxury products. Employees have a worldwide network of colleagues to collaborate with You work for a company that is recognized as a Top Employer by the Top Employers Institute in the US and many of the other countries in which BSH operates.     Now that I have your interest, please visit our Linkedin page, https://www.linkedin.com/company/bsh-north-america , or our webpage, www.bsh-jobs.us, to gain more insight into our North American locations.     Since you have made it to this point I would like to mention that one of the criteria to becoming a Top Employer is having competitive benefits and compensation package. BSH offers a comprehensive benefits package that includes paid vacation, holidays, medical, dental, vision, life and disability insurance, flexible spending accounts, educational assistance, an associate purchase program, profit sharing, bonus plan, and a 401k plan.   BSH is gathering talented, goal oriented, and visionary team members for its start up refrigeration design team. This design team will be located in Knoxville Tennessee, just south of the BSH Lafollette cooking facility. If the idea of being part of a project start up team intrigues you, please apply. BSH is currently seeking to fill multiple positions within this refrigeration design group including a Cooling Engineer.   Job Purpose Statement: The Cooling Engineer functions in a Cooling Engineering Department in which the rapid development of highly featured, high value products is required.  The primary responsibility of this position is to provide new product cooling engineering expertise for refrigeration appliances that will positively impact and add value.  Included in these responsibilities is to meet customer expectations by staying abreast of new technologies, developing the appropriate cooling systems and proving proper operation in a timely manner.  This position will assure effective cooling engineering performance of products and assignments of varying complexity and duration which involves research, development, testing, manufacturing application, sustaining engineering and installation of existing and new products designed from this department.    What are the functions of the job? Creation,  designing and development of all refrigerator cooling parts and assemblies that are suitable for production and customer service Implementation of new and changed cooling parts into production, preparing Engineering Change Requests Creation of specifications for cooling parts and assemblies, also to support purchasing Working closely with the laboratory for testing of appliances, parts and assemblies for performance (e.g. air flow, noise, temperature performance, etc.), safety (e.g. temperature, electrical, sharp edges) and reliability (eg. Long time performance) according to test plans Instructing and leading others in projects/design reviews using the experience and knowledge gained. Planning and preparing for worst case studies Documentation, analysis and interpretation of test results and tasks Presenting and discussion of test results to find solutions to problems Release of newly developed or changed parts or appliances after testing Support assembly line in Pre-Pilot, Pilot, initial Production and continuing into Production Ensure product quality and safety during development and sustaining engineering of products according to internal guidelines and agency standards (UL, CSA, IEC) Create and implement work and test procedures to ensure efficient use of resources Project management as far as task related (deadlines, driving tasks, managing small budgets/timelines) Develop and maintain timeline of projects and project related tasks in accordance with BSH PEP (Engineering Development Guideline) and deadlines Participation in and leading FMEAs, risk assessments, competitor analysis/benchmarking and other tasks related to design and development of cooling systems Mentoring/guiding Engineer /Designers. Recognition of critical parts and processes   Physical and Visual Activities: Ability to sit and stand during office hours Standard visual acuity Office environment Work with high voltage (240-480V) Work with Natural and LP Gases Occasional work on assembly line, labs and model shop.  Test areas may not be climate conditioned.  They can be hot in the summer and cold in the winter.  Some testing involves unpleasant odors. Lifting of up to 50 pounds   How do I know if I qualify? Bachelors Degree in Mechanical Engineering, Masters Degree is preferred Advanced knowledge of theoretical and practical heat transfer/thermodynamics Experience in CFD flow simulation Advanced MSOffice, especially Excel and PowerPoint Strong knowledge of FMEA, risk assessment, Minitab, Lean Manufacturing/Six Sigma tools CAD experience – preferably with UG Strong problem solving skill set Travel required approximately 25% of the time – more or less depending on Project type and status – National and International. Any of the above requirements/qualifications may be waived for the successful candidate.   Knowledge: Quick learner and self starter Good trouble shooting and analytical skills using 6 Sigma Tools, Lean Manufacturing tools, etc Dependable with the ability to work with little supervision as part of or the leader of a team Ability to work with suppliers on design and technical details Ability to work across all internal departments to drive projects to on-time completion Highly motivated individual that has a strong drive for results; communicates effectively both in written and verbal communication formats Exhibits appropriate professional behavior including positive attitude, sense of urgency, independent judgment, teamwork, creative thinking and personal integrity to achieve department/corporate goals and objectives    Close attention to detail.   Experience: At least 3 - 5 years experience with refrigeration products in designing and developing cooling systems and all required components.   Benefits We offer a comprehensive package including paid vacation, holidays, medical, dental, vision, life and disability insurance, flexible spending accounts, educational assistance, an associate purchase program and a 401-K Plan.   This position is eligible for the BSH Associate Referral Program EOE/ AA Employer We participate in E-Verify</text:p>
          </table:table-cell>
          <table:table-cell table:style-name="ce13" office:value-type="string" calcext:value-type="string">
            <text:p>Cooling Engineer</text:p>
          </table:table-cell>
          <table:table-cell table:number-columns-repeated="1022"/>
        </table:table-row>
        <table:table-row table:style-name="ro1">
          <table:table-cell table:style-name="ce13" office:value-type="string" calcext:value-type="string">
            <text:p>.TAD PGS, INC. is currently seeking an Mechanical Engineer for one of our clients in Cincinnati, OH. Company Description: Go Beyond. It’s more than a phrase. It’s the way our client lives and the way they work, the way they are seen by our customers and our employees. They never compromise on their promise to Go Beyond. It is who they are, for more than a decade they have delivered superior performance. They are known for our ability to combine know-how and technology quickly and effectively to create solutions. Join their team and their proven promise of integrity, accessibility and continuity. They want you to join them and Go Beyond. Job Overview: Applies mechanical engineering principles to components, subsystems and systems, including assembly, analysis, simulation, testing and documentation; constructions of developmental assembles, sub-assemblies and components. Major Responsibilities:Conduct failure analysis with minimal oversight;Investigate and test vendor’s components,Perform design selection;Create documentation of design/product-drawings, specifications, compliance matrices,Test plans and test reports.Participate in and prepare materials for internal design reviews (IDR).Procure parts for development.Create design verifications with minimal oversight.Contribute to the completion of milestones associated with specific projects.This individual will frequently use and apply technical standards, principles, theories, concepts and techniques.Represent department as primary contact with internal company customers on assigned programsRequired Qualifications: The successful candidate will be a good problem solver,Able to handle a variety of technical problems of moderate scope and complexity; have a sense of urgency,Be proactive toward achieving goals and setting priorities, andBe adaptable.Basic design skills and understanding of GD&amp;T (geometric design and tolerance) and CAD/CAE tools are required.SolidEdge or equivalent 3D modeling tool capabilities preferred.Proficient in Microsoft Office (Word, Outlook, Excel, and PowerPoint).Bachelor’s Degree in Mechanical or Aerospace5-8 years of previous relevant experience with BS,3-6 years’ experience with Master’sTAD PGS, INC. specializes in delivering secure, reliable and rapidly implemented workforce solutions to the U.S. Federal marketplace, including U.S. Government agencies and their prime contractors. With more than 50 years of experience, TAD PGS, INC. has earned a reputation for accountability, a value that government agencies and prime contractors both demand and deserve.TAD PGS, INC. sources professionals for the full spectrum of federal positions, from administrative to management, and those contracts requiring extremely niche-oriented technical skills and the highest levels of security clearance.Apply Online $('span#TrackingJobBody a').each(function (i, v) { if ($(v).attr('href')) { var href = $(v).attr('href').toLowerCase(); if (href.match("^http")) { switch (true) { case /facebook/.test(href): $(v).attr('mns_rt', 'NonJob-Facebook'); break; case /linkedin/.test(href): $(v).attr('mns_rt', 'NonJob-Linkedin'); break; case /twitter\.com/.test(href): $(v).attr('mns_rt', 'NonJob-Twitter'); break; case /plus\.google\.com/.test(href): $(v).attr('mns_rt', 'NonJob-GooglePlus'); break; case /youtube/.test(href): $(v).attr('data-track', 'Client-Social-Youtube'); break; case /http[s]?\:\/\/([a-z0-9\-\.]{1,}\.[a-z]{2,})[\/]?$/.test(href): $(v).attr('data-track', 'Client-Link-Homepage'); break; default: $(v).attr('mns_rt', 'jobcustomapplyonline'); break; } } } });</text:p>
          </table:table-cell>
          <table:table-cell table:style-name="ce13" office:value-type="string" calcext:value-type="string">
            <text:p>Mechanical Engineer</text:p>
          </table:table-cell>
          <table:table-cell table:number-columns-repeated="1022"/>
        </table:table-row>
        <table:table-row table:style-name="ro1">
          <table:table-cell table:style-name="ce13" office:value-type="string" calcext:value-type="string">
            <text:p>The Denzel Group has been chosen by a top employer in the Lehigh Valley to fill a full time SAN Administrator position. Our client offers excellent benefits, and a flexible work environment. In this role you will assess business problems and develop alternative solutions, lead project teams to accomplish automation projects, and help users in defining their needsRequirements:-������������������ C-DOT and 7-mode experience-������������������ Fibre channel protocol experience-������������������ Microsoft Windows 2008 and 2012 experience-������������������ Working knowledge of HP-UX experience preferred-������������������ NCDA (Netapp Certified Data Administrator) or NCIE (Netapp Certified Implementation Engineer) certifications a plus</text:p>
          </table:table-cell>
          <table:table-cell table:style-name="ce13" office:value-type="string" calcext:value-type="string">
            <text:p>SAN Administrator</text:p>
          </table:table-cell>
          <table:table-cell table:number-columns-repeated="1022"/>
        </table:table-row>
        <table:table-row table:style-name="ro1">
          <table:table-cell table:style-name="ce13" office:value-type="string" calcext:value-type="string">
            <text:p>The world's largest standalone medical technology development company is currently seeking a Computational Modeling Engineer in the Mounds View, MN area. This is a 1-year CONTRACT position, with the possibility of extension. No per diem available.Responsibilities for the Mechanical EngineerThis position is for a Computational Modeling engineer. Extensive knowledge of Finite Element Analysis (FEA) is required. The ideal candidate would be proficient at structural modeling using Abaqus or Ansys software. Acoustic modeling, matlab scripting, and biomedical experience are desired. The emphasis will be on modeling mechanical systems to predict forces, deflections, stress, and strain in complex medical device assemblies subjected to in vivo and in vitro types of load conditions. Understand customer requirements, formulate a modeling approach that will address those requirements, independently carry out the modeling activities and provide concise communication of the results through technical reports and presentations. Requirements for the Mechanical EngineerEngineering degree with 3+ years of experience in non-linear finite element analysis. Proficient with Abaqus or Ansys software. Demonstrated problem solving and critical thinking skills. Demonstrated verbal and written communication skills. Experience with medical device design is a plus.Benefits401KHealth InsuranceThis Job is located in Mounds View, MN -&gt; United States</text:p>
          </table:table-cell>
          <table:table-cell table:style-name="ce13" office:value-type="string" calcext:value-type="string">
            <text:p>Mechanical Engineer</text:p>
          </table:table-cell>
          <table:table-cell table:number-columns-repeated="1022"/>
        </table:table-row>
        <table:table-row table:style-name="ro1">
          <table:table-cell table:style-name="ce13" office:value-type="string" calcext:value-type="string">
            <text:p>Duties The BPMI Quality Engineer: Analyzes the quality programs, procedures, and operational plans of suppliers to evaluate their capability to manufacture quality components. Participates in audits and reviews manufacturing and testing processes at suppliers' facilities. Reviews contract specifications for proper application of requirements. Reviews supplier drawings and procedures. Inspects components after acceptance by suppliers. Interfaces with engineering and procurement personnel, government inspectors, and all levels of supplier management. Benefits Competitive Health Care, Dental, and Vision 401(k) with Company Contribution CAP Plan Flexible Spending Accounts 9/80 Work Schedule Option Competitive Vacation and Holidays Tuition Reimbursement Continuing Education and Training       Job Requirements: B.S. or M.S. degree in Mechanical Engineering or Electrical Engineering. Zero to five years of experience  Minimum GPA of 3.0 is preferred. Must be a U.S. CitizenReq. Code : 89 Division/Department : Bechtel % of Travel Required : 10-20%</text:p>
          </table:table-cell>
          <table:table-cell table:style-name="ce13" office:value-type="string" calcext:value-type="string">
            <text:p>Quality Engineer Job in Monroeville</text:p>
          </table:table-cell>
          <table:table-cell table:number-columns-repeated="1022"/>
        </table:table-row>
        <table:table-row table:style-name="ro1">
          <table:table-cell table:style-name="ce13" office:value-type="string" calcext:value-type="string">
            <text:p>Project Engineers (Aviation Industry) needed for a direct hire opportunity with Yoh's client located in Rancho Cucamonga, California. The Big Picture - Top Skills You Should Possess: - Under moderate supervision, responsible to achieve the cost budget, schedule, scope of work, product definition, and weight target related to engineering for moderate to complex projects they oversee. The Project Engineer will work closely with Design Engineering, Certification, Program Management, Quality Assurance, Manufacturing, and Supply Chain to lead and coordinate projects within the definitions of the airframe manufacturer and airline specifications, regulatory requirements, client requirements. What You'll Be Doing: - Develop engineering schedules that support the organization's requirements, airframe and customer requirements. - Ensure the engineering budget is maintained. - Engages with internal resources to ensure fulfillment of the project. This will include acquiring commitments from functional leaders for the needed resource allocations. - Collaborate with other project engineers. - Monitor project performance while documenting and working with the team to solve any problems that arise, ensuring that the project remains on schedule and delivers high-quality product to the customer on-time and within budget. - Monitor and tracks project changes to ensure the non-recurring budgets are revised appropriately. - Coordinate project completion with the affected groups. - Provide mentorship of lesser experienced Associate Project Engineers. - All other duties as assigned. Qualifications What You Need to Bring to the Table: - Must be currently eligible to work in the US for any employer. - Must have a Bachelor of Engineering degree in Material Science, Aeronautical, Aerospace, Mechanical, Mechanical Engineering Technology, Manufacturing, Industrial, Electrical, or Systems Engineering or 12 years equivalent related experience in lieu of degree. - Plus requires minimum of 5 years of experience in Engineering related field, at least 2 of those years must be experience managing projects. - Proven expertise in leading multiple projects. - Experience developing and maintaining project plans, resource models, risk logs, issue logs, status reports, and other project-related assets. - Strong relationship management skills including negotiation, conflict management, and managing multiple objectives. - Strong sense of accountability and ownership, understanding the project engineer role as it pertains to the project team and working with moderate supervision. Required Knowledge and skills: - Intermediate design skills - Proven problem solving skills - Budget management - Risk Management - Scope Management - Proficient with MS Office - Able to multi-task and manage numerous projects - Must possess good planning and prioritizing skills. - AutoCAD and Catia V5 - Aerospace or automotive seating experience Preferred Knowledge and skills: - Earned Value Management - Lean Principles - Cognizant of the current standards of the aircraft industry and warrant specifications including FAA and CAA/JAA rules applicable to the product. - Smart Team or similar PDM system What's In It For You? - An excellent contract opportunity with the exciting aviation industry. Get Hired, Apply Now! Recruiter: Shawn Murphy 425.732.6090 or Toll Free 1.877.899.4935 x6090 Yoh makes finding and applying for jobs simple. Partner with Yoh to find the right opportunities across multiple industries in the US and UK. Find out more here! Yoh, a Day &amp; Zimmermann company, is an Equal Opportunity Employer, M/F/D/V. Click here to contact us if you are an individual with a disability and require accommodation in the application process. J2W: AVIATION MONJOB J2WBRLA Ref: 1080164 SFSF: ENGCB1 Nearest Major Market: RiversideNearest Secondary Market: Los Angeles Job Segment: Project Engineer, Engineer, Electrical, Risk Management, Engineering, Aviation, Finance #TrackingJobBody ul{padding:0px;}</text:p>
          </table:table-cell>
          <table:table-cell table:style-name="ce13" office:value-type="string" calcext:value-type="string">
            <text:p>Project Engineers</text:p>
          </table:table-cell>
          <table:table-cell table:number-columns-repeated="1022"/>
        </table:table-row>
        <table:table-row table:style-name="ro1">
          <table:table-cell table:style-name="ce13" office:value-type="string" calcext:value-type="string">
            <text:p>Title: Sales Engineer, Bushings &amp; Sleeve Bearings HEF USA is the US subsidiary of France based HEF Group. The HEF Group has been a global leader in the science of tribology (wear &amp; friction) for more than 50 years. Today, HEF is active in more than 20 countries throughout Europe, Asia, and the Americas, engaged in providing Liquid Nitriding services &amp; chemicals; PVD-based coating services; tribology testing services; and supplying engineered bushings for demanding industrial applications. For more information about HEF USA, please visit www.hefusa.net. HEF’s high performance bushings, sleeve bearings, pins and joints are used for demanding applications in industries such as construction, mining, railroad, steel processing, material handling and agriculture. HEF bushings are recognized worldwide for their excellent frictional and anti-seizure properties, and their ability to withstand high loads. HEF bushings are also industry’s choice for applications requiring extended intervals between lubrication.  HEF USA is currently looking for a Sales Engineer to expand and diversify our Bushing sales activity in US and Canada.  Candidate location:HEF USA headquarters are located in Springfield, OH.  It is preferable if the candidate lives within 50-miles of Springfield, Ohio.  For the right candidate, the location may be flexible (Central /Western/Northern Ohio, South-East Michigan, Central / Eastern Indiana area) and the possibility of working from a home office.  Significant travel is involved across the US and Canada.Job Responsibilities: To increase Bushings sales within our current market segment and diversify the areas of application for our current portfolio of Bushings and associated products.  Target industries include: Construction equipment, Mining, Railroad, Steel processing, Industrial Machinery, Material Handling, Oil &amp; Gas; Port and Marine; Hydropower; Power Generation and Agriculture Machinery. Sales Engineer Job Duties: ·        Generate sales of HEF’s Engineered Industrial bushings and sleeve bearings to new accounts and diversify the application of these products into new market segments.·        Identify current and future customer service requirements by establishing personal rapport with potential and actual customers and other persons in a position to understand operating &amp; performance requirements. Provide product and service related technical and engineering information by answering questions and requests.·        Understanding the technical and product performance issues being faced by the customer and conveying the relevant details to HEF Application Development engineers; coordinating testing at customer location and providing performance feedback to facilitate development of optimum solutions. ·        Gain customer acceptance by explaining value enhancements that can be achieved when using HEF’s Industrial bushings and sleeve bearings.·        Prepare price quotes by obtaining and reviewing information supplied by the customer and reviewing the same with the HEF Group Bushing design team in France.·        Develop customer's staff by providing technical information.·        Prepare sales reports by collecting, analyzing, and summarizing sales information, engineering and application trends.·        Maintain professional and technical knowledge by attending educational workshops; reviewing professional publications; establishing personal networks; participating in professional societies.·        Contribute to sales engineering effectiveness by identifying short-term and long-range issues that must be addressed; providing information and commentary pertinent to deliberations; recommending options and courses of action; implementing directives Skills/Qualifications:  ·        4-year science / engineering degree or equivalent – preferably in Mechanical engineering.·        3-5 years of experience in technical sales of engineered metal products - preferably Bushings, Bearings etc.·        Preference for individuals who have industrial sales experience within targeted industries such as, Construction equipment, Mining, Industrial Machinery, Material handling.·        Strong consultative selling skills.·        Excellent interpersonal, verbal and written communication skills are required.·        Experience in managing multiple accounts through the various steps of application development, product launch and on-going account maintenance.·        Ability to communicate effectively with various stakeholders within the customer’s organization – product design engineers, purchasing, maintenance managers. ·        Strong mechanical aptitude. We offer a competitive salary, commission, car allowance, excellent health benefits and 401(k) plan, etc.   </text:p>
          </table:table-cell>
          <table:table-cell table:style-name="ce13" office:value-type="string" calcext:value-type="string">
            <text:p>Sales Engineer</text:p>
          </table:table-cell>
          <table:table-cell table:number-columns-repeated="1022"/>
        </table:table-row>
        <table:table-row table:style-name="ro1">
          <table:table-cell table:style-name="ce14"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table:style-name="ce14"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cell office:value-type="string" calcext:value-type="string">
            <text:p><text:s/>A newly created position to support the aggressive growth strategy for the ANZ business, reporting directly to the Managing Director and to be a part of the strategic management team. This is a hands on position with the focus to lead and develop their national sales team, identify and penetrate new markets and support the growth strategy of the business. Client Details Our Client is a world leader in engineered polymer solutions servicing a number of industry verticals. This position reports to their Industrial and Construction business unit. Our Clientâ€™s vision is to implement a business structure that will allow aggressive growth through penetration of new markets, recruitment and training and development. Description Reporting to the Managing Director, the National Sales Managerâ€™s main objective is to lead a national sales team to penetrate new markets and grow their existing markets effectively meeting the companyâ€™s growth strategy. Oversee all sales activities from implementing sales strategies, training and development, and driving the growth of the Industrial market. The main objectives are: To form part of the management team and develop and implement sales strategies and business structures that will align to the companyâ€™s overall goal. Liaise with the Management team to execute a commercial business structure. Lead a National sales team to achieve sales targets Recruitment and administrative duties. Implement training and development programs ensuring organic growth within the national sales team. Key account management responsibilities Client and pipeline management to support the Sales team. Develop key partnership with external stakeholders effectively growing new markets. Establish productive and professional relationships with key client decision makers. Negotiate, close and deliver on contracts with Key Clients. Develop departmental processes and procedures with focus on meeting clientâ€™s demands. Monitor and analyse performance metrics and suggest countermeasures. Prepare monthly, quarterly and annual sales forecasts and set sales targets for the team. Research and identify new clients and market opportunities. Provide effective solutions aligned to clientâ€™s business scope and needs. Ensure new product development knowledge for yourself and the team with the implementation of sales strategies in relations to new product development. Ensure the team adheres to company core values, brand representation and professional engagement. Represent the company at industry events. Profile Proven management experience of a high performing sales team. Experience in the industrial and / or technical industry. Knowledge in supply chain management and financial drivers. Knowledge of CRM, MYOB and Microsoft Office Suite. An ability to understand and analyse sales performance metrics. Proven record in influencing sales processes and negotiating techniques. Analytical skills and problem solving skills. Flexible to travel nationally. Job Offer To be part of the ANZ Management team To be part of a collaborative culture Attractive remuneration plus company car and a bonus structure </text:p>
          </table:table-cell>
          <table:table-cell office:value-type="string" calcext:value-type="string">
            <text:p>National Sales Manager</text:p>
          </table:table-cell>
        </table:table-row>
        <table:table-row table:style-name="ro1">
          <table:table-cell table:style-name="ce14" office:value-type="string" calcext:value-type="string">
            <text:p><text:s/>Kick off your career in Real Estate sales with the best in the game JoinÂ the most experienced Real Estate group in Australasia Enjoy an excellent energetic team cultureÂ  Have you ever considered working in the fast paced and exciting world of Real Estate? Are you energetic, self-motivated and driven by results? If so then this is the ideal role for you. Â  This is a uniqueÂ opportunity to enter the real estate industry working alongside one of the best! Â  The Role Â  As aÂ Sales AssociateÂ you will support and in-turn be taught the art of Real Estate sales by one of our leadingÂ local agents, or Principals! You will be assigned to support and work along side them, learning all of the key skills as you go. Working with a high-performing Agent will truly develop your skills in the workplace.Â You couldn't ask for a better mentor. Â  Your initial day-to-day activities will initially include: Client prospecting Database management Handling prospective buyer enquiries via phone and email Preparation of marketing and advertising collateral Gathering information on the local property market Opportunities to assist withÂ home appraisals and attend listing meetings General administration The role will require you to work on Saturdays with a day off during the week. As your skills develop your responsibilities will evolve, ideally resulting in you becoming a fully-fledged Sales Agent. In the years ahead you may find yourself looking for your own Sales Associate! Is this you?Â  Capable of utilising an advanced vocabulary to describe, explain and market a product when communicating with a prospect; Can efficiently base yourÂ decisions on numerical data and can communicate these data easily to clients and prospects; Active and can focus on several sales objectives at a time; Will use a direct approach to selling but will also appreciate the more subtle aspects of sales negotiation; Motivated by the opportunity for personal contact with clients and prospects. YouÂ often enjoy selling in a team environment; Prefer accomplishing yourÂ work without the red-tape of specific sales procedures. You're creative; Tend to question the agenda of those with whom youÂ negotiate a sale but can express confidence in making the sale once yourÂ doubts have been alleviated; Consistently respond to client's needs in a timely fashion and make quick decisions under pressure; Willing to stand up for yourÂ agenda in a sales situation; Perform best when provided minimal structure and given the room to make decisions independently without their sales manager micro-managing their activities; Most successful when provided ample information to make objective decisions yet are capable of relying on intuition when necessary. Because that's how our most successful sales people are 'hard-wired'. Real estate is not your standard 9 to 5 job. It is more of a lifestyle that can require long hours and ample effort... but for those who are prepared to commit to success, the personal and financial rewards can exceed all of your expectations. Â  How to Apply Â  Please include aÂ cover letterÂ giving us a brief overview of your previous relevant experience and what interests you in this role.Â  Â  Â If you're motivated by the competitive, fast-paced world of sales, and can follow through on the administrative detail, while helping people achieve their dreams then apply now! Â  We will be running a Careers evening at our Queensland Corporate office on Thursday 3rd May, 2018.Â  The evening will including information on the Ray White Group and in particular details on Sales, Property Management and Administration positions.Â  At the end of the evening we will have details on available positions within our network.Â  Date:Â Thursday 3rd MayÂ 2018 Time:Â 5.15pm â€“ 6.15pm Location:Â Ray WhiteÂ Queensland, Level 26, 111 Eagle Street, Brisbane Should you wish to book in for this night pleaseÂ book via the link below.Â  https://goo.gl/forms/iOlBs1oMMPnfNvcA2 Â  </text:p>
          </table:table-cell>
          <table:table-cell table:style-name="ce14" office:value-type="string" calcext:value-type="string">
            <text:p>Sales, Property Management and Administration Positions</text:p>
          </table:table-cell>
          <table:table-cell table:number-columns-repeated="1022"/>
        </table:table-row>
        <table:table-row table:style-name="ro1">
          <table:table-cell table:style-name="ce14" office:value-type="string" calcext:value-type="string">
            <text:p><text:s/>Want to work for leading software &amp; hardware Solutions Company where innovation is our passion? Â Are you a telesales guru who is ready to achieve outstanding sales results and get rewarded for the difference you make?Â  Have you got coaching leadership that helps your teams to advance their skills and get the best out of themselves? Are you up for challenges to lead and to shine in a fast pace, rapidly growing ,performance driven company? About the business and the role Central Innovation sources, builds and advises on world-class design process solutions to the AEC and ManufacturingÂ industries. We have over 25 years of experience advising our customers on optimising their design, processes and systems by using the world's mostÂ capable design and modelling software, run on the highest performing hardware, utilising the best people.Â  Summary of this positon: Due to rapid growth, we have this fantastic opportunity for a telesales guru to join the team. You will work with Marketing Director and Practice Area Managers to drive telesales via contact with customers and prospects, with a focus on training and hardware sales. You will be managing,Â scripting, developing, coordinating and conducting all calling activities; you will also recruit and manage resourcing to drive telesales campaigns; you will be highly involved in liaising with Marketing to design campaigns and identify best channel for successÂ  Â Detailed Job tasks and responsibilities This role has several components: Managing telesales team (3 members) Â to ensure nest possible sales outcomes Script appropriate telephone campaigns in conjunction with Marketing and Practice Area Managers Call prospects to qualify and maximise new business opportunities Research customers and prospects being called to ensure focus of call is maintained Gather feedback from customers and prospects to ensure feedback is given to the appropriate managers Partner with internal stakeholders and liaise with experts regarding instructional design Ensure CRM notes are read prior to calls to ensure no recent double contacting occurs Update CRM after each call as to status and future requirements Leads, pipeline and generate revenue Minimum number of calls per week (125) Skills and Qualifications required: Proven work experience in Internal Sales Proven work experience in managing internal sales staff Proven experience in creating relevant scripts for campaign applicability Hands-on experience coordinating multiple campaigns Telephone sales skills ( 3-5 years minimum) Strong communication skills Desired personal attributes: Excellent team player High attention to detail Proactive &amp; ability to prioritise work load Able to work under pressure Excellent customer service skills and professional attitude Ability to manage &amp; motivate staff Proven external relationship skills Excellent communication and interpersonal skills Ability to work with all levels of the organization Result driven, enthusiastic, proactive and willing to "go the extra mile" You don'tÂ mind rolling up your sleeves and getting things done with your team in the field.Â You always aim to go above and beyond to deliver the best outcomes.Â  Do something extraordinary. Central Innovation is your career destination. Apply Now. Â Interview next week. Please send your CV and a tailored cover letter highlighting relevantÂ experience and personal attributes (word format). Only short-listed candidates will be contacted. Please note that by applying to our organisation you accept that your application will be held on our systems and databases and may be used in consideration for this or any other role which we may deem you potentially suitable. No agencies please. </text:p>
          </table:table-cell>
          <table:table-cell table:style-name="ce14" office:value-type="string" calcext:value-type="string">
            <text:p>Telesales Manager</text:p>
          </table:table-cell>
          <table:table-cell table:number-columns-repeated="1022"/>
        </table:table-row>
        <table:table-row table:style-name="ro1">
          <table:table-cell table:style-name="ce14" office:value-type="string" calcext:value-type="string">
            <text:p><text:s/>What's in it for you? Represent a quality brand in the market managing and mentoring a strong sales team, targeting a diverse range of customers within the corporate, government, education and healthcare space. Receive a base salary of $100,000 + super + car component and commission. The team across Australia are well established and the company takes pride in what they do, investing in their employees and promoting deserving staff internally. What you will be doing: As Sales Manager you will have a hands-on approach to leadership. You will mentor, train and develop a team of BDMs with added responsibilities of achieving your own budget in addition to the state target. You will help develop and grow existing relationships in the market and chase new opportunities across government, corporate, education, hospitality and healthcare. To win projects you will liaise with Architects, Designers and end-users across NSW. You will be driven, professional and lead from the front offering your experience in the industry and enthusiasm for sales to drive success. Who you will be doing it for: You will be working for a well-branded, quality name in the industry that supply entire furniture solutions to the commercial market across Australia. Currently in a positive growth phase and looking to hire someone to take on this successful team, they are hunting for a sales professional with leadership experience. With a positive track record of long staff tenure and promoting from within they are definitely an employer of choice. You must have to apply to this role: A proven track record coaching and mentoring a small sales team Strong current networks with Architects, Designers and end-users in NSW Current Australian drivers licence You will be highly regarded if you also have: Experience within the commercial furniture or office fit-out space Hands on and consultative sales approach Tertiary qualifications in management, design or a related field All you should do to apply for this great role is submit your resume to Bobbi via the â€œApply Nowâ€ button below. Send your CV ASAP as I will be screening applicants from the moment this ad goes live. If, however you want to know more about this unique opportunity or similar sales roles, you can call me for a confidential chat on my direct line; 03 9283 9034. Due to the large number of applicants, only successful candidates will be contacted. </text:p>
          </table:table-cell>
          <table:table-cell table:style-name="ce14" office:value-type="string" calcext:value-type="string">
            <text:p>Sales Manager</text:p>
          </table:table-cell>
          <table:table-cell table:number-columns-repeated="1022"/>
        </table:table-row>
        <table:table-row table:style-name="ro1">
          <table:table-cell table:style-name="ce14" office:value-type="string" calcext:value-type="string">
            <text:p><text:s/>With this year set to be another year of strong growth, it's an exciting time for sales people to join us.Â Ray WhiteÂ RobinaÂ are looking for dynamic and enthusiastic individuals who have a passion for real estate to join the team andÂ becomeÂ Sales Associates. Â  Â  With this year set to be another year of strong growth, it's an exciting time for sales people to join us. TheÂ Ray White GroupÂ are looking for dynamic and enthusiastic individuals who have a passion for Real Estate to join the team andÂ becomeÂ Sales Associates. Â  Duties Client prospecting; Gathering market intelligence; Networking; Handling prospective buyer enquiries; Assisting with open homes and inspections; Database management; Opportunities to assist withÂ home appraisals; Opportunities to assist with listing properties for sale; and General administration. As you develop and display increasing competence in these areas your responsibilities will evolve, resulting in you becoming a fully-fledged Agent.Â  You may well become the Agent who mentors a new-starter! Â  Is this you? Are capable of utilising an advanced vocabulary to describe, explain and market their stockÂ when communicating with a prospect; Are commercial-savvyÂ and can communicate numericalÂ data easily to clients and prospects; Active and can focus on several sales objectives at a time; Will use a direct approach to selling but will also appreciate the more subtle aspects of sales negotiation; Are motivated by the opportunity for personal contact with clients and prospects; Accomplish their work without the red-tape of specific sales procedures. Theyâ€™re creative; Tend to question the agenda of those with whom they negotiate a sale but can express confidence in making the sale once their doubts have been alleviated; Consistently respond to clientâ€™s needs in a timely fashion and who can make quick decisions under pressure; Are willing to stand up for their agenda in a sales situation; Perform best when - after initial training - are provided minimal structure and given the room to make decisions independently without their sales manager micro-managing their activities; and Are most successful when provided ample information to make objective decisions yet are capable of relying on intuition when necessary. Because that's how our most successful sales people are 'hard-wired'. And they earn significant six-figure incomes. Â  Donâ€™t be fooledâ€¦ a career in real estate sales is not â€˜easy-streetâ€™. The hours are long, the effort high and the market is fiercely competitive. But for those with the drive, persistence and self-discipline the rewards are ample. Â  About Us Â  Established in 1902,Â Ray WhiteÂ has become a household name, synonymous with the property and Real Estate industry, home loans and insurance. Â  Ray WhiteÂ RobinaÂ have a proven record of success and an impressive portfolio of clients who are totally satisfied by our superlative level of service.Â A real estate office does not become the biggest and most successful in its region by accident.Â Letâ€™s talk first about service.Â It is our number one priority. Â  All our staff training has a service focus and we are so confident that we will satisfy your every need that we offer a written â€œService Guaranteeâ€.Â Our high profile in the marketplace means that buyers come to us first.Â The position of our office has high visibility and easy access, our signs ensure a constant, widespread visible presence and our media advertising dominates the competition.Â Itâ€™s a profile that means results for our clients.Â There are many ways to measure success. Â  Â  Â If youâ€™re motivated by the competitive, fast-paced world of sales, and can follow through on the administrative detail, while helping people achieve their dreams then... Â  Apply now! </text:p>
          </table:table-cell>
          <table:table-cell table:style-name="ce14" office:value-type="string" calcext:value-type="string">
            <text:p>Sales Associates</text:p>
          </table:table-cell>
          <table:table-cell table:number-columns-repeated="1022"/>
        </table:table-row>
        <table:table-row table:style-name="ro1">
          <table:table-cell table:style-name="ce14" office:value-type="string" calcext:value-type="string">
            <text:p>If you draw energy from being part of a team, this might be a good job for you! Beacon Hill Staffing Group (Associates Division; Alpharetta Office) is recruiting for a premier national commercial and consulting real estate services company for a Broker Assistant for their Buckhead office. The Broker Assistant will contribute to a best-in-class boutique sales team by providing direct support to several brokers. If you live for multiple people coming at you all day long with requests, this role's for you!This position's primary responsibility: leverage the marketing collateral (creating advertisements, posting photos and videos of available properties, producing brochures and fliers, planning events, scheduling property tours and answering questions about advertised properties) for business development purposes as well as to support of our clients research/analysis of commercial retail real estate market data. This position will play a large role in gathering and maintaining data for the purposes of marketing commercial properties. This position is supporting, administratively, several commercial sales managers so you will never be sitting watching the clock!Technical skills (currently using):Adobe InDesigncomLinkedIn, Twitter, Blogs, etc.Knowledge or experience:Producing graphical documents, including maps, pictures, floor plans, etcKnowledge of the real estate terminologyResearching and analyzing of propertiesMaintaining various sales databasesExcellent computer skillsStrong organizational skillsPreparation of marketing collateral, and submittal of account related dataHours:8:30a-5:30pExperience Required: College degreeSalesForceAdobe InDesignHourly Pay: $40-50kOffer contingent upon satisfactory completion of the following:If interested in this role, please visit https://www.beaconhillstaffing.com/Job-Seekers/Find-a-Job and apply immediately!!Beacon Hill is an Equal Opportunity Employer that values the strength diversity brings to the workplace. Individuals with Disabilities and Protected Veterans are encouraged to apply.Find Us on Facebook!Follow Us on Twitter!Company Profile:Founded by industry leaders to set a new standard in search, career placement and flexible staffing, we deliver coordinated staffing solutions with unparalleled service, a commitment to project completion and success and a passion for innovation, creativity and continuous improvement.Our niche brands provide direct hire, executive search, temporary staffing, contract consulting and temp/contract-to-hire solutions to emerging growth companies and the Fortune 500 across market sectors, career specialties/disciplines and industries.Â Over time, office locations, specialty practice areas and service offerings will be added to address ever changing constituent needs.Learn more about Beacon Hill Staffing Group and our specialty divisions, Beacon Hill Associates, Beacon Hill Financial, Beacon Hill HR, Beacon Hill Legal, Beacon Hill Pharma and Beacon Hill Technologies by visitingÂ www.beaconhillstaffing.com.We look forward to working with you.Beacon Hill. Employing the Futureâ„¢</text:p>
          </table:table-cell>
          <table:table-cell table:style-name="ce14" office:value-type="string" calcext:value-type="string">
            <text:p>Broker Assistant Job in Buckhead</text:p>
          </table:table-cell>
          <table:table-cell table:number-columns-repeated="1022"/>
        </table:table-row>
        <table:table-row table:style-name="ro1">
          <table:table-cell table:style-name="ce14" office:value-type="string" calcext:value-type="string">
            <text:p>Travel Sales Manager COMPANY SUMMARY:Holiday Systems International (HSI) is a technology company, a travel aggregator and a private client service company providing a wide variety of exclusive benefits to a niche market of select international clientele. Founded in 1993, HSI is a fast-paced rapidly growing industry leader. JOB SUMMARY:The Travel Sales Manager provides leadership, coaching and development of the Travel Sales team to ensure the efficient and profitable day to day operation of the department and the achievement of member satisfaction pursuant to company standards. PRINCIPAL RESPONSIBILITIES AND DUTIES:Responsibilities include, but are not limited to the monitoring, mentoring and supporting of staff in all aspects of daily operations. The Travel Sales Manager will be fully focused on ensuring that the department meets or exceeds established revenue and service objectives. Provides leadership and guidance to associates, handles escalated issues and ensures extraordinary member service. The Travel Manager will use sound business judgment to resolve issues, determine the root cause and how to eliminate that issue. The Travel Manager will have in-depth knowledge of how bookings work, typical processes, best practices and strong closing skills.Oversee day to day functions of a call center team.Monitor call center statistics in order to maintain high sales and service levelsEnsure outbound call quotas are met by managing team phone activity andManages tools such as script testing, lead lists and department metrics to improve performance and coach the team.Provides ongoing coaching, training and motivation to team to ensure successReviews and analyzes actions at the end of each day, week, month, quarter and year to increase efficiencyMaintains all goals set for department and does what it takes to meet them each and every day.Identify development areas for each representative and ensure they have a productive personal development plan in placeConduct one-on-one meetings, team meetings and coaching and counseling sessions as neededReview and update productivity tools to monitor real-time and long-term performance, and to identify areas of improvementConduct performance reviews and administer disciplinary warningsCultivate and maintain relationships across multiple job groupsAnalyze, report and improve on performance, growth and salesDevelop policies, procedures and scriptsFollows all company and department policies and procedures.Services and monitors current accounts and recommends new travel vendor business relationships.Resolves problems by clarifying issues; researches and explores answers and alternative solutions; implements solutions; escalates unresolved problems.Accurately completes reports and maintains current files. QUALIFICATIONS/EXPERIENCE:Minimum of 5 years experience managing a department with both in-bound and out-bound sales representatives.Experience with a member based organization preferred.Strong management skills – staff motivation, coaching/training, achieving business objectivesDemonstrated ability to get positive results through influence, leadership, coaching and demonstration.High school diploma required and Bachelor’s degree strongly preferredExcellent communication and interpersonal skillsFlexibility and ability to quickly adapt to changeProven ability to thrive in a critical thinking environmentMultitaskingProject Management experience preferred8 years plus experience as a Travel Agent, specifically leisure Travel.Familiar with ARC reportingExpert knowledge of the Travel Industry and the ability to keep up to date with the cutting edge trends.The ability to identify and solve problems.Strong phone skills, strong computer proficiency, including typing skills and the ability to navigate through computer systems.Effective oral, interpersonal and listening skills. </text:p>
          </table:table-cell>
          <table:table-cell table:style-name="ce14" office:value-type="string" calcext:value-type="string">
            <text:p>Travel Sales Manager</text:p>
          </table:table-cell>
          <table:table-cell table:number-columns-repeated="1022"/>
        </table:table-row>
        <table:table-row table:style-name="ro1">
          <table:table-cell table:style-name="ce14" office:value-type="string" calcext:value-type="string">
            <text:p>Job Type Full-time Location Las Vegas - Las Vegas, NV 89146 US (Primary) Category Retail Branches Essential job duties/responsibilities: Rank as #12 of America’s 100 Best Banks by Forbes in 2016! Come join Cathay Bank and be a part of a successful organization that values Integrity, Strategic and Effective Leadership, Exceptional Employees, and Extraordinary Services to Customers.  Our employees play an integral part of our missions to be a bank with an open door and the premier financial partner to our customers and assist them in reaching their financial goals and dreams! In 1962, Cathay Bank opened for business with the mission of providing financial services to the growing but underserved Chinese-American community in the greater Los Angeles area, thus becoming the first Chinese-American bank in Southern California.  Recognizing that the community it served was part of a more diverse one, Cathay Bank adopted the motto "An Open Door for All."  Its rapid expansion was fueled by successive waves of immigration, burgeoning trade between America and Asia, and the economic development of the surrounding community. Today, Cathay Bank is a subsidiary of Cathay General Bancorp (NASDAQ: CATY), a publicly held bank holding company with over $11.5 billion in assets as of December 31, 2014.  Its service network extends from California and Washington on the West Coast to Nevada, Texas, and Illinois, and New York, New Jersey, Maryland, and Massachusetts on the Eastern Seaboard.  Overseas, it has a presence in the three important commercial centers in the Asian-Pacific Rim - Hong Kong, Taipei and Shanghai. GENERAL SUMMARY Responsible for supporting the branch sales goals while overseeing all aspects of customer service levels and branch operational integrity.  Responsible for personnel administration, staff development as well as the service driven sales culture of branch banking. Promote, implement, and ensure quality customer service. Provide operational support to areas involving business development and portfolio administration. Support customer retention and acquisition programs by partnering with related Cathay department colleagues to proactively provide services for customers.  Ensure regulatory compliance and staff adherence to bank policies and procedures.  Maintain operational integrity of the branch. DIRECT REPORTS The incumbent supervises FSR(s) and all Operations staff (depending on the branch’s staffing requirements) ESSENTIAL FUNCTIONS Service &amp; Sales Responsibilities Interact in an effective and professional manner with all levels of bank personnel, corporate and bank clients demonstrating commitment to quality and extraordinary customer service Ensure staff are actively profiling customers during new account and teller transaction process to identify cross sell opportunities to meet customer needs/requirements Responsible for developing and tracking individual performance goals. Develop coaching and mentoring process for staff to ensure their performance meets bank customer service, sales, and operational requirements Establish and manage achievement of assigned team and individual sales production goals Collaborate with Branch Manager / Relationship Manager in support of prospect and customer calls to develop customer onboarding plan, including set-up of products and services Support business development colleagues, and perform marketing activities as needed in efforts to achieve branch growth and profitability goals May register as MLO (Mortgage Loan Originator)- based on branch/market needs, to support loan inquiries, interview loan applicants, and assist with loan related functions Represent the bank by actively participating in outside civic/community affairs, business/ industry-related organizations and other professional activities as appropriate  Operations, Management &amp; Administration Responsibilities Direct the operations functions of the branch. This encompasses the full knowledge of branch functions which include- new accounts, teller operations and safe box.  The incumbent acts as the resident expert on procedural, risk and regulatory functions within the branch Ensure that the branch consistently complies with all bank policies/procedures, banking regulations and meets satisfactory audit rating.  Implement appropriate controls and oversight for any identified deficiencies Ensure sound operating conditions are maintained in the branch by utilizing the daily and monthly operational and reporting reviews along with completion of required branch certifications Perform staffing evaluation to ensure appropriate levels of staffing and skill sets in support of customer service requirements.  Work with Branch Manager and Regional management on effective staff deployment and utilization Ensure performance reviews/evaluations of the branch’s non-officer staff and officers as assigned, are completed timely, objectively and with proper emphasis on individual development, coaching skills, customer service skills and sales/referral activities Recommend hires, transfers, terminations, salary adjustments, performance standards and reviews.  Approve employee daily time records, work assignments, vacations, sick pay, etc. May serve as Safety and/or Security Officer for the branch Minimum qualifications/requirements: College degree a plus. Three to five years’ experience in a similar capacity with management/supervisory responsibilities. Comprehensive knowledge of all aspects of branch service functions.  Thorough knowledge of bank policies and procedures.  General knowledge of complex support systems, branch efficiency and productivity, and personnel policies and procedures. Direct sales experience desired. Computer experience (Microsoft Word, Excel, Outlook) required. Good management skills with emphasis on planning, organization and scheduling. Excellent verbal and written communication skills.  Bi-lingual English and Chinese (Mandarin or Cantonese) preferred. It is the individual responsibility of every employee to maintain a current awareness and understanding of appropriate banking laws, regulations, internal policies and procedures, and to comply fully with those laws, regulations, policies and procedures. From time to time, employees may be assigned tasks or duties as deemed appropriate by their supervisors. The above statements are intended to describe the general nature and level of work being performed. They are not intended to be construed, as an exhaustive list of all responsibility, duties and skills required of personnel so classified. EOE. Veterans/Disabled div.form-group{padding:5px 0px 5px 0px;}</text:p>
          </table:table-cell>
          <table:table-cell table:style-name="ce14" office:value-type="string" calcext:value-type="string">
            <text:p>Sales Manager</text:p>
          </table:table-cell>
          <table:table-cell table:number-columns-repeated="1022"/>
        </table:table-row>
        <table:table-row table:style-name="ro1">
          <table:table-cell table:style-name="ce14" office:value-type="string" calcext:value-type="string">
            <text:p>Signature Worldwide is a leader in training employees to deliver legendarycustomer service while increasing sales. Since 1986, our unique training methodology has provided ameasurable ROI for our customers, compelling them to return year after year.We are currently searching for the right candidate to fill our NationalDirector of Sales position. This is a remote (from home) position located inthe Phoenix, AZor Las Vegas, NV.As a company, we believe that great people = great business. Here atSignature Worldwide, we surround ourselves with caring, sharing people that arehard-working, fun, know how to celebrate success and are willing to share whatthey have learned with anyone who will listen. Visit our website www.signatureworldwide.com for more information about our company. JOB PURPOSEThis position is responsible for theacquisition of Signature Worldwide hospitality clients, to generate newrevenue, and to build loyalty through client relationships. JOB RESPONSIBILITIES·         Generateprofitable sales volume through direct sales interaction with new clients viaphone calls, emails, on-site visits or group presentations.·         Developnew business in the hospitality industry.·         Monitor,manage, and analyze various opportunities using salesforce.com.·         SellSignature Worldwide products, programs and services using face-to-face andconsultative selling skills.·         Participatein trade shows and public speaking engagements.·         Developand maintain prospective client list based on strategic marketing data andother sources for sales leads.·         Consultwith clients to identify needs and provide training solutions.·         Assistin the development and implementation of strategic plans for productpositioning, lead creation, and direct sales activities.·         Monitorand evaluate competitors’ activities and products.·         Developand expand relationships at the corporate level of hotel management companiesand brands.·         Travelfrequently in order to consult with and to acquire new clients for SignatureWorldwide. ESSENTIAL EXPERIENCEAND QUALIFICATIONS1.      IndustryExpertisea.      Five(5) years of experience working in or serving the hospitality industry in orderto function as a Signature Worldwide subject matter expert. b.     Twoyears of experience as a hospitality Revenue Director, Corporate Director ofSales or similar corporate-level experience.2.      RelationshipManaginga.      Twoyears of experience in successfully managing long-term customer relationships.b.     Success in building repeat business through exemplary customerservice. 3.      BusinessAcumena.      Workingknowledge of business and industry operations, terminology, budgets andfinancial metrics thoroughly enough to inquire, converse, and consult withclients regarding  how SignatureWorldwide may help impact those business goals and outcomes.b.     Activelyand regularly self-educates by reading business and trade publications.4.      Technologya.      Proficientat the intermediate level in the use of Microsoft Office software, specificallyWord, Excel, and Power Point.b.     Experience using Microsft Outlook or comparable e-mailsystem. c.      Provenability to manage large quantities of electronic communication and organize itinto easily accessible and retrievable information.d.     Experience in using the internet to locate information and toconduct research.5.      Travela.      Abilityand willingness to travel overnight,independently and with others 4-10 nights/month.b.     Willingnessand ability to do frequent travel byair, car or rail, occasionally on weekends.c.      Willingnessand ability to have an on-going flexible schedule and lack of on-going routine.d.     Priorexperience in frequent business travel.e.      Abilityto qualify for a corporate credit card account.f.       Mustpossess a valid Driver’s License issued domestically, a good driving record,current automobile insurance and have a personal vehicle suitable for business travel. g.     Capableof managing daily travel expensesand reporting reimbursement on a weekly basis. 6.      Salesa.      Fiveyear’s experience in a sales role and proven ability to meet or exceed quotas.b.     Priorsuccess in identifying new sales leads. c.      Priorsuccess in selling additional products and services to established customers. d.     Previousexperience in business-to-business sales.e.      Activelynetworks with contacts at the brand-level of hotels.f.       Abilityand willingness to make prospecting (cold) calls to potential clients.g.     Approachesprospects through solid consultative skills and approaches in order tounderstand and present solutions to customer problems. 7.      Planning,Organizing and Decision-makinga.      Priorleadership experience. b.     Abilityto develop long-range (annual) plan of activities and break down into monthly,weekly and daily tasks.  c.      Abilityto adapt and reprioritize in a constantly changing environment. d.     Abilityto distinguish between urgent and important activities and make appropriatedecisions in meeting client and business needs.e.      Abilityto understand the financial impact of decisions.f.       Provenability to collect, distribute, archive, and retrieve information in order toeffectively manage client relationships. g.     Enoughself-awareness to manage around weaknesses that get in the way of excellentperformance. h.      Historyof self-directed work requiring minimal supervision.i.        Backgroundworking in an environment that requires self-management of work hours,sometimes requiring long work days and occasionally requiring hours on theweekend.8.      Communicationa.      Abilityto write professional correspondence. b.     Abilityto organize thoughts and ideas in clear and concise manner.c.      Excellentself-awareness of how own non-verbal communication affects others. d.     Abilityand desire to interpret others’ non-verbal communication.e.      Abilityto inspire others. f.       Frequentlyuses active listening/questioning skills in order to uncover motivations,desires and needs of others. g.     Abilityto verbalize concepts to aid others’ understanding of a situation, idea orsolution. h.      Abilityto speak in front of small to large groups of people.i.        Abilityto craft customer presentations with meaningful and compelling messages withboth visual and verbal impact. 9.      Educationand Work Environment  a.      Four-yearBachelor of Arts or Bachelor of Science degree in business, communications, ora related field.b.     Abilityto provide the following office-from-home requirements: (all for home officepositions)                                                  i.     Adedicated room separate from living space                                                ii.     High-speedinternet access                                               iii.     Desk,file space, privacy from home background noise COMPETENCIES: Building Trust – Interacting with others in a waythat gives them confidence in one’s intentions and those of the organization. Customer Focus – Making the company’s customersand their needs a primary focus of one’s actions and decisions. Fornon-customer-facing roles, consider not only the actions but also the rules,processes, and decisions that impact customer(s) directly or indirectly throughother individuals serving the customers. In The Spirit of Giving – Community giving is part of theSignature Worldwide corporate culture and philosophy, therefore, we will payeach person an equivalent workday to give of their time and talent in theirtalent in their communities. Generosity of time and self, leading by example,and inspiring others to do more is how we can all make a difference ni thelives of those we touch and grow the spirit of giving within us all. Work Standards – Setting high standards of performancefor self and staff; assuming responsibility and accountability for successfullycompleting assignments or tasks; and self-imposing standards of excellencerather than having standards imposed. Revenue Production – Extent to which sales managergenerated established annual sales quota. Communication – Clearly conveying and receivinginformation and ideas through a variety of media to individuals or groups in amanner that engages the audience, helps them understand and retain the message,and permits response and feedback from the audience. Product Knowledge – Knowledge is power and productknowledge can mean more sales. The benefits to strong product knowledge canstrengthen communications skills, boosts enthusiasm, grows confidence, andassists in overcoming objections. Prospecting/Lead Generation - Consistent prospecting is vitalto sales professional’s success of the entire sales organization. The mostsuccessful sales professionals pay proper attention to sales that need to beclosed, sales that need to be further developed, and new opportunities to beplucked from the universe. Failure to dedicate sufficient time, attention, orskill to prospecting will result in a sales manager’s pipeline to containinsufficient volume, their sales funnel health to decline, and they will beunable to meet their quota. Follow-Up – To continue or complete a processor activity by doing something in response to or taking appropriate action.  </text:p>
          </table:table-cell>
          <table:table-cell table:style-name="ce14" office:value-type="string" calcext:value-type="string">
            <text:p>National Director of Sales</text:p>
          </table:table-cell>
          <table:table-cell table:number-columns-repeated="1022"/>
        </table:table-row>
        <table:table-row table:style-name="ro1">
          <table:table-cell table:style-name="ce14" office:value-type="string" calcext:value-type="string">
            <text:p>Outside Sales California Tool and Welding Suppl, a family owned and operated Company  (35+ years) specializing in Industrial and  Liquidfied Gases, Specialty Gases &amp; Equipment, Welding &amp;Compressed Gases, is seeking for a motivated Outside Sales Representative to join our company in North Las Vegas, Nevada.  Resumes can be sent to linh@cal-tool.com or contact her directly at 951-300-2551. Position Summary:The Outside Sales Representative is responsible for accounts retention, growcommercial business within assigned territory, and process orders.  Responsibilities include the selling of complete line of industrial and specialty gases, and welding products to a diverse customer base including medical office, restaurant, manufacturing, and various industries.  Essential Duties:Develop and execute plans to acquire, grow, and maintain customer baseGrow the territory business through solution selling of gases, welding products, and repair servicesComplete and turn in sales-related paperwork (call reports, cylinder audits, etc.) in a timely mannerNegotiate pricing, contract terms and conditionsMaintain and demonstrate a positive attitude with associates, customers, vendors, and managementDevelop long-term relationships with strategic customers and manage the territory customer portfolio to ensure repeated purchasesWork closely with Branch Manager to follow up on leads, assist in promoting sales and customer managementActively review and manage existing customer Accounts Receivable to minimize financial risk with Sales ManagerProvides sales effort by introducing new products and applications that would benefit customers.Collaborate with different departments to ensure customer inquiries related to billing problems, cylinder balances, order status, time of delivery, etc. are promptly and courteously handled, and provide follow-up as necessaryMeet goals and objectives set by managementExecutes other tasks assigned by sales management or executive management  Qualifications:Bachelor’s degree or equivalent experience with metal fabrication or industrial machines 2+ years of relevant welding supply/gas, metal fabrication, or industrial machines experience preferredPossess a hard work-ethic and work  independently with some supervisionStrong time-management skillsEffective verbal communication and rapport building skillsGoal-oriented and self-motivated/drivenAbility to work within team environments Salary is dependent upon overall experience.    Benefits package including medical (optional dental, vision), LTD, life insurance, paid vacation, holidays, and sick days.  </text:p>
          </table:table-cell>
          <table:table-cell table:style-name="ce14" office:value-type="string" calcext:value-type="string">
            <text:p>Outside Sales Representative</text:p>
          </table:table-cell>
          <table:table-cell table:number-columns-repeated="1022"/>
        </table:table-row>
        <table:table-row table:style-name="ro1">
          <table:table-cell table:style-name="ce15" office:value-type="string" calcext:value-type="string">
            <text:p><text:s/>Are you ready for a new challenge in the energetic, fast-paced fitness industry? Whether you are a gun Salesperson, a successful Membership Consultant, an Assistant Manager ready for a more senior role, or you are currently an experienced Club Manager wanting a fresh opportunity - if you have true passion for sales, health and exercise, you just might have what it takes to be our Club Manager! Featuring state of the art equipment, functional training, and small group training areas, Jetts Coburg has a large, diverse membership base keen to take advantage of our no lock-in contracts, 24/7 access, and low membership fees. As Club Manager, membership sales are your primary focus, with fantastic support from our Personal Trainers and Club Owners. You will need to be results-driven and highly motivated to achieve monthly sales targets - with generous rewards for high performance. You will need to be organised, a great communicator and love all aspects of customer service. Â  The role involves: - Â Designing and implementing prospecting plans and point of sale referral strategies to drive member growth - Â Creating and enacting marketing activities, both in-club and in the local community - Â Booking daily appointments though telephone contacts, email and Social Media - Â Providing superior customer service to existing members - Â Creating a club culture that is welcoming, supportive, inclusive and fun - Â Managing a small committed team of Personal Trainers - Â Administrative duties such as reporting to the Business Owners, liaison with suppliers and facilities management Â  The fine print: - Â Proven sales skills with the ability to achieve monthly targets - Â Certificate III in Fitness - Â Previous work experience in a fitness club an advantage though not essential Â  Â  Â  Â  Â  - Â First Aid and Working with Children Certificates Â  Â  Â  Â  Â  Â  Â  Â  Â  Â  Â  Â  Â  Â  Â  Â  Â  Â  Â  Â  Â  Â  Â  Â  Â  Â  Â  Â  Â  Â  Â  Â  Â  Â  Â  Ultimately we want a Club Manager who takes ownership of the club and loves the challenge of sales, and achieving business growth. Applicants ideally live close to Coburg. The successful applicant will be rewarded with a competitive salary package, substantial bonuses for club growth and base salary increases based on club membership growth. We have a solid existing team, and only want the BEST Club Manager to take the club forward,Â with the successful candidate to start as soon as possible. If this sounds like you, then contact us now! Please submit a cover letter AND a resume outlining why you are suitable for this position by using the "Apply for this job" button below. If you need more information please call Adam 0400 330 013. Thank you for your interest and enjoy the journey! </text:p>
          </table:table-cell>
          <table:table-cell table:style-name="ce15" office:value-type="string" calcext:value-type="string">
            <text:p>Club Manager</text:p>
          </table:table-cell>
          <table:table-cell table:number-columns-repeated="1022"/>
        </table:table-row>
        <table:table-row table:style-name="ro1">
          <table:table-cell table:style-name="ce15" office:value-type="string" calcext:value-type="string">
            <text:p><text:s/>We are looking for someone different...and we are not asking for a lot!!! Someone who is a little left of centre, energetic, confident and engaging Someone who wants to make a difference Someone who is always looking to improve, develop and learn Someone who loves to be part of a team Someone who loves training small groups as well as one on one Someone who wants to help, not just wait for help to come Someone who can multiÂ task Someone who wants to have fun Someone who sees age as only a number If you think you are the right fit, we want to work with you and make your business successful!! What skills do you need? Current Certificate III &amp; IV in Fitness First Aid &amp; CPR ABN &amp; Insurance National Police Clearance and Working with Children Check Where is this role located? We have TWO full time roles available one located at Jetts Bassendean and one located at Jetts Butler (opening soon), where you will be part of an amazing and successful team with great culture. If you have the skills please apply, we would love to hear from you! Â  Â  </text:p>
          </table:table-cell>
          <table:table-cell table:style-name="ce15" office:value-type="string" calcext:value-type="string">
            <text:p>Personal Trainer</text:p>
          </table:table-cell>
          <table:table-cell table:number-columns-repeated="1022"/>
        </table:table-row>
        <table:table-row table:style-name="ro1">
          <table:table-cell table:style-name="ce15" office:value-type="string" calcext:value-type="string">
            <text:p><text:s/>ProSport Health and Fitness has an exciting opportunity for an experienced personal trainer/group fitness instructor to join an established brand and team who are continually expanding. We have two new sites opening in April and with that new opportunities have arisen. Â We conduct a variety of sessions such as Bootcamps, Boxing, Strength and Altitude Spin and Altitude circuit plus one on one PTs and Corporate groups. Â  We are a tight knit team and have a load of opportunities available to an energetic, experienced, reliable candidate.Â  Must have: Personal ABN Certificate IV in Fitness Current Level 2 First Aid and CPR qualifications Â  </text:p>
          </table:table-cell>
          <table:table-cell table:style-name="ce15" office:value-type="string" calcext:value-type="string">
            <text:p>Personal Trainer</text:p>
          </table:table-cell>
          <table:table-cell table:number-columns-repeated="1022"/>
        </table:table-row>
        <table:table-row table:style-name="ro1">
          <table:table-cell table:style-name="ce15" office:value-type="string" calcext:value-type="string">
            <text:p><text:s/>We know that the Personal Training Department is the heart and soul of a club - especially at South Pacific Health Clubs. We want our Trainers to match our equipment - edgy, performance driven, with skills and expertise that are the latest and the best. Working hard within the industry for 2 decades, our proven record was achieved by winning Victorian Fitness Business of the Year - three times running. We are and continue to be an intricate part of the Industry since our inception, and are a business that promotes a positive and nurturing environment, not only for our staff, but also our members. With an innate passion about the Industry and the Community, we are always striving to improve our standards and be the best that we can be. This is not just an ordinary department, in not just any ordinary gym! And recently there have been more fantastic renovations and additions in equipment and facilities across our Clubs. So you've done all the training and have all the qualifications - well, that's the easy part. Actually knowing and understanding that it takes a lot more to become a Personal Trainer, that's another issue. So do you really know how to make a real difference to someone's life? Know how to motivate, to listen, to cajole - when to be serious and strong - then when to give a bit of slack? Are you one of those rare Personal Trainers? So in keeping with our vision, we need a Personal Trainer to become part of our talented team in a part time role of 19 hours per week. This role does not involve rent, you will be paid a salary to personal train, teach classes and provide a service to our members that is second to none We have members that are desperate for Trainers to help them on a one-to-one basis, to achieve their goals!! You will be part of the driving force that is our team of trainers. You will be training as hard, and smart, as we will be helping you by updating your training methods and practices within the team. Of course you will need to have relevant qualifications - Cert 3 &amp; 4 or relevant Tertiary Diploma or Degree. Good Industry experience. A personality that sees the positive in any situation, laughs, is a 'doer', can easily motivate and help their clients achieve their goals. And of course loves what they do. Interested? Attach a cover letter and your CV (remember to include references) and email them to Anthony Noor, PT Manager. Please note that any application without a cover letter will not be considered. Join an exceptional, growing company and team, where expectations are not only met but exceeded. Â  </text:p>
          </table:table-cell>
          <table:table-cell table:style-name="ce15" office:value-type="string" calcext:value-type="string">
            <text:p>Personal Trainer</text:p>
          </table:table-cell>
          <table:table-cell table:number-columns-repeated="1022"/>
        </table:table-row>
        <table:table-row table:style-name="ro1">
          <table:table-cell table:style-name="ce15" office:value-type="string" calcext:value-type="string">
            <text:p><text:s/>Endless growth opportunities Amazing benefits -Â Free use of gym for your PT &amp; our RBT Education program Attractive permanent annual salary With 20 clubs throughout Australia &amp; USA and growing, Result Based Training exists to empower people to transform and live their dream life.Â Our objective is to be recognised as the premier transformation brand and to lift the standards in health and fitness. RBT are seeking highly motivated, passionate and knowledgeable Coaches to join the established team at Balcatta. The position isÂ full-timeÂ salary, with significant earning potential of up to $70K + Superannuation for Coaches. Additionally all staff have theÂ opportunity to expand their one-on-one training client base,Â utilising our clubs rent free.Â  We strongly believe that education needs to be a part of our CoachesÂ ongoing development. All RBT Coaches receiveÂ significant learning and development through our RBT Education Program to ensure RBT Coaches are the best in the industry. At RBT our people make our success, and in order to continue our growth we are committed to developing our employees whilst creating a motivating, fun team environment. Interested in joining the RBT team?Â Â  Click Apply below and send through your current resume with a cover page answering these 3 questions... Why are you passionate about changing people's lives? Why would you be a great fit for Result Based Training? Tell us about your personal experience in the fitness industry and/or fitness achievement </text:p>
          </table:table-cell>
          <table:table-cell table:style-name="ce15" office:value-type="string" calcext:value-type="string">
            <text:p>Personal Trainer / Coach</text:p>
          </table:table-cell>
          <table:table-cell table:number-columns-repeated="1022"/>
        </table:table-row>
        <table:table-row table:style-name="ro1">
          <table:table-cell table:style-name="ce15" office:value-type="string" calcext:value-type="string">
            <text:p><text:s/>Are you looking for a role in a growing industry? Are you a passionate person who loves to help others reach their goals? Are you ready to step into a fantastic role which allows personal and professional growth? Jetts Fitness KawanaÂ are looking for a superstar Personal TrainerÂ who is energetic, positive, but most importantly loves to help people achieve their health and exercise goals while creating and maintaining a friendly and welcoming club culture. Jetts Kawana is an energetic gym environment with an amazing culture and members passionate about training. We have the largest range of equipment and are always growing and updating to give the best experience for our members and our trainers.Â  Jetts Fitness will also provide you with full training and ongoing support. Apply now to become part of our team!Â  </text:p>
          </table:table-cell>
          <table:table-cell table:style-name="ce15" office:value-type="string" calcext:value-type="string">
            <text:p>Personal Trainer</text:p>
          </table:table-cell>
          <table:table-cell table:number-columns-repeated="1022"/>
        </table:table-row>
        <table:table-row table:style-name="ro1">
          <table:table-cell table:style-name="ce15" office:value-type="string" calcext:value-type="string">
            <text:p>We're currently looking for aÂ qualified personal trainerÂ to join a HIGHLY MOTIVATED team in the Sydney CBD at one of our two platinum club locations... Who thisÂ jobÂ is for: Do you have A SOLID work ethic and have the DESIRE to help people? DoÂ enjoy working IN A TEAM environment? Are you PASSIONATE about your own fitness and LOOK FIT? Are you willing TO WORK and do WHATEVER IT TAKES to generate the levels success expected in this role? Are you ALREADY QUALIFIED and ready to work FULL-TIME and don't mind working long hours? About the job: This opportunity is far more than can be described in a single job role. This is an opportunity to LEARN BUSINESS AND LIFE SKILLS that will change and shape your life for success! It's a full-time role that offers the INCOME SECURITY OF A BASE SALARY and also offers room for growth and FURTHER OPPORTUNITIES within the company structure of Miyagi! This role also offers additional BONUS and INCENTIVISED PAY structure for uncapped earning potential for HIGH ACHIEVERS! You will be taught everything you need to know to become a HIGHLY RESPECTED fitness professional! This is a hands on role that requires super strong PEOPLE SKILLS and a high level of PERSONAL RESILIENCE. This role includes FREE access to ONGOING EDUCATION through Miyagi University (fitness industry specific ongoing business education). Â </text:p>
          </table:table-cell>
          <table:table-cell table:style-name="ce15" office:value-type="string" calcext:value-type="string">
            <text:p>Personal Trainer</text:p>
          </table:table-cell>
          <table:table-cell table:number-columns-repeated="1022"/>
        </table:table-row>
        <table:table-row table:style-name="ro1">
          <table:table-cell table:style-name="ce15" office:value-type="string" calcext:value-type="string">
            <text:p><text:s/>Are You The Passionate and Motivated Physio We Are Looking For? About You You are a positive, energetic, enthusiastic and personable physiotherapist who is a high achiever and team player with a desire to excel in private practice. You're always looking to develop your clinical knowledge and skills, and are eager to learn, grow and take on new and exciting challenges. Perhaps you are looking for your first role in a practice or maybe you just aren't fulfilled with your career so far and know that there is a better opportunity waiting for you. Things are about to change, read on to hear how: You'll be part of our fun, dynamic and passionate team culture and take pride in your exciting physio career in a professional and caring environment. Â  You'll have great people skills, excellent communication and enjoy working as part of a high achieving team, and having a laugh and banter in our vibrant culture. You want to earn a fantastic base salary, and be financially rewarded as you grow your case load. You want the opportunity to become more than just a standard team member because you know that you are able to deliver much much more. About Us We are a well-established, and progressive practice known for delivering excellent patient outcomes in a professional and personable environment. We are located within an upmarket Health Club called Function Well in the heart of Newstead. With over 17 years of physiotherapy experience, we are continuing to expand due to our reputation and continual commitment to deliver the highest standard of treatment and care for our clients. Our treatment philosophy is to deliver a holistic approach to physiotherapy treatment and empower our patients to achieve their goals in fitness, strength, health and wellbeing. Located in an upmarket area of Brisbane, we have strong networks of medical referrers, performance coaches, and personal trainers. We have a great clientele ranging from elite level athletes, office workers to children and families in the community. We are committed to helping all of our team to reach their potential professionally and personally, and provide all the mentorship necessary for you to reach your goals in a caring, fun and supportive environment. We offer an attractive salary with performance incentives so you are rewarded for you hard work. Whether you are a young energetic practitioner looking for an inspiring practice to leap frog years in your learning curve, or you are more experienced and want to expand your career opportunities and reach your true potential and happiness, we would love to meet you. Tell us why this job is for you! Simply email your interest with a resume and cover letter to: admin@physiquephysio.com.au Or call to speak to one of friendly team members on 0423 687 440. Â  Â  Â  </text:p>
          </table:table-cell>
          <table:table-cell table:style-name="ce15" office:value-type="string" calcext:value-type="string">
            <text:p>Physiotherapist</text:p>
          </table:table-cell>
          <table:table-cell table:number-columns-repeated="1022"/>
        </table:table-row>
        <table:table-row table:style-name="ro1">
          <table:table-cell table:style-name="ce15" office:value-type="string" calcext:value-type="string">
            <text:p><text:s/>About You Are you someone who has completed their Certificate 3 &amp; 4 in Fitness? Are you someone who is looking to start your career in a global fitness franchise but donâ€™t want to pay rent? Or are you someone who has run their own PT business before and donâ€™t want the hassle of paying rent and franchise fees who would rather just focus on delivering your clients the best experience possible? Are you also sick of or donâ€™t want to work in a gym that is flooded with other PTs all competing for clients? About Us Anytime Fitness PyrmontÂ isÂ part of the #1 Top Global Franchise. As a PT with us you will have access to our database of clients with NO rent in a supportive environment.Â  We are looking for trainers that are enthusiastic, driven and want to grow to deliver exceptional sessions to a variety of members within our club. We will provide ongoing training and development with growth opportunities along the way. Â  What you will need We are looking for NEW and Experienced PTs that possess following: Certificate III and IV in Fitness Current CPR and 1st Aid Certificates Public Liability and Professional Indemnity Insurance Have a strong work-ethic Commitment to your success Focused on achieving results for your clients If this sounds like you, we'd love to hear from you. Â  Benefits and perks We offer NO rent NO overheads Paid for the sessions you deliver Access to our Full Member database Limited number of PTs We provide Assistance with Lead Generation and Marketing Free Gym membership for yourself with Australia wide access to Anytime Fitness Â  Come join the team now. APPLY NOW. Â  Â  Â  Â  Â  Â  </text:p>
          </table:table-cell>
          <table:table-cell table:style-name="ce15" office:value-type="string" calcext:value-type="string">
            <text:p>Personal Trainers Wanted at Anytime Fitness Pyrmont</text:p>
          </table:table-cell>
          <table:table-cell table:number-columns-repeated="1022"/>
        </table:table-row>
        <table:table-row table:style-name="ro1">
          <table:table-cell table:style-name="ce15" office:value-type="string" calcext:value-type="string">
            <text:p><text:s/>No rent Build a long term career Extensive training provided Vision Personal TrainingÂ is Australia's Fastest Growing Personal Training Franchise. We are looking for driven, committed and inspirational individuals who want to build a career and change the lives of others. What we offer: Extensive initial training through our Mentor Program Stable income and job security Great management support Extensive, ongoing weekly training NO rent, so you can focus on training more clients We promote a full career path from Personal Trainer to Manager to Franchise Owner! Requirements: Certificate III and IV in Fitness Current First Aid &amp; CPR Live within close proximity to the Five Dock Studio To apply: Send your application to Simon via the link below. Â  </text:p>
          </table:table-cell>
          <table:table-cell table:style-name="ce15" office:value-type="string" calcext:value-type="string">
            <text:p>Personal Trainers</text:p>
          </table:table-cell>
          <table:table-cell table:number-columns-repeated="1022"/>
        </table:table-row>
        <table:table-row table:style-name="ro1">
          <table:table-cell table:style-name="ce15"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table:style-name="ce15" office:value-type="string" calcext:value-type="string">
            <text:p>Group Fitness Instructor</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cell office:value-type="string" calcext:value-type="string">
            <text:p><text:s/>About the role: F45 Training Kew are on the lookout for a highly motivated, confident Group Trainer to coach our amazing community of members! This is a casual role, 20+ hours a week. Cover a variety of session times including afternoon/evenings and some weekends. As an F45 Trainer your role will: Deliver our industry-leading HIIT sessions Inspire and promote an energetic environment Assess member fitness levels &amp; ensure correct form at all times Assist in the sale of memberships and other offerings Contribute to the community culture of the studio Ensure client profiles are up to date What we offer: Be part of the fastest growing fitness network in the world! performance-based incentivesÂ  Ongoing mentoring opportunities Opportunity for future growth within our business Commitment to work-life balance Full training in the F45 product and technology A passionate, supportive &amp; motivated team environmentÂ  Work in a purpose-built amazing training facility What we are looking for: Experience delivering outstanding Group Fitness sessions Availability to work flexible hours Great communication skills &amp; ability to motivate clients A genuine passion to improve others lives through fitnessÂ  Fast learner with a strong drive to grow and develop Outstanding time management &amp; organisational skills Qualifications: Cert 3/4 in Group Fitness Current Senior First Aid and CPR All necessary Insurances Apply today! Send your cover letter and resume, outlining your individual and group training experience to Stella via the APPLY button. Â  </text:p>
          </table:table-cell>
          <table:table-cell office:value-type="string" calcext:value-type="string">
            <text:p>Group Fitness Instructor/Personal Trainer - F45 Training Kew</text:p>
          </table:table-cell>
        </table:table-row>
        <table:table-row table:style-name="ro1">
          <table:table-cell office:value-type="string" calcext:value-type="string">
            <text:p><text:s/>The Company Our client operates as a full service design, project management and construction company who deliver innovative space solutions. They work collaboratively and strategically with their clients within a number of industries including hospitality, finance, retail and medical. The Opportunity Due to recent growth our client is looking for an experienced Interior Designer to join their team. In this role you will work with an established design team taking responsibility for multiple projects.Â  You will be actively involved in the design and construction process, working with the project delivery team to see your design unfold from the initial concept through to the final stage of completion. Â  The Essential skills The candidates we seek should address the following selection criteria and possess the following: Strong technical ability with Archi Cad / Auto Cad, Photoshop, Excel and the full Adobe suite Minimum four years post graduate industry experience in a designing position A sound understanding of commercial interiors and be familiar with the office fitout industry Possess relevant Australian Bachelorâ€™s Degree or Diploma Must be willing to be contactable after hours if issues arise on site and when deadlines are to be met Excellent team player Must be willing to work after hours dependent on work load Must be willing to work on small and large projects Experience in putting together a construction program Ability to meet tight deadlines / solid time management skills To take advantage of this opportunity, please email your resume with referee details, cover letter â€“ addressing the selection criteria and a copy of your portfolio illustrating the projects you have worked on. Tell us about your achievements and why you are the ideal person for this opportunity! Please note that submission of your portfolio is essential. Â Â  You must be an Australian resident to Apply. Applications close Friday 27th April 2018. </text:p>
          </table:table-cell>
          <table:table-cell office:value-type="string" calcext:value-type="string">
            <text:p>Interior Designer</text:p>
          </table:table-cell>
          <table:table-cell table:number-columns-repeated="1022"/>
        </table:table-row>
        <table:table-row table:style-name="ro1">
          <table:table-cell office:value-type="string" calcext:value-type="string">
            <text:p><text:s/>Our client is a specialist provider based in Western Suburbs. We are currently looking for a highly motivated Desktop / Junior System Administrator to join this organisation. This role is very much for an experience IT all rounder! Client Details Reporting to the managing director you will be responsible for IT Operational business systems and the roll out of systems and mobile devices. Description The successful applicant will be responsible for: Supporting all IT related issues including liaising with external providers to resolve all issues in a timely manner Supporting users of the Job management ERP system Verify that peripherals are working properly Implement the policies for the use of the computer system and network Mobile device roll outs Training staff on new systems etc Profile The successful applicant will have the following: Exceptional customer service skills as evidenced by professional written and verbal presentation Courteous and professional face-to-face and telephone manners are a requirement. Excellent interpersonal skills that enable the creation and maintenance of strong, professional and collaborative working relationships. A sound IT background with an appropriate level of professional experience A high level of computer skills including demonstrated competence with the Microsoft Office suite An ability to work under pressure and consistently meet tight deadlines Job Offer This is a permanent role as a System Administrator - the ideal candidate will be more of an IT all rounder! To apply online please click the 'Apply' button below. For a confidential discussion about this role please contact Chermaine Barton on +61 3 8640 3231 </text:p>
          </table:table-cell>
          <table:table-cell office:value-type="string" calcext:value-type="string">
            <text:p>Junior Systems Administrator</text:p>
          </table:table-cell>
          <table:table-cell table:number-columns-repeated="1022"/>
        </table:table-row>
        <table:table-row table:style-name="ro1">
          <table:table-cell office:value-type="string" calcext:value-type="string">
            <text:p><text:s/>Position Summary: The Sr. Consultant IPA will consult on client projects transforming the business processes using traditional levers (i.e. Lean Six Sigma) and robotic process using cutting edge automation tools and technologies.Â  Â  The role will identify processes with automation potential and will be required to consult with clients on the implementation requirements of RPA Software including Assessments, creation of Process Definition Documents (as-is process), Solution Architecture/Design, Development and Governance and Control (CoE Development and execution) Â  Mandatory Skills: Business Process Excellence Background with knowledge of business transformation methodologies (i.e. Lean Six Sigma) Solid experience in a development environment with evidence of the ability to complete functional and technical designs, code, unit test and documentation. An understanding of business processes and traditional business process transformation levers like Lean Six Sigma. Supervise Jr. Consultants by and managing work on a day to day basis. Commercial experience using RPA tools including 1 or more Blue Prism, OpenSpan, UiPath, Automation Anywhere, Workfusion. An appreciation and knowledge of the latest Robotic Process Automation technology trends and their impact on the consumer and business landscape. Solid understanding of process automation identification, automation pipeline development, automation development, governance &amp;amp; control. Â  Duties and Responsibilities: Manage IPA Consulting engagement spanning full lifecycle: Assessments, Business Case Development, Process Definition, Solution Design, Development, Maintenance &amp;amp; Reporting as well as Governance &amp;amp; Control. Manage small teams to successfully implement Robotic Process Automation programs with our clients. Report on client progress and ensure client satisfaction by managing client expectations, managing implementation issues. Product/Offering and Practice development. Qualifications &amp;amp; Certifications:Â  Minimum of 5 years working with traditional process transformation methodologies. Minimum of 2-3 Years implementing Robotic Process Automation with medium to large clients. Business Process transformation experience with certification in traditional transformation methodologies (i.e. Lean Six Sigma) Certification in one or more of the RPA tools including: Blue Prism, Automation Anywhere, UiPath, Workfustion, Pega Robotics. Experience reviewing automation code for standardization / best practices Must have brought Automation's into production environment. </text:p>
          </table:table-cell>
          <table:table-cell office:value-type="string" calcext:value-type="string">
            <text:p>Senior Consultant</text:p>
          </table:table-cell>
          <table:table-cell table:number-columns-repeated="1022"/>
        </table:table-row>
        <table:table-row table:style-name="ro1">
          <table:table-cell office:value-type="string" calcext:value-type="string">
            <text:p><text:s/>About Us Weâ€™re looking to add talent to our team! Tatts Group has combined with Tabcorp to create a world-class diversified gambling entertainment group. We have an operational footprint across every State and Territory of Australia. If you love to have fun andÂ playÂ as a team, weâ€™d love to hear from you. What youâ€™ll do Manage and implement strategies across paid performance media channels utilising the Adobe stack for media buying, google Adwords, BingAds, and dynamic creative optimisation, and other relevant performance marketing channels. Deep understanding of business goals and marketing objectives, and translating them into performance media objectives and strategies Act as key liaison between internal teams to ensure knowledge sharing, accurate campaign execution and delivery against business goals Design recommendations that deliver on business KPIâ€™s using data, analytics, &amp;amp; historical knowledge What you bring 4+ yearsâ€™ experience in a similar role Experience with developing and implementing programmatic advertising strategies and campaigns Demonstrate experience in PPC management Experience in search bidding platforms such as Adobe Media Optimiser, Double Click Search Have an understanding of Adobe Analytics or equivalent Advance Microsoft Excel skills Strong attention to detail Excellent verbal and written communication skills Can-do attitude and proven track record of showing initiative </text:p>
          </table:table-cell>
          <table:table-cell office:value-type="string" calcext:value-type="string">
            <text:p>Performance Media Manager</text:p>
          </table:table-cell>
          <table:table-cell table:number-columns-repeated="1022"/>
        </table:table-row>
        <table:table-row table:style-name="ro1">
          <table:table-cell office:value-type="string" calcext:value-type="string">
            <text:p><text:s/>We have a hands on role for a degree qualified accountant and offer comprehensive training and a flexible and relaxed working environment. Major duties will involve taxation and business advisory. Audit and/or SMSF experience well regarded and salary and position will be comensurate with experience. Professionalism, confidentiality and good communication skills essential. </text:p>
          </table:table-cell>
          <table:table-cell office:value-type="string" calcext:value-type="string">
            <text:p>Accountant</text:p>
          </table:table-cell>
          <table:table-cell table:number-columns-repeated="1022"/>
        </table:table-row>
        <table:table-row table:style-name="ro1">
          <table:table-cell office:value-type="string" calcext:value-type="string">
            <text:p><text:s/>Welch Auto Parts has set new benchmarks for customer service and quality product ranges in the European automotive aftermarket industry in Australia. Today it holds more than 140,000 items in stock for luxury European cars including Alfa Romeo, Audi, BMW, Citroen, Fiat, Mercedes Benz, Mini, Peugeot, Porsche, Renault, Seat, Skoda, Volkswagen and Volvo supplying more than 3500 customers from medium to large workshops, repair businesses and national franchise operations. An exciting opportunity has arisen to appoint a Casual Warehouse Team Member for Welch Auto PartsÂ located at our Collingwood VICÂ store. Â  The Opportunityâ€¦ We are seeking an experiencedÂ WarehouseÂ Team Member who takes pride in their work, to support our busy Collingwood warehouse. Your key focus will be to accurately pick, pack and dispatch stock orders in a timely manner. A team player, you'll be proactive in keeping our warehouse tidy. Skills and Experienceâ€¦ To be successful in this role, you will have: Previous warehouse experience with a focus on receivables and dispatching A team oriented and methodical approach to all aspects of your work Drivers licence and forklift licence advantageous Physical capacity to lift up to 20kg A commitment to safety and building strong working relationships A genuine interest in the automotive-electrical industry and be willing to learn Good communication and organisational skills Above all, passion to be the best and continually raise the standard! Looking after you: We are committed to ensuring our people are well looked after. In addition to a rewarding and challenging career, we promise to provide you: Staff discounts across the GPC Asia Pacific group of Companies; Structured and supportive team environment; Private health insurance discounts; Employee assistance program. Â  Apply Now: To make an application, please click 'Apply' to complete the Welch Auto PartsÂ application form and upload your current resume. </text:p>
          </table:table-cell>
          <table:table-cell office:value-type="string" calcext:value-type="string">
            <text:p>Warehouse Team Member</text:p>
          </table:table-cell>
          <table:table-cell table:number-columns-repeated="1022"/>
        </table:table-row>
        <table:table-row table:style-name="ro1">
          <table:table-cell office:value-type="string" calcext:value-type="string">
            <text:p><text:s/>About the Centre: McArthur is working exclusively with the Executive Director of a non-for-profit, community-based Kindergarten located in Melbourneâ€™s Inner suburbs. The kindergartenâ€™s philosophy focuses on learning through play with a strong emphasis on the role of nature in childrenâ€™s development. The kindergarten itself is set in spacious grounds with a well-established garden and play areas. About the opportunity: Full Time Diploma Qualified Educator for the 4yo Program Working hours are Monday to Friday 10am-6pm. The kindergarten program encourages educators to use unstructured play materials such as water, paint, sand, mud and blocks for children to develop a positive attitude towards learning and exploring. Your role as an Educator is to ensure that the creative process is more important than the end product. As the Assistant Educator you will work alongside an experienced and passionate Kindergarten Teacher, you will be entitled to 6 hours a fortnight for planning. The kindergarten runs a holiday program during term breaks and you will be required to work a couple of weeks during school holidays. The candidate: This role will suit an experienced Educator with a love for the outdoors and the drive to be supportive of their innovative nature based program. As the program encourages the use of natural resources, you should be comfortable working in a toy-free environment. Your will contribute and plan play based programs to meet the developmental needs of children in the three to five age group. Benefits: Work under the VECTEA award. School Holidays off Set working hours: 10am - 6pm The centre closes 2 days a year for Professional Development training. Work with a strong team of educators. Selection Criteria: Diploma of Children Services - or ACECQA equivalent Current WWCC, First Aid, Asthma, Anaphylaxis and CPR A high level understanding of the Early Years Framework and National Quality Standards. 2 years of Educator experience. Desirable: Previous experience in similar programs or Bush Kinder. Excellent verbal and written communication skills. A bright, easy going and energetic personality. 2x Referees (previous managers) For a confidential discussion about this and our other current Early Childhood roles in Melbourne, call Jessica Abrill on 9828 6565 </text:p>
          </table:table-cell>
          <table:table-cell office:value-type="string" calcext:value-type="string">
            <text:p>Kindergarten Diploma Educator</text:p>
          </table:table-cell>
          <table:table-cell table:number-columns-repeated="1022"/>
        </table:table-row>
        <table:table-row table:style-name="ro1">
          <table:table-cell office:value-type="string" calcext:value-type="string">
            <text:p><text:s/>V/Line, Victoria's largest regional passenger transport operator, has a proud history of serving its communities and customers through rail and coach services. As part of a constantly evolving industry, V/Line is responsible for over 80 train stations and maintenance of approximately 4,200 kilometres of rail track across Victoria. The organisation is committed to maintaining a high focus on safety and delivering excellent customer service, continually striving to improve the overall customer experience. The Assistant Signal Construction Technician is responsible for the efficient and effective installation of signalling equipment and systems across the V/Line network. Reporting to the Delivery Supervisor in Ballarat and working within the Strategy &amp;amp; Program team, the role responsibilities include assisting the installation of signalling and communications equipment, investigating and preparing reports on signalling equipment and systems performance, and ensuring standardised practices across the signalling network. To be successful in securing this role, you will, hold a Cert III in Electrotechnology and have relevant experience.Â  Your outstanding attention to detail, time management and ability to work on your own will see you excel in this role. Â Further to this, you will be exceptionally well organised and possess excellent written and verbal communication skills. and must hold a valid drivers licence. The successful candidate will be trained at the Newport rail skills centre in Melbourne. The role is predominately Monday to Friday with some nightshift, overtime, weekend work and work away from home in various locations around Victoria due to the work spanning across the V/Line network. This position is classified as IMW (S&amp;amp;E) ($37.9572 per hour) in accordance with the current V/Line (Infrastructure) Enterprise Agreement (EA) 2015-2019. The selection process may include aptitude assessments, a behavioural event interview, national probity (police) check and medical examination in line with the National Standard for Health Assessment for Rail Safety Workers. Please note that all candidates will be notified of the outcome of their application but unsuccessful candidates will not be provided with specific feedback. To apply for this position, please click â€˜Apply for this Position' below. No agency enquiries. </text:p>
          </table:table-cell>
          <table:table-cell office:value-type="string" calcext:value-type="string">
            <text:p>Assistant Signal Construction Technician</text:p>
          </table:table-cell>
          <table:table-cell table:number-columns-repeated="1022"/>
        </table:table-row>
        <table:table-row table:style-name="ro1">
          <table:table-cell office:value-type="string" calcext:value-type="string">
            <text:p><text:s/>*please note* we are able to provide accommodation and transport for a trial period of 2 weeks if necessary. Our denture clinic and laboratory is searching for a skilled and experienced Dental Technician with excellent communication skills. The ideal candidate for this positionÂ is proficient in all areasÂ of aÂ dental laboratory and is committed to the highest in quality. Those who are qualified and in search of a long-term career opportunity are encouraged to submit an application today. Â  Dental Technician Job Duties: Construct partial or full denturesÂ in all materials (high skill in chrome construction is a plus). Fabricating crowns and bridges. Corrects dental irregularities by manufacturing fixed or removable appliances. Constructs prostheses by following the dentist's prescription; making models of the mouth and teeth from impressions of the patient's mouth taken; building-up wax replicas of part or all of the mouth and/or teeth on the model; encasing the wax in a mould material and melting away the wax; replacing the wax with plastic, metal, or ceramic materials to make the replacement appliance; polishing and finishing the appliance prior to it's being placed in the patient's mouth by the dentist. Basic administration skills Utilizes and conserves supplies and equipment. Constantly trying to improve and grow through improvementÂ in the quality of work produced. Bright and eager to learn.Â  Â  Dental Laboratory Technician Skills and Qualifications: Customer Service (able to deal with dentists) Use of Dental Technology Admin is helpful Â Verbal Communication Attention to Detail Job Knowledge Exceptional local and international students. Â  For more information, our contact details are below Email: Reception@superiordentures.com.au Website: www.superiordentures.com.au Â  </text:p>
          </table:table-cell>
          <table:table-cell office:value-type="string" calcext:value-type="string">
            <text:p>Dental Technician</text:p>
          </table:table-cell>
          <table:table-cell table:number-columns-repeated="1022"/>
        </table:table-row>
        <table:table-row table:style-name="ro1">
          <table:table-cell office:value-type="string" calcext:value-type="string">
            <text:p>We are seeking a qualified Physiotherapist for Sports cover on Saturdays. Excellent rate of pay 5 hours per weekÂ  Horizon Physiotherapy &amp;amp; Clinical Pilates is a multidiscipline practice with a wide variety of patients and strong emphasis on activity based rehabilitation and patient care. We have a great location inÂ Scarborough/Wembley Downs and pride ourselves on high company values and professional service. Please call Christine 9245 7007 for further information or email your resume to admin@horizonphysio.com.au</text:p>
          </table:table-cell>
          <table:table-cell office:value-type="string" calcext:value-type="string">
            <text:p>Physiotherapist</text:p>
          </table:table-cell>
          <table:table-cell table:number-columns-repeated="1022"/>
        </table:table-row>
        <table:table-row table:style-name="ro1">
          <table:table-cell office:value-type="string" calcext:value-type="string">
            <text:p><text:s/>What's in it for you? You will be working with one of Australiaâ€™s largest and best fleet companies with over 80,000 vehicles under management. The business is packed full of some of the industryâ€™s brightest and most experienced truck and fleet leasing expert, providing you with the ideal environment to develop and grow your career in this exciting fleet space. Management also value their people highly. For your contribution to the team, you will be provided with all the training you could want as well as a $120K base plus a yearly bonus. This role would suit anyone coming from the servicing or sales department within the HCV industry. What you will be doing: As a Relationship Manager, you will be responsible for the on-boarding of new clients and then the maintaining of the relationship. Besides ensuring the clients experience is positive, you will also be required to get to know their business and needs. This will allow you to identify further products and can be sold to them as well as identifying further additions to their fleet. The team you will be working in is very close knit and supportive. Its success has largely been desire to help and grow the other members within the team. Who you will be doing it for: My client is one of Australiaâ€™s most recognised and best positioned novated and fleet leasing providers, sitting under the umbrella of one of Australiaâ€™s largest fleet leasing groups. For decades they have been a trusted provider of vehicle financing options to every day Australians and our most recognised businesses alike. Led by a team of inspired and driven managers, the business is experiencing unprecedented growth and bringing its dedicated staff along for the ride What you must have to apply for this role: Experience working within the HCV industry Product knowledge of makes and models of trucks Previous experience selling into or relationship management within HCV You will be highly regarded if you also have: Previous experience within a HCV fleet management company Previous experience working as a service advisor within HCV All you should do to apply for this exciting role is submit your resume to Bryan Kuchel via the &amp;quot;Apply Now&amp;quot; button below. Send your CV ASAP as I will be screening applicants from the moment this ad goes live. If, however you want to know more about this unique opportunity or similar sales roles, you can call me for a confidential chat on my direct line 03 9283 9036. Only successful applicants will be contacted </text:p>
          </table:table-cell>
          <table:table-cell office:value-type="string" calcext:value-type="string">
            <text:p>Relationship Manager</text:p>
          </table:table-cell>
          <table:table-cell table:number-columns-repeated="1022"/>
        </table:table-row>
        <table:table-row table:style-name="ro1">
          <table:table-cell office:value-type="string" calcext:value-type="string">
            <text:p><text:s/>Oxford Bathrooms, Sydney's leading Bathroom Renovation Company requires a Bathroom Designer with a trade background in the home improvements industry to measure &amp;amp; quote Bathrooms on site (ESTIMATOR) We are seeking candidates who have an: Outstanding rapport with people Have strong organisation and time managementÂ  Experience in the building industry Skills &amp;amp; ExperienceÂ  To convert a lead into a sale Bathroom or Kitchen renovation experience required KnowledgeÂ of plumbing &amp;amp; drainage Basic building/structual knowledge Be able to read plans and specs Draw plans &amp;amp; check measure on site Sales background an advantage Be able to estimate cost Time management skills Be innovative &amp;amp; implement systems Well presented and professional Passionate about renovation designs Duties &amp;amp; Responsibilities Providing amazing customer service Exceed sales targets and KPI's set Provide accurate information in designing Initiate and maintain relationships with customers Identify and exceed customer needs with in-depth advise and service Benefit &amp;amp; Culture Great working environment Base Salary + Â commission + super Vehicle allowance Training provided Candidate must have proven track record in industry including managements skills. (All details are kept confidential). </text:p>
          </table:table-cell>
          <table:table-cell office:value-type="string" calcext:value-type="string">
            <text:p>Bathroom Designer Estimator</text:p>
          </table:table-cell>
          <table:table-cell table:number-columns-repeated="1022"/>
        </table:table-row>
        <table:table-row table:style-name="ro1">
          <table:table-cell office:value-type="string" calcext:value-type="string">
            <text:p><text:s/>Business Development Manager - Property Group Business Development and Marketing manager - part of the management team Influence the strategy of the business Residential, commercial, aged care and education new build projects My client is one of Australiaâ€™s most dynamic construction companies, with a successful history of completing a broad range of projects here in NSW. Over the last 2 year they have been rapidly expanding and they are now looking to appoint a business development manager to help continue the growth of the business over the next 5 yrs. Company profile: Developer/builder with turnover forecast for 2017/18 $125M - looking to push $300M in 5 yrs 4 projects under construction in Sydney - $10M to $60M in value Established in 2002 Current projects mixture of residential and commercial - looking to diversify into Aged Care and Education in the coming months South West Sydney location 35 long term employees Culture based on accountability, integrity, honesty and team work Multi-cultural work force with gender diversity promoted Modern Construction Software and Systems used - JOBPAC, Buildsoft, MS Project Work social events to celebrate company success and key events This role is not suitable for a salesmen but for a project manager who understands how to build within variety of sectors, who can source developments and present to prospective clients. Applicants are sought with the following key skills and experience: A track record in Project Management/Estimating/Business Development within NSW An excellent grounding in project planning and financial control Well networked with ability to mix with key decision makers within the Property Sector Proven skills in client management Strong employment record Experience of working in a diverse range of building sectors - such as residential, commercial and aged care - Government Projects for a major builder is desirable. Benefits Above market salary Understanding management that support work life balance Individual training and development to further your career into Genera Manager Work alongside highly professional construction team who you can be confident of delivering the projects you bring in. This business is about straight talking and delivering success. If you're looking not just for any job, but the RIGHT job, we would like to hear from you. Design &amp;amp; Construct guarantees to keep your enquiry confidential and will always meet with you first before submitting your details to any of our clients. For more information regarding this position or any other opportunities, please contact Guy Shipley in confidence on 02 9955 2299 or at guy@designandconstruct.com.au </text:p>
          </table:table-cell>
          <table:table-cell office:value-type="string" calcext:value-type="string">
            <text:p>Business Development Manager</text:p>
          </table:table-cell>
          <table:table-cell table:number-columns-repeated="1022"/>
        </table:table-row>
        <table:table-row table:style-name="ro1">
          <table:table-cell office:value-type="string" calcext:value-type="string">
            <text:p><text:s/>East Melbourne Full Time,Part Time,Casual Contemporary world class Maternity Service Rotational and non-rotational opportunities, full and part time Located in East Melboune, close to public transport Epworth Freemasons Located in East Melbourne, close to public transport and the CBD, Epworth Freemasons provides a range of world-class health services. As one of Victoria's leading maternity hospitals, Epworth Freemasons specialises in womenâ€™s and menâ€™s health services including breast and gynaecological surgery, endoscopy and urology. Epworth Freemasons also offers comprehensive cancer care, and a full range of surgical services, including robotic assisted surgery, orthopaedics and ICU care.Â Â Â  Epworth Freemasons is currently upgrading and expanding its operating theatres and admissions facilities, along with major refurbishments of patient rooms and building infrastructure. Future developments will create additional state-of-the-art theatres, expanded oncology services and extensive on-site car parking for staff and doctors.Â Â  A recent generous donation to Epworth Freemasons' Maternity Service, as well as ongoing support from our Epworth Medical Foundation, has allowed our Maternity Unit to plan further advancements to enable us to continue to provide an excellent patient experience.Â  The Role We are seeking innovative and patient-care orientated Registered Midwives who are committed to ongoing professional development and clinical excellence to join our passionate and supportive midwifery team at Epworth Freemasons.Â  The MaternityÂ Unit at Epworth Freemasons currently includes 9 Birth Suites, 10 bed Special Care Nursery, 34 bed Post Natal unit and a 6 bed hospital in the Park Hyatt Hotel and currently accommodates approximately 3,000 births per annum. The successful candidate will bring professionalism, fun and experience in providing optimal patient care to achieve high quality clinical outcomes.Â  As a member of our department, you will be part of our supportive and positive team nursing model and have the opportunity to rotate through our Post Natal ward and our Delivery Suite. Key areas of focus for this role include: Delivering an exceptional patient experience to both our patients and their families Ensuring patient flow is managed whilst providing high standards of patient care Being part of a nurturing and collaborative environment, working with highly skilled an experienced midwives and obstetriciansÂ  Skills &amp;amp; Experience To be successful for this role you will: Hold current midwifery registration with AHPRA Embrace best practice models of care Be highly accountable and demonstrate a strong, supportive and engaging style Be passionate about patient care and achieving high quality clinical outcomes Enjoy working in a diverse and ever changing environment BeÂ highly motivated to learn and willing toÂ undertake continuing education We look forward to receiving your application! About Epworth Epworth HealthCare is a world-class, not-for-profit, private health care group dedicated to providing the best possible outcomes for our patients by providing the best possible care. Across our eight locations patients and staff have access to state-of-the-art diagnostic, surgical and procedural technology, world-class theatres and equipment and benefit from the extensive teaching and research occurring at Epworth every day. The Epworth Difference is defined by our unique culture and dedication to giving outstanding patient care. From the way we recognise and reward our staff to our attitude toward the patient experience, Epworth is for those with the ambition to get better, give the best possible care and lead their field. Epworth is a great choice for staff who want to be part of a cutting-edge, fast paced and progressive environment. Enquiring about and Applying for this Position To obtain more information refer to the attached position description.Â  Direct your enquiries to the contact person listed below.Â  Applications must be submitted online â€“ to apply for this position click Apply NowÂ  All appointments are made subject to a satisfactory National Police Check conducted by Epworth and a valid Working with Children Check provided by the applicant.Â  Note: Applications from Recruitment Agencies will not be accepted. Â  Â  Enquiries: Jennifer Francis Ph: 0419 251 475 Applications Close: 03/05/2018 To view the position description or submit your application please click the 'Apply Now' button below. </text:p>
          </table:table-cell>
          <table:table-cell office:value-type="string" calcext:value-type="string">
            <text:p>Registered Midwife</text:p>
          </table:table-cell>
          <table:table-cell table:number-columns-repeated="1022"/>
        </table:table-row>
        <table:table-row table:style-name="ro1">
          <table:table-cell office:value-type="string" calcext:value-type="string">
            <text:p><text:s/>Â  Calling all Heavy Duty Diesel Fitters.Â  We want you!!!!! .....to fill permanent roles at our WAÂ mine sites. Experience in an underground maintenance environment is preferred but not essential so apply now! Permanent Fulltime - various rosters Roster 14 Days On / 7 Days Off Roster 14 Days On / 14 Days Off Roster 8 Days On / 6 days off Accommodation and meals provided Flights provided to/from site Responsibilities/duties will include - Performing scheduled and breakdown maintenance on a variety of mobile plant including Atlas Copco and Sandvik dump Trucks, Caterpillar &amp;amp; Sandvik Loaders, Sandvik Drills, Normet Charge Units, and other U/G equipment. Your must have - Appropriate experience with heavy equipment. The necessary trade qualifications. Â  APPLY NOW AND WE WILL BE IN TOUCH ! Â  </text:p>
          </table:table-cell>
          <table:table-cell office:value-type="string" calcext:value-type="string">
            <text:p>Heavy Duty Diesel Fitters</text:p>
          </table:table-cell>
          <table:table-cell table:number-columns-repeated="1022"/>
        </table:table-row>
        <table:table-row table:style-name="ro1">
          <table:table-cell office:value-type="string" calcext:value-type="string">
            <text:p><text:s/>Footscray location, close to public transport and ample parking Help achieve the best outcomes for our clients and our community Applications closing date 22 April 2018 About the Company State Trustees is a state government owned company that plays an important role in building awareness and educating the community to protect the legacy and financial affairs of Victorians - we believe every Victorian deserves to live on, that's why we exist. About the Role Playing a key role in our business, our New Business Consultant provides information and answers questions regarding State Trustees products and services with a focus on deceased estates and State Trustees estate administration processes. Within this role you will also be responsible for: Communicating information to callers regarding State Trustees' products and services Seeking information from callers and external parties about the deceased's personal, financial and legal affairs Identifying and actioning opportunities to promote products and services Conducting after-call clerical work to facilitate the customer service experience Creating, updating and maintaining client data Providing information on other State Trustees products to align with marketing campaigns. Role Requirements To be successful in this role you will need to demonstrate Experience in sales, customer service and administration Well-developed written and spoken communication skills, including the ability to deal sensitively with distressed or emotionally sensitive callers Sound analytical skills and computer literacy including competent use of Microsoft Office Employee Benefits State Trustees offers a range of employee benefits; including career development, health and well-being programs, flexible working conditions, education assistance, purchased leave, an employee assistance program, reward and recognition program, free will preparation, retailer discounts, charitable workplace giving and an employee social club. However most importantly, you will be part of an organisation that is committed to delivering a public benefit to the Victorian community. Watch our video on why we are a great organisation to work for and why you should consider joining State Trustees by copying this link in your browser; State Trustees - Our People (YouTube) How to Apply Click the Apply button to commence the application process. In your application, please include a cover letter and resume. Â  Employment at State Trustees is conditional upon satisfactory Criminal History Check and Anti Money Laundering Check. State Trustees is an Equal Employment Opportunity employer committed to fairness, diversity and respect. As such, State Trustees will respond to requests for reasonable adjustments from applicants with disabilities. State Trustees strongly encourages applications from Aboriginal and Torres Strait Islander people. </text:p>
          </table:table-cell>
          <table:table-cell office:value-type="string" calcext:value-type="string">
            <text:p>New Business Consultant</text:p>
          </table:table-cell>
          <table:table-cell table:number-columns-repeated="1022"/>
        </table:table-row>
        <table:table-row table:style-name="ro1">
          <table:table-cell office:value-type="string" calcext:value-type="string">
            <text:p><text:s/>$52.50 - $62.50 - paid fortnightly Secure, consistent and ongoing workÂ  Lifestyle or longer swings available - pick your roster Grow with us! Over $250k spent on training &amp;amp; development in 2017 for Diesel fitters Career progression/leadership opportunities available - we always promote from within.Â  Salary Sacrificing options availableÂ  Regular staff eventsÂ  Â  Â  Our Company â€“ Your role:Â  Mader are a leading supplier of quality tradespeople to the mining and civil industries within Australia, Central Africa, South East Asia and Mongolia with over 550 employees. Due to significant and consistent growth, we are seeking HD Mechanics who want to work on large OEM machinery for our Rostered Maintenance division. We guarantee secure, stable and long term work. We offer variety, flexibility and exposure to some of Australia's biggest mining companies.Â  Â  Our Criteria â€“ Your skills:Â  Mine site experience on large Caterpillar, Komatsu, Hitachi and Leibherr machinery (essential) Valid Australian or NZ Recognised HD Trade Certificate (essential) Current work tickets such as Forklift, EWP, DG, RB and WAH (desirable)Â  Â  Want more info? Call Emily on 0437 863 815. All candidates must be able to supply a valid driverâ€™s licence, a recent National Police Clearance (less than 6-months old). Mader Contracting is an equal opportunity employer and we encourage men and women of all ages and Australian Aboriginal and Torres Strait Islander people to apply. Â  </text:p>
          </table:table-cell>
          <table:table-cell office:value-type="string" calcext:value-type="string">
            <text:p>HD Mechanic</text:p>
          </table:table-cell>
          <table:table-cell table:number-columns-repeated="1022"/>
        </table:table-row>
        <table:table-row table:style-name="ro1">
          <table:table-cell office:value-type="string" calcext:value-type="string">
            <text:p><text:s/>Based in Caloundra on the Sunshine Coast Thrive with a strong acquisition focus Enjoy training, benefits &amp;amp; ongoing support At NAB, we believe success comes from our people. We're committed to supporting your talent and skills through your career, as you help us build a culture that affects change for our customers - and for the community too. With more than 35,000 people serving 10 million customers at over 800 locations in Australia, New Zealand and around the world we need to be more than good with money. We need to be good with people too. About the role Our Business Direct &amp;amp; Small Business Bankers proactively manage sales and service requirements for retail branch business customers. Passionate about small businesses, you will partner with local business to support their growth and financial sustainability via the implementation of comprehensive banking solutions. Responsibilities include Experienced in branch or small business lending, you will assess economic value and risk potential of new business. Equipped with your Business and Personal lending authority, you'll approve lending and submit justified lending proposals outside your authority. In partnership with the Branch Manager, you will coach staff to identify business opportunities and empower them to deliver superior customer service by running regular sales focus sessions. You'll also oversee customer satisfaction indicators and be accountable for the growth and retention of business sales. The acquisition of new customers and growth to the business portfolio is key to be successful in this role. With sales and relationship management expertise, you're a passionate advocate of exceptional customer service. Adept at promoting and selling bank products and services, you display integrity, a passion for business banking and clear, persuasive communication. Ambitious and accountable, you thrive on pressure and love to learn. Knowledge of lending and your strong skills in acquiring new business for continued growth within the portfolio will set you apart from other candidates. In return, we will support your talent and provide you with the training and tools you need to fulfil your future career aspirations. As part of our dynamic and high-performing Business Direct and Small Business team, you'll be sure to realise your full potential! Culture We believe in people with ideas and dreams, and we want you to achieve your aspirations. At NAB we work together to deliver exceptional outcomes that push the limits of expectations. Our passion about creating value and exceeding our customers' expectations means we're constantly striving to redefine our standards of excellence. How to apply If you are ready to take the next step in your career, we are keen to hear from you! To be eligible to apply, you must be an Australian / New Zealand citizen or hold permanent residency status in Australia. We embrace diversity of thought, style and working arrangements to ensure our workforce is representative of the community that we serve. </text:p>
          </table:table-cell>
          <table:table-cell office:value-type="string" calcext:value-type="string">
            <text:p>Business Banker</text:p>
          </table:table-cell>
          <table:table-cell table:number-columns-repeated="1022"/>
        </table:table-row>
        <table:table-row table:style-name="ro1">
          <table:table-cell office:value-type="string" calcext:value-type="string">
            <text:p><text:s/>National Transport Company requires a Transport Operations Scheduler - 2IC to Wingfield Operations Manager. This role will suit a focused individual who prides themselves on planning, prioritising and time management. To be successful applicant will be responsible for; Day to day operations ofÂ all fleet Timely and effective scheduling of deliveries Plan work allocation and/or coordinate the distribution of jobs to drivers (both company drivers and sub-contractors) Ensure routes are planned effectively and jobs are relayed to drivers in a timely and efficient manner Provide a high standard of service to customers to determine customer requirements with minimum cost to the Company Previous experience in similar role essentialÂ  To be successful you will possess the following skills and experience; Demonstrated experience in planning and scheduling in transport Excellent organisational and time management skills Ability to plan, prioritise and multi task Meet strict deadlines Computer literacy skills and proficiency in the use of the Microsoft Office Reliable, flexible and team orientated Attention to detail Previous experience and sound knowledge of HACCP, Fatigue ManagementÂ and other relevant transport compliance Acts and Regulations, desirable. The right applicant will eventually be responsible for relieving the Depot manager when Depot Manager is on leave or not on site. These duties include but are not limited to: Control Yard operations Overview schedulers / operations Maintain upkeep of depot and plant Maintain housekeepingÂ  Ability to champion the business and promote business cultureÂ  Previous experience inÂ similar rolesÂ required. Immediate Start, Full Time Position If you are interested in this position please forward your resume and covering letter to jobs@boothtransport.com marked ATT: Alex SghendoÂ  </text:p>
          </table:table-cell>
          <table:table-cell office:value-type="string" calcext:value-type="string">
            <text:p>Transport Operations Scheduler</text:p>
          </table:table-cell>
          <table:table-cell table:number-columns-repeated="1022"/>
        </table:table-row>
        <table:table-row table:style-name="ro1">
          <table:table-cell office:value-type="string" calcext:value-type="string">
            <text:p>The Company A big global brand you will recognise immediately - the leader in their field. All the bells and whistles of a big company including the ability to grow your career. Accessible easily by train.Â  The Role Supporting a very Senior Director who is willing to offer some training and development to really step up to this EA role.Â  Full transparency across all emails and confidential documentation, travel and associated logistics, liaising at a senior level internally - you will really be the right hand. The Person You may well be on your way up in your career and looking for an opportunity to move into an EA role - or looking to really expand your responsibilities.Â  This Director will take you under their wing and encourage your development.Â  Having said that - it's a very busy and responsible role and will require a generous amount of confidentiality and discretion as well as a strong work ethic, a positive attitude and a great energy level.Â Â  The Benefits Enhance your CV with this leading brand and further develop your EA or PA capabilities.Â  Also get exposure to the senior end of business.Â  You will love working for this Director!Â  What Now? If you feel you are ready to make this career move, apply below or if you have any specific questions call Karen, Tink or Sarah on 8239 5222. </text:p>
          </table:table-cell>
          <table:table-cell office:value-type="string" calcext:value-type="string">
            <text:p>Executive Assistant to Senior Director</text:p>
          </table:table-cell>
          <table:table-cell table:number-columns-repeated="1022"/>
        </table:table-row>
        <table:table-row table:style-name="ro1">
          <table:table-cell office:value-type="string" calcext:value-type="string">
            <text:p><text:s/>Our client is currently seeking experienced forklift drivers within their powder and liquid homecare division in Smithfield. These roles are ongoing and available for immediate start. The roles require skills that cover: Counterbalance experience High reach experience is preferable Experience working in a production area moving pallets and palletising stock, this will require you to keep up with the fast paced machines To be successful you will; Have a current L/F licence Be able to drive a counterbalance or high reach forklift confidently Be available to start immediately Be confident to work unsupervised Be able to work at a fast pace while meeting all OH&amp;amp;S regulations The benefits of this role are; Ongoing work Great training Great pay These roles are to be filled immediately and will vary across day, afternoon and night shifts. If you feel you are the right person for this please click the APPLY button below Only shortlisted applicants will be contacted. Labourpower Recruitment Services | www.labourpower.com </text:p>
          </table:table-cell>
          <table:table-cell office:value-type="string" calcext:value-type="string">
            <text:p>Forklift Driver</text:p>
          </table:table-cell>
          <table:table-cell table:number-columns-repeated="1022"/>
        </table:table-row>
        <table:table-row table:style-name="ro1">
          <table:table-cell office:value-type="string" calcext:value-type="string">
            <text:p><text:s/>At Dalrymple Bay Coal Terminal Pty Ltd we pride ourselves in being a regional employer of choice and giving back to the community. We offer first class training, hours that let you enjoy a real work/life balance and a chance to work with multi-million dollar equipment. Located 38 kilometres south of Mackay, Dalrymple Bay Coal Terminal Pty Ltd operates with a name plate capacity of 85 million tonnes per annum exporting coal from Central Queensland to ports around the world. This wouldnâ€™t be possible without great people - people just like you. Put your project and people management skills to work taking charge of the supervision of capital and major maintenance projects. Reporting to the Project Delivery Team Leader, your major focus will be coordinating people and resources to ensure project outcomes are delivered on time and within budget. You will be responsible for contractor supervision; building relationships with contractors and internal project stakeholders; establishing a team environment; promoting site safety standards and maintaining open communication. To be successful in the role, you will be an effective communicator with the ability to supervise multiple maintenance projects within a multi-disciplinary team environment. You will have demonstrated experience in effectively supervising projects and project teams to achieve results. Ideally you will have trade qualifications (electrical, mechanical or fabrication) and experience in maintenance project management methods in a bulk materials handling environment. Qualifications or equivalent experience in Frontline Management and Project Management are desirable. All applicants must have the ability to obtain a Maritime Security Identification Card (MSIC). It's time to experience the rewarding career and lifestyle you deserve. For further information about the role please visit our website at www.dbct.com.au, or call Moyea Maclean on (07) 4943 8453. If you feel you meet the criteria, click &amp;quot;Apply Now&amp;quot; to upload a resume and complete an application. Applications close 8.00 am Thursday 26th April, 2018. Dalrymple Bay Coal Terminal Pty Ltd is an Equal Opportunity Employer. </text:p>
          </table:table-cell>
          <table:table-cell office:value-type="string" calcext:value-type="string">
            <text:p>Project Supervisor</text:p>
          </table:table-cell>
          <table:table-cell table:number-columns-repeated="1022"/>
        </table:table-row>
        <table:table-row table:style-name="ro1">
          <table:table-cell office:value-type="string" calcext:value-type="string">
            <text:p><text:s/>Our Company, situated in the fringe city suburb of Mount Lawley, is looking to secure the services of an Experienced, Senior Property Manager who is capable of managing their Own Portfolio (100-120 properties) whilst being available to share their Mature guidance and Property Management experience andÂ  insight with their co-workers.Â  The successful candidate is expected to be well presented, posses a bright personality, ambition and a genuine, efficient and honest work ethic.Â  The candidate must, above all, be experienced in customer liaison, preferably experienced with the GD Property Management System, a current PM registration &amp;amp; drivers licence, and be a team player.Â  Our Company prides itself on delivering exceptional customer service to our Clients at all times and in treating our Staff with respect and appreciation.Â  Salary package will be negotiated on level of experience, however does include phone, company car and fuel allowance. If you feel this position would suit you, kindly forward a resume to brad@irvingandkeenan.com.auÂ  to arrange an interview. </text:p>
          </table:table-cell>
          <table:table-cell office:value-type="string" calcext:value-type="string">
            <text:p>PROPERTY MANAGER</text:p>
          </table:table-cell>
          <table:table-cell table:number-columns-repeated="1022"/>
        </table:table-row>
        <table:table-row table:style-name="ro1">
          <table:table-cell office:value-type="string" calcext:value-type="string">
            <text:p><text:s/>Holmesglen is a recognised leader in the provision of Vocational and Higher Education in Victoria delivering nationally and internationally.Â  Why Holmesglen? Click hereÂ to view our range of employee benefits and services. Reporting to the Manager, Learning Commons, this role will provide efficient and effective information services to users of the Learning Commons and liaise with one or more designated teaching departments for the purpose of collection development. The successful incumbent will also participate in the development and delivery of Information Literacy programs to ensure competence in information searching techniques. Salary:Â $57,572Â  to $62,510 per annum (range dependant upon qualifications and experience) + 9.5% superannuation + leave loading. Time Fraction:Â Full Time. Location:Â City Campus. WWCC:Â Â Appointment to this position is dependant on obtaining and maintaining a Working with Children Check. Position Status:Â Contract of employment to 31 May 2019 with a qualifying period.Â  For further information relating to this opportunity and to view the position description, please visit the Jobs at Holmesglen section of our website at www.holmesglen.edu.au. All applicants must attach a cover letter and address the online screening questions (key selection criteria). Please note incomplete applications may not be considered. Applications close 9:00 am Thursday 26th April 2018. Like to know more? Please contact Johna Low, Manager on 9564 1610. For application queries, please contact recruit@holmesglen.edu.au </text:p>
          </table:table-cell>
          <table:table-cell office:value-type="string" calcext:value-type="string">
            <text:p>Librarian</text:p>
          </table:table-cell>
          <table:table-cell table:number-columns-repeated="1022"/>
        </table:table-row>
        <table:table-row table:style-name="ro1">
          <table:table-cell office:value-type="string" calcext:value-type="string">
            <text:p><text:s/>Production Manager VEEM Ltd â€“ Machining Division About VEEM VEEM Ltd are the world leaders in high-technology marine propulsion and stabilization systems.Â  From modest beginnings as a small engineering services company specializing in the repair and dynamic balancing of drive shafts, engines and other rotating equipment, the company has grown to become a public company specializing in the premium manufacturer of sophisticated equipment for the marine, aerospace, defence and oil and gas industries. VEEM also manufacturesÂ and exports the VEEM and Conquest ranges of CNC machined propellers as well as the range of VEEM gyro stabilizers for medium size vessels. Position overview The Machine Shop ProductionÂ Manager is a senior management member and will be in charge of overseeing approximately one half of the production capability of the business. The scope of this portion of the business covers the machine, fitting, balancing and welding shops each of which has aÂ team ofÂ Â production controllerâ€‹s managingÂ the staff on a day to day basis. This position is toÂ overseeÂ Â the complete operation of these shops that employ approximately 70 staff.Â The ideal candidate possesses strong organizational skills and needs to be familiar withÂ modernÂ  engineeringÂ production management techniques. VEEM operates sophisticated business management software which provides a raft of Key Performance Indicatorsâ€‹. The candidate should be an effective communicator and able to build collaborative relationship with cross functional teams, and is a skilled multi-tasker with a â€œcan doâ€ attitude. â€‹Â Responsibilities Management of the output and efficiency of the production staff through the use of Key Performance indicators and the proprietaryÂ VEEM job costing software. Every manufacturing operation is bar coded and estimated to enable efficient management of this task. Management of the company technical skills base to best effect all production operations. To manage the VEEM quality system and to lead the production team in the development of quality initiatives, such as corrective actions, processÂ improvement and audit actions. Working with the Commercial team to ensure Production Inspection Test Plans are effective and accurate. Working with the Commercial team to manage the scheduling software to achieve effective timeliness of production output. Working with our internal IT team to maintain our global websites and social channels ensuring that content is consistent and case study information is regularly updated and shared. Staff performance management in the Machining division. Control of consumable, repair and maintenance budgets. Development and implementation of production plans for the company business plan. Desired Skills &amp;amp; Experience Bachelor's Degree in related field (or equivalent experience);Â  5-10 years of experience in engineering management Sound knowledge of engineering workshop practice Experience with working closely with engineering commercial and development teams Sound knowledge of IS0 9000 quality systemsÂ Â  Strong MS office and computer skills Be a relationship builder, confident in liaising with internal and external stakeholdersÂ Â  Â  Â Â  Energy, initiative and rolled up sleeves to go along with your first-class organization, teamwork and communication skills.Â  Knowledge of the marine technology industry is desired but not required Salary &amp;amp;Conditions An attractive salary package is on offer for the suitable candidate and will be commensurate with qualifications and experience. Please visit our website www.veem.com.au for an overview of the organisation. Click &amp;quot;apply now&amp;quot; button below to submit you Resume and Cover Letter. Note that only short list applicants will be contacted Previous applicants need not apply </text:p>
          </table:table-cell>
          <table:table-cell office:value-type="string" calcext:value-type="string">
            <text:p>Production Manager</text:p>
          </table:table-cell>
          <table:table-cell table:number-columns-repeated="1022"/>
        </table:table-row>
        <table:table-row table:style-name="ro1">
          <table:table-cell office:value-type="string" calcext:value-type="string">
            <text:p><text:s/>Experienced pre-strip operators are required for positions within the Bowen Basin on a lifestyle roster. Your new company Our client is Australia's largest coal producer and exporter with several mine sites located across the Bowen Basin in Queensland. The company currently has several vacancies available for experienced pre-strip operators to work on a lifestyle roster. Your new role This client is currently seeking experienced pre-strip operators with the ability to operate various heavy machinery. What you'll need to succeed To be a suitable applicant for this position you will require: Coal Board Medical Standard 11 Drivers Licence Experienced with Grader, Dozer and Truck (930 &amp;amp; 797) What you'll get in return This role offers you a position within the Bowen Basin region operating on a lifestyle roster. You will be paid super for all hours worked on site and all meals and accommodation will be provided to you by the client. What you need to do now If you believe you are suitable for this role and match the above criteria then please forward an up-to-date copy of your CV to Sarah Harrison at Hays or please click the â€˜Apply Nowâ€™ button. Alternatively you can call the Mackay office on 07 4960 1100 to discuss the role further. </text:p>
          </table:table-cell>
          <table:table-cell office:value-type="string" calcext:value-type="string">
            <text:p>Pre-Strip Operator</text:p>
          </table:table-cell>
          <table:table-cell table:number-columns-repeated="1022"/>
        </table:table-row>
        <table:table-row table:style-name="ro1">
          <table:table-cell office:value-type="string" calcext:value-type="string">
            <text:p><text:s/>High growth volume residential builder Opportunities for advancement - 2 days per week with room for increased hours Stable company with strong financial backing!Â  Our client is a dynamic and ambitious building company specialising in residential housing targeted at 1st - 3rd home buyers. They deliver an exceptional product and are a quality focused builder with a fantastic reputation. WithÂ multiple display home locations and new display homes coming on line, they currently seek a Display Home Sales Associate to manage one of their Display Homes in the West Brisbane suburbs on a casual basis, 2 days per week (weekends are not required) To be considered you must demonstrate the following Exceptional customer service skills and sales flairÂ  High level of presentation and professionalism 2 years experience in a Retail based Sales or customer service role or similar Experience in the building industry, showroom or display homes advantageousÂ  An interest in building or property Casual basis of 2 set days per week but room to increase hours Able to build rapport with customersÂ  Able to work autonomously and self motivated If this sounds like you apply online or call 3177 2723 and ask to speak with our Residential Construction Consultant! Â  </text:p>
          </table:table-cell>
          <table:table-cell office:value-type="string" calcext:value-type="string">
            <text:p>Sales Associate</text:p>
          </table:table-cell>
          <table:table-cell table:number-columns-repeated="1022"/>
        </table:table-row>
        <table:table-row table:style-name="ro1">
          <table:table-cell office:value-type="string" calcext:value-type="string">
            <text:p><text:s/>Blaze is a full-service advertising agency with a presence in 5 states that combines a boutique approach to client service. As part of the WPPAUNZ and GroupM networks, we have the global connections, support and insights that only a network of more than 80 specialist agencies can provide. Join an organisation that is growing, thriving and challenging traditional agency thinking at every turn. Reporting to the Client Service Director, this position presents an excellent opportunity for a hands-on, strategically minded AccountÂ Director to own the role and become a driver of business. As a rally point for the Sydney Account Service team, you'll be leading a team of experienced Advertising professionals that includeÂ Account Managers and Account Executives. As the principal contact between the Agency and Client youâ€™ll take ultimate control on this account. WorkingÂ across multiple lines of this organisation, youâ€™ll be developingÂ and executingÂ the kinds of marketing, communication and advertising solutions that help our Clients grow their opportunities and market share. Leading our account team from strategic development to solution delivery, youâ€™ll be ensuring that what we deliver is on strategy and meets both Agency standards and Client expectations. Youâ€™ll also manage the performance of your Account Team members. The way the role is split is simple: 1. Top level leadership. 2. Long range marketing and Account Planning. 3. Bottom line financial accountability. Your mindset will be proactive and professional. As our primary client contact youâ€™ll have excellent written and verbal communication skills and be an excellent time manager. Blaze welcomes applications from experienced Account Managers, Account Directors in similar positions. Interested? To apply, please submit your CV and a short covering letter. </text:p>
          </table:table-cell>
          <table:table-cell office:value-type="string" calcext:value-type="string">
            <text:p>Account Director</text:p>
          </table:table-cell>
          <table:table-cell table:number-columns-repeated="1022"/>
        </table:table-row>
        <table:table-row table:style-name="ro1">
          <table:table-cell office:value-type="string" calcext:value-type="string">
            <text:p><text:s/>Job Requirements: Background in IT and Engineering Hands on experience with .NET technologies, C#, Entity Framework, LINQ, SQL Server, Web Services, UI/UX design and development. Proven track record of success in software development leadership positions, with at least 5 years of leadership experience in managing teams and projects. Minimum of 3 - 5 years experience in Project Management and Business Analysis Ideal Candidate: Object orientated experience Accountable for guiding the technical design, development, testing, maintenance, continuous improvement, and support of in house developed information systems. Advanced technical and business knowledge in software development life cycle, quality assurance, project management and other related disciplines/processes. Software engineering and product development experience. Excellent Analytical and Problem solving skills. The ability to discuss technical work in detail and make decisions on the technical road map based on business objectives Must have good verbal and written English Ability to document and create detailed functional specifications Determine which tasks/steps to automate Determine how to improve existing business processes Ability to develop and design mock screens for use in an application Ability to interpret engineering requirements Ability to liaise with system developers Ability to conduct effective UAT on system functionality. Ability to conduct yourself in a professional manner. Able to manage multiple assignments/tasks simultaneously. Strong written and verbal communication skills. High level of attention to detail, excellent follow through and reliability. Skills to independently evaluate business stakeholders and system needs Exceptional project management and organisation skills. Solid understanding of business needs, working to deadlines and focusing on business stakeholders beyond the technical/technology aspects. Co-ordinate internal resources for the execution of projects Friendly and helpful attitude and the ability to develop and maintain excellent working relationships with stakeholders, colleagues and peers. Ensure project is delivered on-time, within scope and budget Develop project scopes and objectives Maintain and manage a project plan Manage changes in project scope, schedule and cost Measure Project Performance Report and escalate to management as needed Manage the relationship between Engineering and IT Developers Minimize project risks Create and maintain project documentation Marco Ilao Recruitment Consultant </text:p>
          </table:table-cell>
          <table:table-cell office:value-type="string" calcext:value-type="string">
            <text:p>Software Development Coordinator</text:p>
          </table:table-cell>
          <table:table-cell table:number-columns-repeated="1022"/>
        </table:table-row>
        <table:table-row table:style-name="ro1">
          <table:table-cell office:value-type="string" calcext:value-type="string">
            <text:p><text:s/>Cowan Restoration Services is one of Australia's leading Fire and Water Restoration companies with offices throughout Australia. An opportunity has arisenÂ for reliable CleanersÂ toÂ be part of an exciting team who are prepared to go the extra mile for our clients. The Company is seeking ambitious andÂ energetic people who can work autonomously and within a team. Key responsibilities and duties include but are not limited to: General cleaning, restoring carpets, furniture and belongings Tile and grout, hard floor maintenance cleaning; Removal and transport of building contents may be require on occasion; Lifting of furniture and other items involved may be required on occasion; Basic computer skills required for the submission of reports and responses to queries (Tablet based application) Experience is preferred, but not essential.Â Â Â Â Â Â Â Â  We are looking for people who: Hold a current Australian Motor Drivers Licence; Hold a current Working With ChildrenÂ Check (or willing to obtain); Have the ability to Work cooperatively with other team members for the efficient delivery of fast, reliable and quality service and be able to work autonomously when the need arises; Excellent time management skills and the ability to prioritise daily tasks; Excellent communication skills with both internal and external stakeholders: Possess a Â &amp;quot;Can Do&amp;quot; attitude with a strong work ethic and high attention to detail; The ability to think on your feet: Have flexibility to work periodic weekend work and after hours call out work as required. Â  If this position appeals to you and you're looking for a rewarding job then please forward a covering letter and your CV addressing the above criteria. Female applicants are encouraged to apply. Only shortlisted candidates will be contacted Â  </text:p>
          </table:table-cell>
          <table:table-cell office:value-type="string" calcext:value-type="string">
            <text:p>Cleaners</text:p>
          </table:table-cell>
          <table:table-cell table:number-columns-repeated="1022"/>
        </table:table-row>
        <table:table-row table:style-name="ro1">
          <table:table-cell office:value-type="string" calcext:value-type="string">
            <text:p><text:s/>Bupa is extraordinary. We are a world leading healthcare group and our businesses serve over 14 million customers in more than 190 countries. At Bupa, we exist to help people live longer, happier and healthier lives, and everything we do is for the health of our members.Â  The Role This is a great opportunity to join Bupa's high performing and collaborative Health &amp;amp; Benefits Management (HBM) team and develop a career with a purpose.Â  The role resides in the predictive analytics team where you will apply statistical methodologies to a wide range of business needs including detecting financial leakage and disease patterns.Â  This position would suit someone who is passionate about analysing and interpreting data to provide valuable insights. Â  What Youâ€™ll Do You will be inspired and driven by the opportunity to work with a global leader in health care that is on the path towards an exciting transformation. Collaborate with internal customers and apply your expertise in quantitative analysis, data mining, and the presentation of data to meet their individual requirements. Proactively engage with multiple departments across the organisation to solve problems, identify trends and opportunities with a focus on actionable analytics. Manage and perform data munging, and create training data sets, and performing cross validation to test the efficiency of the resulting algorithms. Provide ongoing assistance for business issues facing lower degrees of complexity. Maintain a working knowledge of modeling, data mining and visualization best practices. You Will Be/have Degree (Postgraduate preferred) in Mathematics, Statistics, Computer Science or related quantitative field with a strong emphasis on statistical and analytical methods; or an equivalent combination of education and experience. Minimum of 5 yearsâ€™ experience with advanced statistical methods generally, and particularly in the areas of predictive modelling and business analytics Ideally 5 yearsâ€™ experience in a private or public sector clinical setting, or equivalent experience in insurance and finance Experience with statistical and predictive modeling techniques such as machine learning, decision trees, probability networks, association rules, clustering, regression and neural networks and their application to business decisions. Hands-on experience with SAS, SAS STAT and SAS Enterprise Miner Ability to present complex information in a clear and precise manner; with non-technical audience Highly developed verbal and written communication skills Ability to effectively liaise with management and staff with a wide variety of skills, experience and backgrounds Proven ability to work well with others and to contribute to team objectives Join us! Bupa believes in hiring the best talent in the market. We are known for our vibrant, high performing and incredibly rewarding workplace, and we take pride in creating exceptional and meaningful work experiences, encouraging innovation, delivering award winning benefits to our employees and being involved with our communities. Bupa has everything â€“ growth, passion, results and a caring &amp;amp; supportive culture that surround a burning ambition and purpose that is the best in the world. </text:p>
          </table:table-cell>
          <table:table-cell office:value-type="string" calcext:value-type="string">
            <text:p>Senior Statistical Analyst</text:p>
          </table:table-cell>
          <table:table-cell table:number-columns-repeated="1022"/>
        </table:table-row>
        <table:table-row table:style-name="ro1">
          <table:table-cell office:value-type="string" calcext:value-type="string">
            <text:p><text:s/>This is a full time (36.75 hours per week) ongoing contract. Classification will be based upon successful candidates experience. Academic B, $92,946 - $110,372 per annum plus 17% employer superannuation contribution. OR Academic C, $113,860 - $131,286 per annum plus 17% employer superannuation contribution. Join the university of opportunity Work in a newly developed area of the university with limitless opportunities Located at our Footscray Park campus, 10 minutes from Melbourne's CBD About the Role The undergraduate Bachelor of Building courses aim to equip students with the skills required in building project planning, cost and quality management, construction techniques and materials, building law, building codes, industrial relations, personnel management, building surveying and building design. The successful applicant will contribute strongly to the College and building program in core teaching, research and knowledge exchange activities that involve unit coordinator, course coordinator, teaching, research and community and industry engagement About the Person The successful candidate will have exceptional teaching, organisational and communication skills as well as experience within the tertiary sector. A capacity to contribute strongly to the achievement of the institutional and College research goals is essential, as well as having a proven track record in developing collaborative links and engaging with building construction industry on research and consultancy projects. Duties An example of duties you may perform will include: Develop and lead innovative research programs in the discipline of building Attract funding from national and international competitive grant agencies Develop collaborative relationships with the industry and professional organisations. Skills &amp;amp; Expertise A full list of selection criteria is available in the Position Description Completion of Doctoral studies in the building construction field (or related discipline) Evidence of capacity to develop, coordinate and deliver units in building and related discipline Evidence of capacity to undertake and lead innovative research in the building or related discipline Benefits Salary sacrifice options Professional development opportunities Flexible working arrangements available Paid study leave On-site gym, parking and more! How to apply: For a Position Description and to submit an application please visit our website www.vu.edu.au/jobs Applications must be submitted as a single document comprising; A cover letter, your CV and your responses to the selection criteria listed in the Position Description Please note:Â  Applications which do not address the selection criteria will not be considered. *Previous applicants need not apply for this position </text:p>
          </table:table-cell>
          <table:table-cell office:value-type="string" calcext:value-type="string">
            <text:p>Lecturer/Senior Lecturer in Building</text:p>
          </table:table-cell>
          <table:table-cell table:number-columns-repeated="1022"/>
        </table:table-row>
        <table:table-row table:style-name="ro1">
          <table:table-cell office:value-type="string" calcext:value-type="string">
            <text:p><text:s/>Randstad are looking for a Systems Administrator/Engineer for a short term period based in Ipswich. This is a backfill position running from 21 May 2018 - 29 June 2018. About the Role Provide high level expert technical advice and support for computer systems and data communication services Provide expert advice and technical leadership in maintenance of their Active Directory environment and supporting technologies Mentor technical specialists within the infrastructure unit Manage, participate and coordinate technical projects in relation to computer systems and data communication services design, evaluation, implementation, installation and upgrades About you Qualifications in IT discipline or associated business discipline or substantial experience commensurate with the position Industry certifications, such as Microsoft, Citrix, VMWare Experience in Windows server 2012 - Exchange 2010 SCCM Exposure ITIL certification is highly desirable Extensive exposure in providing network and system support within a complex service oriented environment Citrix Xen mobility solution, to enable the mobile workforce solution SOE improvement program, improvement program for desktop/SOE performance What next? If you are interested in this role, call Shona Morrin on 07 3â€¦show number or apply via the link. Please note only successful candidates will be contacted. </text:p>
          </table:table-cell>
          <table:table-cell office:value-type="string" calcext:value-type="string">
            <text:p>Systems Administrator</text:p>
          </table:table-cell>
          <table:table-cell table:number-columns-repeated="1022"/>
        </table:table-row>
        <table:table-row table:style-name="ro1">
          <table:table-cell office:value-type="string" calcext:value-type="string">
            <text:p>An exciting opportunity exists for multiple Change Managers to support a major transformation programme in a long term contract role. Â  April start Till EOFY 2019 Extension Options Â  Key responsibilities of this role include: Support a major transformation programme. Coordinate activities with team members, and/or the project team responsible for mobilising new projects and executing active projects. Undertake change management activities to support the implementation of initiatives of the programme office. Conduct change impact assessments, create content and communications plans to support the implementation of the programme, programme level showcases, and other programme management initiatives. Â  The successful candidates will have the following: Managing implementation of complex change, providing insights from impact assessments Highly developed written and verbal communication with proven ability to consult effectively and enable effective stakeholder engagement. Knowledge of authoring standards, with experience writing procedures, briefs and training materials. Â  Â  The successful candidate will be required to be an Australian Citizen. Â To apply for this opportunity, please submit your application to Medha Malik at Talent International by clicking the &amp;quot;APPLY NOW' button below. Alternatively, please contact Medha Malik at Talent International on 02 6285 3500 Â  </text:p>
          </table:table-cell>
          <table:table-cell office:value-type="string" calcext:value-type="string">
            <text:p>Change Manager</text:p>
          </table:table-cell>
          <table:table-cell table:number-columns-repeated="1022"/>
        </table:table-row>
        <table:table-row table:style-name="ro1">
          <table:table-cell office:value-type="string" calcext:value-type="string">
            <text:p><text:s/>Seeking an individual that can take full accountability of the IT Infrastructure environment nationally. You will have both a deep and wide knowledge of technology and the role it plays in enabling an enterprise organisation from the Executive team down. You will be a natural leader by disposition and clearly be able to articulate how you have effectively delivered positive outcomes during previous employment and provide examples of how you have managed Infrastructure through periods of BAU, modernization and transformation. You will be hands-on and equally motivated by the tactical elements of the role which vary from level one support to the strategic elements around innovation and future state. You will be a natural leader by disposition and clearly be able to articulate how you have effectively delivered positive outcomes during previous employment and provide examples of how you have managed Infrastructure through periods of BAU, modernization and transformation. You will be hands-on and equally motivated by the tactical elements of the role which vary from level one support to the strategic elements around innovation and future state. You will have a passion for technology that extends beyond your vocation and be naturally curious of current industry trends, topics, vendor technologies and best practice methodologies. Your commercial mindset will be able to analyse the potential for technology tools to be applied to the working environment in an effort to remove barriers, increase mobility, provide stability, increase agility and manage risk and compliance. You will be a proven problem solver and will have a bias towards action. We are looking for candidates the following: Technical capability across Infrastructure - (HP, Oracle Hyperion, Microsoft, Cisco) as well as (server, security networking, VC, storage, desktop, telco /coms etc) Previous attainment of outcomes and deliverables in past employment Attitude and work ethic Stakeholder Management Ability to operate under pressure Leadership, decision making and team work Conflict resolution Candidate will be asked to provide direct manager that are able to verify the above </text:p>
          </table:table-cell>
          <table:table-cell office:value-type="string" calcext:value-type="string">
            <text:p>IT Infrastructure Manager</text:p>
          </table:table-cell>
          <table:table-cell table:number-columns-repeated="1022"/>
        </table:table-row>
        <table:table-row table:style-name="ro1">
          <table:table-cell office:value-type="string" calcext:value-type="string">
            <text:p><text:s/>Company One of the biggest food manufactures in Australia and New Zealand, employing 5000+ employeeâ€™s over 50 sites are looking for an experienced Maintenance Manager with a strong background in the food manufacturing industry. The Maintenance Manager must provide functional leadership for all maintenance operations and ensure implementation of best practice Role Due to continued growth, an opportunity now exists for a Maintenance Manager. Reporting to the Engineering Manager, this role's responsibilities include leading a team of highly skilled tradespeople both electrical and mechanical. About you You will have experience of leading a team within an FMCG Food manufacturing environment Have a willingness to continuously be looking to improve efficiency and process You will need to be willing to provide technical assistance to the team when required To apply for this position you will need to have: Experience of leading a team of tradespeople Understanding of preventative maintenance systems and techniques. Sound knowledge of high-speed packaging equipment, bearings, seals, shaft repair, conveying systems, etc. Knowledge of and experience with vacuum, pneumatic and hydraulic systems A real sense of urgency on operational requirements; Too Apply If you are interested and would like to know more about the role please email your resume to or for a confidential chat call Sam Taylor on 0499 302 243. </text:p>
          </table:table-cell>
          <table:table-cell office:value-type="string" calcext:value-type="string">
            <text:p>Maintenance Manager</text:p>
          </table:table-cell>
          <table:table-cell table:number-columns-repeated="1022"/>
        </table:table-row>
        <table:table-row table:style-name="ro1">
          <table:table-cell office:value-type="string" calcext:value-type="string">
            <text:p><text:s/>G4S works to safeguard the welfare and prosperity of millions of people worldwide by helping to create safer and better environments in which people live and work. With operations in 125 countries and 585,000 employees, we are the leading global integrated security company. Â  THE ROLE: As a G4S Casual Security Officer, you'llÂ be working across several high-profile technology sites in the CanberraÂ area. You'llÂ work in the Security Control Room, monitor alarms &amp;amp; CCTV,Â  greet any visitors, control access, and conduct checks/patrols. Â  This role would suit someone looking for flexibility in the amount of hours they want to work - sometimes zeroÂ and sometimes full-time.Â  MANDATORY SELECTION CRITERIA: a current NV1 Defence Security Clearance at least 2 years working as a Security Officer at a large corporate or technology site a current ACT Security Licence andÂ First Aid Certificate clean Drivers Licence &amp;amp; reliable motor vehicle very high level of computer skills or experience with Access Control Systems THE BENEFITS: You will get plenty of variety, sometimes working across several sites in the ACT. We offer an award rate of $21.49phÂ for MondayÂ to Friday shifts andÂ penalty rates of $32.24ph on Saturdays and $42.98ph on Sundays.Â  Working for G4S, you'll be joining a growing NSW team looking after global customers, with training opportunities, career progression and employee rewards all part of the package. SELECTION PROCESS: You must be an Australian Citizen to apply.Â Â  We will review your CV promptly and conduct a short phone interview with selected applicants.Â  If you're short-listed, you will be invited to a face-to-face meetingÂ at one of our offices in Canberra. Medical Checks, Drug &amp;amp; Alcohol Screening, Reference Checks and National Police Checks will be conducted before any employment offer is made. If you meet the above selection criteria, please APPLY ONLINE NOW for an immediate review of your CV. NSW MasterÂ SecurityÂ Licence number 409811360 </text:p>
          </table:table-cell>
          <table:table-cell office:value-type="string" calcext:value-type="string">
            <text:p>Casual Security Officer</text:p>
          </table:table-cell>
          <table:table-cell table:number-columns-repeated="1022"/>
        </table:table-row>
        <table:table-row table:style-name="ro1">
          <table:table-cell office:value-type="string" calcext:value-type="string">
            <text:p><text:s/>About the business and the role Whale Logistics (Australia) is part of a large Global Logistics Group. With an integrated Transport and Logistics network, we provide international air and sea freight forwarding services together with national logistics solutions across Australia and around the globe. Whale Logistics are a young and dynamic team who are at the forefront of technology and due to continual growth are looking for a like minded person to join their team. Â  Job tasks and responsibilities The role of the Customer Success Manager within Whale Logistics, is to be the primary customer contact. In your daily activities, you will be expected to; Manage client orders, Book international freight shipments, Liaise with overseas offices, Coordinate activities and work with other departments within Whale Logistics, Participate in the implementation of new accounts to Whale Logistics,Â and Create Value for the Customer through an intimate understanding of their business. Skills and experience The successful candidate will need; Exceptional time management skills The ability to prioritise, To be a team player with effective and efficient communications skills, Have a customer focused, success orientated attitude,Â  The ability to 'think' on their feet and forward plan, To have experience in Cargowise, and The ability to speak Mandarin. This role would suit someone with an international freight background with either a customer service or planning background.Â  Â  </text:p>
          </table:table-cell>
          <table:table-cell office:value-type="string" calcext:value-type="string">
            <text:p>Customer Success Manager</text:p>
          </table:table-cell>
          <table:table-cell table:number-columns-repeated="1022"/>
        </table:table-row>
        <table:table-row table:style-name="ro1">
          <table:table-cell office:value-type="string" calcext:value-type="string">
            <text:p><text:s/>Client Established as one of the world's leading customer experience platform, this company is in hypergrowth across the globe. This is an opportunity to help shape the business in APAC as they scale rapidly and seize the opportunity to fast track your own career. Opportunity The role encompasses owning relationships across a portfolio of accounts to ensure customers are successful. From the initial onboarding stage you will assist clients throughout their lifecycle ensuring at all times that you are driving business value for customers. Â  Build strong relationships with clients, establishing yourself as a trusted advisor Collaborate with clients to build a plan for success and achieve outcoms Understand clients' business challenges/needs and advise on how they can leverage solution to achieve objectives Liaise with the services team to manage implementation Conduct business reviews to identify any areas of growth Establish success plans across your portfolio and measure the success of these Â  You Completed university degree (preferable) Track record of success in managing a portfolio of accounts (preferably within a saas or digital environment) Have strong communication and organisation skills Superb relationship building skills Able to thrive in a fast growth, entrepreneurial environmentÂ  </text:p>
          </table:table-cell>
          <table:table-cell office:value-type="string" calcext:value-type="string">
            <text:p>Relationship Manager</text:p>
          </table:table-cell>
          <table:table-cell table:number-columns-repeated="1022"/>
        </table:table-row>
        <table:table-row table:style-name="ro1">
          <table:table-cell office:value-type="string" calcext:value-type="string">
            <text:p><text:s/>As one of the worldâ€™s most experienced specialist power and water consulting firms, Entura can offer you a coveted opportunity to work with highly regarded industry experts and thought leaders. Through our work, we enable safe and sustainable power and water infrastructure to make a positive and enduring contribution to communities. We are currently seeking a Senior Hydropower Engineer to join Entura on a permanent, full-time basis in Cambridge (Hobart), Tasmania or Melbourne, Victoria. You will work with a diverse team, supporting clients from offices in Australia, India, and South Africa. This position may require some local, national, and international travel. To be considered for this position you will have tertiary qualifications in a relevant Engineering field. Â You will be an expert in Hydropower and/or Pump storage, providing comprehensive design services for the full project life cycle from Feasibility through to construction for both new developments and refurbishment of existing assets. You are a true team player, with genuine leadership behaviours to progress a consulting business, and have a â€œcan doâ€ attitude. A good knowledge of computer software packages for engineering design and management support is also essential. Applications close at 5.00pm on Wednesday 28th April 2018. Â  </text:p>
          </table:table-cell>
          <table:table-cell office:value-type="string" calcext:value-type="string">
            <text:p>Senior Hydropower Engineer</text:p>
          </table:table-cell>
          <table:table-cell table:number-columns-repeated="1022"/>
        </table:table-row>
        <table:table-row table:style-name="ro1">
          <table:table-cell office:value-type="string" calcext:value-type="string">
            <text:p>We are Seeking an Applications / Solution Architect for a long term contract to help our customer wth a significant business / technology transformation exercise. Experience in any of the following industries / applications highly desirable: Â  Â  Insurance /Â  billing / claims / banking / finance / tax Exposure to Salesforce or other CRM systems would expedite your application (MSCRM D365 Siebel SAP CRM)</text:p>
          </table:table-cell>
          <table:table-cell office:value-type="string" calcext:value-type="string">
            <text:p>SOLUTION ARCHITECT</text:p>
          </table:table-cell>
          <table:table-cell table:number-columns-repeated="1022"/>
        </table:table-row>
        <table:table-row table:style-name="ro1">
          <table:table-cell office:value-type="string" calcext:value-type="string">
            <text:p><text:s/>Experienced, motivated and enthusiastic Chef required for busy beach front cafe. This opportunity provides a lifestyle that will offer majority day time work, with the occasional night shift. 45 hrs/week. To be considered for this position, you must be able to demonstrate the following: 2 years experience and evidence of a Cert 3 in commercial cookeryÂ  A proven track record of identifying opportunities to provide high standards in dining experience and provide corrective actions Team leadership skills Communicating information accurately and in a timely manner Proactively assumes additional responsibilitiesÂ  Ability to work well under pressure during peak service periodsÂ  Be qualified in commercial cookery Able to be flexible with working hours including occasional late finishes and working weekends. Please send your resume to info@handhcatering.com.au </text:p>
          </table:table-cell>
          <table:table-cell office:value-type="string" calcext:value-type="string">
            <text:p>Experienced Chef</text:p>
          </table:table-cell>
          <table:table-cell table:number-columns-repeated="1022"/>
        </table:table-row>
        <table:table-row table:style-name="ro1">
          <table:table-cell office:value-type="string" calcext:value-type="string">
            <text:p>Employment Type:Â TemporaryÂ Full Time Position Classification:Â Hospital Assistant Grade 2 Remuneration: $47,315.53 Hours Per Week:Â 38 Work Location:Â Sydney Children's Hospital Randwick Requisition ID:Â REQ35813 Where youâ€™ll be working HealthShare NSW provides support services to the NSW health system. An organisation of over 6,500 staff, our services include food and patient support, linen, patient transport, procurement and logistics, and financial and employee transactions. We are the largest provider of these services in Australia. For more information please visit www.healthshare.nsw.gov.au HealthShare NSW values diversity. If you are a person with disability and require information or specific arrangements to participate in the recruitment process, please contact the Disability Employment Leader on 02 8644 2232 or by email HSNSW-DisabilityEmployment@health.nsw.gov.au If you are an Aboriginal or Torres Strait Islander person and would like some more information about applying for a role within HealthShare NSW, please contact one of our Aboriginal Workforce Consultants on 1800 004 546 or by email aboriginalcareers@health.nsw.gov.au Occupational Assessment, Screening and Vaccination This is a NSW Health Category A position. All Category A applicants must read, understand and agree to comply with Policy Directive PD2011_005 Occupational Assessment, Screening and Vaccination against Specified Diseases. Preferred applicants must provide evidence of protection against specified diseases prior to appointment and medical practitioner costs to determine protection is covered by the applicant. Preferred applicants must also participate in a Pre-Employment Health Assessment (PEHA) prior to appointment. This position also requires a Working with Children's Check Certificate. Preferred applicants must provide Working with Children's Check Certificate number or application number. What you'll be doing To provide food and patient support services to patients. This service contributes to the total health care needs and expectations of patients of the NSW Health system and must be provided in accordance with the standards and requirements for the safe and efficient provision of food and patient support services in the NSW health system. Demonstrated experience in food preparation services and a knowledge of food preparation and hygiene. Good verbal and written communication skills including the ability to read and write, understand and carry out written instructions in English Experience using electronic devices such as computers or iPads, or willingness to learn Proven ability to work to a 7 day rotating roster timetable in order to meet deadlines Demonstrated ability to work as an effective team member and commitment to the provision of high level quality and customer focused services Demonstrated ability to work independently and as part of a member of a team. Demonstrated knowledge of Work Health and Safety and Manual Handling Principles. Need more information? Â Â 1) Click here for the Position Description Â Â 2) Find out more about applying for this position For role related queries or questions contact Merina Hadziahmetovic on Merina.Hadziahmetovic@health.nsw.gov.au Applications Close: 25 April 2018 </text:p>
          </table:table-cell>
          <table:table-cell office:value-type="string" calcext:value-type="string">
            <text:p>Food and Patient Support Services Assistant</text:p>
          </table:table-cell>
          <table:table-cell table:number-columns-repeated="1022"/>
        </table:table-row>
        <table:table-row table:style-name="ro1">
          <table:table-cell office:value-type="string" calcext:value-type="string">
            <text:p>THE ROLE This award winning, fast growing international law firm have a reputation for providing high quality services to their clients. With a dynamic team environment, the firm pride themselves on developing their staff and assisting with career goals. This role will see you supporting on Partner level within the Insurance team on a 12 Month fixed term contract. Your duties will include:Â  Â  Diary and Email ManagementÂ  Drafting and managing correspondence Monthly billing Liaising with clients Preparing briefs to counsel Handling large complex documents File management Coordinating and planning of events Arranging of international and domestic travel and accomadation Opening and closing of client filesÂ  ABOUT YOU To be successful for this excellent opportunity, you must possess: Â  3+ years experience as a Legal Secretary (ideally within Litigation) Professional presentation Strong communication skills both written and verbalÂ  Have a proactive and can-do attitude The ability to multi task and work efficiently under strick deadlinesÂ  TO APPLYÂ Â  To apply please click on the appropriate link on this page OR for a confidential discussion please contact Shaun Hunter on 02 8270 9778 Â  Â  To apply for this role please follow the apply now button or for a confidential discussion please contact me on the number below </text:p>
          </table:table-cell>
          <table:table-cell office:value-type="string" calcext:value-type="string">
            <text:p>Legal Secretary</text:p>
          </table:table-cell>
          <table:table-cell table:number-columns-repeated="1022"/>
        </table:table-row>
        <table:table-row table:style-name="ro1">
          <table:table-cell office:value-type="string" calcext:value-type="string">
            <text:p><text:s/>Are you a Registered Nurse thatâ€™s looking to take the step up into a management role? Do you love working in the community and are a division 1 registered nurse? Are you ready to take on more of a leadership role and make a real difference to an individualâ€™s life? We are seeking a Registered Nurse to help coordinate this program under the guidance of the client.You will provide person centred care and support for our client; who is an inspirational individual with an enthusiasm for life. He is a 36 year old male who is passionate about sport, travel and enjoying the moment. He is also a qualified teacher and has a great sense of humour.Your organisation skills will be key to the success of this program and you will have great support from the management team. As you learn the clinical and social needs of this client, you will also form a strong bond with the current care team, who are exceptional.You will bringÂ the initiative toÂ develop into a role where you will be responsible to train and mentor new and current staff.You will also have a responsibility to manage the communication and involvement of other allied healthcare professionals in the team. With an exceptional hourly rate on offer, this role combines both clinical and managerial opportunities with the ability to maintain your clinical skills through direct nursing shifts with the client. To be eligible for this position, you must meet all of the following criteria: â€¢ Current APHRA registration â€¢ Valid Australia drivers license â€¢ Right to work in AustraliaIdeally, the successful candidate will possess the following qualities: â€¢ Experience leading and collaborating with a team of healthcare professionals â€¢ Familiarity with the disability sector â€¢ Encompass a person-centred approach to nursing and a drive to empower other health professional within the team â€¢ ICU or Respiratory experience (advantageous) This is an exciting opportunity to add your experience to an already established team and make a real difference to someoneâ€™s life. Immediate start and training provided. Please contact eitherÂ Kristina orÂ Jack on 1300 360 070 if you have any further questions on the role or hit the apply now button if you wish to apply. </text:p>
          </table:table-cell>
          <table:table-cell office:value-type="string" calcext:value-type="string">
            <text:p>Registered Nurse</text:p>
          </table:table-cell>
          <table:table-cell table:number-columns-repeated="1022"/>
        </table:table-row>
        <table:table-row table:style-name="ro1">
          <table:table-cell office:value-type="string" calcext:value-type="string">
            <text:p><text:s/>Key requirements: Experience providing personal care in the community Willingness to work in a flexible roster and stay committed to shifts Willing to undertake personal care and domestic duties Must have own car DCSI Screenings - Child or Disability Related Police Clearance Mature Outlook on life 1:1 Person Centered Approach Short Evening Shifts Must have experiance working with a Spinal Cord Injury Benefits include: Weekly pay at competitive rates Uniform available Online competencies and further education opportunities Free CPR and Manual Handling Updates provided For more information please call Aaron on 13 10 95 to enquire or follow the links below to apply online Programmed Health Professionals is a leading provider of qualified and specialist nurses, carers and support staff across the acute, aged, community and disability sectors. Working with Programmed Health Professionals means you will become part of the Programmed family: a company that encourages career development, supports flexibility and cares about your personal wellbeing and safety. We encourage applications from men and women of all ages, including people with a disability and Indigenous Australians. </text:p>
          </table:table-cell>
          <table:table-cell office:value-type="string" calcext:value-type="string">
            <text:p>Disability Support Workers</text:p>
          </table:table-cell>
          <table:table-cell table:number-columns-repeated="1022"/>
        </table:table-row>
        <table:table-row table:style-name="ro1">
          <table:table-cell office:value-type="string" calcext:value-type="string">
            <text:p><text:s/>Scaffold Supervisor Â  With branches in Bayswater, Coolaroo, Geelong, Traralgon and Pakenham we are one of the leading hirers of toilets, scaffold and waste management services in Victoria and weâ€™re looking to appoint an experienced scaffold supervisor to assist us with our expanding scaffold business. Â  Reporting to our Scaffold Manager, you will primarily be responsible for The supervision of a number of crews for erecting and dismantling of light weight and/or Kwik stage scaffold systems Ensuring schedules, OH&amp;amp;S requirements and quality standards are met/maintained to keep our service levels where our clients expect Assisting where required, in providing site information to our estimators to enable accurate quotes to be prepared Liaising with clients where required, to ensure our sales budgets and their expectations are met Â  The successful applicant must Have previous experience within a similar role, preferably within the scaffold industry Be self-motivated, self-reliant and trustworthy and demonstrate personal organisational skills Demonstrate a positive, â€œcan-doâ€ attitude Communicate well with the ability to influence others and achieved a desired outcome Have good computer and literacy skills Hold the correct licences in regard to scaffolding, vehicles and building site access Â  An attractive salary package will be offered to the right applicant and if you believe you meet our requirements and can help add value to our already successful team please forward your resume to reubens@supersafehire.com.au Â  We are an equal opportunity employer and all applications will be treated with confidence </text:p>
          </table:table-cell>
          <table:table-cell office:value-type="string" calcext:value-type="string">
            <text:p>Scaffold Supervisor</text:p>
          </table:table-cell>
          <table:table-cell table:number-columns-repeated="1022"/>
        </table:table-row>
        <table:table-row table:style-name="ro1">
          <table:table-cell office:value-type="string" calcext:value-type="string">
            <text:p><text:s/>Citadel People specialise in talent acquisition and talent management of ICT professionals across Australia to connect high calibre people with career-building opportunities. We currently have an opportunity for a Project Manager to join a Sydney based financial services client to support the coordination and governance of the project data deliverables to meet the response requirements for ASIC. This includes working groups, steering committees for the management and reporting of status updates. To succeed in the role, you will have specificÂ previous experience in governance of ASIC response requirements and excellent stakeholder engagement and management expertise. You will be self-driven and have the ability to lead groups to deliver timely outcomes with accurate results. </text:p>
          </table:table-cell>
          <table:table-cell office:value-type="string" calcext:value-type="string">
            <text:p>Project Manager</text:p>
          </table:table-cell>
          <table:table-cell table:number-columns-repeated="1022"/>
        </table:table-row>
        <table:table-row table:style-name="ro1">
          <table:table-cell office:value-type="string" calcext:value-type="string">
            <text:p>Our client is an industry leader in the manufacturing industry who are continuing to grow in a niche market and lead strong brands across Australia and Asia. Embedding their brand in the local market, they have recently seen themselves supping Australian product offshore.Â  A privately owned agile business who has positioned themselves in a financially secure position who are now looking to hire a business critical, plant based position of Production Manager at their Western Suburbs plant. The Role: Pre-empt and execute workload requirements within the manufacturing division whilst working to KPIâ€™s outlined by the business and Operations manager. Investigating production and quality related issues through conducting RCAâ€™s using sophisticated problem solving tools such as 5WHYs. Manage safety workload and audits within manufacturing department including risk and hazard management, operational employee training, chemical management, SOP audits and coordinating with quality to ensure all standards and hazards are identified and actioned. Responsible for Inventory management within the plant, concentrating on key elements such as identifying cost saving mechanism and product utilization to ensure materials are used to the full extent. Drive 5S business project through managing individual projects and educating culture change within the production department. Working with key stakeholders to understand areas of improvement using both statistical analysis and operator feedback to develop projects and improve production efficiencies. Â Â  Your Background: Bachelor of Chemical Engineering Ensure that safety across the business is the number 1 priority. Strong experience within a large scale process chemical manufacturing environment with a preference for candidates working within a hazardous environment. Strong problems solving skills, with the ability to utilize sophisticated problem solving techniques and implement corrective actions. Proven leadership qualities or experience with the ability to hold people accountable to KPIâ€™s and challenge current standards Experience working with manufacturing and production personnel with the ability engage with people at a shop floor level. Preference for those with a strong mechanical aptitude Must have an in-depth understanding of operations; optimizing process, efficiency gains and running RCAâ€™s projects. Experience running projects related to safety, machinery, process and quality improvements, utilising your background in LEAN tools to facilitate outcomes. Will have strong organisational skills with the ability to influence outcomes across process improvements, 5S projects and department improvement projects. Strong Inventory management experience with an investigative mindset to drill down on waste and improve material use. In return you be given the opportunity to work in an autonomous environment within a business that is going through growth and and exciting change. The role is based in an accessible location in Melbourne Western Suburbs and an offer is an attractive salary for the right candidate. If you would like to discuss this opportunity further you can contact Sarah Cassidy at Blackbook Executive on (03) 9823 7413 </text:p>
          </table:table-cell>
          <table:table-cell office:value-type="string" calcext:value-type="string">
            <text:p>Production Manager</text:p>
          </table:table-cell>
          <table:table-cell table:number-columns-repeated="1022"/>
        </table:table-row>
        <table:table-row table:style-name="ro1">
          <table:table-cell office:value-type="string" calcext:value-type="string">
            <text:p>We are looking for hard working factory laboures to join a repetitive team environment within the steel industry. Duties include, filing, grinding etc. Also random drug testing is given from time to time.Â PLEASE APPLY IF THE ABOVE IS YOU !!!Â  Must be able to pass a full medical &amp;amp; drug/alcohol test prior to commencement. Criteria:Â  Hard working Worked in a steel environment. Fit &amp;amp; reliable Pass a Drug &amp;amp; Alcohol test Car &amp;amp; Licence Full PPE ready Well referenced Ben Turner Australian Recruiting Group. </text:p>
          </table:table-cell>
          <table:table-cell office:value-type="string" calcext:value-type="string">
            <text:p>Factory Labourers</text:p>
          </table:table-cell>
          <table:table-cell table:number-columns-repeated="1022"/>
        </table:table-row>
        <table:table-row table:style-name="ro1">
          <table:table-cell office:value-type="string" calcext:value-type="string">
            <text:p><text:s/>Situated in Carrum Downs, this clinic provides a range of dedicated health services, catering for all patient needs. Our practice is dedicated to providing families with personalised, professional, quality healthcare in our purpose built medical facility. This bulk billing clinic is a modern state-of-the-art facility with 17 consult rooms, a dedicated procedural room and treatment room, Australian Clinical Labs in-house as well as other Allied Health services. The clinic provides all of its GP's nursing and admin support where needed and look to promote a local/ family clinic where all are here to support each other, clinically and personally. Carrum Downs Doctors is presently seeking a full time GP to work days/ evenings Monday to Friday (up to 8pm) in order to meet high patient volumes. We offer very flexible contract terms and competitive rates including potential sign on payments for those wishing to take up multiple year agreements. Carrum Downs Doctors is part of Fullerton Health Australia group. </text:p>
          </table:table-cell>
          <table:table-cell office:value-type="string" calcext:value-type="string">
            <text:p>Carrum Downs Doctors seeking full time GP for weekdays</text:p>
          </table:table-cell>
          <table:table-cell table:number-columns-repeated="1022"/>
        </table:table-row>
        <table:table-row table:style-name="ro1">
          <table:table-cell office:value-type="string" calcext:value-type="string">
            <text:p><text:s/>Â  Employment Type:Â PermanentÂ Part Time Position Classification:Â Tech Assistant Grade 1 Remuneration:Â $50,060.12 - $52,220.31 per annum pro rata Hours Per Week:Â 20 Requisition ID:Â REQ30694 Applications close 4 May 2018 Rewarding roles and welcoming communities waiting for you Â  Â  Where you will be working Â  HillstonÂ MPS is a newly built facility providing emergency, acute, palliative and aged care services.Â  Treating approximately 3000 patients annually the service is a 19 bed hospital with a great, cohesive team serving the local community and surrounds. Â  Why not take a look at why Hillston is a fabulous place to work, live and play? Â Hillston Â  What you will be doing Â  The Allied Health Assistant (AHA) will: Leisure and Lifestyle will work under the direction and supervision of the Diversional Therapist to assist clients to reach their specified leisure goals. They will be responsible for planning and implementing individual and group leisure &amp;amp; lifestyle activities for the residents. Working closely with residents/ their families and carers, the Allied Health Assistant: Leisure and Health (AHA) will support a diverse group of frail and aged people with complex needs to maintain independence in key leisure areas and minimise deterioration of related skills. They will also perform other activities as necessary under the instruction and delegation of Allied Health Professionals (AHPs). The AHA will operate as a member of the multidisciplinary team with line management from the Health Services Manager at Tocumwal MPS and work under the supervision (direct and/or indirect) of the Diversional Therapist, and other Allied Health Professionals from time to time as required. Â  Selection Criteria Â  Certificate IV in Allied Health Assistance or Certificate IV in Leisure and Lifestyle or agreement to undertake and complete qualification (with support from MLHD) within 12 months. Requirement to complete additional competencies as required. Demonstrated knowledge and experience of the role of an Allied Health Assistant: Leisure and Lifestyle and Diversional Therapy roles providing care to frail/ aged/disabled people with complex needs in a health care setting. Â  Please refer to the Position Description for the essential requirements and full selection criteria. All criteria must be addressed in your application. Â  Additional Information Â  Please note that to apply for this position you must be an Australian Citizen or Permanent Resident, or be able to independently and legally live and work in Australia.Â  For more information, please see www.immi.gov.au Â  Find out more about applying for this position For role related queries or questions contact Maria Erasmus on Maria.Erasmus@health.nsw.gov.au Â  MLHD is an Equal Opportunity Employer and encourage all suitably qualified applicants to apply, including Aboriginal People and people from racial, ethnic or ethno-religious minority groups and people with disability. Â  </text:p>
          </table:table-cell>
          <table:table-cell office:value-type="string" calcext:value-type="string">
            <text:p>Allied Health Assistant</text:p>
          </table:table-cell>
          <table:table-cell table:number-columns-repeated="1022"/>
        </table:table-row>
        <table:table-row table:style-name="ro1">
          <table:table-cell office:value-type="string" calcext:value-type="string">
            <text:p><text:s/>We are seeking a number of experienced Business Support Officers to join the team within a Federal Government Agency based in Toowoomba. These roles will be APS3 equivalent. The Business Support Officer will provide flexible assistance with the establishment and ongoing support of the office and will have responsibility for a broad range of administrative and financial related support duties. The Role: You will act as a main point of contact for Participants within the office and provide high quality, professional and friendly advice across a variety of mediums. In addition to providing excellent customer service, you will also offer support to the wider team through a range of administrative duties and tasks, some of which will require an eye for detail. Responsibilities include: Providing general administrative support and contributing to the operations of the work area Providing of excellent customer service to internal and external stakeholders Undertaking of monthly accruals of accounts and reconciliation of cab charges and credit cards Data entry and analysis, including collation of reports Manage relationships with internal and external stakeholders Identify and resolve complex enquiries from participants and providers Assisting and training other team members to understands the functions of the work area About you: To be successful in this role you must have previously worked within a Government Department and/or not-for-profit in a similar role. In addition, proven experience in the following areas is essential: Advanced MS Office Suite Office Support/Administration Experience with appointment bookings Customer Service Strong communication skills, both verbal and written Excellent interpersonal skills Organisation skills A high attention to detail Having a strong interest or previous experience with the Disability Sector would be an advantage. As this role is within the Federal Government, applicants are required to hold Australian Citizenship to be considered. We are unable to consider Permanent Residents. If you are interested in this role, please APPLY NOW By submitting an application you agree to our Privacy and Information Collection Policy located at www.dfp.com.au </text:p>
          </table:table-cell>
          <table:table-cell office:value-type="string" calcext:value-type="string">
            <text:p>APS3 Business Support Officers</text:p>
          </table:table-cell>
          <table:table-cell table:number-columns-repeated="1022"/>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05">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6:42:20.811711849</meta:creation-date>
    <dc:date>2021-11-05T19:02:58.931518603</dc:date>
    <meta:editing-duration>PT15M15S</meta:editing-duration>
    <meta:editing-cycles>3</meta:editing-cycles>
    <meta:generator>LibreOffice/6.4.7.2$Linux_X86_64 LibreOffice_project/40$Build-2</meta:generator>
    <meta:document-statistic meta:table-count="1" meta:cell-count="2434" meta:object-count="0"/>
  </office:meta>
</office:document-meta>
</file>